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109cm"/>
    </style:style>
    <style:style style:name="co3" style:family="table-column">
      <style:table-column-properties fo:break-before="auto" style:column-width="3.395cm"/>
    </style:style>
    <style:style style:name="co4" style:family="table-column">
      <style:table-column-properties fo:break-before="auto" style:column-width="4.02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1.522cm"/>
    </style:style>
    <style:style style:name="co7" style:family="table-column">
      <style:table-column-properties fo:break-before="auto" style:column-width="2.021cm"/>
    </style:style>
    <style:style style:name="co8" style:family="table-column">
      <style:table-column-properties fo:break-before="auto" style:column-width="2.196cm"/>
    </style:style>
    <style:style style:name="co9" style:family="table-column">
      <style:table-column-properties fo:break-before="auto" style:column-width="2.147cm"/>
    </style:style>
    <style:style style:name="co10" style:family="table-column">
      <style:table-column-properties fo:break-before="auto" style:column-width="1.596cm"/>
    </style:style>
    <style:style style:name="co11" style:family="table-column">
      <style:table-column-properties fo:break-before="auto" style:column-width="2.371cm"/>
    </style:style>
    <style:style style:name="co12" style:family="table-column">
      <style:table-column-properties fo:break-before="auto" style:column-width="1.972cm"/>
    </style:style>
    <style:style style:name="co13" style:family="table-column">
      <style:table-column-properties fo:break-before="auto" style:column-width="4.219cm"/>
    </style:style>
    <style:style style:name="co14" style:family="table-column">
      <style:table-column-properties fo:break-before="auto" style:column-width="5.043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0.8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1">
      <style:text-properties fo:font-weight="bold" style:font-weight-asian="bold" style:font-weight-complex="bold"/>
    </style:style>
    <style:style style:name="ce6" style:family="table-cell" style:parent-style-name="Default" style:data-style-name="N122"/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 style:data-style-name="N122"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1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0"/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" table:number-rows-spanned="3">
            <text:p>Strategy</text:p>
          </table:table-cell>
          <table:table-cell table:style-name="ce2" office:value-type="string" calcext:value-type="string" table:number-columns-spanned="14" table:number-rows-spanned="3">
            <text:p>To buy the stock whenever it closes above 200 days EMA.</text:p>
          </table:table-cell>
          <table:covered-table-cell table:number-columns-repeated="13"/>
        </table:table-row>
        <table:table-row table:style-name="ro1">
          <table:covered-table-cell/>
          <table:covered-table-cell table:style-name="Default"/>
          <table:covered-table-cell table:number-columns-repeated="13"/>
        </table:table-row>
        <table:table-row table:style-name="ro1">
          <table:covered-table-cell/>
          <table:covered-table-cell table:style-name="Default"/>
          <table:covered-table-cell table:number-columns-repeated="13"/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TCS</text:p>
          </table:table-cell>
          <table:covered-table-cell table:number-columns-repeated="5"/>
          <table:table-cell table:number-columns-repeated="8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Target 5%</text:p>
          </table:table-cell>
          <table:table-cell table:style-name="ce4" office:value-type="string" calcext:value-type="string">
            <text:p>Target 10%</text:p>
          </table:table-cell>
          <table:table-cell table:style-name="ce4" office:value-type="string" calcext:value-type="string">
            <text:p>Target 15%</text:p>
          </table:table-cell>
          <table:table-cell table:style-name="ce4" office:value-type="string" calcext:value-type="string">
            <text:p>Target 20%</text:p>
          </table:table-cell>
          <table:table-cell table:style-name="ce4" office:value-type="string" calcext:value-type="string">
            <text:p>Target 25%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Average Drawdown</text:p>
          </table:table-cell>
          <table:table-cell table:style-name="ce6" office:value-type="float" office:value="11.4" calcext:value-type="float">
            <text:p>11.4</text:p>
          </table:table-cell>
          <table:table-cell table:style-name="ce6" office:value-type="float" office:value="18.3" calcext:value-type="float">
            <text:p>18.3</text:p>
          </table:table-cell>
          <table:table-cell office:value-type="float" office:value="19.3" calcext:value-type="float">
            <text:p>19.3</text:p>
          </table:table-cell>
          <table:table-cell office:value-type="float" office:value="19.4" calcext:value-type="float">
            <text:p>19.4</text:p>
          </table:table-cell>
          <table:table-cell office:value-type="float" office:value="19.7" calcext:value-type="float">
            <text:p>19.7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Max Drawdown</text:p>
          </table:table-cell>
          <table:table-cell table:style-name="ce6" office:value-type="float" office:value="65.1" calcext:value-type="float">
            <text:p>65.1</text:p>
          </table:table-cell>
          <table:table-cell table:style-name="ce9" office:value-type="float" office:value="65.1" calcext:value-type="float">
            <text:p>65</text:p>
          </table:table-cell>
          <table:table-cell table:number-columns-repeated="3" office:value-type="float" office:value="65.1" calcext:value-type="float">
            <text:p>65.1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Drawdown std. Deviation</text:p>
          </table:table-cell>
          <table:table-cell table:style-name="ce6" office:value-type="float" office:value="19.7" calcext:value-type="float">
            <text:p>19.7</text:p>
          </table:table-cell>
          <table:table-cell table:style-name="ce6" office:value-type="float" office:value="20.5" calcext:value-type="float">
            <text:p>20.5</text:p>
          </table:table-cell>
          <table:table-cell office:value-type="float" office:value="19.9" calcext:value-type="float">
            <text:p>19.9</text:p>
          </table:table-cell>
          <table:table-cell office:value-type="float" office:value="19.8" calcext:value-type="float">
            <text:p>19.8</text:p>
          </table:table-cell>
          <table:table-cell office:value-type="float" office:value="19.7" calcext:value-type="float">
            <text:p>19.7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office:value-type="string" calcext:value-type="string">
            <text:p>Average Time Drawdown</text:p>
          </table:table-cell>
          <table:table-cell table:style-name="ce6" office:value-type="float" office:value="104.6" calcext:value-type="float">
            <text:p>104.6</text:p>
          </table:table-cell>
          <table:table-cell table:style-name="ce6" office:value-type="float" office:value="318.5" calcext:value-type="float">
            <text:p>318.5</text:p>
          </table:table-cell>
          <table:table-cell office:value-type="float" office:value="403.2" calcext:value-type="float">
            <text:p>403.2</text:p>
          </table:table-cell>
          <table:table-cell office:value-type="float" office:value="435.1" calcext:value-type="float">
            <text:p>435.1</text:p>
          </table:table-cell>
          <table:table-cell office:value-type="float" office:value="451.8" calcext:value-type="float">
            <text:p>451.8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Max Time Drawdown</text:p>
          </table:table-cell>
          <table:table-cell office:value-type="float" office:value="804" calcext:value-type="float">
            <text:p>804</text:p>
          </table:table-cell>
          <table:table-cell office:value-type="float" office:value="981" calcext:value-type="float">
            <text:p>981</text:p>
          </table:table-cell>
          <table:table-cell office:value-type="float" office:value="1127" calcext:value-type="float">
            <text:p>1127</text:p>
          </table:table-cell>
          <table:table-cell office:value-type="float" office:value="1130" calcext:value-type="float">
            <text:p>1130</text:p>
          </table:table-cell>
          <table:table-cell office:value-type="float" office:value="1133" calcext:value-type="float">
            <text:p>1133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Time drawdown std. Deviation</text:p>
          </table:table-cell>
          <table:table-cell table:style-name="ce6" office:value-type="float" office:value="202.8" calcext:value-type="float">
            <text:p>202.8</text:p>
          </table:table-cell>
          <table:table-cell table:style-name="ce6" office:value-type="float" office:value="334.7" calcext:value-type="float">
            <text:p>334.7</text:p>
          </table:table-cell>
          <table:table-cell office:value-type="float" office:value="344" calcext:value-type="float">
            <text:p>344</text:p>
          </table:table-cell>
          <table:table-cell office:value-type="float" office:value="328" calcext:value-type="float">
            <text:p>328</text:p>
          </table:table-cell>
          <table:table-cell office:value-type="float" office:value="324.8" calcext:value-type="float">
            <text:p>324.8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1">
          <table:table-cell table:style-name="ce3" office:value-type="string" calcext:value-type="string" table:number-columns-spanned="1" table:number-rows-spanned="2">
            <text:p>Bottomline</text:p>
          </table:table-cell>
          <table:table-cell office:value-type="string" calcext:value-type="string">
            <text:p>Average ‘Expected’ Time Drawdown(average + std deviation)(in days)</text:p>
          </table:table-cell>
          <table:table-cell table:style-name="ce7" table:formula="of:=[.C11]+[.C13]" office:value-type="float" office:value="307.4" calcext:value-type="float">
            <text:p>307</text:p>
          </table:table-cell>
          <table:table-cell table:style-name="ce7" table:formula="of:=[.D11]+[.D13]" office:value-type="float" office:value="653.2" calcext:value-type="float">
            <text:p>653</text:p>
          </table:table-cell>
          <table:table-cell table:style-name="ce7" table:formula="of:=[.E11]+[.E13]" office:value-type="float" office:value="747.2" calcext:value-type="float">
            <text:p>747</text:p>
          </table:table-cell>
          <table:table-cell table:style-name="ce7" table:formula="of:=[.F11]+[.F13]" office:value-type="float" office:value="763.1" calcext:value-type="float">
            <text:p>763</text:p>
          </table:table-cell>
          <table:table-cell table:style-name="ce7" table:formula="of:=[.G11]+[.G13]" office:value-type="float" office:value="776.6" calcext:value-type="float">
            <text:p>777</text:p>
          </table:table-cell>
          <table:table-cell table:number-columns-repeated="8"/>
        </table:table-row>
        <table:table-row table:style-name="ro1">
          <table:covered-table-cell table:style-name="ce4"/>
          <table:table-cell office:value-type="string" calcext:value-type="string">
            <text:p>Average ‘Expected’ Money Drawdown(average + std deviation)(in %)</text:p>
          </table:table-cell>
          <table:table-cell table:style-name="ce8" table:formula="of:=[.C7]+[.C9]" office:value-type="float" office:value="31.1" calcext:value-type="float">
            <text:p>31.1</text:p>
          </table:table-cell>
          <table:table-cell table:style-name="ce8" table:formula="of:=[.D7]+[.D9]" office:value-type="float" office:value="38.8" calcext:value-type="float">
            <text:p>38.8</text:p>
          </table:table-cell>
          <table:table-cell table:style-name="ce8" table:formula="of:=[.E7]+[.E9]" office:value-type="float" office:value="39.2" calcext:value-type="float">
            <text:p>39.2</text:p>
          </table:table-cell>
          <table:table-cell table:style-name="ce8" table:formula="of:=[.F7]+[.F9]" office:value-type="float" office:value="39.2" calcext:value-type="float">
            <text:p>39.2</text:p>
          </table:table-cell>
          <table:table-cell table:style-name="ce8" table:formula="of:=[.G7]+[.G9]" office:value-type="float" office:value="39.4" calcext:value-type="float">
            <text:p>39.4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Count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verage count per year</text:p>
          </table:table-cell>
          <table:table-cell table:style-name="ce9" table:formula="of:=AVERAGE([.C19:.C35])" office:value-type="float" office:value="4.05882352941176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x count per year</text:p>
          </table:table-cell>
          <table:table-cell table:formula="of:=MAX([.C19:.C35])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d dev of count</text:p>
          </table:table-cell>
          <table:table-cell table:style-name="ce6" table:formula="of:=STDEV([.C19:.C35])" office:value-type="float" office:value="3.23014295804563" calcext:value-type="float">
            <text:p>3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/>
          <table:table-cell table:style-name="ce10" office:value-type="string" calcext:value-type="string" table:number-columns-spanned="1" table:number-rows-spanned="3">
            <text:p>Bottomline</text:p>
          </table:table-cell>
          <table:table-cell table:style-name="ce2" office:value-type="string" calcext:value-type="string" table:number-columns-spanned="6" table:number-rows-spanned="3">
            <text:p>Every year we can expect 1 to 7 opportunities</text:p>
          </table:table-cell>
          <table:covered-table-cell table:number-columns-repeated="5" table:style-name="ce4"/>
          <table:table-cell table:number-columns-repeated="4"/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7" table:style-name="ce4"/>
          <table:table-cell table:number-columns-repeated="4"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/>
          <table:covered-table-cell table:number-columns-repeated="7" table:style-name="ce4"/>
          <table:table-cell table:number-columns-repeated="4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200DEMACrossover_2022-01-0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1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ce12"/>
        <table:table-column table:style-name="co13" table:default-cell-style-name="ce12"/>
        <table:table-row table:style-name="ro1">
          <table:table-cell office:value-type="string" calcext:value-type="string">
            <text:p>Trade #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gnal</text:p>
          </table:table-cell>
          <table:table-cell table:style-name="Default" office:value-type="string" calcext:value-type="string">
            <text:p>Date/Ti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rofit %</text:p>
          </table:table-cell>
          <table:table-cell office:value-type="string" calcext:value-type="string">
            <text:p>Drawdown %</text:p>
          </table:table-cell>
          <table:table-cell table:style-name="Default" office:value-type="string" calcext:value-type="string">
            <text:p>Drawdown</text:p>
          </table:table-cell>
          <table:table-cell table:style-name="Default" office:value-type="string" calcext:value-type="string">
            <text:p>Time Drawdown(in days)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7-15</text:p>
          </table:table-cell>
          <table:table-cell office:value-type="float" office:value="156.05" calcext:value-type="float">
            <text:p>156.05</text:p>
          </table:table-cell>
          <table:table-cell office:value-type="float" office:value="6.15" calcext:value-type="float">
            <text:p>6.15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 table:number-columns-spanned="1" table:number-rows-spanned="2">
            <text:p>0</text:p>
          </table:table-cell>
          <table:table-cell table:formula="of:=DATEDIF([.D2];[.D3];&quot;d&quot;)" office:value-type="float" office:value="3" calcext:value-type="float" table:number-columns-spanned="1" table:number-rows-spanned="2">
            <text:p>3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7-18</text:p>
          </table:table-cell>
          <table:table-cell office:value-type="float" office:value="165.65" calcext:value-type="float">
            <text:p>165.65</text:p>
          </table:table-cell>
          <table:table-cell office:value-type="float" office:value="6.15" calcext:value-type="float">
            <text:p>6.15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7-15</text:p>
          </table:table-cell>
          <table:table-cell office:value-type="float" office:value="156.05" calcext:value-type="float">
            <text:p>156.05</text:p>
          </table:table-cell>
          <table:table-cell office:value-type="float" office:value="11.21" calcext:value-type="float">
            <text:p>11.21</text:p>
          </table:table-cell>
          <table:table-cell office:value-type="float" office:value="0" calcext:value-type="float">
            <text:p>0</text:p>
          </table:table-cell>
          <table:table-cell table:formula="of:=[.G4]" office:value-type="float" office:value="0" calcext:value-type="float" table:number-columns-spanned="1" table:number-rows-spanned="2">
            <text:p>0</text:p>
          </table:table-cell>
          <table:table-cell table:formula="of:=DATEDIF([.D4];[.D5];&quot;d&quot;)" office:value-type="float" office:value="3" calcext:value-type="float" table:number-columns-spanned="1" table:number-rows-spanned="2">
            <text:p>3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7-18</text:p>
          </table:table-cell>
          <table:table-cell office:value-type="float" office:value="173.55" calcext:value-type="float">
            <text:p>173.55</text:p>
          </table:table-cell>
          <table:table-cell office:value-type="float" office:value="11.21" calcext:value-type="float">
            <text:p>11.21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7-15</text:p>
          </table:table-cell>
          <table:table-cell office:value-type="float" office:value="156.05" calcext:value-type="float">
            <text:p>156.05</text:p>
          </table:table-cell>
          <table:table-cell office:value-type="float" office:value="16.24" calcext:value-type="float">
            <text:p>16.24</text:p>
          </table:table-cell>
          <table:table-cell office:value-type="float" office:value="0" calcext:value-type="float">
            <text:p>0</text:p>
          </table:table-cell>
          <table:table-cell table:formula="of:=[.G6]" office:value-type="float" office:value="0" calcext:value-type="float" table:number-columns-spanned="1" table:number-rows-spanned="2">
            <text:p>0</text:p>
          </table:table-cell>
          <table:table-cell table:formula="of:=DATEDIF([.D6];[.D7];&quot;d&quot;)" office:value-type="float" office:value="3" calcext:value-type="float" table:number-columns-spanned="1" table:number-rows-spanned="2">
            <text:p>3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7-18</text:p>
          </table:table-cell>
          <table:table-cell office:value-type="float" office:value="181.4" calcext:value-type="float">
            <text:p>181.4</text:p>
          </table:table-cell>
          <table:table-cell office:value-type="float" office:value="16.24" calcext:value-type="float">
            <text:p>16.24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7-15</text:p>
          </table:table-cell>
          <table:table-cell office:value-type="float" office:value="156.05" calcext:value-type="float">
            <text:p>156.05</text:p>
          </table:table-cell>
          <table:table-cell office:value-type="float" office:value="21.31" calcext:value-type="float">
            <text:p>21.31</text:p>
          </table:table-cell>
          <table:table-cell office:value-type="float" office:value="0.46" calcext:value-type="float">
            <text:p>0.46</text:p>
          </table:table-cell>
          <table:table-cell table:formula="of:=[.G8]" office:value-type="float" office:value="0.46" calcext:value-type="float" table:number-columns-spanned="1" table:number-rows-spanned="2">
            <text:p>0.46</text:p>
          </table:table-cell>
          <table:table-cell table:formula="of:=DATEDIF([.D8];[.D9];&quot;d&quot;)" office:value-type="float" office:value="59" calcext:value-type="float" table:number-columns-spanned="1" table:number-rows-spanned="2">
            <text:p>5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9-12</text:p>
          </table:table-cell>
          <table:table-cell office:value-type="float" office:value="189.3" calcext:value-type="float">
            <text:p>189.3</text:p>
          </table:table-cell>
          <table:table-cell office:value-type="float" office:value="21.31" calcext:value-type="float">
            <text:p>21.31</text:p>
          </table:table-cell>
          <table:table-cell office:value-type="float" office:value="0.46" calcext:value-type="float">
            <text:p>0.4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7-15</text:p>
          </table:table-cell>
          <table:table-cell office:value-type="float" office:value="156.05" calcext:value-type="float">
            <text:p>156.05</text:p>
          </table:table-cell>
          <table:table-cell office:value-type="float" office:value="26.37" calcext:value-type="float">
            <text:p>26.37</text:p>
          </table:table-cell>
          <table:table-cell office:value-type="float" office:value="0.46" calcext:value-type="float">
            <text:p>0.46</text:p>
          </table:table-cell>
          <table:table-cell table:formula="of:=[.G10]" office:value-type="float" office:value="0.46" calcext:value-type="float" table:number-columns-spanned="1" table:number-rows-spanned="2">
            <text:p>0.46</text:p>
          </table:table-cell>
          <table:table-cell table:formula="of:=DATEDIF([.D10];[.D11];&quot;d&quot;)" office:value-type="float" office:value="59" calcext:value-type="float" table:number-columns-spanned="1" table:number-rows-spanned="2">
            <text:p>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9-12</text:p>
          </table:table-cell>
          <table:table-cell office:value-type="float" office:value="197.2" calcext:value-type="float">
            <text:p>197.2</text:p>
          </table:table-cell>
          <table:table-cell office:value-type="float" office:value="26.37" calcext:value-type="float">
            <text:p>26.37</text:p>
          </table:table-cell>
          <table:table-cell office:value-type="float" office:value="0.46" calcext:value-type="float">
            <text:p>0.4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6-23</text:p>
          </table:table-cell>
          <table:table-cell office:value-type="float" office:value="211.85" calcext:value-type="float">
            <text:p>211.85</text:p>
          </table:table-cell>
          <table:table-cell office:value-type="float" office:value="5.33" calcext:value-type="float">
            <text:p>5.33</text:p>
          </table:table-cell>
          <table:table-cell office:value-type="float" office:value="5.59" calcext:value-type="float">
            <text:p>5.59</text:p>
          </table:table-cell>
          <table:table-cell table:formula="of:=[.G12]" office:value-type="float" office:value="5.59" calcext:value-type="float" table:number-columns-spanned="1" table:number-rows-spanned="2">
            <text:p>5.59</text:p>
          </table:table-cell>
          <table:table-cell table:formula="of:=DATEDIF([.D12];[.D13];&quot;d&quot;)" office:value-type="float" office:value="10" calcext:value-type="float" table:number-columns-spanned="1" table:number-rows-spanned="2">
            <text:p>1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7-03</text:p>
          </table:table-cell>
          <table:table-cell office:value-type="float" office:value="223.15" calcext:value-type="float">
            <text:p>223.15</text:p>
          </table:table-cell>
          <table:table-cell office:value-type="float" office:value="5.33" calcext:value-type="float">
            <text:p>5.33</text:p>
          </table:table-cell>
          <table:table-cell office:value-type="float" office:value="5.59" calcext:value-type="float">
            <text:p>5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6-28</text:p>
          </table:table-cell>
          <table:table-cell office:value-type="float" office:value="212.35" calcext:value-type="float">
            <text:p>212.35</text:p>
          </table:table-cell>
          <table:table-cell office:value-type="float" office:value="5.86" calcext:value-type="float">
            <text:p>5.86</text:p>
          </table:table-cell>
          <table:table-cell office:value-type="float" office:value="1.7" calcext:value-type="float">
            <text:p>1.7</text:p>
          </table:table-cell>
          <table:table-cell table:formula="of:=[.G14]" office:value-type="float" office:value="1.7" calcext:value-type="float" table:number-columns-spanned="1" table:number-rows-spanned="2">
            <text:p>1.7</text:p>
          </table:table-cell>
          <table:table-cell table:formula="of:=DATEDIF([.D14];[.D15];&quot;d&quot;)" office:value-type="float" office:value="5" calcext:value-type="float" table:number-columns-spanned="1" table:number-rows-spanned="2">
            <text:p>5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7-03</text:p>
          </table:table-cell>
          <table:table-cell office:value-type="float" office:value="224.8" calcext:value-type="float">
            <text:p>224.8</text:p>
          </table:table-cell>
          <table:table-cell office:value-type="float" office:value="5.86" calcext:value-type="float">
            <text:p>5.86</text:p>
          </table:table-cell>
          <table:table-cell office:value-type="float" office:value="1.7" calcext:value-type="float">
            <text:p>1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6-16</text:p>
          </table:table-cell>
          <table:table-cell office:value-type="float" office:value="210.65" calcext:value-type="float">
            <text:p>210.65</text:p>
          </table:table-cell>
          <table:table-cell office:value-type="float" office:value="6.86" calcext:value-type="float">
            <text:p>6.86</text:p>
          </table:table-cell>
          <table:table-cell office:value-type="float" office:value="5.35" calcext:value-type="float">
            <text:p>5.35</text:p>
          </table:table-cell>
          <table:table-cell table:formula="of:=[.G16]" office:value-type="float" office:value="5.35" calcext:value-type="float" table:number-columns-spanned="1" table:number-rows-spanned="2">
            <text:p>5.35</text:p>
          </table:table-cell>
          <table:table-cell table:formula="of:=DATEDIF([.D16];[.D17];&quot;d&quot;)" office:value-type="float" office:value="17" calcext:value-type="float" table:number-columns-spanned="1" table:number-rows-spanned="2">
            <text:p>17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7-03</text:p>
          </table:table-cell>
          <table:table-cell office:value-type="float" office:value="225.1" calcext:value-type="float">
            <text:p>225.1</text:p>
          </table:table-cell>
          <table:table-cell office:value-type="float" office:value="6.86" calcext:value-type="float">
            <text:p>6.86</text:p>
          </table:table-cell>
          <table:table-cell office:value-type="float" office:value="5.35" calcext:value-type="float">
            <text:p>5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6-23</text:p>
          </table:table-cell>
          <table:table-cell office:value-type="float" office:value="211.85" calcext:value-type="float">
            <text:p>211.85</text:p>
          </table:table-cell>
          <table:table-cell office:value-type="float" office:value="10.34" calcext:value-type="float">
            <text:p>10.34</text:p>
          </table:table-cell>
          <table:table-cell office:value-type="float" office:value="5.59" calcext:value-type="float">
            <text:p>5.59</text:p>
          </table:table-cell>
          <table:table-cell table:formula="of:=[.G18]" office:value-type="float" office:value="5.59" calcext:value-type="float" table:number-columns-spanned="1" table:number-rows-spanned="2">
            <text:p>5.59</text:p>
          </table:table-cell>
          <table:table-cell table:formula="of:=DATEDIF([.D18];[.D19];&quot;d&quot;)" office:value-type="float" office:value="19" calcext:value-type="float" table:number-columns-spanned="1" table:number-rows-spanned="2">
            <text:p>19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7-12</text:p>
          </table:table-cell>
          <table:table-cell office:value-type="float" office:value="233.75" calcext:value-type="float">
            <text:p>233.75</text:p>
          </table:table-cell>
          <table:table-cell office:value-type="float" office:value="10.34" calcext:value-type="float">
            <text:p>10.34</text:p>
          </table:table-cell>
          <table:table-cell office:value-type="float" office:value="5.59" calcext:value-type="float">
            <text:p>5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6-28</text:p>
          </table:table-cell>
          <table:table-cell office:value-type="float" office:value="212.35" calcext:value-type="float">
            <text:p>212.35</text:p>
          </table:table-cell>
          <table:table-cell office:value-type="float" office:value="10.9" calcext:value-type="float">
            <text:p>10.9</text:p>
          </table:table-cell>
          <table:table-cell office:value-type="float" office:value="1.7" calcext:value-type="float">
            <text:p>1.7</text:p>
          </table:table-cell>
          <table:table-cell table:formula="of:=[.G20]" office:value-type="float" office:value="1.7" calcext:value-type="float" table:number-columns-spanned="1" table:number-rows-spanned="2">
            <text:p>1.7</text:p>
          </table:table-cell>
          <table:table-cell table:formula="of:=DATEDIF([.D20];[.D21];&quot;d&quot;)" office:value-type="float" office:value="14" calcext:value-type="float" table:number-columns-spanned="1" table:number-rows-spanned="2">
            <text:p>1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7-12</text:p>
          </table:table-cell>
          <table:table-cell office:value-type="float" office:value="235.5" calcext:value-type="float">
            <text:p>235.5</text:p>
          </table:table-cell>
          <table:table-cell office:value-type="float" office:value="10.9" calcext:value-type="float">
            <text:p>10.9</text:p>
          </table:table-cell>
          <table:table-cell office:value-type="float" office:value="1.7" calcext:value-type="float">
            <text:p>1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6-16</text:p>
          </table:table-cell>
          <table:table-cell office:value-type="float" office:value="210.65" calcext:value-type="float">
            <text:p>210.65</text:p>
          </table:table-cell>
          <table:table-cell office:value-type="float" office:value="11.96" calcext:value-type="float">
            <text:p>11.96</text:p>
          </table:table-cell>
          <table:table-cell office:value-type="float" office:value="5.35" calcext:value-type="float">
            <text:p>5.35</text:p>
          </table:table-cell>
          <table:table-cell table:formula="of:=[.G22]" office:value-type="float" office:value="5.35" calcext:value-type="float" table:number-columns-spanned="1" table:number-rows-spanned="2">
            <text:p>5.35</text:p>
          </table:table-cell>
          <table:table-cell table:formula="of:=DATEDIF([.D22];[.D23];&quot;d&quot;)" office:value-type="float" office:value="26" calcext:value-type="float" table:number-columns-spanned="1" table:number-rows-spanned="2">
            <text:p>26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7-12</text:p>
          </table:table-cell>
          <table:table-cell office:value-type="float" office:value="235.85" calcext:value-type="float">
            <text:p>235.85</text:p>
          </table:table-cell>
          <table:table-cell office:value-type="float" office:value="11.96" calcext:value-type="float">
            <text:p>11.96</text:p>
          </table:table-cell>
          <table:table-cell office:value-type="float" office:value="5.35" calcext:value-type="float">
            <text:p>5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6-23</text:p>
          </table:table-cell>
          <table:table-cell office:value-type="float" office:value="211.85" calcext:value-type="float">
            <text:p>211.85</text:p>
          </table:table-cell>
          <table:table-cell office:value-type="float" office:value="15.36" calcext:value-type="float">
            <text:p>15.36</text:p>
          </table:table-cell>
          <table:table-cell office:value-type="float" office:value="5.59" calcext:value-type="float">
            <text:p>5.59</text:p>
          </table:table-cell>
          <table:table-cell table:formula="of:=[.G24]" office:value-type="float" office:value="5.59" calcext:value-type="float" table:number-columns-spanned="1" table:number-rows-spanned="2">
            <text:p>5.59</text:p>
          </table:table-cell>
          <table:table-cell table:formula="of:=DATEDIF([.D24];[.D25];&quot;d&quot;)" office:value-type="float" office:value="54" calcext:value-type="float" table:number-columns-spanned="1" table:number-rows-spanned="2">
            <text:p>54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8-16</text:p>
          </table:table-cell>
          <table:table-cell office:value-type="float" office:value="244.4" calcext:value-type="float">
            <text:p>244.4</text:p>
          </table:table-cell>
          <table:table-cell office:value-type="float" office:value="15.36" calcext:value-type="float">
            <text:p>15.36</text:p>
          </table:table-cell>
          <table:table-cell office:value-type="float" office:value="5.59" calcext:value-type="float">
            <text:p>5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6-28</text:p>
          </table:table-cell>
          <table:table-cell office:value-type="float" office:value="212.35" calcext:value-type="float">
            <text:p>212.35</text:p>
          </table:table-cell>
          <table:table-cell office:value-type="float" office:value="15.94" calcext:value-type="float">
            <text:p>15.94</text:p>
          </table:table-cell>
          <table:table-cell office:value-type="float" office:value="1.7" calcext:value-type="float">
            <text:p>1.7</text:p>
          </table:table-cell>
          <table:table-cell table:formula="of:=[.G26]" office:value-type="float" office:value="1.7" calcext:value-type="float" table:number-columns-spanned="1" table:number-rows-spanned="2">
            <text:p>1.7</text:p>
          </table:table-cell>
          <table:table-cell table:formula="of:=DATEDIF([.D26];[.D27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8-28</text:p>
          </table:table-cell>
          <table:table-cell office:value-type="float" office:value="246.2" calcext:value-type="float">
            <text:p>246.2</text:p>
          </table:table-cell>
          <table:table-cell office:value-type="float" office:value="15.94" calcext:value-type="float">
            <text:p>15.94</text:p>
          </table:table-cell>
          <table:table-cell office:value-type="float" office:value="1.7" calcext:value-type="float">
            <text:p>1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6-16</text:p>
          </table:table-cell>
          <table:table-cell office:value-type="float" office:value="210.65" calcext:value-type="float">
            <text:p>210.65</text:p>
          </table:table-cell>
          <table:table-cell office:value-type="float" office:value="17.04" calcext:value-type="float">
            <text:p>17.04</text:p>
          </table:table-cell>
          <table:table-cell office:value-type="float" office:value="5.35" calcext:value-type="float">
            <text:p>5.35</text:p>
          </table:table-cell>
          <table:table-cell table:formula="of:=[.G28]" office:value-type="float" office:value="5.35" calcext:value-type="float" table:number-columns-spanned="1" table:number-rows-spanned="2">
            <text:p>5.35</text:p>
          </table:table-cell>
          <table:table-cell table:formula="of:=DATEDIF([.D28];[.D29];&quot;d&quot;)" office:value-type="float" office:value="74" calcext:value-type="float" table:number-columns-spanned="1" table:number-rows-spanned="2">
            <text:p>74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8-29</text:p>
          </table:table-cell>
          <table:table-cell office:value-type="float" office:value="246.55" calcext:value-type="float">
            <text:p>246.55</text:p>
          </table:table-cell>
          <table:table-cell office:value-type="float" office:value="17.04" calcext:value-type="float">
            <text:p>17.04</text:p>
          </table:table-cell>
          <table:table-cell office:value-type="float" office:value="5.35" calcext:value-type="float">
            <text:p>5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6-23</text:p>
          </table:table-cell>
          <table:table-cell office:value-type="float" office:value="211.85" calcext:value-type="float">
            <text:p>211.85</text:p>
          </table:table-cell>
          <table:table-cell office:value-type="float" office:value="20.37" calcext:value-type="float">
            <text:p>20.37</text:p>
          </table:table-cell>
          <table:table-cell office:value-type="float" office:value="5.59" calcext:value-type="float">
            <text:p>5.59</text:p>
          </table:table-cell>
          <table:table-cell table:formula="of:=[.G30]" office:value-type="float" office:value="5.59" calcext:value-type="float" table:number-columns-spanned="1" table:number-rows-spanned="2">
            <text:p>5.59</text:p>
          </table:table-cell>
          <table:table-cell table:formula="of:=DATEDIF([.D30];[.D31];&quot;d&quot;)" office:value-type="float" office:value="73" calcext:value-type="float" table:number-columns-spanned="1" table:number-rows-spanned="2">
            <text:p>73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9-04</text:p>
          </table:table-cell>
          <table:table-cell office:value-type="float" office:value="255" calcext:value-type="float">
            <text:p>255</text:p>
          </table:table-cell>
          <table:table-cell office:value-type="float" office:value="20.37" calcext:value-type="float">
            <text:p>20.37</text:p>
          </table:table-cell>
          <table:table-cell office:value-type="float" office:value="5.59" calcext:value-type="float">
            <text:p>5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6-28</text:p>
          </table:table-cell>
          <table:table-cell office:value-type="float" office:value="212.35" calcext:value-type="float">
            <text:p>212.35</text:p>
          </table:table-cell>
          <table:table-cell office:value-type="float" office:value="20.98" calcext:value-type="float">
            <text:p>20.98</text:p>
          </table:table-cell>
          <table:table-cell office:value-type="float" office:value="1.7" calcext:value-type="float">
            <text:p>1.7</text:p>
          </table:table-cell>
          <table:table-cell table:formula="of:=[.G32]" office:value-type="float" office:value="1.7" calcext:value-type="float" table:number-columns-spanned="1" table:number-rows-spanned="2">
            <text:p>1.7</text:p>
          </table:table-cell>
          <table:table-cell table:formula="of:=DATEDIF([.D32];[.D33];&quot;d&quot;)" office:value-type="float" office:value="69" calcext:value-type="float" table:number-columns-spanned="1" table:number-rows-spanned="2">
            <text:p>69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9-05</text:p>
          </table:table-cell>
          <table:table-cell office:value-type="float" office:value="256.9" calcext:value-type="float">
            <text:p>256.9</text:p>
          </table:table-cell>
          <table:table-cell office:value-type="float" office:value="20.98" calcext:value-type="float">
            <text:p>20.98</text:p>
          </table:table-cell>
          <table:table-cell office:value-type="float" office:value="1.7" calcext:value-type="float">
            <text:p>1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6-16</text:p>
          </table:table-cell>
          <table:table-cell office:value-type="float" office:value="210.65" calcext:value-type="float">
            <text:p>210.65</text:p>
          </table:table-cell>
          <table:table-cell office:value-type="float" office:value="22.12" calcext:value-type="float">
            <text:p>22.12</text:p>
          </table:table-cell>
          <table:table-cell office:value-type="float" office:value="5.35" calcext:value-type="float">
            <text:p>5.35</text:p>
          </table:table-cell>
          <table:table-cell table:formula="of:=[.G34]" office:value-type="float" office:value="5.35" calcext:value-type="float" table:number-columns-spanned="1" table:number-rows-spanned="2">
            <text:p>5.35</text:p>
          </table:table-cell>
          <table:table-cell table:formula="of:=DATEDIF([.D34];[.D35];&quot;d&quot;)" office:value-type="float" office:value="81" calcext:value-type="float" table:number-columns-spanned="1" table:number-rows-spanned="2">
            <text:p>81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9-05</text:p>
          </table:table-cell>
          <table:table-cell office:value-type="float" office:value="257.25" calcext:value-type="float">
            <text:p>257.25</text:p>
          </table:table-cell>
          <table:table-cell office:value-type="float" office:value="22.12" calcext:value-type="float">
            <text:p>22.12</text:p>
          </table:table-cell>
          <table:table-cell office:value-type="float" office:value="5.35" calcext:value-type="float">
            <text:p>5.3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6-23</text:p>
          </table:table-cell>
          <table:table-cell office:value-type="float" office:value="211.85" calcext:value-type="float">
            <text:p>211.85</text:p>
          </table:table-cell>
          <table:table-cell office:value-type="float" office:value="25.4" calcext:value-type="float">
            <text:p>25.4</text:p>
          </table:table-cell>
          <table:table-cell office:value-type="float" office:value="5.59" calcext:value-type="float">
            <text:p>5.59</text:p>
          </table:table-cell>
          <table:table-cell table:formula="of:=[.G36]" office:value-type="float" office:value="5.59" calcext:value-type="float" table:number-columns-spanned="1" table:number-rows-spanned="2">
            <text:p>5.59</text:p>
          </table:table-cell>
          <table:table-cell table:formula="of:=DATEDIF([.D36];[.D37];&quot;d&quot;)" office:value-type="float" office:value="110" calcext:value-type="float" table:number-columns-spanned="1" table:number-rows-spanned="2">
            <text:p>1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10-11</text:p>
          </table:table-cell>
          <table:table-cell office:value-type="float" office:value="265.65" calcext:value-type="float">
            <text:p>265.65</text:p>
          </table:table-cell>
          <table:table-cell office:value-type="float" office:value="25.4" calcext:value-type="float">
            <text:p>25.4</text:p>
          </table:table-cell>
          <table:table-cell office:value-type="float" office:value="5.59" calcext:value-type="float">
            <text:p>5.5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6-28</text:p>
          </table:table-cell>
          <table:table-cell office:value-type="float" office:value="212.35" calcext:value-type="float">
            <text:p>212.35</text:p>
          </table:table-cell>
          <table:table-cell office:value-type="float" office:value="26.02" calcext:value-type="float">
            <text:p>26.02</text:p>
          </table:table-cell>
          <table:table-cell office:value-type="float" office:value="1.7" calcext:value-type="float">
            <text:p>1.7</text:p>
          </table:table-cell>
          <table:table-cell table:formula="of:=[.G38]" office:value-type="float" office:value="1.7" calcext:value-type="float" table:number-columns-spanned="1" table:number-rows-spanned="2">
            <text:p>1.7</text:p>
          </table:table-cell>
          <table:table-cell table:formula="of:=DATEDIF([.D38];[.D39];&quot;d&quot;)" office:value-type="float" office:value="105" calcext:value-type="float" table:number-columns-spanned="1" table:number-rows-spanned="2">
            <text:p>1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10-11</text:p>
          </table:table-cell>
          <table:table-cell office:value-type="float" office:value="267.6" calcext:value-type="float">
            <text:p>267.6</text:p>
          </table:table-cell>
          <table:table-cell office:value-type="float" office:value="26.02" calcext:value-type="float">
            <text:p>26.02</text:p>
          </table:table-cell>
          <table:table-cell office:value-type="float" office:value="1.7" calcext:value-type="float">
            <text:p>1.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6-16</text:p>
          </table:table-cell>
          <table:table-cell office:value-type="float" office:value="210.65" calcext:value-type="float">
            <text:p>210.65</text:p>
          </table:table-cell>
          <table:table-cell office:value-type="float" office:value="27.23" calcext:value-type="float">
            <text:p>27.23</text:p>
          </table:table-cell>
          <table:table-cell office:value-type="float" office:value="5.35" calcext:value-type="float">
            <text:p>5.35</text:p>
          </table:table-cell>
          <table:table-cell table:formula="of:=[.G40]" office:value-type="float" office:value="5.35" calcext:value-type="float" table:number-columns-spanned="1" table:number-rows-spanned="2">
            <text:p>5.35</text:p>
          </table:table-cell>
          <table:table-cell table:formula="of:=DATEDIF([.D40];[.D41];&quot;d&quot;)" office:value-type="float" office:value="117" calcext:value-type="float" table:number-columns-spanned="1" table:number-rows-spanned="2">
            <text:p>1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10-11</text:p>
          </table:table-cell>
          <table:table-cell office:value-type="float" office:value="268" calcext:value-type="float">
            <text:p>268</text:p>
          </table:table-cell>
          <table:table-cell office:value-type="float" office:value="27.23" calcext:value-type="float">
            <text:p>27.23</text:p>
          </table:table-cell>
          <table:table-cell office:value-type="float" office:value="5.35" calcext:value-type="float">
            <text:p>5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7-09</text:p>
          </table:table-cell>
          <table:table-cell office:value-type="float" office:value="294.2" calcext:value-type="float">
            <text:p>294.2</text:p>
          </table:table-cell>
          <table:table-cell office:value-type="float" office:value="5.51" calcext:value-type="float">
            <text:p>5.51</text:p>
          </table:table-cell>
          <table:table-cell office:value-type="float" office:value="6.53" calcext:value-type="float">
            <text:p>6.53</text:p>
          </table:table-cell>
          <table:table-cell table:formula="of:=[.G42]" office:value-type="float" office:value="6.53" calcext:value-type="float" table:number-columns-spanned="1" table:number-rows-spanned="2">
            <text:p>6.53</text:p>
          </table:table-cell>
          <table:table-cell table:formula="of:=DATEDIF([.D42];[.D43];&quot;d&quot;)" office:value-type="float" office:value="4" calcext:value-type="float" table:number-columns-spanned="1" table:number-rows-spanned="2">
            <text:p>4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7-13</text:p>
          </table:table-cell>
          <table:table-cell office:value-type="float" office:value="310.4" calcext:value-type="float">
            <text:p>310.4</text:p>
          </table:table-cell>
          <table:table-cell office:value-type="float" office:value="5.51" calcext:value-type="float">
            <text:p>5.51</text:p>
          </table:table-cell>
          <table:table-cell office:value-type="float" office:value="6.53" calcext:value-type="float">
            <text:p>6.5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5-15</text:p>
          </table:table-cell>
          <table:table-cell office:value-type="float" office:value="246.2" calcext:value-type="float">
            <text:p>246.2</text:p>
          </table:table-cell>
          <table:table-cell office:value-type="float" office:value="6.84" calcext:value-type="float">
            <text:p>6.84</text:p>
          </table:table-cell>
          <table:table-cell office:value-type="float" office:value="7.09" calcext:value-type="float">
            <text:p>7.09</text:p>
          </table:table-cell>
          <table:table-cell table:formula="of:=[.G44]" office:value-type="float" office:value="7.09" calcext:value-type="float" table:number-columns-spanned="1" table:number-rows-spanned="2">
            <text:p>7.09</text:p>
          </table:table-cell>
          <table:table-cell table:formula="of:=DATEDIF([.D44];[.D45];&quot;d&quot;)" office:value-type="float" office:value="18" calcext:value-type="float" table:number-columns-spanned="1" table:number-rows-spanned="2">
            <text:p>18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6-02</text:p>
          </table:table-cell>
          <table:table-cell office:value-type="float" office:value="263.05" calcext:value-type="float">
            <text:p>263.05</text:p>
          </table:table-cell>
          <table:table-cell office:value-type="float" office:value="6.84" calcext:value-type="float">
            <text:p>6.84</text:p>
          </table:table-cell>
          <table:table-cell office:value-type="float" office:value="7.09" calcext:value-type="float">
            <text:p>7.0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4-29</text:p>
          </table:table-cell>
          <table:table-cell office:value-type="float" office:value="155.9" calcext:value-type="float">
            <text:p>155.9</text:p>
          </table:table-cell>
          <table:table-cell office:value-type="float" office:value="5.93" calcext:value-type="float">
            <text:p>5.93</text:p>
          </table:table-cell>
          <table:table-cell office:value-type="float" office:value="0" calcext:value-type="float">
            <text:p>0</text:p>
          </table:table-cell>
          <table:table-cell table:formula="of:=[.G46]" office:value-type="float" office:value="0" calcext:value-type="float" table:number-columns-spanned="1" table:number-rows-spanned="2">
            <text:p>0</text:p>
          </table:table-cell>
          <table:table-cell table:formula="of:=DATEDIF([.D46];[.D47];&quot;d&quot;)" office:value-type="float" office:value="5" calcext:value-type="float" table:number-columns-spanned="1" table:number-rows-spanned="2">
            <text:p>5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5-04</text:p>
          </table:table-cell>
          <table:table-cell office:value-type="float" office:value="165.15" calcext:value-type="float">
            <text:p>165.15</text:p>
          </table:table-cell>
          <table:table-cell office:value-type="float" office:value="5.93" calcext:value-type="float">
            <text:p>5.93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4-29</text:p>
          </table:table-cell>
          <table:table-cell office:value-type="float" office:value="155.9" calcext:value-type="float">
            <text:p>155.9</text:p>
          </table:table-cell>
          <table:table-cell office:value-type="float" office:value="10.97" calcext:value-type="float">
            <text:p>10.97</text:p>
          </table:table-cell>
          <table:table-cell office:value-type="float" office:value="0" calcext:value-type="float">
            <text:p>0</text:p>
          </table:table-cell>
          <table:table-cell table:formula="of:=[.G48]" office:value-type="float" office:value="0" calcext:value-type="float" table:number-columns-spanned="1" table:number-rows-spanned="2">
            <text:p>0</text:p>
          </table:table-cell>
          <table:table-cell table:formula="of:=DATEDIF([.D48];[.D49];&quot;d&quot;)" office:value-type="float" office:value="5" calcext:value-type="float" table:number-columns-spanned="1" table:number-rows-spanned="2">
            <text:p>5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5-04</text:p>
          </table:table-cell>
          <table:table-cell office:value-type="float" office:value="173" calcext:value-type="float">
            <text:p>173</text:p>
          </table:table-cell>
          <table:table-cell office:value-type="float" office:value="10.97" calcext:value-type="float">
            <text:p>10.97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4-29</text:p>
          </table:table-cell>
          <table:table-cell office:value-type="float" office:value="155.9" calcext:value-type="float">
            <text:p>155.9</text:p>
          </table:table-cell>
          <table:table-cell office:value-type="float" office:value="21.04" calcext:value-type="float">
            <text:p>21.04</text:p>
          </table:table-cell>
          <table:table-cell office:value-type="float" office:value="2.93" calcext:value-type="float">
            <text:p>2.93</text:p>
          </table:table-cell>
          <table:table-cell table:formula="of:=[.G50]" office:value-type="float" office:value="2.93" calcext:value-type="float" table:number-columns-spanned="1" table:number-rows-spanned="2">
            <text:p>2.93</text:p>
          </table:table-cell>
          <table:table-cell table:formula="of:=DATEDIF([.D50];[.D51];&quot;d&quot;)" office:value-type="float" office:value="19" calcext:value-type="float" table:number-columns-spanned="1" table:number-rows-spanned="2">
            <text:p>19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5-18</text:p>
          </table:table-cell>
          <table:table-cell office:value-type="float" office:value="188.7" calcext:value-type="float">
            <text:p>188.7</text:p>
          </table:table-cell>
          <table:table-cell office:value-type="float" office:value="21.04" calcext:value-type="float">
            <text:p>21.04</text:p>
          </table:table-cell>
          <table:table-cell office:value-type="float" office:value="2.93" calcext:value-type="float">
            <text:p>2.9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5-12</text:p>
          </table:table-cell>
          <table:table-cell office:value-type="float" office:value="160.3" calcext:value-type="float">
            <text:p>160.3</text:p>
          </table:table-cell>
          <table:table-cell office:value-type="float" office:value="15.85" calcext:value-type="float">
            <text:p>15.85</text:p>
          </table:table-cell>
          <table:table-cell office:value-type="float" office:value="5.6" calcext:value-type="float">
            <text:p>5.6</text:p>
          </table:table-cell>
          <table:table-cell table:formula="of:=[.G52]" office:value-type="float" office:value="5.6" calcext:value-type="float" table:number-columns-spanned="1" table:number-rows-spanned="2">
            <text:p>5.6</text:p>
          </table:table-cell>
          <table:table-cell table:formula="of:=DATEDIF([.D52];[.D53];&quot;d&quot;)" office:value-type="float" office:value="6" calcext:value-type="float" table:number-columns-spanned="1" table:number-rows-spanned="2">
            <text:p>6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5-18</text:p>
          </table:table-cell>
          <table:table-cell office:value-type="float" office:value="185.7" calcext:value-type="float">
            <text:p>185.7</text:p>
          </table:table-cell>
          <table:table-cell office:value-type="float" office:value="15.85" calcext:value-type="float">
            <text:p>15.85</text:p>
          </table:table-cell>
          <table:table-cell office:value-type="float" office:value="5.6" calcext:value-type="float">
            <text:p>5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4-29</text:p>
          </table:table-cell>
          <table:table-cell office:value-type="float" office:value="155.9" calcext:value-type="float">
            <text:p>155.9</text:p>
          </table:table-cell>
          <table:table-cell office:value-type="float" office:value="16" calcext:value-type="float">
            <text:p>16</text:p>
          </table:table-cell>
          <table:table-cell office:value-type="float" office:value="2.93" calcext:value-type="float">
            <text:p>2.93</text:p>
          </table:table-cell>
          <table:table-cell table:formula="of:=[.G54]" office:value-type="float" office:value="2.93" calcext:value-type="float" table:number-columns-spanned="1" table:number-rows-spanned="2">
            <text:p>2.93</text:p>
          </table:table-cell>
          <table:table-cell table:formula="of:=DATEDIF([.D54];[.D55];&quot;d&quot;)" office:value-type="float" office:value="19" calcext:value-type="float" table:number-columns-spanned="1" table:number-rows-spanned="2">
            <text:p>19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5-18</text:p>
          </table:table-cell>
          <table:table-cell office:value-type="float" office:value="180.85" calcext:value-type="float">
            <text:p>180.85</text:p>
          </table:table-cell>
          <table:table-cell office:value-type="float" office:value="16" calcext:value-type="float">
            <text:p>16</text:p>
          </table:table-cell>
          <table:table-cell office:value-type="float" office:value="2.93" calcext:value-type="float">
            <text:p>2.9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5-12</text:p>
          </table:table-cell>
          <table:table-cell office:value-type="float" office:value="160.3" calcext:value-type="float">
            <text:p>160.3</text:p>
          </table:table-cell>
          <table:table-cell office:value-type="float" office:value="10.79" calcext:value-type="float">
            <text:p>10.79</text:p>
          </table:table-cell>
          <table:table-cell office:value-type="float" office:value="5.6" calcext:value-type="float">
            <text:p>5.6</text:p>
          </table:table-cell>
          <table:table-cell table:formula="of:=[.G56]" office:value-type="float" office:value="5.6" calcext:value-type="float" table:number-columns-spanned="1" table:number-rows-spanned="2">
            <text:p>5.6</text:p>
          </table:table-cell>
          <table:table-cell table:formula="of:=DATEDIF([.D56];[.D57];&quot;d&quot;)" office:value-type="float" office:value="6" calcext:value-type="float" table:number-columns-spanned="1" table:number-rows-spanned="2">
            <text:p>6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5-18</text:p>
          </table:table-cell>
          <table:table-cell office:value-type="float" office:value="177.6" calcext:value-type="float">
            <text:p>177.6</text:p>
          </table:table-cell>
          <table:table-cell office:value-type="float" office:value="10.79" calcext:value-type="float">
            <text:p>10.79</text:p>
          </table:table-cell>
          <table:table-cell office:value-type="float" office:value="5.6" calcext:value-type="float">
            <text:p>5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5-12</text:p>
          </table:table-cell>
          <table:table-cell office:value-type="float" office:value="160.3" calcext:value-type="float">
            <text:p>160.3</text:p>
          </table:table-cell>
          <table:table-cell office:value-type="float" office:value="5.77" calcext:value-type="float">
            <text:p>5.77</text:p>
          </table:table-cell>
          <table:table-cell office:value-type="float" office:value="5.6" calcext:value-type="float">
            <text:p>5.6</text:p>
          </table:table-cell>
          <table:table-cell table:formula="of:=[.G58]" office:value-type="float" office:value="5.6" calcext:value-type="float" table:number-columns-spanned="1" table:number-rows-spanned="2">
            <text:p>5.6</text:p>
          </table:table-cell>
          <table:table-cell table:formula="of:=DATEDIF([.D58];[.D59];&quot;d&quot;)" office:value-type="float" office:value="6" calcext:value-type="float" table:number-columns-spanned="1" table:number-rows-spanned="2">
            <text:p>6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5-18</text:p>
          </table:table-cell>
          <table:table-cell office:value-type="float" office:value="169.55" calcext:value-type="float">
            <text:p>169.55</text:p>
          </table:table-cell>
          <table:table-cell office:value-type="float" office:value="5.77" calcext:value-type="float">
            <text:p>5.77</text:p>
          </table:table-cell>
          <table:table-cell office:value-type="float" office:value="5.6" calcext:value-type="float">
            <text:p>5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5-12</text:p>
          </table:table-cell>
          <table:table-cell office:value-type="float" office:value="160.3" calcext:value-type="float">
            <text:p>160.3</text:p>
          </table:table-cell>
          <table:table-cell office:value-type="float" office:value="20.87" calcext:value-type="float">
            <text:p>20.87</text:p>
          </table:table-cell>
          <table:table-cell office:value-type="float" office:value="5.6" calcext:value-type="float">
            <text:p>5.6</text:p>
          </table:table-cell>
          <table:table-cell table:formula="of:=[.G60]" office:value-type="float" office:value="5.6" calcext:value-type="float" table:number-columns-spanned="1" table:number-rows-spanned="2">
            <text:p>5.6</text:p>
          </table:table-cell>
          <table:table-cell table:formula="of:=DATEDIF([.D60];[.D61];&quot;d&quot;)" office:value-type="float" office:value="6" calcext:value-type="float" table:number-columns-spanned="1" table:number-rows-spanned="2">
            <text:p>6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5-18</text:p>
          </table:table-cell>
          <table:table-cell office:value-type="float" office:value="193.75" calcext:value-type="float">
            <text:p>193.75</text:p>
          </table:table-cell>
          <table:table-cell office:value-type="float" office:value="20.87" calcext:value-type="float">
            <text:p>20.87</text:p>
          </table:table-cell>
          <table:table-cell office:value-type="float" office:value="5.6" calcext:value-type="float">
            <text:p>5.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4-29</text:p>
          </table:table-cell>
          <table:table-cell office:value-type="float" office:value="155.9" calcext:value-type="float">
            <text:p>155.9</text:p>
          </table:table-cell>
          <table:table-cell office:value-type="float" office:value="26.11" calcext:value-type="float">
            <text:p>26.11</text:p>
          </table:table-cell>
          <table:table-cell office:value-type="float" office:value="2.93" calcext:value-type="float">
            <text:p>2.93</text:p>
          </table:table-cell>
          <table:table-cell table:formula="of:=[.G62]" office:value-type="float" office:value="2.93" calcext:value-type="float" table:number-columns-spanned="1" table:number-rows-spanned="2">
            <text:p>2.93</text:p>
          </table:table-cell>
          <table:table-cell table:formula="of:=DATEDIF([.D62];[.D63];&quot;d&quot;)" office:value-type="float" office:value="19" calcext:value-type="float" table:number-columns-spanned="1" table:number-rows-spanned="2">
            <text:p>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5-18</text:p>
          </table:table-cell>
          <table:table-cell office:value-type="float" office:value="196.6" calcext:value-type="float">
            <text:p>196.6</text:p>
          </table:table-cell>
          <table:table-cell office:value-type="float" office:value="26.11" calcext:value-type="float">
            <text:p>26.11</text:p>
          </table:table-cell>
          <table:table-cell office:value-type="float" office:value="2.93" calcext:value-type="float">
            <text:p>2.9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5-12</text:p>
          </table:table-cell>
          <table:table-cell office:value-type="float" office:value="160.3" calcext:value-type="float">
            <text:p>160.3</text:p>
          </table:table-cell>
          <table:table-cell office:value-type="float" office:value="25.92" calcext:value-type="float">
            <text:p>25.92</text:p>
          </table:table-cell>
          <table:table-cell office:value-type="float" office:value="5.6" calcext:value-type="float">
            <text:p>5.6</text:p>
          </table:table-cell>
          <table:table-cell table:formula="of:=[.G64]" office:value-type="float" office:value="5.6" calcext:value-type="float" table:number-columns-spanned="1" table:number-rows-spanned="2">
            <text:p>5.6</text:p>
          </table:table-cell>
          <table:table-cell table:formula="of:=DATEDIF([.D64];[.D65];&quot;d&quot;)" office:value-type="float" office:value="45" calcext:value-type="float" table:number-columns-spanned="1" table:number-rows-spanned="2">
            <text:p>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6-26</text:p>
          </table:table-cell>
          <table:table-cell office:value-type="float" office:value="201.85" calcext:value-type="float">
            <text:p>201.85</text:p>
          </table:table-cell>
          <table:table-cell office:value-type="float" office:value="25.92" calcext:value-type="float">
            <text:p>25.92</text:p>
          </table:table-cell>
          <table:table-cell office:value-type="float" office:value="5.6" calcext:value-type="float">
            <text:p>5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6-05</text:p>
          </table:table-cell>
          <table:table-cell office:value-type="float" office:value="245.45" calcext:value-type="float">
            <text:p>245.45</text:p>
          </table:table-cell>
          <table:table-cell office:value-type="float" office:value="6.62" calcext:value-type="float">
            <text:p>6.62</text:p>
          </table:table-cell>
          <table:table-cell office:value-type="float" office:value="57.7" calcext:value-type="float">
            <text:p>57.7</text:p>
          </table:table-cell>
          <table:table-cell table:formula="of:=[.G66]" office:value-type="float" office:value="57.7" calcext:value-type="float" table:number-columns-spanned="1" table:number-rows-spanned="2">
            <text:p>57.7</text:p>
          </table:table-cell>
          <table:table-cell table:formula="of:=DATEDIF([.D66];[.D67];&quot;d&quot;)" office:value-type="float" office:value="420" calcext:value-type="float" table:number-columns-spanned="1" table:number-rows-spanned="2">
            <text:p>420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7-30</text:p>
          </table:table-cell>
          <table:table-cell office:value-type="float" office:value="261.7" calcext:value-type="float">
            <text:p>261.7</text:p>
          </table:table-cell>
          <table:table-cell office:value-type="float" office:value="6.62" calcext:value-type="float">
            <text:p>6.62</text:p>
          </table:table-cell>
          <table:table-cell office:value-type="float" office:value="57.7" calcext:value-type="float">
            <text:p>57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4-17</text:p>
          </table:table-cell>
          <table:table-cell office:value-type="float" office:value="250.25" calcext:value-type="float">
            <text:p>250.25</text:p>
          </table:table-cell>
          <table:table-cell office:value-type="float" office:value="5.95" calcext:value-type="float">
            <text:p>5.95</text:p>
          </table:table-cell>
          <table:table-cell office:value-type="float" office:value="58.51" calcext:value-type="float">
            <text:p>58.51</text:p>
          </table:table-cell>
          <table:table-cell table:formula="of:=[.G68]" office:value-type="float" office:value="58.51" calcext:value-type="float" table:number-columns-spanned="1" table:number-rows-spanned="2">
            <text:p>58.51</text:p>
          </table:table-cell>
          <table:table-cell table:formula="of:=DATEDIF([.D68];[.D69];&quot;d&quot;)" office:value-type="float" office:value="469" calcext:value-type="float" table:number-columns-spanned="1" table:number-rows-spanned="2">
            <text:p>469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7-30</text:p>
          </table:table-cell>
          <table:table-cell office:value-type="float" office:value="265.15" calcext:value-type="float">
            <text:p>265.15</text:p>
          </table:table-cell>
          <table:table-cell office:value-type="float" office:value="5.95" calcext:value-type="float">
            <text:p>5.95</text:p>
          </table:table-cell>
          <table:table-cell office:value-type="float" office:value="58.51" calcext:value-type="float">
            <text:p>58.5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5-28</text:p>
          </table:table-cell>
          <table:table-cell office:value-type="float" office:value="252.35" calcext:value-type="float">
            <text:p>252.35</text:p>
          </table:table-cell>
          <table:table-cell office:value-type="float" office:value="5.63" calcext:value-type="float">
            <text:p>5.63</text:p>
          </table:table-cell>
          <table:table-cell office:value-type="float" office:value="58.85" calcext:value-type="float">
            <text:p>58.85</text:p>
          </table:table-cell>
          <table:table-cell table:formula="of:=[.G70]" office:value-type="float" office:value="58.85" calcext:value-type="float" table:number-columns-spanned="1" table:number-rows-spanned="2">
            <text:p>58.85</text:p>
          </table:table-cell>
          <table:table-cell table:formula="of:=DATEDIF([.D70];[.D71];&quot;d&quot;)" office:value-type="float" office:value="428" calcext:value-type="float" table:number-columns-spanned="1" table:number-rows-spanned="2">
            <text:p>428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7-30</text:p>
          </table:table-cell>
          <table:table-cell office:value-type="float" office:value="266.55" calcext:value-type="float">
            <text:p>266.55</text:p>
          </table:table-cell>
          <table:table-cell office:value-type="float" office:value="5.63" calcext:value-type="float">
            <text:p>5.63</text:p>
          </table:table-cell>
          <table:table-cell office:value-type="float" office:value="58.85" calcext:value-type="float">
            <text:p>58.8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6-05</text:p>
          </table:table-cell>
          <table:table-cell office:value-type="float" office:value="245.45" calcext:value-type="float">
            <text:p>245.45</text:p>
          </table:table-cell>
          <table:table-cell office:value-type="float" office:value="11.69" calcext:value-type="float">
            <text:p>11.69</text:p>
          </table:table-cell>
          <table:table-cell office:value-type="float" office:value="57.7" calcext:value-type="float">
            <text:p>57.7</text:p>
          </table:table-cell>
          <table:table-cell table:formula="of:=[.G72]" office:value-type="float" office:value="57.7" calcext:value-type="float" table:number-columns-spanned="1" table:number-rows-spanned="2">
            <text:p>57.7</text:p>
          </table:table-cell>
          <table:table-cell table:formula="of:=DATEDIF([.D72];[.D73];&quot;d&quot;)" office:value-type="float" office:value="431" calcext:value-type="float" table:number-columns-spanned="1" table:number-rows-spanned="2">
            <text:p>431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8-10</text:p>
          </table:table-cell>
          <table:table-cell office:value-type="float" office:value="274.15" calcext:value-type="float">
            <text:p>274.15</text:p>
          </table:table-cell>
          <table:table-cell office:value-type="float" office:value="11.69" calcext:value-type="float">
            <text:p>11.69</text:p>
          </table:table-cell>
          <table:table-cell office:value-type="float" office:value="57.7" calcext:value-type="float">
            <text:p>57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5-15</text:p>
          </table:table-cell>
          <table:table-cell office:value-type="float" office:value="246.2" calcext:value-type="float">
            <text:p>246.2</text:p>
          </table:table-cell>
          <table:table-cell office:value-type="float" office:value="11.92" calcext:value-type="float">
            <text:p>11.92</text:p>
          </table:table-cell>
          <table:table-cell office:value-type="float" office:value="57.82" calcext:value-type="float">
            <text:p>57.82</text:p>
          </table:table-cell>
          <table:table-cell table:formula="of:=[.G74]" office:value-type="float" office:value="57.82" calcext:value-type="float" table:number-columns-spanned="1" table:number-rows-spanned="2">
            <text:p>57.82</text:p>
          </table:table-cell>
          <table:table-cell table:formula="of:=DATEDIF([.D74];[.D75];&quot;d&quot;)" office:value-type="float" office:value="452" calcext:value-type="float" table:number-columns-spanned="1" table:number-rows-spanned="2">
            <text:p>452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8-10</text:p>
          </table:table-cell>
          <table:table-cell office:value-type="float" office:value="275.55" calcext:value-type="float">
            <text:p>275.55</text:p>
          </table:table-cell>
          <table:table-cell office:value-type="float" office:value="11.92" calcext:value-type="float">
            <text:p>11.92</text:p>
          </table:table-cell>
          <table:table-cell office:value-type="float" office:value="57.82" calcext:value-type="float">
            <text:p>57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4-17</text:p>
          </table:table-cell>
          <table:table-cell office:value-type="float" office:value="250.25" calcext:value-type="float">
            <text:p>250.25</text:p>
          </table:table-cell>
          <table:table-cell office:value-type="float" office:value="10.99" calcext:value-type="float">
            <text:p>10.99</text:p>
          </table:table-cell>
          <table:table-cell office:value-type="float" office:value="58.51" calcext:value-type="float">
            <text:p>58.51</text:p>
          </table:table-cell>
          <table:table-cell table:formula="of:=[.G76]" office:value-type="float" office:value="58.51" calcext:value-type="float" table:number-columns-spanned="1" table:number-rows-spanned="2">
            <text:p>58.51</text:p>
          </table:table-cell>
          <table:table-cell table:formula="of:=DATEDIF([.D76];[.D77];&quot;d&quot;)" office:value-type="float" office:value="481" calcext:value-type="float" table:number-columns-spanned="1" table:number-rows-spanned="2">
            <text:p>481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8-11</text:p>
          </table:table-cell>
          <table:table-cell office:value-type="float" office:value="277.75" calcext:value-type="float">
            <text:p>277.75</text:p>
          </table:table-cell>
          <table:table-cell office:value-type="float" office:value="10.99" calcext:value-type="float">
            <text:p>10.99</text:p>
          </table:table-cell>
          <table:table-cell office:value-type="float" office:value="58.51" calcext:value-type="float">
            <text:p>58.5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5-28</text:p>
          </table:table-cell>
          <table:table-cell office:value-type="float" office:value="252.35" calcext:value-type="float">
            <text:p>252.35</text:p>
          </table:table-cell>
          <table:table-cell office:value-type="float" office:value="10.64" calcext:value-type="float">
            <text:p>10.64</text:p>
          </table:table-cell>
          <table:table-cell office:value-type="float" office:value="58.85" calcext:value-type="float">
            <text:p>58.85</text:p>
          </table:table-cell>
          <table:table-cell table:formula="of:=[.G78]" office:value-type="float" office:value="58.85" calcext:value-type="float" table:number-columns-spanned="1" table:number-rows-spanned="2">
            <text:p>58.85</text:p>
          </table:table-cell>
          <table:table-cell table:formula="of:=DATEDIF([.D78];[.D79];&quot;d&quot;)" office:value-type="float" office:value="456" calcext:value-type="float" table:number-columns-spanned="1" table:number-rows-spanned="2">
            <text:p>456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8-27</text:p>
          </table:table-cell>
          <table:table-cell office:value-type="float" office:value="279.2" calcext:value-type="float">
            <text:p>279.2</text:p>
          </table:table-cell>
          <table:table-cell office:value-type="float" office:value="10.64" calcext:value-type="float">
            <text:p>10.64</text:p>
          </table:table-cell>
          <table:table-cell office:value-type="float" office:value="58.85" calcext:value-type="float">
            <text:p>58.8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6-05</text:p>
          </table:table-cell>
          <table:table-cell office:value-type="float" office:value="245.45" calcext:value-type="float">
            <text:p>245.45</text:p>
          </table:table-cell>
          <table:table-cell office:value-type="float" office:value="16.77" calcext:value-type="float">
            <text:p>16.77</text:p>
          </table:table-cell>
          <table:table-cell office:value-type="float" office:value="57.7" calcext:value-type="float">
            <text:p>57.7</text:p>
          </table:table-cell>
          <table:table-cell table:formula="of:=[.G80]" office:value-type="float" office:value="57.7" calcext:value-type="float" table:number-columns-spanned="1" table:number-rows-spanned="2">
            <text:p>57.7</text:p>
          </table:table-cell>
          <table:table-cell table:formula="of:=DATEDIF([.D80];[.D81];&quot;d&quot;)" office:value-type="float" office:value="467" calcext:value-type="float" table:number-columns-spanned="1" table:number-rows-spanned="2">
            <text:p>467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9-15</text:p>
          </table:table-cell>
          <table:table-cell office:value-type="float" office:value="286.6" calcext:value-type="float">
            <text:p>286.6</text:p>
          </table:table-cell>
          <table:table-cell office:value-type="float" office:value="16.77" calcext:value-type="float">
            <text:p>16.77</text:p>
          </table:table-cell>
          <table:table-cell office:value-type="float" office:value="57.7" calcext:value-type="float">
            <text:p>57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5-15</text:p>
          </table:table-cell>
          <table:table-cell office:value-type="float" office:value="246.2" calcext:value-type="float">
            <text:p>246.2</text:p>
          </table:table-cell>
          <table:table-cell office:value-type="float" office:value="17.02" calcext:value-type="float">
            <text:p>17.02</text:p>
          </table:table-cell>
          <table:table-cell office:value-type="float" office:value="57.82" calcext:value-type="float">
            <text:p>57.82</text:p>
          </table:table-cell>
          <table:table-cell table:formula="of:=[.G82]" office:value-type="float" office:value="57.82" calcext:value-type="float" table:number-columns-spanned="1" table:number-rows-spanned="2">
            <text:p>57.82</text:p>
          </table:table-cell>
          <table:table-cell table:formula="of:=DATEDIF([.D82];[.D83];&quot;d&quot;)" office:value-type="float" office:value="489" calcext:value-type="float" table:number-columns-spanned="1" table:number-rows-spanned="2">
            <text:p>489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9-16</text:p>
          </table:table-cell>
          <table:table-cell office:value-type="float" office:value="288.1" calcext:value-type="float">
            <text:p>288.1</text:p>
          </table:table-cell>
          <table:table-cell office:value-type="float" office:value="17.02" calcext:value-type="float">
            <text:p>17.02</text:p>
          </table:table-cell>
          <table:table-cell office:value-type="float" office:value="57.82" calcext:value-type="float">
            <text:p>57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4-17</text:p>
          </table:table-cell>
          <table:table-cell office:value-type="float" office:value="250.25" calcext:value-type="float">
            <text:p>250.25</text:p>
          </table:table-cell>
          <table:table-cell office:value-type="float" office:value="16.04" calcext:value-type="float">
            <text:p>16.04</text:p>
          </table:table-cell>
          <table:table-cell office:value-type="float" office:value="58.51" calcext:value-type="float">
            <text:p>58.51</text:p>
          </table:table-cell>
          <table:table-cell table:formula="of:=[.G84]" office:value-type="float" office:value="58.51" calcext:value-type="float" table:number-columns-spanned="1" table:number-rows-spanned="2">
            <text:p>58.51</text:p>
          </table:table-cell>
          <table:table-cell table:formula="of:=DATEDIF([.D84];[.D85];&quot;d&quot;)" office:value-type="float" office:value="518" calcext:value-type="float" table:number-columns-spanned="1" table:number-rows-spanned="2">
            <text:p>518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9-17</text:p>
          </table:table-cell>
          <table:table-cell office:value-type="float" office:value="290.4" calcext:value-type="float">
            <text:p>290.4</text:p>
          </table:table-cell>
          <table:table-cell office:value-type="float" office:value="16.04" calcext:value-type="float">
            <text:p>16.04</text:p>
          </table:table-cell>
          <table:table-cell office:value-type="float" office:value="58.51" calcext:value-type="float">
            <text:p>58.5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5-28</text:p>
          </table:table-cell>
          <table:table-cell office:value-type="float" office:value="252.35" calcext:value-type="float">
            <text:p>252.35</text:p>
          </table:table-cell>
          <table:table-cell office:value-type="float" office:value="15.67" calcext:value-type="float">
            <text:p>15.67</text:p>
          </table:table-cell>
          <table:table-cell office:value-type="float" office:value="58.85" calcext:value-type="float">
            <text:p>58.85</text:p>
          </table:table-cell>
          <table:table-cell table:formula="of:=[.G86]" office:value-type="float" office:value="58.85" calcext:value-type="float" table:number-columns-spanned="1" table:number-rows-spanned="2">
            <text:p>58.85</text:p>
          </table:table-cell>
          <table:table-cell table:formula="of:=DATEDIF([.D86];[.D87];&quot;d&quot;)" office:value-type="float" office:value="477" calcext:value-type="float" table:number-columns-spanned="1" table:number-rows-spanned="2">
            <text:p>477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9-17</text:p>
          </table:table-cell>
          <table:table-cell office:value-type="float" office:value="291.9" calcext:value-type="float">
            <text:p>291.9</text:p>
          </table:table-cell>
          <table:table-cell office:value-type="float" office:value="15.67" calcext:value-type="float">
            <text:p>15.67</text:p>
          </table:table-cell>
          <table:table-cell office:value-type="float" office:value="58.85" calcext:value-type="float">
            <text:p>58.8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12-24</text:p>
          </table:table-cell>
          <table:table-cell office:value-type="float" office:value="277.45" calcext:value-type="float">
            <text:p>277.45</text:p>
          </table:table-cell>
          <table:table-cell office:value-type="float" office:value="5.97" calcext:value-type="float">
            <text:p>5.97</text:p>
          </table:table-cell>
          <table:table-cell office:value-type="float" office:value="62.57" calcext:value-type="float">
            <text:p>62.57</text:p>
          </table:table-cell>
          <table:table-cell table:formula="of:=[.G88]" office:value-type="float" office:value="62.57" calcext:value-type="float" table:number-columns-spanned="1" table:number-rows-spanned="2">
            <text:p>62.57</text:p>
          </table:table-cell>
          <table:table-cell table:formula="of:=DATEDIF([.D88];[.D89];&quot;d&quot;)" office:value-type="float" office:value="633" calcext:value-type="float" table:number-columns-spanned="1" table:number-rows-spanned="2">
            <text:p>633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9-17</text:p>
          </table:table-cell>
          <table:table-cell office:value-type="float" office:value="294" calcext:value-type="float">
            <text:p>294</text:p>
          </table:table-cell>
          <table:table-cell office:value-type="float" office:value="5.97" calcext:value-type="float">
            <text:p>5.97</text:p>
          </table:table-cell>
          <table:table-cell office:value-type="float" office:value="62.57" calcext:value-type="float">
            <text:p>62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10-10</text:p>
          </table:table-cell>
          <table:table-cell office:value-type="float" office:value="281.4" calcext:value-type="float">
            <text:p>281.4</text:p>
          </table:table-cell>
          <table:table-cell office:value-type="float" office:value="5.44" calcext:value-type="float">
            <text:p>5.44</text:p>
          </table:table-cell>
          <table:table-cell office:value-type="float" office:value="63.1" calcext:value-type="float">
            <text:p>63.1</text:p>
          </table:table-cell>
          <table:table-cell table:formula="of:=[.G90]" office:value-type="float" office:value="63.1" calcext:value-type="float" table:number-columns-spanned="1" table:number-rows-spanned="2">
            <text:p>63.1</text:p>
          </table:table-cell>
          <table:table-cell table:formula="of:=DATEDIF([.D90];[.D91];&quot;d&quot;)" office:value-type="float" office:value="713" calcext:value-type="float" table:number-columns-spanned="1" table:number-rows-spanned="2">
            <text:p>713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9-22</text:p>
          </table:table-cell>
          <table:table-cell office:value-type="float" office:value="296.7" calcext:value-type="float">
            <text:p>296.7</text:p>
          </table:table-cell>
          <table:table-cell office:value-type="float" office:value="5.44" calcext:value-type="float">
            <text:p>5.44</text:p>
          </table:table-cell>
          <table:table-cell office:value-type="float" office:value="63.1" calcext:value-type="float">
            <text:p>63.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6-05</text:p>
          </table:table-cell>
          <table:table-cell office:value-type="float" office:value="245.45" calcext:value-type="float">
            <text:p>245.45</text:p>
          </table:table-cell>
          <table:table-cell office:value-type="float" office:value="21.84" calcext:value-type="float">
            <text:p>21.84</text:p>
          </table:table-cell>
          <table:table-cell office:value-type="float" office:value="57.7" calcext:value-type="float">
            <text:p>57.7</text:p>
          </table:table-cell>
          <table:table-cell table:formula="of:=[.G92]" office:value-type="float" office:value="57.7" calcext:value-type="float" table:number-columns-spanned="1" table:number-rows-spanned="2">
            <text:p>57.7</text:p>
          </table:table-cell>
          <table:table-cell table:formula="of:=DATEDIF([.D92];[.D93];&quot;d&quot;)" office:value-type="float" office:value="474" calcext:value-type="float" table:number-columns-spanned="1" table:number-rows-spanned="2">
            <text:p>474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9-22</text:p>
          </table:table-cell>
          <table:table-cell office:value-type="float" office:value="299.05" calcext:value-type="float">
            <text:p>299.05</text:p>
          </table:table-cell>
          <table:table-cell office:value-type="float" office:value="21.84" calcext:value-type="float">
            <text:p>21.84</text:p>
          </table:table-cell>
          <table:table-cell office:value-type="float" office:value="57.7" calcext:value-type="float">
            <text:p>57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5-15</text:p>
          </table:table-cell>
          <table:table-cell office:value-type="float" office:value="246.2" calcext:value-type="float">
            <text:p>246.2</text:p>
          </table:table-cell>
          <table:table-cell office:value-type="float" office:value="22.1" calcext:value-type="float">
            <text:p>22.1</text:p>
          </table:table-cell>
          <table:table-cell office:value-type="float" office:value="57.82" calcext:value-type="float">
            <text:p>57.82</text:p>
          </table:table-cell>
          <table:table-cell table:formula="of:=[.G94]" office:value-type="float" office:value="57.82" calcext:value-type="float" table:number-columns-spanned="1" table:number-rows-spanned="2">
            <text:p>57.82</text:p>
          </table:table-cell>
          <table:table-cell table:formula="of:=DATEDIF([.D94];[.D95];&quot;d&quot;)" office:value-type="float" office:value="495" calcext:value-type="float" table:number-columns-spanned="1" table:number-rows-spanned="2">
            <text:p>495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9-22</text:p>
          </table:table-cell>
          <table:table-cell office:value-type="float" office:value="300.6" calcext:value-type="float">
            <text:p>300.6</text:p>
          </table:table-cell>
          <table:table-cell office:value-type="float" office:value="22.1" calcext:value-type="float">
            <text:p>22.1</text:p>
          </table:table-cell>
          <table:table-cell office:value-type="float" office:value="57.82" calcext:value-type="float">
            <text:p>57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10-18</text:p>
          </table:table-cell>
          <table:table-cell office:value-type="float" office:value="280.95" calcext:value-type="float">
            <text:p>280.95</text:p>
          </table:table-cell>
          <table:table-cell office:value-type="float" office:value="7.44" calcext:value-type="float">
            <text:p>7.44</text:p>
          </table:table-cell>
          <table:table-cell office:value-type="float" office:value="63.04" calcext:value-type="float">
            <text:p>63.04</text:p>
          </table:table-cell>
          <table:table-cell table:formula="of:=[.G96]" office:value-type="float" office:value="63.04" calcext:value-type="float" table:number-columns-spanned="1" table:number-rows-spanned="2">
            <text:p>63.04</text:p>
          </table:table-cell>
          <table:table-cell table:formula="of:=DATEDIF([.D96];[.D97];&quot;d&quot;)" office:value-type="float" office:value="705" calcext:value-type="float" table:number-columns-spanned="1" table:number-rows-spanned="2">
            <text:p>705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9-22</text:p>
          </table:table-cell>
          <table:table-cell office:value-type="float" office:value="301.85" calcext:value-type="float">
            <text:p>301.85</text:p>
          </table:table-cell>
          <table:table-cell office:value-type="float" office:value="7.44" calcext:value-type="float">
            <text:p>7.44</text:p>
          </table:table-cell>
          <table:table-cell office:value-type="float" office:value="63.04" calcext:value-type="float">
            <text:p>63.0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4-17</text:p>
          </table:table-cell>
          <table:table-cell office:value-type="float" office:value="250.25" calcext:value-type="float">
            <text:p>250.25</text:p>
          </table:table-cell>
          <table:table-cell office:value-type="float" office:value="21.08" calcext:value-type="float">
            <text:p>21.08</text:p>
          </table:table-cell>
          <table:table-cell office:value-type="float" office:value="58.51" calcext:value-type="float">
            <text:p>58.51</text:p>
          </table:table-cell>
          <table:table-cell table:formula="of:=[.G98]" office:value-type="float" office:value="58.51" calcext:value-type="float" table:number-columns-spanned="1" table:number-rows-spanned="2">
            <text:p>58.51</text:p>
          </table:table-cell>
          <table:table-cell table:formula="of:=DATEDIF([.D98];[.D99];&quot;d&quot;)" office:value-type="float" office:value="523" calcext:value-type="float" table:number-columns-spanned="1" table:number-rows-spanned="2">
            <text:p>523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9-22</text:p>
          </table:table-cell>
          <table:table-cell office:value-type="float" office:value="303" calcext:value-type="float">
            <text:p>303</text:p>
          </table:table-cell>
          <table:table-cell office:value-type="float" office:value="21.08" calcext:value-type="float">
            <text:p>21.08</text:p>
          </table:table-cell>
          <table:table-cell office:value-type="float" office:value="58.51" calcext:value-type="float">
            <text:p>58.5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5-28</text:p>
          </table:table-cell>
          <table:table-cell office:value-type="float" office:value="252.35" calcext:value-type="float">
            <text:p>252.35</text:p>
          </table:table-cell>
          <table:table-cell office:value-type="float" office:value="20.71" calcext:value-type="float">
            <text:p>20.71</text:p>
          </table:table-cell>
          <table:table-cell office:value-type="float" office:value="58.85" calcext:value-type="float">
            <text:p>58.85</text:p>
          </table:table-cell>
          <table:table-cell table:formula="of:=[.G100]" office:value-type="float" office:value="58.85" calcext:value-type="float" table:number-columns-spanned="1" table:number-rows-spanned="2">
            <text:p>58.85</text:p>
          </table:table-cell>
          <table:table-cell table:formula="of:=DATEDIF([.D100];[.D101];&quot;d&quot;)" office:value-type="float" office:value="483" calcext:value-type="float" table:number-columns-spanned="1" table:number-rows-spanned="2">
            <text:p>483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9-23</text:p>
          </table:table-cell>
          <table:table-cell office:value-type="float" office:value="304.6" calcext:value-type="float">
            <text:p>304.6</text:p>
          </table:table-cell>
          <table:table-cell office:value-type="float" office:value="20.71" calcext:value-type="float">
            <text:p>20.71</text:p>
          </table:table-cell>
          <table:table-cell office:value-type="float" office:value="58.85" calcext:value-type="float">
            <text:p>58.8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7-18</text:p>
          </table:table-cell>
          <table:table-cell office:value-type="float" office:value="291.65" calcext:value-type="float">
            <text:p>291.65</text:p>
          </table:table-cell>
          <table:table-cell office:value-type="float" office:value="5.31" calcext:value-type="float">
            <text:p>5.31</text:p>
          </table:table-cell>
          <table:table-cell office:value-type="float" office:value="64.4" calcext:value-type="float">
            <text:p>64.4</text:p>
          </table:table-cell>
          <table:table-cell table:formula="of:=[.G102]" office:value-type="float" office:value="64.4" calcext:value-type="float" table:number-columns-spanned="1" table:number-rows-spanned="2">
            <text:p>64.4</text:p>
          </table:table-cell>
          <table:table-cell table:formula="of:=DATEDIF([.D102];[.D103];&quot;d&quot;)" office:value-type="float" office:value="804" calcext:value-type="float" table:number-columns-spanned="1" table:number-rows-spanned="2">
            <text:p>804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9-29</text:p>
          </table:table-cell>
          <table:table-cell office:value-type="float" office:value="307.15" calcext:value-type="float">
            <text:p>307.15</text:p>
          </table:table-cell>
          <table:table-cell office:value-type="float" office:value="5.31" calcext:value-type="float">
            <text:p>5.31</text:p>
          </table:table-cell>
          <table:table-cell office:value-type="float" office:value="64.4" calcext:value-type="float">
            <text:p>64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12-24</text:p>
          </table:table-cell>
          <table:table-cell office:value-type="float" office:value="277.45" calcext:value-type="float">
            <text:p>277.45</text:p>
          </table:table-cell>
          <table:table-cell office:value-type="float" office:value="11.01" calcext:value-type="float">
            <text:p>11.01</text:p>
          </table:table-cell>
          <table:table-cell office:value-type="float" office:value="62.57" calcext:value-type="float">
            <text:p>62.57</text:p>
          </table:table-cell>
          <table:table-cell table:formula="of:=[.G104]" office:value-type="float" office:value="62.57" calcext:value-type="float" table:number-columns-spanned="1" table:number-rows-spanned="2">
            <text:p>62.57</text:p>
          </table:table-cell>
          <table:table-cell table:formula="of:=DATEDIF([.D104];[.D105];&quot;d&quot;)" office:value-type="float" office:value="646" calcext:value-type="float" table:number-columns-spanned="1" table:number-rows-spanned="2">
            <text:p>646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9-30</text:p>
          </table:table-cell>
          <table:table-cell office:value-type="float" office:value="308" calcext:value-type="float">
            <text:p>308</text:p>
          </table:table-cell>
          <table:table-cell office:value-type="float" office:value="11.01" calcext:value-type="float">
            <text:p>11.01</text:p>
          </table:table-cell>
          <table:table-cell office:value-type="float" office:value="62.57" calcext:value-type="float">
            <text:p>62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10-10</text:p>
          </table:table-cell>
          <table:table-cell office:value-type="float" office:value="281.4" calcext:value-type="float">
            <text:p>281.4</text:p>
          </table:table-cell>
          <table:table-cell office:value-type="float" office:value="10.47" calcext:value-type="float">
            <text:p>10.47</text:p>
          </table:table-cell>
          <table:table-cell office:value-type="float" office:value="63.1" calcext:value-type="float">
            <text:p>63.1</text:p>
          </table:table-cell>
          <table:table-cell table:formula="of:=[.G106]" office:value-type="float" office:value="63.1" calcext:value-type="float" table:number-columns-spanned="1" table:number-rows-spanned="2">
            <text:p>63.1</text:p>
          </table:table-cell>
          <table:table-cell table:formula="of:=DATEDIF([.D106];[.D107];&quot;d&quot;)" office:value-type="float" office:value="721" calcext:value-type="float" table:number-columns-spanned="1" table:number-rows-spanned="2">
            <text:p>721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9-30</text:p>
          </table:table-cell>
          <table:table-cell office:value-type="float" office:value="310.85" calcext:value-type="float">
            <text:p>310.85</text:p>
          </table:table-cell>
          <table:table-cell office:value-type="float" office:value="10.47" calcext:value-type="float">
            <text:p>10.47</text:p>
          </table:table-cell>
          <table:table-cell office:value-type="float" office:value="63.1" calcext:value-type="float">
            <text:p>63.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6-05</text:p>
          </table:table-cell>
          <table:table-cell office:value-type="float" office:value="245.45" calcext:value-type="float">
            <text:p>245.45</text:p>
          </table:table-cell>
          <table:table-cell office:value-type="float" office:value="26.91" calcext:value-type="float">
            <text:p>26.91</text:p>
          </table:table-cell>
          <table:table-cell office:value-type="float" office:value="57.7" calcext:value-type="float">
            <text:p>57.7</text:p>
          </table:table-cell>
          <table:table-cell table:formula="of:=[.G108]" office:value-type="float" office:value="57.7" calcext:value-type="float" table:number-columns-spanned="1" table:number-rows-spanned="2">
            <text:p>57.7</text:p>
          </table:table-cell>
          <table:table-cell table:formula="of:=DATEDIF([.D108];[.D109];&quot;d&quot;)" office:value-type="float" office:value="483" calcext:value-type="float" table:number-columns-spanned="1" table:number-rows-spanned="2">
            <text:p>4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0-01</text:p>
          </table:table-cell>
          <table:table-cell office:value-type="float" office:value="311.5" calcext:value-type="float">
            <text:p>311.5</text:p>
          </table:table-cell>
          <table:table-cell office:value-type="float" office:value="26.91" calcext:value-type="float">
            <text:p>26.91</text:p>
          </table:table-cell>
          <table:table-cell office:value-type="float" office:value="57.7" calcext:value-type="float">
            <text:p>57.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5-15</text:p>
          </table:table-cell>
          <table:table-cell office:value-type="float" office:value="246.2" calcext:value-type="float">
            <text:p>246.2</text:p>
          </table:table-cell>
          <table:table-cell office:value-type="float" office:value="27.19" calcext:value-type="float">
            <text:p>27.19</text:p>
          </table:table-cell>
          <table:table-cell office:value-type="float" office:value="57.82" calcext:value-type="float">
            <text:p>57.82</text:p>
          </table:table-cell>
          <table:table-cell table:formula="of:=[.G110]" office:value-type="float" office:value="57.82" calcext:value-type="float" table:number-columns-spanned="1" table:number-rows-spanned="2">
            <text:p>57.82</text:p>
          </table:table-cell>
          <table:table-cell table:formula="of:=DATEDIF([.D110];[.D111];&quot;d&quot;)" office:value-type="float" office:value="504" calcext:value-type="float" table:number-columns-spanned="1" table:number-rows-spanned="2">
            <text:p>50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0-01</text:p>
          </table:table-cell>
          <table:table-cell office:value-type="float" office:value="313.15" calcext:value-type="float">
            <text:p>313.15</text:p>
          </table:table-cell>
          <table:table-cell office:value-type="float" office:value="27.19" calcext:value-type="float">
            <text:p>27.19</text:p>
          </table:table-cell>
          <table:table-cell office:value-type="float" office:value="57.82" calcext:value-type="float">
            <text:p>57.8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4-17</text:p>
          </table:table-cell>
          <table:table-cell office:value-type="float" office:value="250.25" calcext:value-type="float">
            <text:p>250.25</text:p>
          </table:table-cell>
          <table:table-cell office:value-type="float" office:value="26.13" calcext:value-type="float">
            <text:p>26.13</text:p>
          </table:table-cell>
          <table:table-cell office:value-type="float" office:value="58.51" calcext:value-type="float">
            <text:p>58.51</text:p>
          </table:table-cell>
          <table:table-cell table:formula="of:=[.G112]" office:value-type="float" office:value="58.51" calcext:value-type="float" table:number-columns-spanned="1" table:number-rows-spanned="2">
            <text:p>58.51</text:p>
          </table:table-cell>
          <table:table-cell table:formula="of:=DATEDIF([.D112];[.D113];&quot;d&quot;)" office:value-type="float" office:value="532" calcext:value-type="float" table:number-columns-spanned="1" table:number-rows-spanned="2">
            <text:p>5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0-01</text:p>
          </table:table-cell>
          <table:table-cell office:value-type="float" office:value="315.65" calcext:value-type="float">
            <text:p>315.65</text:p>
          </table:table-cell>
          <table:table-cell office:value-type="float" office:value="26.13" calcext:value-type="float">
            <text:p>26.13</text:p>
          </table:table-cell>
          <table:table-cell office:value-type="float" office:value="58.51" calcext:value-type="float">
            <text:p>58.5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10-18</text:p>
          </table:table-cell>
          <table:table-cell office:value-type="float" office:value="280.95" calcext:value-type="float">
            <text:p>280.95</text:p>
          </table:table-cell>
          <table:table-cell office:value-type="float" office:value="12.56" calcext:value-type="float">
            <text:p>12.56</text:p>
          </table:table-cell>
          <table:table-cell office:value-type="float" office:value="63.04" calcext:value-type="float">
            <text:p>63.04</text:p>
          </table:table-cell>
          <table:table-cell table:formula="of:=[.G114]" office:value-type="float" office:value="63.04" calcext:value-type="float" table:number-columns-spanned="1" table:number-rows-spanned="2">
            <text:p>63.04</text:p>
          </table:table-cell>
          <table:table-cell table:formula="of:=DATEDIF([.D114];[.D115];&quot;d&quot;)" office:value-type="float" office:value="714" calcext:value-type="float" table:number-columns-spanned="1" table:number-rows-spanned="2">
            <text:p>714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10-01</text:p>
          </table:table-cell>
          <table:table-cell office:value-type="float" office:value="316.25" calcext:value-type="float">
            <text:p>316.25</text:p>
          </table:table-cell>
          <table:table-cell office:value-type="float" office:value="12.56" calcext:value-type="float">
            <text:p>12.56</text:p>
          </table:table-cell>
          <table:table-cell office:value-type="float" office:value="63.04" calcext:value-type="float">
            <text:p>63.0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5-28</text:p>
          </table:table-cell>
          <table:table-cell office:value-type="float" office:value="252.35" calcext:value-type="float">
            <text:p>252.35</text:p>
          </table:table-cell>
          <table:table-cell office:value-type="float" office:value="25.74" calcext:value-type="float">
            <text:p>25.74</text:p>
          </table:table-cell>
          <table:table-cell office:value-type="float" office:value="58.85" calcext:value-type="float">
            <text:p>58.85</text:p>
          </table:table-cell>
          <table:table-cell table:formula="of:=[.G116]" office:value-type="float" office:value="58.85" calcext:value-type="float" table:number-columns-spanned="1" table:number-rows-spanned="2">
            <text:p>58.85</text:p>
          </table:table-cell>
          <table:table-cell table:formula="of:=DATEDIF([.D116];[.D117];&quot;d&quot;)" office:value-type="float" office:value="491" calcext:value-type="float" table:number-columns-spanned="1" table:number-rows-spanned="2">
            <text:p>49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0-01</text:p>
          </table:table-cell>
          <table:table-cell office:value-type="float" office:value="317.3" calcext:value-type="float">
            <text:p>317.3</text:p>
          </table:table-cell>
          <table:table-cell office:value-type="float" office:value="25.74" calcext:value-type="float">
            <text:p>25.74</text:p>
          </table:table-cell>
          <table:table-cell office:value-type="float" office:value="58.85" calcext:value-type="float">
            <text:p>58.8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7-26</text:p>
          </table:table-cell>
          <table:table-cell office:value-type="float" office:value="297.3" calcext:value-type="float">
            <text:p>297.3</text:p>
          </table:table-cell>
          <table:table-cell office:value-type="float" office:value="6.84" calcext:value-type="float">
            <text:p>6.84</text:p>
          </table:table-cell>
          <table:table-cell office:value-type="float" office:value="65.07" calcext:value-type="float">
            <text:p>65.07</text:p>
          </table:table-cell>
          <table:table-cell table:formula="of:=[.G118]" office:value-type="float" office:value="65.07" calcext:value-type="float" table:number-columns-spanned="1" table:number-rows-spanned="2">
            <text:p>65.07</text:p>
          </table:table-cell>
          <table:table-cell table:formula="of:=DATEDIF([.D118];[.D119];&quot;d&quot;)" office:value-type="float" office:value="798" calcext:value-type="float" table:number-columns-spanned="1" table:number-rows-spanned="2">
            <text:p>798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10-01</text:p>
          </table:table-cell>
          <table:table-cell office:value-type="float" office:value="317.65" calcext:value-type="float">
            <text:p>317.65</text:p>
          </table:table-cell>
          <table:table-cell office:value-type="float" office:value="6.84" calcext:value-type="float">
            <text:p>6.84</text:p>
          </table:table-cell>
          <table:table-cell office:value-type="float" office:value="65.07" calcext:value-type="float">
            <text:p>65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7-18</text:p>
          </table:table-cell>
          <table:table-cell office:value-type="float" office:value="291.65" calcext:value-type="float">
            <text:p>291.65</text:p>
          </table:table-cell>
          <table:table-cell office:value-type="float" office:value="10.32" calcext:value-type="float">
            <text:p>10.32</text:p>
          </table:table-cell>
          <table:table-cell office:value-type="float" office:value="64.4" calcext:value-type="float">
            <text:p>64.4</text:p>
          </table:table-cell>
          <table:table-cell table:formula="of:=[.G120]" office:value-type="float" office:value="64.4" calcext:value-type="float" table:number-columns-spanned="1" table:number-rows-spanned="2">
            <text:p>64.4</text:p>
          </table:table-cell>
          <table:table-cell table:formula="of:=DATEDIF([.D120];[.D121];&quot;d&quot;)" office:value-type="float" office:value="806" calcext:value-type="float" table:number-columns-spanned="1" table:number-rows-spanned="2">
            <text:p>806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10-01</text:p>
          </table:table-cell>
          <table:table-cell office:value-type="float" office:value="321.75" calcext:value-type="float">
            <text:p>321.75</text:p>
          </table:table-cell>
          <table:table-cell office:value-type="float" office:value="10.32" calcext:value-type="float">
            <text:p>10.32</text:p>
          </table:table-cell>
          <table:table-cell office:value-type="float" office:value="64.4" calcext:value-type="float">
            <text:p>64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12-24</text:p>
          </table:table-cell>
          <table:table-cell office:value-type="float" office:value="277.45" calcext:value-type="float">
            <text:p>277.45</text:p>
          </table:table-cell>
          <table:table-cell office:value-type="float" office:value="16.06" calcext:value-type="float">
            <text:p>16.06</text:p>
          </table:table-cell>
          <table:table-cell office:value-type="float" office:value="62.57" calcext:value-type="float">
            <text:p>62.57</text:p>
          </table:table-cell>
          <table:table-cell table:formula="of:=[.G122]" office:value-type="float" office:value="62.57" calcext:value-type="float" table:number-columns-spanned="1" table:number-rows-spanned="2">
            <text:p>62.57</text:p>
          </table:table-cell>
          <table:table-cell table:formula="of:=DATEDIF([.D122];[.D123];&quot;d&quot;)" office:value-type="float" office:value="647" calcext:value-type="float" table:number-columns-spanned="1" table:number-rows-spanned="2">
            <text:p>647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10-01</text:p>
          </table:table-cell>
          <table:table-cell office:value-type="float" office:value="322" calcext:value-type="float">
            <text:p>322</text:p>
          </table:table-cell>
          <table:table-cell office:value-type="float" office:value="16.06" calcext:value-type="float">
            <text:p>16.06</text:p>
          </table:table-cell>
          <table:table-cell office:value-type="float" office:value="62.57" calcext:value-type="float">
            <text:p>62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10-10</text:p>
          </table:table-cell>
          <table:table-cell office:value-type="float" office:value="281.4" calcext:value-type="float">
            <text:p>281.4</text:p>
          </table:table-cell>
          <table:table-cell office:value-type="float" office:value="15.48" calcext:value-type="float">
            <text:p>15.48</text:p>
          </table:table-cell>
          <table:table-cell office:value-type="float" office:value="63.1" calcext:value-type="float">
            <text:p>63.1</text:p>
          </table:table-cell>
          <table:table-cell table:formula="of:=[.G124]" office:value-type="float" office:value="63.1" calcext:value-type="float" table:number-columns-spanned="1" table:number-rows-spanned="2">
            <text:p>63.1</text:p>
          </table:table-cell>
          <table:table-cell table:formula="of:=DATEDIF([.D124];[.D125];&quot;d&quot;)" office:value-type="float" office:value="722" calcext:value-type="float" table:number-columns-spanned="1" table:number-rows-spanned="2">
            <text:p>722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10-01</text:p>
          </table:table-cell>
          <table:table-cell office:value-type="float" office:value="324.95" calcext:value-type="float">
            <text:p>324.95</text:p>
          </table:table-cell>
          <table:table-cell office:value-type="float" office:value="15.48" calcext:value-type="float">
            <text:p>15.48</text:p>
          </table:table-cell>
          <table:table-cell office:value-type="float" office:value="63.1" calcext:value-type="float">
            <text:p>63.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7-09</text:p>
          </table:table-cell>
          <table:table-cell office:value-type="float" office:value="294.2" calcext:value-type="float">
            <text:p>294.2</text:p>
          </table:table-cell>
          <table:table-cell office:value-type="float" office:value="10.54" calcext:value-type="float">
            <text:p>10.54</text:p>
          </table:table-cell>
          <table:table-cell office:value-type="float" office:value="64.71" calcext:value-type="float">
            <text:p>64.71</text:p>
          </table:table-cell>
          <table:table-cell table:formula="of:=[.G126]" office:value-type="float" office:value="64.71" calcext:value-type="float" table:number-columns-spanned="1" table:number-rows-spanned="2">
            <text:p>64.71</text:p>
          </table:table-cell>
          <table:table-cell table:formula="of:=DATEDIF([.D126];[.D127];&quot;d&quot;)" office:value-type="float" office:value="840" calcext:value-type="float" table:number-columns-spanned="1" table:number-rows-spanned="2">
            <text:p>840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10-26</text:p>
          </table:table-cell>
          <table:table-cell office:value-type="float" office:value="325.2" calcext:value-type="float">
            <text:p>325.2</text:p>
          </table:table-cell>
          <table:table-cell office:value-type="float" office:value="10.54" calcext:value-type="float">
            <text:p>10.54</text:p>
          </table:table-cell>
          <table:table-cell office:value-type="float" office:value="64.71" calcext:value-type="float">
            <text:p>64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10-18</text:p>
          </table:table-cell>
          <table:table-cell office:value-type="float" office:value="280.95" calcext:value-type="float">
            <text:p>280.95</text:p>
          </table:table-cell>
          <table:table-cell office:value-type="float" office:value="17.67" calcext:value-type="float">
            <text:p>17.67</text:p>
          </table:table-cell>
          <table:table-cell office:value-type="float" office:value="63.04" calcext:value-type="float">
            <text:p>63.04</text:p>
          </table:table-cell>
          <table:table-cell table:formula="of:=[.G128]" office:value-type="float" office:value="63.04" calcext:value-type="float" table:number-columns-spanned="1" table:number-rows-spanned="2">
            <text:p>63.04</text:p>
          </table:table-cell>
          <table:table-cell table:formula="of:=DATEDIF([.D128];[.D129];&quot;d&quot;)" office:value-type="float" office:value="756" calcext:value-type="float" table:number-columns-spanned="1" table:number-rows-spanned="2">
            <text:p>75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11-12</text:p>
          </table:table-cell>
          <table:table-cell office:value-type="float" office:value="330.6" calcext:value-type="float">
            <text:p>330.6</text:p>
          </table:table-cell>
          <table:table-cell office:value-type="float" office:value="17.67" calcext:value-type="float">
            <text:p>17.67</text:p>
          </table:table-cell>
          <table:table-cell office:value-type="float" office:value="63.04" calcext:value-type="float">
            <text:p>63.0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7-26</text:p>
          </table:table-cell>
          <table:table-cell office:value-type="float" office:value="297.3" calcext:value-type="float">
            <text:p>297.3</text:p>
          </table:table-cell>
          <table:table-cell office:value-type="float" office:value="11.92" calcext:value-type="float">
            <text:p>11.92</text:p>
          </table:table-cell>
          <table:table-cell office:value-type="float" office:value="65.07" calcext:value-type="float">
            <text:p>65.07</text:p>
          </table:table-cell>
          <table:table-cell table:formula="of:=[.G130]" office:value-type="float" office:value="65.07" calcext:value-type="float" table:number-columns-spanned="1" table:number-rows-spanned="2">
            <text:p>65.07</text:p>
          </table:table-cell>
          <table:table-cell table:formula="of:=DATEDIF([.D130];[.D131];&quot;d&quot;)" office:value-type="float" office:value="841" calcext:value-type="float" table:number-columns-spanned="1" table:number-rows-spanned="2">
            <text:p>841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11-13</text:p>
          </table:table-cell>
          <table:table-cell office:value-type="float" office:value="332.75" calcext:value-type="float">
            <text:p>332.75</text:p>
          </table:table-cell>
          <table:table-cell office:value-type="float" office:value="11.92" calcext:value-type="float">
            <text:p>11.92</text:p>
          </table:table-cell>
          <table:table-cell office:value-type="float" office:value="65.07" calcext:value-type="float">
            <text:p>65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12-24</text:p>
          </table:table-cell>
          <table:table-cell office:value-type="float" office:value="277.45" calcext:value-type="float">
            <text:p>277.45</text:p>
          </table:table-cell>
          <table:table-cell office:value-type="float" office:value="21.1" calcext:value-type="float">
            <text:p>21.1</text:p>
          </table:table-cell>
          <table:table-cell office:value-type="float" office:value="62.57" calcext:value-type="float">
            <text:p>62.57</text:p>
          </table:table-cell>
          <table:table-cell table:formula="of:=[.G132]" office:value-type="float" office:value="62.57" calcext:value-type="float" table:number-columns-spanned="1" table:number-rows-spanned="2">
            <text:p>62.57</text:p>
          </table:table-cell>
          <table:table-cell table:formula="of:=DATEDIF([.D132];[.D133];&quot;d&quot;)" office:value-type="float" office:value="690" calcext:value-type="float" table:number-columns-spanned="1" table:number-rows-spanned="2">
            <text:p>690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11-13</text:p>
          </table:table-cell>
          <table:table-cell office:value-type="float" office:value="336" calcext:value-type="float">
            <text:p>336</text:p>
          </table:table-cell>
          <table:table-cell office:value-type="float" office:value="21.1" calcext:value-type="float">
            <text:p>21.1</text:p>
          </table:table-cell>
          <table:table-cell office:value-type="float" office:value="62.57" calcext:value-type="float">
            <text:p>62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7-18</text:p>
          </table:table-cell>
          <table:table-cell office:value-type="float" office:value="291.65" calcext:value-type="float">
            <text:p>291.65</text:p>
          </table:table-cell>
          <table:table-cell office:value-type="float" office:value="15.34" calcext:value-type="float">
            <text:p>15.34</text:p>
          </table:table-cell>
          <table:table-cell office:value-type="float" office:value="64.4" calcext:value-type="float">
            <text:p>64.4</text:p>
          </table:table-cell>
          <table:table-cell table:formula="of:=[.G134]" office:value-type="float" office:value="64.4" calcext:value-type="float" table:number-columns-spanned="1" table:number-rows-spanned="2">
            <text:p>64.4</text:p>
          </table:table-cell>
          <table:table-cell table:formula="of:=DATEDIF([.D134];[.D135];&quot;d&quot;)" office:value-type="float" office:value="849" calcext:value-type="float" table:number-columns-spanned="1" table:number-rows-spanned="2">
            <text:p>849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11-13</text:p>
          </table:table-cell>
          <table:table-cell office:value-type="float" office:value="336.4" calcext:value-type="float">
            <text:p>336.4</text:p>
          </table:table-cell>
          <table:table-cell office:value-type="float" office:value="15.34" calcext:value-type="float">
            <text:p>15.34</text:p>
          </table:table-cell>
          <table:table-cell office:value-type="float" office:value="64.4" calcext:value-type="float">
            <text:p>64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10-10</text:p>
          </table:table-cell>
          <table:table-cell office:value-type="float" office:value="281.4" calcext:value-type="float">
            <text:p>281.4</text:p>
          </table:table-cell>
          <table:table-cell office:value-type="float" office:value="20.5" calcext:value-type="float">
            <text:p>20.5</text:p>
          </table:table-cell>
          <table:table-cell office:value-type="float" office:value="63.1" calcext:value-type="float">
            <text:p>63.1</text:p>
          </table:table-cell>
          <table:table-cell table:formula="of:=[.G136]" office:value-type="float" office:value="63.1" calcext:value-type="float" table:number-columns-spanned="1" table:number-rows-spanned="2">
            <text:p>63.1</text:p>
          </table:table-cell>
          <table:table-cell table:formula="of:=DATEDIF([.D136];[.D137];&quot;d&quot;)" office:value-type="float" office:value="769" calcext:value-type="float" table:number-columns-spanned="1" table:number-rows-spanned="2">
            <text:p>769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11-17</text:p>
          </table:table-cell>
          <table:table-cell office:value-type="float" office:value="339.1" calcext:value-type="float">
            <text:p>339.1</text:p>
          </table:table-cell>
          <table:table-cell office:value-type="float" office:value="20.5" calcext:value-type="float">
            <text:p>20.5</text:p>
          </table:table-cell>
          <table:table-cell office:value-type="float" office:value="63.1" calcext:value-type="float">
            <text:p>63.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7-09</text:p>
          </table:table-cell>
          <table:table-cell office:value-type="float" office:value="294.2" calcext:value-type="float">
            <text:p>294.2</text:p>
          </table:table-cell>
          <table:table-cell office:value-type="float" office:value="15.55" calcext:value-type="float">
            <text:p>15.55</text:p>
          </table:table-cell>
          <table:table-cell office:value-type="float" office:value="64.71" calcext:value-type="float">
            <text:p>64.71</text:p>
          </table:table-cell>
          <table:table-cell table:formula="of:=[.G138]" office:value-type="float" office:value="64.71" calcext:value-type="float" table:number-columns-spanned="1" table:number-rows-spanned="2">
            <text:p>64.71</text:p>
          </table:table-cell>
          <table:table-cell table:formula="of:=DATEDIF([.D138];[.D139];&quot;d&quot;)" office:value-type="float" office:value="862" calcext:value-type="float" table:number-columns-spanned="1" table:number-rows-spanned="2">
            <text:p>862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11-17</text:p>
          </table:table-cell>
          <table:table-cell office:value-type="float" office:value="339.95" calcext:value-type="float">
            <text:p>339.95</text:p>
          </table:table-cell>
          <table:table-cell office:value-type="float" office:value="15.55" calcext:value-type="float">
            <text:p>15.55</text:p>
          </table:table-cell>
          <table:table-cell office:value-type="float" office:value="64.71" calcext:value-type="float">
            <text:p>64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10-18</text:p>
          </table:table-cell>
          <table:table-cell office:value-type="float" office:value="280.95" calcext:value-type="float">
            <text:p>280.95</text:p>
          </table:table-cell>
          <table:table-cell office:value-type="float" office:value="22.8" calcext:value-type="float">
            <text:p>22.8</text:p>
          </table:table-cell>
          <table:table-cell office:value-type="float" office:value="63.04" calcext:value-type="float">
            <text:p>63.04</text:p>
          </table:table-cell>
          <table:table-cell table:formula="of:=[.G140]" office:value-type="float" office:value="63.04" calcext:value-type="float" table:number-columns-spanned="1" table:number-rows-spanned="2">
            <text:p>63.04</text:p>
          </table:table-cell>
          <table:table-cell table:formula="of:=DATEDIF([.D140];[.D141];&quot;d&quot;)" office:value-type="float" office:value="761" calcext:value-type="float" table:number-columns-spanned="1" table:number-rows-spanned="2">
            <text:p>761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11-17</text:p>
          </table:table-cell>
          <table:table-cell office:value-type="float" office:value="345" calcext:value-type="float">
            <text:p>345</text:p>
          </table:table-cell>
          <table:table-cell office:value-type="float" office:value="22.8" calcext:value-type="float">
            <text:p>22.8</text:p>
          </table:table-cell>
          <table:table-cell office:value-type="float" office:value="63.04" calcext:value-type="float">
            <text:p>63.0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7-26</text:p>
          </table:table-cell>
          <table:table-cell office:value-type="float" office:value="297.3" calcext:value-type="float">
            <text:p>297.3</text:p>
          </table:table-cell>
          <table:table-cell office:value-type="float" office:value="17.02" calcext:value-type="float">
            <text:p>17.02</text:p>
          </table:table-cell>
          <table:table-cell office:value-type="float" office:value="65.07" calcext:value-type="float">
            <text:p>65.07</text:p>
          </table:table-cell>
          <table:table-cell table:formula="of:=[.G142]" office:value-type="float" office:value="65.07" calcext:value-type="float" table:number-columns-spanned="1" table:number-rows-spanned="2">
            <text:p>65.07</text:p>
          </table:table-cell>
          <table:table-cell table:formula="of:=DATEDIF([.D142];[.D143];&quot;d&quot;)" office:value-type="float" office:value="846" calcext:value-type="float" table:number-columns-spanned="1" table:number-rows-spanned="2">
            <text:p>846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11-18</text:p>
          </table:table-cell>
          <table:table-cell office:value-type="float" office:value="347.9" calcext:value-type="float">
            <text:p>347.9</text:p>
          </table:table-cell>
          <table:table-cell office:value-type="float" office:value="17.02" calcext:value-type="float">
            <text:p>17.02</text:p>
          </table:table-cell>
          <table:table-cell office:value-type="float" office:value="65.07" calcext:value-type="float">
            <text:p>65.0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12-24</text:p>
          </table:table-cell>
          <table:table-cell office:value-type="float" office:value="277.45" calcext:value-type="float">
            <text:p>277.45</text:p>
          </table:table-cell>
          <table:table-cell office:value-type="float" office:value="26.15" calcext:value-type="float">
            <text:p>26.15</text:p>
          </table:table-cell>
          <table:table-cell office:value-type="float" office:value="62.57" calcext:value-type="float">
            <text:p>62.57</text:p>
          </table:table-cell>
          <table:table-cell table:formula="of:=[.G144]" office:value-type="float" office:value="62.57" calcext:value-type="float" table:number-columns-spanned="1" table:number-rows-spanned="2">
            <text:p>62.57</text:p>
          </table:table-cell>
          <table:table-cell table:formula="of:=DATEDIF([.D144];[.D145];&quot;d&quot;)" office:value-type="float" office:value="695" calcext:value-type="float" table:number-columns-spanned="1" table:number-rows-spanned="2">
            <text:p>69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1-18</text:p>
          </table:table-cell>
          <table:table-cell office:value-type="float" office:value="350" calcext:value-type="float">
            <text:p>350</text:p>
          </table:table-cell>
          <table:table-cell office:value-type="float" office:value="26.15" calcext:value-type="float">
            <text:p>26.15</text:p>
          </table:table-cell>
          <table:table-cell office:value-type="float" office:value="62.57" calcext:value-type="float">
            <text:p>62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7-18</text:p>
          </table:table-cell>
          <table:table-cell office:value-type="float" office:value="291.65" calcext:value-type="float">
            <text:p>291.65</text:p>
          </table:table-cell>
          <table:table-cell office:value-type="float" office:value="20.35" calcext:value-type="float">
            <text:p>20.35</text:p>
          </table:table-cell>
          <table:table-cell office:value-type="float" office:value="64.4" calcext:value-type="float">
            <text:p>64.4</text:p>
          </table:table-cell>
          <table:table-cell table:formula="of:=[.G146]" office:value-type="float" office:value="64.4" calcext:value-type="float" table:number-columns-spanned="1" table:number-rows-spanned="2">
            <text:p>64.4</text:p>
          </table:table-cell>
          <table:table-cell table:formula="of:=DATEDIF([.D146];[.D147];&quot;d&quot;)" office:value-type="float" office:value="854" calcext:value-type="float" table:number-columns-spanned="1" table:number-rows-spanned="2">
            <text:p>854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11-18</text:p>
          </table:table-cell>
          <table:table-cell office:value-type="float" office:value="351" calcext:value-type="float">
            <text:p>351</text:p>
          </table:table-cell>
          <table:table-cell office:value-type="float" office:value="20.35" calcext:value-type="float">
            <text:p>20.35</text:p>
          </table:table-cell>
          <table:table-cell office:value-type="float" office:value="64.4" calcext:value-type="float">
            <text:p>64.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10-10</text:p>
          </table:table-cell>
          <table:table-cell office:value-type="float" office:value="281.4" calcext:value-type="float">
            <text:p>281.4</text:p>
          </table:table-cell>
          <table:table-cell office:value-type="float" office:value="25.53" calcext:value-type="float">
            <text:p>25.53</text:p>
          </table:table-cell>
          <table:table-cell office:value-type="float" office:value="63.1" calcext:value-type="float">
            <text:p>63.1</text:p>
          </table:table-cell>
          <table:table-cell table:formula="of:=[.G148]" office:value-type="float" office:value="63.1" calcext:value-type="float" table:number-columns-spanned="1" table:number-rows-spanned="2">
            <text:p>63.1</text:p>
          </table:table-cell>
          <table:table-cell table:formula="of:=DATEDIF([.D148];[.D149];&quot;d&quot;)" office:value-type="float" office:value="777" calcext:value-type="float" table:number-columns-spanned="1" table:number-rows-spanned="2">
            <text:p>77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1-25</text:p>
          </table:table-cell>
          <table:table-cell office:value-type="float" office:value="353.25" calcext:value-type="float">
            <text:p>353.25</text:p>
          </table:table-cell>
          <table:table-cell office:value-type="float" office:value="25.53" calcext:value-type="float">
            <text:p>25.53</text:p>
          </table:table-cell>
          <table:table-cell office:value-type="float" office:value="63.1" calcext:value-type="float">
            <text:p>63.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7-09</text:p>
          </table:table-cell>
          <table:table-cell office:value-type="float" office:value="294.2" calcext:value-type="float">
            <text:p>294.2</text:p>
          </table:table-cell>
          <table:table-cell office:value-type="float" office:value="20.58" calcext:value-type="float">
            <text:p>20.58</text:p>
          </table:table-cell>
          <table:table-cell office:value-type="float" office:value="64.71" calcext:value-type="float">
            <text:p>64.71</text:p>
          </table:table-cell>
          <table:table-cell table:formula="of:=[.G150]" office:value-type="float" office:value="64.71" calcext:value-type="float" table:number-columns-spanned="1" table:number-rows-spanned="2">
            <text:p>64.71</text:p>
          </table:table-cell>
          <table:table-cell table:formula="of:=DATEDIF([.D150];[.D151];&quot;d&quot;)" office:value-type="float" office:value="870" calcext:value-type="float" table:number-columns-spanned="1" table:number-rows-spanned="2">
            <text:p>870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11-25</text:p>
          </table:table-cell>
          <table:table-cell office:value-type="float" office:value="354.75" calcext:value-type="float">
            <text:p>354.75</text:p>
          </table:table-cell>
          <table:table-cell office:value-type="float" office:value="20.58" calcext:value-type="float">
            <text:p>20.58</text:p>
          </table:table-cell>
          <table:table-cell office:value-type="float" office:value="64.71" calcext:value-type="float">
            <text:p>64.7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10-18</text:p>
          </table:table-cell>
          <table:table-cell office:value-type="float" office:value="280.95" calcext:value-type="float">
            <text:p>280.95</text:p>
          </table:table-cell>
          <table:table-cell office:value-type="float" office:value="27.91" calcext:value-type="float">
            <text:p>27.91</text:p>
          </table:table-cell>
          <table:table-cell office:value-type="float" office:value="63.04" calcext:value-type="float">
            <text:p>63.04</text:p>
          </table:table-cell>
          <table:table-cell table:formula="of:=[.G152]" office:value-type="float" office:value="63.04" calcext:value-type="float" table:number-columns-spanned="1" table:number-rows-spanned="2">
            <text:p>63.04</text:p>
          </table:table-cell>
          <table:table-cell table:formula="of:=DATEDIF([.D152];[.D153];&quot;d&quot;)" office:value-type="float" office:value="791" calcext:value-type="float" table:number-columns-spanned="1" table:number-rows-spanned="2">
            <text:p>79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2-17</text:p>
          </table:table-cell>
          <table:table-cell office:value-type="float" office:value="359.35" calcext:value-type="float">
            <text:p>359.35</text:p>
          </table:table-cell>
          <table:table-cell office:value-type="float" office:value="27.91" calcext:value-type="float">
            <text:p>27.91</text:p>
          </table:table-cell>
          <table:table-cell office:value-type="float" office:value="63.04" calcext:value-type="float">
            <text:p>63.0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7-26</text:p>
          </table:table-cell>
          <table:table-cell office:value-type="float" office:value="297.3" calcext:value-type="float">
            <text:p>297.3</text:p>
          </table:table-cell>
          <table:table-cell office:value-type="float" office:value="22.1" calcext:value-type="float">
            <text:p>22.1</text:p>
          </table:table-cell>
          <table:table-cell office:value-type="float" office:value="65.07" calcext:value-type="float">
            <text:p>65.07</text:p>
          </table:table-cell>
          <table:table-cell table:formula="of:=[.G154]" office:value-type="float" office:value="65.07" calcext:value-type="float" table:number-columns-spanned="1" table:number-rows-spanned="2">
            <text:p>65.07</text:p>
          </table:table-cell>
          <table:table-cell table:formula="of:=DATEDIF([.D154];[.D155];&quot;d&quot;)" office:value-type="float" office:value="875" calcext:value-type="float" table:number-columns-spanned="1" table:number-rows-spanned="2">
            <text:p>875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12-17</text:p>
          </table:table-cell>
          <table:table-cell office:value-type="float" office:value="363" calcext:value-type="float">
            <text:p>363</text:p>
          </table:table-cell>
          <table:table-cell office:value-type="float" office:value="22.1" calcext:value-type="float">
            <text:p>22.1</text:p>
          </table:table-cell>
          <table:table-cell office:value-type="float" office:value="65.07" calcext:value-type="float">
            <text:p>65.0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7-18</text:p>
          </table:table-cell>
          <table:table-cell office:value-type="float" office:value="291.65" calcext:value-type="float">
            <text:p>291.65</text:p>
          </table:table-cell>
          <table:table-cell office:value-type="float" office:value="25.37" calcext:value-type="float">
            <text:p>25.37</text:p>
          </table:table-cell>
          <table:table-cell office:value-type="float" office:value="64.4" calcext:value-type="float">
            <text:p>64.4</text:p>
          </table:table-cell>
          <table:table-cell table:formula="of:=[.G156]" office:value-type="float" office:value="64.4" calcext:value-type="float" table:number-columns-spanned="1" table:number-rows-spanned="2">
            <text:p>64.4</text:p>
          </table:table-cell>
          <table:table-cell table:formula="of:=DATEDIF([.D156];[.D157];&quot;d&quot;)" office:value-type="float" office:value="884" calcext:value-type="float" table:number-columns-spanned="1" table:number-rows-spanned="2">
            <text:p>88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2-18</text:p>
          </table:table-cell>
          <table:table-cell office:value-type="float" office:value="365.65" calcext:value-type="float">
            <text:p>365.65</text:p>
          </table:table-cell>
          <table:table-cell office:value-type="float" office:value="25.37" calcext:value-type="float">
            <text:p>25.37</text:p>
          </table:table-cell>
          <table:table-cell office:value-type="float" office:value="64.4" calcext:value-type="float">
            <text:p>64.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7-09</text:p>
          </table:table-cell>
          <table:table-cell office:value-type="float" office:value="294.2" calcext:value-type="float">
            <text:p>294.2</text:p>
          </table:table-cell>
          <table:table-cell office:value-type="float" office:value="25.59" calcext:value-type="float">
            <text:p>25.59</text:p>
          </table:table-cell>
          <table:table-cell office:value-type="float" office:value="64.71" calcext:value-type="float">
            <text:p>64.71</text:p>
          </table:table-cell>
          <table:table-cell table:formula="of:=[.G158]" office:value-type="float" office:value="64.71" calcext:value-type="float" table:number-columns-spanned="1" table:number-rows-spanned="2">
            <text:p>64.71</text:p>
          </table:table-cell>
          <table:table-cell table:formula="of:=DATEDIF([.D158];[.D159];&quot;d&quot;)" office:value-type="float" office:value="896" calcext:value-type="float" table:number-columns-spanned="1" table:number-rows-spanned="2">
            <text:p>89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2-21</text:p>
          </table:table-cell>
          <table:table-cell office:value-type="float" office:value="369.5" calcext:value-type="float">
            <text:p>369.5</text:p>
          </table:table-cell>
          <table:table-cell office:value-type="float" office:value="25.59" calcext:value-type="float">
            <text:p>25.59</text:p>
          </table:table-cell>
          <table:table-cell office:value-type="float" office:value="64.71" calcext:value-type="float">
            <text:p>64.7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7-26</text:p>
          </table:table-cell>
          <table:table-cell office:value-type="float" office:value="297.3" calcext:value-type="float">
            <text:p>297.3</text:p>
          </table:table-cell>
          <table:table-cell office:value-type="float" office:value="27.19" calcext:value-type="float">
            <text:p>27.19</text:p>
          </table:table-cell>
          <table:table-cell office:value-type="float" office:value="65.07" calcext:value-type="float">
            <text:p>65.07</text:p>
          </table:table-cell>
          <table:table-cell table:formula="of:=[.G160]" office:value-type="float" office:value="65.07" calcext:value-type="float" table:number-columns-spanned="1" table:number-rows-spanned="2">
            <text:p>65.07</text:p>
          </table:table-cell>
          <table:table-cell table:formula="of:=DATEDIF([.D160];[.D161];&quot;d&quot;)" office:value-type="float" office:value="882" calcext:value-type="float" table:number-columns-spanned="1" table:number-rows-spanned="2">
            <text:p>8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2-24</text:p>
          </table:table-cell>
          <table:table-cell office:value-type="float" office:value="378.15" calcext:value-type="float">
            <text:p>378.15</text:p>
          </table:table-cell>
          <table:table-cell office:value-type="float" office:value="27.19" calcext:value-type="float">
            <text:p>27.19</text:p>
          </table:table-cell>
          <table:table-cell office:value-type="float" office:value="65.07" calcext:value-type="float">
            <text:p>65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6-21</text:p>
          </table:table-cell>
          <table:table-cell office:value-type="float" office:value="553.4" calcext:value-type="float">
            <text:p>553.4</text:p>
          </table:table-cell>
          <table:table-cell office:value-type="float" office:value="5.38" calcext:value-type="float">
            <text:p>5.38</text:p>
          </table:table-cell>
          <table:table-cell office:value-type="float" office:value="3.32" calcext:value-type="float">
            <text:p>3.32</text:p>
          </table:table-cell>
          <table:table-cell table:formula="of:=[.G162]" office:value-type="float" office:value="3.32" calcext:value-type="float" table:number-columns-spanned="1" table:number-rows-spanned="2">
            <text:p>3.32</text:p>
          </table:table-cell>
          <table:table-cell table:formula="of:=DATEDIF([.D162];[.D163];&quot;d&quot;)" office:value-type="float" office:value="8" calcext:value-type="float" table:number-columns-spanned="1" table:number-rows-spanned="2">
            <text:p>8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6-29</text:p>
          </table:table-cell>
          <table:table-cell office:value-type="float" office:value="583.15" calcext:value-type="float">
            <text:p>583.15</text:p>
          </table:table-cell>
          <table:table-cell office:value-type="float" office:value="5.38" calcext:value-type="float">
            <text:p>5.38</text:p>
          </table:table-cell>
          <table:table-cell office:value-type="float" office:value="3.32" calcext:value-type="float">
            <text:p>3.3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0-12</text:p>
          </table:table-cell>
          <table:table-cell office:value-type="float" office:value="539.55" calcext:value-type="float">
            <text:p>539.55</text:p>
          </table:table-cell>
          <table:table-cell office:value-type="float" office:value="6.01" calcext:value-type="float">
            <text:p>6.01</text:p>
          </table:table-cell>
          <table:table-cell office:value-type="float" office:value="0" calcext:value-type="float">
            <text:p>0</text:p>
          </table:table-cell>
          <table:table-cell table:formula="of:=[.G164]" office:value-type="float" office:value="0" calcext:value-type="float" table:number-columns-spanned="1" table:number-rows-spanned="2">
            <text:p>0</text:p>
          </table:table-cell>
          <table:table-cell table:formula="of:=DATEDIF([.D164];[.D165];&quot;d&quot;)" office:value-type="float" office:value="5" calcext:value-type="float" table:number-columns-spanned="1" table:number-rows-spanned="2">
            <text:p>5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0-17</text:p>
          </table:table-cell>
          <table:table-cell office:value-type="float" office:value="571.95" calcext:value-type="float">
            <text:p>571.95</text:p>
          </table:table-cell>
          <table:table-cell office:value-type="float" office:value="6.01" calcext:value-type="float">
            <text:p>6.01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0-24</text:p>
          </table:table-cell>
          <table:table-cell office:value-type="float" office:value="539.9" calcext:value-type="float">
            <text:p>539.9</text:p>
          </table:table-cell>
          <table:table-cell office:value-type="float" office:value="6.22" calcext:value-type="float">
            <text:p>6.22</text:p>
          </table:table-cell>
          <table:table-cell office:value-type="float" office:value="0.77" calcext:value-type="float">
            <text:p>0.77</text:p>
          </table:table-cell>
          <table:table-cell table:formula="of:=[.G166]" office:value-type="float" office:value="0.77" calcext:value-type="float" table:number-columns-spanned="1" table:number-rows-spanned="2">
            <text:p>0.77</text:p>
          </table:table-cell>
          <table:table-cell table:formula="of:=DATEDIF([.D166];[.D167];&quot;d&quot;)" office:value-type="float" office:value="21" calcext:value-type="float" table:number-columns-spanned="1" table:number-rows-spanned="2">
            <text:p>21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1-14</text:p>
          </table:table-cell>
          <table:table-cell office:value-type="float" office:value="573.5" calcext:value-type="float">
            <text:p>573.5</text:p>
          </table:table-cell>
          <table:table-cell office:value-type="float" office:value="6.22" calcext:value-type="float">
            <text:p>6.22</text:p>
          </table:table-cell>
          <table:table-cell office:value-type="float" office:value="0.77" calcext:value-type="float">
            <text:p>0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1-22</text:p>
          </table:table-cell>
          <table:table-cell office:value-type="float" office:value="540.95" calcext:value-type="float">
            <text:p>540.95</text:p>
          </table:table-cell>
          <table:table-cell office:value-type="float" office:value="6.28" calcext:value-type="float">
            <text:p>6.28</text:p>
          </table:table-cell>
          <table:table-cell office:value-type="float" office:value="3.78" calcext:value-type="float">
            <text:p>3.78</text:p>
          </table:table-cell>
          <table:table-cell table:formula="of:=[.G168]" office:value-type="float" office:value="3.78" calcext:value-type="float" table:number-columns-spanned="1" table:number-rows-spanned="2">
            <text:p>3.78</text:p>
          </table:table-cell>
          <table:table-cell table:formula="of:=DATEDIF([.D168];[.D169];&quot;d&quot;)" office:value-type="float" office:value="10" calcext:value-type="float" table:number-columns-spanned="1" table:number-rows-spanned="2">
            <text:p>10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2-02</text:p>
          </table:table-cell>
          <table:table-cell office:value-type="float" office:value="574.9" calcext:value-type="float">
            <text:p>574.9</text:p>
          </table:table-cell>
          <table:table-cell office:value-type="float" office:value="6.28" calcext:value-type="float">
            <text:p>6.28</text:p>
          </table:table-cell>
          <table:table-cell office:value-type="float" office:value="3.78" calcext:value-type="float">
            <text:p>3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1-28</text:p>
          </table:table-cell>
          <table:table-cell office:value-type="float" office:value="544.25" calcext:value-type="float">
            <text:p>544.25</text:p>
          </table:table-cell>
          <table:table-cell office:value-type="float" office:value="5.72" calcext:value-type="float">
            <text:p>5.72</text:p>
          </table:table-cell>
          <table:table-cell office:value-type="float" office:value="0.68" calcext:value-type="float">
            <text:p>0.68</text:p>
          </table:table-cell>
          <table:table-cell table:formula="of:=[.G170]" office:value-type="float" office:value="0.68" calcext:value-type="float" table:number-columns-spanned="1" table:number-rows-spanned="2">
            <text:p>0.68</text:p>
          </table:table-cell>
          <table:table-cell table:formula="of:=DATEDIF([.D170];[.D171];&quot;d&quot;)" office:value-type="float" office:value="4" calcext:value-type="float" table:number-columns-spanned="1" table:number-rows-spanned="2">
            <text:p>4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2-02</text:p>
          </table:table-cell>
          <table:table-cell office:value-type="float" office:value="575.4" calcext:value-type="float">
            <text:p>575.4</text:p>
          </table:table-cell>
          <table:table-cell office:value-type="float" office:value="5.72" calcext:value-type="float">
            <text:p>5.72</text:p>
          </table:table-cell>
          <table:table-cell office:value-type="float" office:value="0.68" calcext:value-type="float">
            <text:p>0.6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1-24</text:p>
          </table:table-cell>
          <table:table-cell office:value-type="float" office:value="545.9" calcext:value-type="float">
            <text:p>545.9</text:p>
          </table:table-cell>
          <table:table-cell office:value-type="float" office:value="5.45" calcext:value-type="float">
            <text:p>5.45</text:p>
          </table:table-cell>
          <table:table-cell office:value-type="float" office:value="3.18" calcext:value-type="float">
            <text:p>3.18</text:p>
          </table:table-cell>
          <table:table-cell table:formula="of:=[.G172]" office:value-type="float" office:value="3.18" calcext:value-type="float" table:number-columns-spanned="1" table:number-rows-spanned="2">
            <text:p>3.18</text:p>
          </table:table-cell>
          <table:table-cell table:formula="of:=DATEDIF([.D172];[.D173];&quot;d&quot;)" office:value-type="float" office:value="8" calcext:value-type="float" table:number-columns-spanned="1" table:number-rows-spanned="2">
            <text:p>8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2-02</text:p>
          </table:table-cell>
          <table:table-cell office:value-type="float" office:value="575.65" calcext:value-type="float">
            <text:p>575.65</text:p>
          </table:table-cell>
          <table:table-cell office:value-type="float" office:value="5.45" calcext:value-type="float">
            <text:p>5.45</text:p>
          </table:table-cell>
          <table:table-cell office:value-type="float" office:value="3.18" calcext:value-type="float">
            <text:p>3.1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10-12</text:p>
          </table:table-cell>
          <table:table-cell office:value-type="float" office:value="539.55" calcext:value-type="float">
            <text:p>539.55</text:p>
          </table:table-cell>
          <table:table-cell office:value-type="float" office:value="11.06" calcext:value-type="float">
            <text:p>11.06</text:p>
          </table:table-cell>
          <table:table-cell office:value-type="float" office:value="5.43" calcext:value-type="float">
            <text:p>5.43</text:p>
          </table:table-cell>
          <table:table-cell table:formula="of:=[.G174]" office:value-type="float" office:value="5.43" calcext:value-type="float" table:number-columns-spanned="1" table:number-rows-spanned="2">
            <text:p>5.43</text:p>
          </table:table-cell>
          <table:table-cell table:formula="of:=DATEDIF([.D174];[.D175];&quot;d&quot;)" office:value-type="float" office:value="83" calcext:value-type="float" table:number-columns-spanned="1" table:number-rows-spanned="2">
            <text:p>83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1-03</text:p>
          </table:table-cell>
          <table:table-cell office:value-type="float" office:value="599.2" calcext:value-type="float">
            <text:p>599.2</text:p>
          </table:table-cell>
          <table:table-cell office:value-type="float" office:value="11.06" calcext:value-type="float">
            <text:p>11.06</text:p>
          </table:table-cell>
          <table:table-cell office:value-type="float" office:value="5.43" calcext:value-type="float">
            <text:p>5.4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10-24</text:p>
          </table:table-cell>
          <table:table-cell office:value-type="float" office:value="539.9" calcext:value-type="float">
            <text:p>539.9</text:p>
          </table:table-cell>
          <table:table-cell office:value-type="float" office:value="11.28" calcext:value-type="float">
            <text:p>11.28</text:p>
          </table:table-cell>
          <table:table-cell office:value-type="float" office:value="3.59" calcext:value-type="float">
            <text:p>3.59</text:p>
          </table:table-cell>
          <table:table-cell table:formula="of:=[.G176]" office:value-type="float" office:value="3.59" calcext:value-type="float" table:number-columns-spanned="1" table:number-rows-spanned="2">
            <text:p>3.59</text:p>
          </table:table-cell>
          <table:table-cell table:formula="of:=DATEDIF([.D176];[.D177];&quot;d&quot;)" office:value-type="float" office:value="71" calcext:value-type="float" table:number-columns-spanned="1" table:number-rows-spanned="2">
            <text:p>71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1-03</text:p>
          </table:table-cell>
          <table:table-cell office:value-type="float" office:value="600.8" calcext:value-type="float">
            <text:p>600.8</text:p>
          </table:table-cell>
          <table:table-cell office:value-type="float" office:value="11.28" calcext:value-type="float">
            <text:p>11.28</text:p>
          </table:table-cell>
          <table:table-cell office:value-type="float" office:value="3.59" calcext:value-type="float">
            <text:p>3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11-22</text:p>
          </table:table-cell>
          <table:table-cell office:value-type="float" office:value="540.95" calcext:value-type="float">
            <text:p>540.95</text:p>
          </table:table-cell>
          <table:table-cell office:value-type="float" office:value="11.33" calcext:value-type="float">
            <text:p>11.33</text:p>
          </table:table-cell>
          <table:table-cell office:value-type="float" office:value="3.78" calcext:value-type="float">
            <text:p>3.78</text:p>
          </table:table-cell>
          <table:table-cell table:formula="of:=[.G178]" office:value-type="float" office:value="3.78" calcext:value-type="float" table:number-columns-spanned="1" table:number-rows-spanned="2">
            <text:p>3.78</text:p>
          </table:table-cell>
          <table:table-cell table:formula="of:=DATEDIF([.D178];[.D179];&quot;d&quot;)" office:value-type="float" office:value="42" calcext:value-type="float" table:number-columns-spanned="1" table:number-rows-spanned="2">
            <text:p>42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1-03</text:p>
          </table:table-cell>
          <table:table-cell office:value-type="float" office:value="602.25" calcext:value-type="float">
            <text:p>602.25</text:p>
          </table:table-cell>
          <table:table-cell office:value-type="float" office:value="11.33" calcext:value-type="float">
            <text:p>11.33</text:p>
          </table:table-cell>
          <table:table-cell office:value-type="float" office:value="3.78" calcext:value-type="float">
            <text:p>3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11-28</text:p>
          </table:table-cell>
          <table:table-cell office:value-type="float" office:value="544.25" calcext:value-type="float">
            <text:p>544.25</text:p>
          </table:table-cell>
          <table:table-cell office:value-type="float" office:value="10.76" calcext:value-type="float">
            <text:p>10.76</text:p>
          </table:table-cell>
          <table:table-cell office:value-type="float" office:value="0.68" calcext:value-type="float">
            <text:p>0.68</text:p>
          </table:table-cell>
          <table:table-cell table:formula="of:=[.G180]" office:value-type="float" office:value="0.68" calcext:value-type="float" table:number-columns-spanned="1" table:number-rows-spanned="2">
            <text:p>0.68</text:p>
          </table:table-cell>
          <table:table-cell table:formula="of:=DATEDIF([.D180];[.D181];&quot;d&quot;)" office:value-type="float" office:value="36" calcext:value-type="float" table:number-columns-spanned="1" table:number-rows-spanned="2">
            <text:p>3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1-03</text:p>
          </table:table-cell>
          <table:table-cell office:value-type="float" office:value="602.8" calcext:value-type="float">
            <text:p>602.8</text:p>
          </table:table-cell>
          <table:table-cell office:value-type="float" office:value="10.76" calcext:value-type="float">
            <text:p>10.76</text:p>
          </table:table-cell>
          <table:table-cell office:value-type="float" office:value="0.68" calcext:value-type="float">
            <text:p>0.6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11-24</text:p>
          </table:table-cell>
          <table:table-cell office:value-type="float" office:value="545.9" calcext:value-type="float">
            <text:p>545.9</text:p>
          </table:table-cell>
          <table:table-cell office:value-type="float" office:value="10.47" calcext:value-type="float">
            <text:p>10.47</text:p>
          </table:table-cell>
          <table:table-cell office:value-type="float" office:value="3.18" calcext:value-type="float">
            <text:p>3.18</text:p>
          </table:table-cell>
          <table:table-cell table:formula="of:=[.G182]" office:value-type="float" office:value="3.18" calcext:value-type="float" table:number-columns-spanned="1" table:number-rows-spanned="2">
            <text:p>3.18</text:p>
          </table:table-cell>
          <table:table-cell table:formula="of:=DATEDIF([.D182];[.D183];&quot;d&quot;)" office:value-type="float" office:value="40" calcext:value-type="float" table:number-columns-spanned="1" table:number-rows-spanned="2">
            <text:p>40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1-03</text:p>
          </table:table-cell>
          <table:table-cell office:value-type="float" office:value="603.05" calcext:value-type="float">
            <text:p>603.05</text:p>
          </table:table-cell>
          <table:table-cell office:value-type="float" office:value="10.47" calcext:value-type="float">
            <text:p>10.47</text:p>
          </table:table-cell>
          <table:table-cell office:value-type="float" office:value="3.18" calcext:value-type="float">
            <text:p>3.1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1-25</text:p>
          </table:table-cell>
          <table:table-cell office:value-type="float" office:value="549" calcext:value-type="float">
            <text:p>549</text:p>
          </table:table-cell>
          <table:table-cell office:value-type="float" office:value="6.15" calcext:value-type="float">
            <text:p>6.15</text:p>
          </table:table-cell>
          <table:table-cell office:value-type="float" office:value="0" calcext:value-type="float">
            <text:p>0</text:p>
          </table:table-cell>
          <table:table-cell table:formula="of:=[.G184]" office:value-type="float" office:value="0" calcext:value-type="float" table:number-columns-spanned="1" table:number-rows-spanned="2">
            <text:p>0</text:p>
          </table:table-cell>
          <table:table-cell table:formula="of:=DATEDIF([.D184];[.D185];&quot;d&quot;)" office:value-type="float" office:value="9" calcext:value-type="float" table:number-columns-spanned="1" table:number-rows-spanned="2">
            <text:p>9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2-03</text:p>
          </table:table-cell>
          <table:table-cell office:value-type="float" office:value="582.75" calcext:value-type="float">
            <text:p>582.75</text:p>
          </table:table-cell>
          <table:table-cell office:value-type="float" office:value="6.15" calcext:value-type="float">
            <text:p>6.15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1-16</text:p>
          </table:table-cell>
          <table:table-cell office:value-type="float" office:value="554.7" calcext:value-type="float">
            <text:p>554.7</text:p>
          </table:table-cell>
          <table:table-cell office:value-type="float" office:value="5.44" calcext:value-type="float">
            <text:p>5.44</text:p>
          </table:table-cell>
          <table:table-cell office:value-type="float" office:value="5.78" calcext:value-type="float">
            <text:p>5.78</text:p>
          </table:table-cell>
          <table:table-cell table:formula="of:=[.G186]" office:value-type="float" office:value="5.78" calcext:value-type="float" table:number-columns-spanned="1" table:number-rows-spanned="2">
            <text:p>5.78</text:p>
          </table:table-cell>
          <table:table-cell table:formula="of:=DATEDIF([.D186];[.D187];&quot;d&quot;)" office:value-type="float" office:value="18" calcext:value-type="float" table:number-columns-spanned="1" table:number-rows-spanned="2">
            <text:p>18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2-03</text:p>
          </table:table-cell>
          <table:table-cell office:value-type="float" office:value="584.85" calcext:value-type="float">
            <text:p>584.85</text:p>
          </table:table-cell>
          <table:table-cell office:value-type="float" office:value="5.44" calcext:value-type="float">
            <text:p>5.44</text:p>
          </table:table-cell>
          <table:table-cell office:value-type="float" office:value="5.78" calcext:value-type="float">
            <text:p>5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1-25</text:p>
          </table:table-cell>
          <table:table-cell office:value-type="float" office:value="549" calcext:value-type="float">
            <text:p>549</text:p>
          </table:table-cell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  <table:table-cell table:formula="of:=[.G188]" office:value-type="float" office:value="0" calcext:value-type="float" table:number-columns-spanned="1" table:number-rows-spanned="2">
            <text:p>0</text:p>
          </table:table-cell>
          <table:table-cell table:formula="of:=DATEDIF([.D188];[.D189];&quot;d&quot;)" office:value-type="float" office:value="14" calcext:value-type="float" table:number-columns-spanned="1" table:number-rows-spanned="2">
            <text:p>14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2-08</text:p>
          </table:table-cell>
          <table:table-cell office:value-type="float" office:value="610.5" calcext:value-type="float">
            <text:p>610.5</text:p>
          </table:table-cell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6-21</text:p>
          </table:table-cell>
          <table:table-cell office:value-type="float" office:value="553.4" calcext:value-type="float">
            <text:p>553.4</text:p>
          </table:table-cell>
          <table:table-cell office:value-type="float" office:value="10.39" calcext:value-type="float">
            <text:p>10.39</text:p>
          </table:table-cell>
          <table:table-cell office:value-type="float" office:value="18.5" calcext:value-type="float">
            <text:p>18.5</text:p>
          </table:table-cell>
          <table:table-cell table:formula="of:=[.G190]" office:value-type="float" office:value="18.5" calcext:value-type="float" table:number-columns-spanned="1" table:number-rows-spanned="2">
            <text:p>18.5</text:p>
          </table:table-cell>
          <table:table-cell table:formula="of:=DATEDIF([.D190];[.D191];&quot;d&quot;)" office:value-type="float" office:value="232" calcext:value-type="float" table:number-columns-spanned="1" table:number-rows-spanned="2">
            <text:p>232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2-08</text:p>
          </table:table-cell>
          <table:table-cell office:value-type="float" office:value="610.9" calcext:value-type="float">
            <text:p>610.9</text:p>
          </table:table-cell>
          <table:table-cell office:value-type="float" office:value="10.39" calcext:value-type="float">
            <text:p>10.39</text:p>
          </table:table-cell>
          <table:table-cell office:value-type="float" office:value="18.5" calcext:value-type="float">
            <text:p>18.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1-16</text:p>
          </table:table-cell>
          <table:table-cell office:value-type="float" office:value="554.7" calcext:value-type="float">
            <text:p>554.7</text:p>
          </table:table-cell>
          <table:table-cell office:value-type="float" office:value="10.46" calcext:value-type="float">
            <text:p>10.46</text:p>
          </table:table-cell>
          <table:table-cell office:value-type="float" office:value="5.78" calcext:value-type="float">
            <text:p>5.78</text:p>
          </table:table-cell>
          <table:table-cell table:formula="of:=[.G192]" office:value-type="float" office:value="5.78" calcext:value-type="float" table:number-columns-spanned="1" table:number-rows-spanned="2">
            <text:p>5.78</text:p>
          </table:table-cell>
          <table:table-cell table:formula="of:=DATEDIF([.D192];[.D193];&quot;d&quot;)" office:value-type="float" office:value="23" calcext:value-type="float" table:number-columns-spanned="1" table:number-rows-spanned="2">
            <text:p>23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2-08</text:p>
          </table:table-cell>
          <table:table-cell office:value-type="float" office:value="612.7" calcext:value-type="float">
            <text:p>612.7</text:p>
          </table:table-cell>
          <table:table-cell office:value-type="float" office:value="10.46" calcext:value-type="float">
            <text:p>10.46</text:p>
          </table:table-cell>
          <table:table-cell office:value-type="float" office:value="5.78" calcext:value-type="float">
            <text:p>5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10-12</text:p>
          </table:table-cell>
          <table:table-cell office:value-type="float" office:value="539.55" calcext:value-type="float">
            <text:p>539.55</text:p>
          </table:table-cell>
          <table:table-cell office:value-type="float" office:value="16.11" calcext:value-type="float">
            <text:p>16.11</text:p>
          </table:table-cell>
          <table:table-cell office:value-type="float" office:value="5.43" calcext:value-type="float">
            <text:p>5.43</text:p>
          </table:table-cell>
          <table:table-cell table:formula="of:=[.G194]" office:value-type="float" office:value="5.43" calcext:value-type="float" table:number-columns-spanned="1" table:number-rows-spanned="2">
            <text:p>5.43</text:p>
          </table:table-cell>
          <table:table-cell table:formula="of:=DATEDIF([.D194];[.D195];&quot;d&quot;)" office:value-type="float" office:value="128" calcext:value-type="float" table:number-columns-spanned="1" table:number-rows-spanned="2">
            <text:p>12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2-17</text:p>
          </table:table-cell>
          <table:table-cell office:value-type="float" office:value="626.45" calcext:value-type="float">
            <text:p>626.45</text:p>
          </table:table-cell>
          <table:table-cell office:value-type="float" office:value="16.11" calcext:value-type="float">
            <text:p>16.11</text:p>
          </table:table-cell>
          <table:table-cell office:value-type="float" office:value="5.43" calcext:value-type="float">
            <text:p>5.4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10-24</text:p>
          </table:table-cell>
          <table:table-cell office:value-type="float" office:value="539.9" calcext:value-type="float">
            <text:p>539.9</text:p>
          </table:table-cell>
          <table:table-cell office:value-type="float" office:value="16.34" calcext:value-type="float">
            <text:p>16.34</text:p>
          </table:table-cell>
          <table:table-cell office:value-type="float" office:value="3.59" calcext:value-type="float">
            <text:p>3.59</text:p>
          </table:table-cell>
          <table:table-cell table:formula="of:=[.G196]" office:value-type="float" office:value="3.59" calcext:value-type="float" table:number-columns-spanned="1" table:number-rows-spanned="2">
            <text:p>3.59</text:p>
          </table:table-cell>
          <table:table-cell table:formula="of:=DATEDIF([.D196];[.D197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2-22</text:p>
          </table:table-cell>
          <table:table-cell office:value-type="float" office:value="628.1" calcext:value-type="float">
            <text:p>628.1</text:p>
          </table:table-cell>
          <table:table-cell office:value-type="float" office:value="16.34" calcext:value-type="float">
            <text:p>16.34</text:p>
          </table:table-cell>
          <table:table-cell office:value-type="float" office:value="3.59" calcext:value-type="float">
            <text:p>3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11-22</text:p>
          </table:table-cell>
          <table:table-cell office:value-type="float" office:value="540.95" calcext:value-type="float">
            <text:p>540.95</text:p>
          </table:table-cell>
          <table:table-cell office:value-type="float" office:value="16.4" calcext:value-type="float">
            <text:p>16.4</text:p>
          </table:table-cell>
          <table:table-cell office:value-type="float" office:value="3.78" calcext:value-type="float">
            <text:p>3.78</text:p>
          </table:table-cell>
          <table:table-cell table:formula="of:=[.G198]" office:value-type="float" office:value="3.78" calcext:value-type="float" table:number-columns-spanned="1" table:number-rows-spanned="2">
            <text:p>3.78</text:p>
          </table:table-cell>
          <table:table-cell table:formula="of:=DATEDIF([.D198];[.D199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2-22</text:p>
          </table:table-cell>
          <table:table-cell office:value-type="float" office:value="629.65" calcext:value-type="float">
            <text:p>629.65</text:p>
          </table:table-cell>
          <table:table-cell office:value-type="float" office:value="16.4" calcext:value-type="float">
            <text:p>16.4</text:p>
          </table:table-cell>
          <table:table-cell office:value-type="float" office:value="3.78" calcext:value-type="float">
            <text:p>3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11-28</text:p>
          </table:table-cell>
          <table:table-cell office:value-type="float" office:value="544.25" calcext:value-type="float">
            <text:p>544.25</text:p>
          </table:table-cell>
          <table:table-cell office:value-type="float" office:value="15.79" calcext:value-type="float">
            <text:p>15.79</text:p>
          </table:table-cell>
          <table:table-cell office:value-type="float" office:value="3.97" calcext:value-type="float">
            <text:p>3.97</text:p>
          </table:table-cell>
          <table:table-cell table:formula="of:=[.G200]" office:value-type="float" office:value="3.97" calcext:value-type="float" table:number-columns-spanned="1" table:number-rows-spanned="2">
            <text:p>3.97</text:p>
          </table:table-cell>
          <table:table-cell table:formula="of:=DATEDIF([.D200];[.D201];&quot;d&quot;)" office:value-type="float" office:value="86" calcext:value-type="float" table:number-columns-spanned="1" table:number-rows-spanned="2">
            <text:p>86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2-22</text:p>
          </table:table-cell>
          <table:table-cell office:value-type="float" office:value="630.2" calcext:value-type="float">
            <text:p>630.2</text:p>
          </table:table-cell>
          <table:table-cell office:value-type="float" office:value="15.79" calcext:value-type="float">
            <text:p>15.79</text:p>
          </table:table-cell>
          <table:table-cell office:value-type="float" office:value="3.97" calcext:value-type="float">
            <text:p>3.9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11-24</text:p>
          </table:table-cell>
          <table:table-cell office:value-type="float" office:value="545.9" calcext:value-type="float">
            <text:p>545.9</text:p>
          </table:table-cell>
          <table:table-cell office:value-type="float" office:value="15.49" calcext:value-type="float">
            <text:p>15.49</text:p>
          </table:table-cell>
          <table:table-cell office:value-type="float" office:value="4.26" calcext:value-type="float">
            <text:p>4.26</text:p>
          </table:table-cell>
          <table:table-cell table:formula="of:=[.G202]" office:value-type="float" office:value="4.26" calcext:value-type="float" table:number-columns-spanned="1" table:number-rows-spanned="2">
            <text:p>4.26</text:p>
          </table:table-cell>
          <table:table-cell table:formula="of:=DATEDIF([.D202];[.D203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2-22</text:p>
          </table:table-cell>
          <table:table-cell office:value-type="float" office:value="630.45" calcext:value-type="float">
            <text:p>630.45</text:p>
          </table:table-cell>
          <table:table-cell office:value-type="float" office:value="15.49" calcext:value-type="float">
            <text:p>15.49</text:p>
          </table:table-cell>
          <table:table-cell office:value-type="float" office:value="4.26" calcext:value-type="float">
            <text:p>4.2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1-25</text:p>
          </table:table-cell>
          <table:table-cell office:value-type="float" office:value="549" calcext:value-type="float">
            <text:p>549</text:p>
          </table:table-cell>
          <table:table-cell office:value-type="float" office:value="16.26" calcext:value-type="float">
            <text:p>16.26</text:p>
          </table:table-cell>
          <table:table-cell office:value-type="float" office:value="0" calcext:value-type="float">
            <text:p>0</text:p>
          </table:table-cell>
          <table:table-cell table:formula="of:=[.G204]" office:value-type="float" office:value="0" calcext:value-type="float" table:number-columns-spanned="1" table:number-rows-spanned="2">
            <text:p>0</text:p>
          </table:table-cell>
          <table:table-cell table:formula="of:=DATEDIF([.D204];[.D205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2-24</text:p>
          </table:table-cell>
          <table:table-cell office:value-type="float" office:value="638.25" calcext:value-type="float">
            <text:p>638.25</text:p>
          </table:table-cell>
          <table:table-cell office:value-type="float" office:value="16.26" calcext:value-type="float">
            <text:p>16.26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6-21</text:p>
          </table:table-cell>
          <table:table-cell office:value-type="float" office:value="553.4" calcext:value-type="float">
            <text:p>553.4</text:p>
          </table:table-cell>
          <table:table-cell office:value-type="float" office:value="15.41" calcext:value-type="float">
            <text:p>15.41</text:p>
          </table:table-cell>
          <table:table-cell office:value-type="float" office:value="18.5" calcext:value-type="float">
            <text:p>18.5</text:p>
          </table:table-cell>
          <table:table-cell table:formula="of:=[.G206]" office:value-type="float" office:value="18.5" calcext:value-type="float" table:number-columns-spanned="1" table:number-rows-spanned="2">
            <text:p>18.5</text:p>
          </table:table-cell>
          <table:table-cell table:formula="of:=DATEDIF([.D206];[.D207];&quot;d&quot;)" office:value-type="float" office:value="248" calcext:value-type="float" table:number-columns-spanned="1" table:number-rows-spanned="2">
            <text:p>248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2-24</text:p>
          </table:table-cell>
          <table:table-cell office:value-type="float" office:value="638.7" calcext:value-type="float">
            <text:p>638.7</text:p>
          </table:table-cell>
          <table:table-cell office:value-type="float" office:value="15.41" calcext:value-type="float">
            <text:p>15.41</text:p>
          </table:table-cell>
          <table:table-cell office:value-type="float" office:value="18.5" calcext:value-type="float">
            <text:p>18.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3-20</text:p>
          </table:table-cell>
          <table:table-cell office:value-type="float" office:value="567.45" calcext:value-type="float">
            <text:p>567.45</text:p>
          </table:table-cell>
          <table:table-cell office:value-type="float" office:value="5.94" calcext:value-type="float">
            <text:p>5.94</text:p>
          </table:table-cell>
          <table:table-cell office:value-type="float" office:value="0.22" calcext:value-type="float">
            <text:p>0.22</text:p>
          </table:table-cell>
          <table:table-cell table:formula="of:=[.G208]" office:value-type="float" office:value="0.22" calcext:value-type="float" table:number-columns-spanned="1" table:number-rows-spanned="2">
            <text:p>0.22</text:p>
          </table:table-cell>
          <table:table-cell table:formula="of:=DATEDIF([.D208];[.D209];&quot;d&quot;)" office:value-type="float" office:value="14" calcext:value-type="float" table:number-columns-spanned="1" table:number-rows-spanned="2">
            <text:p>14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4-03</text:p>
          </table:table-cell>
          <table:table-cell office:value-type="float" office:value="601.15" calcext:value-type="float">
            <text:p>601.15</text:p>
          </table:table-cell>
          <table:table-cell office:value-type="float" office:value="5.94" calcext:value-type="float">
            <text:p>5.94</text:p>
          </table:table-cell>
          <table:table-cell office:value-type="float" office:value="0.22" calcext:value-type="float">
            <text:p>0.2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3-20</text:p>
          </table:table-cell>
          <table:table-cell office:value-type="float" office:value="567.45" calcext:value-type="float">
            <text:p>567.45</text:p>
          </table:table-cell>
          <table:table-cell office:value-type="float" office:value="10.98" calcext:value-type="float">
            <text:p>10.98</text:p>
          </table:table-cell>
          <table:table-cell office:value-type="float" office:value="7.69" calcext:value-type="float">
            <text:p>7.69</text:p>
          </table:table-cell>
          <table:table-cell table:formula="of:=[.G210]" office:value-type="float" office:value="7.69" calcext:value-type="float" table:number-columns-spanned="1" table:number-rows-spanned="2">
            <text:p>7.69</text:p>
          </table:table-cell>
          <table:table-cell table:formula="of:=DATEDIF([.D210];[.D211];&quot;d&quot;)" office:value-type="float" office:value="43" calcext:value-type="float" table:number-columns-spanned="1" table:number-rows-spanned="2">
            <text:p>43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5-02</text:p>
          </table:table-cell>
          <table:table-cell office:value-type="float" office:value="629.75" calcext:value-type="float">
            <text:p>629.75</text:p>
          </table:table-cell>
          <table:table-cell office:value-type="float" office:value="10.98" calcext:value-type="float">
            <text:p>10.98</text:p>
          </table:table-cell>
          <table:table-cell office:value-type="float" office:value="7.69" calcext:value-type="float">
            <text:p>7.6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4-24</text:p>
          </table:table-cell>
          <table:table-cell office:value-type="float" office:value="597.1" calcext:value-type="float">
            <text:p>597.1</text:p>
          </table:table-cell>
          <table:table-cell office:value-type="float" office:value="5.95" calcext:value-type="float">
            <text:p>5.95</text:p>
          </table:table-cell>
          <table:table-cell office:value-type="float" office:value="2.49" calcext:value-type="float">
            <text:p>2.49</text:p>
          </table:table-cell>
          <table:table-cell table:formula="of:=[.G212]" office:value-type="float" office:value="2.49" calcext:value-type="float" table:number-columns-spanned="1" table:number-rows-spanned="2">
            <text:p>2.49</text:p>
          </table:table-cell>
          <table:table-cell table:formula="of:=DATEDIF([.D212];[.D213];&quot;d&quot;)" office:value-type="float" office:value="8" calcext:value-type="float" table:number-columns-spanned="1" table:number-rows-spanned="2">
            <text:p>8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5-02</text:p>
          </table:table-cell>
          <table:table-cell office:value-type="float" office:value="632.65" calcext:value-type="float">
            <text:p>632.65</text:p>
          </table:table-cell>
          <table:table-cell office:value-type="float" office:value="5.95" calcext:value-type="float">
            <text:p>5.95</text:p>
          </table:table-cell>
          <table:table-cell office:value-type="float" office:value="2.49" calcext:value-type="float">
            <text:p>2.4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1-16</text:p>
          </table:table-cell>
          <table:table-cell office:value-type="float" office:value="554.7" calcext:value-type="float">
            <text:p>554.7</text:p>
          </table:table-cell>
          <table:table-cell office:value-type="float" office:value="15.48" calcext:value-type="float">
            <text:p>15.48</text:p>
          </table:table-cell>
          <table:table-cell office:value-type="float" office:value="5.78" calcext:value-type="float">
            <text:p>5.78</text:p>
          </table:table-cell>
          <table:table-cell table:formula="of:=[.G214]" office:value-type="float" office:value="5.78" calcext:value-type="float" table:number-columns-spanned="1" table:number-rows-spanned="2">
            <text:p>5.78</text:p>
          </table:table-cell>
          <table:table-cell table:formula="of:=DATEDIF([.D214];[.D215];&quot;d&quot;)" office:value-type="float" office:value="108" calcext:value-type="float" table:number-columns-spanned="1" table:number-rows-spanned="2">
            <text:p>10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5-03</text:p>
          </table:table-cell>
          <table:table-cell office:value-type="float" office:value="640.55" calcext:value-type="float">
            <text:p>640.55</text:p>
          </table:table-cell>
          <table:table-cell office:value-type="float" office:value="15.48" calcext:value-type="float">
            <text:p>15.48</text:p>
          </table:table-cell>
          <table:table-cell office:value-type="float" office:value="5.78" calcext:value-type="float">
            <text:p>5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10-12</text:p>
          </table:table-cell>
          <table:table-cell office:value-type="float" office:value="539.55" calcext:value-type="float">
            <text:p>539.55</text:p>
          </table:table-cell>
          <table:table-cell office:value-type="float" office:value="21.15" calcext:value-type="float">
            <text:p>21.15</text:p>
          </table:table-cell>
          <table:table-cell office:value-type="float" office:value="5.43" calcext:value-type="float">
            <text:p>5.43</text:p>
          </table:table-cell>
          <table:table-cell table:formula="of:=[.G216]" office:value-type="float" office:value="5.43" calcext:value-type="float" table:number-columns-spanned="1" table:number-rows-spanned="2">
            <text:p>5.43</text:p>
          </table:table-cell>
          <table:table-cell table:formula="of:=DATEDIF([.D216];[.D217];&quot;d&quot;)" office:value-type="float" office:value="315" calcext:value-type="float" table:number-columns-spanned="1" table:number-rows-spanned="2">
            <text:p>315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8-22</text:p>
          </table:table-cell>
          <table:table-cell office:value-type="float" office:value="653.65" calcext:value-type="float">
            <text:p>653.65</text:p>
          </table:table-cell>
          <table:table-cell office:value-type="float" office:value="21.15" calcext:value-type="float">
            <text:p>21.15</text:p>
          </table:table-cell>
          <table:table-cell office:value-type="float" office:value="5.43" calcext:value-type="float">
            <text:p>5.4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10-24</text:p>
          </table:table-cell>
          <table:table-cell office:value-type="float" office:value="539.9" calcext:value-type="float">
            <text:p>539.9</text:p>
          </table:table-cell>
          <table:table-cell office:value-type="float" office:value="21.39" calcext:value-type="float">
            <text:p>21.39</text:p>
          </table:table-cell>
          <table:table-cell office:value-type="float" office:value="3.59" calcext:value-type="float">
            <text:p>3.59</text:p>
          </table:table-cell>
          <table:table-cell table:formula="of:=[.G218]" office:value-type="float" office:value="3.59" calcext:value-type="float" table:number-columns-spanned="1" table:number-rows-spanned="2">
            <text:p>3.59</text:p>
          </table:table-cell>
          <table:table-cell table:formula="of:=DATEDIF([.D218];[.D219];&quot;d&quot;)" office:value-type="float" office:value="304" calcext:value-type="float" table:number-columns-spanned="1" table:number-rows-spanned="2">
            <text:p>304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8-23</text:p>
          </table:table-cell>
          <table:table-cell office:value-type="float" office:value="655.4" calcext:value-type="float">
            <text:p>655.4</text:p>
          </table:table-cell>
          <table:table-cell office:value-type="float" office:value="21.39" calcext:value-type="float">
            <text:p>21.39</text:p>
          </table:table-cell>
          <table:table-cell office:value-type="float" office:value="3.59" calcext:value-type="float">
            <text:p>3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11-22</text:p>
          </table:table-cell>
          <table:table-cell office:value-type="float" office:value="540.95" calcext:value-type="float">
            <text:p>540.95</text:p>
          </table:table-cell>
          <table:table-cell office:value-type="float" office:value="21.45" calcext:value-type="float">
            <text:p>21.45</text:p>
          </table:table-cell>
          <table:table-cell office:value-type="float" office:value="3.78" calcext:value-type="float">
            <text:p>3.78</text:p>
          </table:table-cell>
          <table:table-cell table:formula="of:=[.G220]" office:value-type="float" office:value="3.78" calcext:value-type="float" table:number-columns-spanned="1" table:number-rows-spanned="2">
            <text:p>3.78</text:p>
          </table:table-cell>
          <table:table-cell table:formula="of:=DATEDIF([.D220];[.D221];&quot;d&quot;)" office:value-type="float" office:value="275" calcext:value-type="float" table:number-columns-spanned="1" table:number-rows-spanned="2">
            <text:p>275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8-23</text:p>
          </table:table-cell>
          <table:table-cell office:value-type="float" office:value="657" calcext:value-type="float">
            <text:p>657</text:p>
          </table:table-cell>
          <table:table-cell office:value-type="float" office:value="21.45" calcext:value-type="float">
            <text:p>21.45</text:p>
          </table:table-cell>
          <table:table-cell office:value-type="float" office:value="3.78" calcext:value-type="float">
            <text:p>3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11-28</text:p>
          </table:table-cell>
          <table:table-cell office:value-type="float" office:value="544.25" calcext:value-type="float">
            <text:p>544.25</text:p>
          </table:table-cell>
          <table:table-cell office:value-type="float" office:value="20.83" calcext:value-type="float">
            <text:p>20.83</text:p>
          </table:table-cell>
          <table:table-cell office:value-type="float" office:value="3.97" calcext:value-type="float">
            <text:p>3.97</text:p>
          </table:table-cell>
          <table:table-cell table:formula="of:=[.G222]" office:value-type="float" office:value="3.97" calcext:value-type="float" table:number-columns-spanned="1" table:number-rows-spanned="2">
            <text:p>3.97</text:p>
          </table:table-cell>
          <table:table-cell table:formula="of:=DATEDIF([.D222];[.D223];&quot;d&quot;)" office:value-type="float" office:value="269" calcext:value-type="float" table:number-columns-spanned="1" table:number-rows-spanned="2">
            <text:p>269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8-23</text:p>
          </table:table-cell>
          <table:table-cell office:value-type="float" office:value="657.6" calcext:value-type="float">
            <text:p>657.6</text:p>
          </table:table-cell>
          <table:table-cell office:value-type="float" office:value="20.83" calcext:value-type="float">
            <text:p>20.83</text:p>
          </table:table-cell>
          <table:table-cell office:value-type="float" office:value="3.97" calcext:value-type="float">
            <text:p>3.9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11-24</text:p>
          </table:table-cell>
          <table:table-cell office:value-type="float" office:value="545.9" calcext:value-type="float">
            <text:p>545.9</text:p>
          </table:table-cell>
          <table:table-cell office:value-type="float" office:value="20.51" calcext:value-type="float">
            <text:p>20.51</text:p>
          </table:table-cell>
          <table:table-cell office:value-type="float" office:value="4.26" calcext:value-type="float">
            <text:p>4.26</text:p>
          </table:table-cell>
          <table:table-cell table:formula="of:=[.G224]" office:value-type="float" office:value="4.26" calcext:value-type="float" table:number-columns-spanned="1" table:number-rows-spanned="2">
            <text:p>4.26</text:p>
          </table:table-cell>
          <table:table-cell table:formula="of:=DATEDIF([.D224];[.D225];&quot;d&quot;)" office:value-type="float" office:value="273" calcext:value-type="float" table:number-columns-spanned="1" table:number-rows-spanned="2">
            <text:p>273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8-23</text:p>
          </table:table-cell>
          <table:table-cell office:value-type="float" office:value="657.85" calcext:value-type="float">
            <text:p>657.85</text:p>
          </table:table-cell>
          <table:table-cell office:value-type="float" office:value="20.51" calcext:value-type="float">
            <text:p>20.51</text:p>
          </table:table-cell>
          <table:table-cell office:value-type="float" office:value="4.26" calcext:value-type="float">
            <text:p>4.2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3-20</text:p>
          </table:table-cell>
          <table:table-cell office:value-type="float" office:value="567.45" calcext:value-type="float">
            <text:p>567.45</text:p>
          </table:table-cell>
          <table:table-cell office:value-type="float" office:value="16.03" calcext:value-type="float">
            <text:p>16.03</text:p>
          </table:table-cell>
          <table:table-cell office:value-type="float" office:value="7.69" calcext:value-type="float">
            <text:p>7.69</text:p>
          </table:table-cell>
          <table:table-cell table:formula="of:=[.G226]" office:value-type="float" office:value="7.69" calcext:value-type="float" table:number-columns-spanned="1" table:number-rows-spanned="2">
            <text:p>7.69</text:p>
          </table:table-cell>
          <table:table-cell table:formula="of:=DATEDIF([.D226];[.D227];&quot;d&quot;)" office:value-type="float" office:value="156" calcext:value-type="float" table:number-columns-spanned="1" table:number-rows-spanned="2">
            <text:p>156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8-23</text:p>
          </table:table-cell>
          <table:table-cell office:value-type="float" office:value="658.4" calcext:value-type="float">
            <text:p>658.4</text:p>
          </table:table-cell>
          <table:table-cell office:value-type="float" office:value="16.03" calcext:value-type="float">
            <text:p>16.03</text:p>
          </table:table-cell>
          <table:table-cell office:value-type="float" office:value="7.69" calcext:value-type="float">
            <text:p>7.6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4-24</text:p>
          </table:table-cell>
          <table:table-cell office:value-type="float" office:value="597.1" calcext:value-type="float">
            <text:p>597.1</text:p>
          </table:table-cell>
          <table:table-cell office:value-type="float" office:value="10.99" calcext:value-type="float">
            <text:p>10.99</text:p>
          </table:table-cell>
          <table:table-cell office:value-type="float" office:value="2.49" calcext:value-type="float">
            <text:p>2.49</text:p>
          </table:table-cell>
          <table:table-cell table:formula="of:=[.G228]" office:value-type="float" office:value="2.49" calcext:value-type="float" table:number-columns-spanned="1" table:number-rows-spanned="2">
            <text:p>2.49</text:p>
          </table:table-cell>
          <table:table-cell table:formula="of:=DATEDIF([.D228];[.D229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8-23</text:p>
          </table:table-cell>
          <table:table-cell office:value-type="float" office:value="662.75" calcext:value-type="float">
            <text:p>662.75</text:p>
          </table:table-cell>
          <table:table-cell office:value-type="float" office:value="10.99" calcext:value-type="float">
            <text:p>10.99</text:p>
          </table:table-cell>
          <table:table-cell office:value-type="float" office:value="2.49" calcext:value-type="float">
            <text:p>2.4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1-25</text:p>
          </table:table-cell>
          <table:table-cell office:value-type="float" office:value="549" calcext:value-type="float">
            <text:p>549</text:p>
          </table:table-cell>
          <table:table-cell office:value-type="float" office:value="21.31" calcext:value-type="float">
            <text:p>21.31</text:p>
          </table:table-cell>
          <table:table-cell office:value-type="float" office:value="4.59" calcext:value-type="float">
            <text:p>4.59</text:p>
          </table:table-cell>
          <table:table-cell table:formula="of:=[.G230]" office:value-type="float" office:value="4.59" calcext:value-type="float" table:number-columns-spanned="1" table:number-rows-spanned="2">
            <text:p>4.59</text:p>
          </table:table-cell>
          <table:table-cell table:formula="of:=DATEDIF([.D230];[.D231];&quot;d&quot;)" office:value-type="float" office:value="216" calcext:value-type="float" table:number-columns-spanned="1" table:number-rows-spanned="2">
            <text:p>216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8-28</text:p>
          </table:table-cell>
          <table:table-cell office:value-type="float" office:value="666" calcext:value-type="float">
            <text:p>666</text:p>
          </table:table-cell>
          <table:table-cell office:value-type="float" office:value="21.31" calcext:value-type="float">
            <text:p>21.31</text:p>
          </table:table-cell>
          <table:table-cell office:value-type="float" office:value="4.59" calcext:value-type="float">
            <text:p>4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6-21</text:p>
          </table:table-cell>
          <table:table-cell office:value-type="float" office:value="553.4" calcext:value-type="float">
            <text:p>553.4</text:p>
          </table:table-cell>
          <table:table-cell office:value-type="float" office:value="20.43" calcext:value-type="float">
            <text:p>20.43</text:p>
          </table:table-cell>
          <table:table-cell office:value-type="float" office:value="18.5" calcext:value-type="float">
            <text:p>18.5</text:p>
          </table:table-cell>
          <table:table-cell table:formula="of:=[.G232]" office:value-type="float" office:value="18.5" calcext:value-type="float" table:number-columns-spanned="1" table:number-rows-spanned="2">
            <text:p>18.5</text:p>
          </table:table-cell>
          <table:table-cell table:formula="of:=DATEDIF([.D232];[.D233];&quot;d&quot;)" office:value-type="float" office:value="434" calcext:value-type="float" table:number-columns-spanned="1" table:number-rows-spanned="2">
            <text:p>434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8-28</text:p>
          </table:table-cell>
          <table:table-cell office:value-type="float" office:value="666.45" calcext:value-type="float">
            <text:p>666.45</text:p>
          </table:table-cell>
          <table:table-cell office:value-type="float" office:value="20.43" calcext:value-type="float">
            <text:p>20.43</text:p>
          </table:table-cell>
          <table:table-cell office:value-type="float" office:value="18.5" calcext:value-type="float">
            <text:p>18.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1-16</text:p>
          </table:table-cell>
          <table:table-cell office:value-type="float" office:value="554.7" calcext:value-type="float">
            <text:p>554.7</text:p>
          </table:table-cell>
          <table:table-cell office:value-type="float" office:value="20.5" calcext:value-type="float">
            <text:p>20.5</text:p>
          </table:table-cell>
          <table:table-cell office:value-type="float" office:value="5.78" calcext:value-type="float">
            <text:p>5.78</text:p>
          </table:table-cell>
          <table:table-cell table:formula="of:=[.G234]" office:value-type="float" office:value="5.78" calcext:value-type="float" table:number-columns-spanned="1" table:number-rows-spanned="2">
            <text:p>5.78</text:p>
          </table:table-cell>
          <table:table-cell table:formula="of:=DATEDIF([.D234];[.D235];&quot;d&quot;)" office:value-type="float" office:value="225" calcext:value-type="float" table:number-columns-spanned="1" table:number-rows-spanned="2">
            <text:p>225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8-28</text:p>
          </table:table-cell>
          <table:table-cell office:value-type="float" office:value="668.4" calcext:value-type="float">
            <text:p>668.4</text:p>
          </table:table-cell>
          <table:table-cell office:value-type="float" office:value="20.5" calcext:value-type="float">
            <text:p>20.5</text:p>
          </table:table-cell>
          <table:table-cell office:value-type="float" office:value="5.78" calcext:value-type="float">
            <text:p>5.7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10-12</text:p>
          </table:table-cell>
          <table:table-cell office:value-type="float" office:value="539.55" calcext:value-type="float">
            <text:p>539.55</text:p>
          </table:table-cell>
          <table:table-cell office:value-type="float" office:value="26.2" calcext:value-type="float">
            <text:p>26.2</text:p>
          </table:table-cell>
          <table:table-cell office:value-type="float" office:value="5.43" calcext:value-type="float">
            <text:p>5.43</text:p>
          </table:table-cell>
          <table:table-cell table:formula="of:=[.G236]" office:value-type="float" office:value="5.43" calcext:value-type="float" table:number-columns-spanned="1" table:number-rows-spanned="2">
            <text:p>5.43</text:p>
          </table:table-cell>
          <table:table-cell table:formula="of:=DATEDIF([.D236];[.D237];&quot;d&quot;)" office:value-type="float" office:value="323" calcext:value-type="float" table:number-columns-spanned="1" table:number-rows-spanned="2">
            <text:p>32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8-30</text:p>
          </table:table-cell>
          <table:table-cell office:value-type="float" office:value="680.9" calcext:value-type="float">
            <text:p>680.9</text:p>
          </table:table-cell>
          <table:table-cell office:value-type="float" office:value="26.2" calcext:value-type="float">
            <text:p>26.2</text:p>
          </table:table-cell>
          <table:table-cell office:value-type="float" office:value="5.43" calcext:value-type="float">
            <text:p>5.4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10-24</text:p>
          </table:table-cell>
          <table:table-cell office:value-type="float" office:value="539.9" calcext:value-type="float">
            <text:p>539.9</text:p>
          </table:table-cell>
          <table:table-cell office:value-type="float" office:value="26.45" calcext:value-type="float">
            <text:p>26.45</text:p>
          </table:table-cell>
          <table:table-cell office:value-type="float" office:value="3.59" calcext:value-type="float">
            <text:p>3.59</text:p>
          </table:table-cell>
          <table:table-cell table:formula="of:=[.G238]" office:value-type="float" office:value="3.59" calcext:value-type="float" table:number-columns-spanned="1" table:number-rows-spanned="2">
            <text:p>3.59</text:p>
          </table:table-cell>
          <table:table-cell table:formula="of:=DATEDIF([.D238];[.D239];&quot;d&quot;)" office:value-type="float" office:value="311" calcext:value-type="float" table:number-columns-spanned="1" table:number-rows-spanned="2">
            <text:p>31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8-30</text:p>
          </table:table-cell>
          <table:table-cell office:value-type="float" office:value="682.7" calcext:value-type="float">
            <text:p>682.7</text:p>
          </table:table-cell>
          <table:table-cell office:value-type="float" office:value="26.45" calcext:value-type="float">
            <text:p>26.45</text:p>
          </table:table-cell>
          <table:table-cell office:value-type="float" office:value="3.59" calcext:value-type="float">
            <text:p>3.5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11-22</text:p>
          </table:table-cell>
          <table:table-cell office:value-type="float" office:value="540.95" calcext:value-type="float">
            <text:p>540.95</text:p>
          </table:table-cell>
          <table:table-cell office:value-type="float" office:value="26.52" calcext:value-type="float">
            <text:p>26.52</text:p>
          </table:table-cell>
          <table:table-cell office:value-type="float" office:value="3.78" calcext:value-type="float">
            <text:p>3.78</text:p>
          </table:table-cell>
          <table:table-cell table:formula="of:=[.G240]" office:value-type="float" office:value="3.78" calcext:value-type="float" table:number-columns-spanned="1" table:number-rows-spanned="2">
            <text:p>3.78</text:p>
          </table:table-cell>
          <table:table-cell table:formula="of:=DATEDIF([.D240];[.D241];&quot;d&quot;)" office:value-type="float" office:value="282" calcext:value-type="float" table:number-columns-spanned="1" table:number-rows-spanned="2">
            <text:p>28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8-30</text:p>
          </table:table-cell>
          <table:table-cell office:value-type="float" office:value="684.4" calcext:value-type="float">
            <text:p>684.4</text:p>
          </table:table-cell>
          <table:table-cell office:value-type="float" office:value="26.52" calcext:value-type="float">
            <text:p>26.52</text:p>
          </table:table-cell>
          <table:table-cell office:value-type="float" office:value="3.78" calcext:value-type="float">
            <text:p>3.7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11-28</text:p>
          </table:table-cell>
          <table:table-cell office:value-type="float" office:value="544.25" calcext:value-type="float">
            <text:p>544.25</text:p>
          </table:table-cell>
          <table:table-cell office:value-type="float" office:value="25.86" calcext:value-type="float">
            <text:p>25.86</text:p>
          </table:table-cell>
          <table:table-cell office:value-type="float" office:value="3.97" calcext:value-type="float">
            <text:p>3.97</text:p>
          </table:table-cell>
          <table:table-cell table:formula="of:=[.G242]" office:value-type="float" office:value="3.97" calcext:value-type="float" table:number-columns-spanned="1" table:number-rows-spanned="2">
            <text:p>3.97</text:p>
          </table:table-cell>
          <table:table-cell table:formula="of:=DATEDIF([.D242];[.D243];&quot;d&quot;)" office:value-type="float" office:value="276" calcext:value-type="float" table:number-columns-spanned="1" table:number-rows-spanned="2">
            <text:p>27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8-30</text:p>
          </table:table-cell>
          <table:table-cell office:value-type="float" office:value="685" calcext:value-type="float">
            <text:p>685</text:p>
          </table:table-cell>
          <table:table-cell office:value-type="float" office:value="25.86" calcext:value-type="float">
            <text:p>25.86</text:p>
          </table:table-cell>
          <table:table-cell office:value-type="float" office:value="3.97" calcext:value-type="float">
            <text:p>3.9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11-24</text:p>
          </table:table-cell>
          <table:table-cell office:value-type="float" office:value="545.9" calcext:value-type="float">
            <text:p>545.9</text:p>
          </table:table-cell>
          <table:table-cell office:value-type="float" office:value="25.53" calcext:value-type="float">
            <text:p>25.53</text:p>
          </table:table-cell>
          <table:table-cell office:value-type="float" office:value="4.26" calcext:value-type="float">
            <text:p>4.26</text:p>
          </table:table-cell>
          <table:table-cell table:formula="of:=[.G244]" office:value-type="float" office:value="4.26" calcext:value-type="float" table:number-columns-spanned="1" table:number-rows-spanned="2">
            <text:p>4.26</text:p>
          </table:table-cell>
          <table:table-cell table:formula="of:=DATEDIF([.D244];[.D245];&quot;d&quot;)" office:value-type="float" office:value="280" calcext:value-type="float" table:number-columns-spanned="1" table:number-rows-spanned="2">
            <text:p>28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8-30</text:p>
          </table:table-cell>
          <table:table-cell office:value-type="float" office:value="685.25" calcext:value-type="float">
            <text:p>685.25</text:p>
          </table:table-cell>
          <table:table-cell office:value-type="float" office:value="25.53" calcext:value-type="float">
            <text:p>25.53</text:p>
          </table:table-cell>
          <table:table-cell office:value-type="float" office:value="4.26" calcext:value-type="float">
            <text:p>4.2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3-20</text:p>
          </table:table-cell>
          <table:table-cell office:value-type="float" office:value="567.45" calcext:value-type="float">
            <text:p>567.45</text:p>
          </table:table-cell>
          <table:table-cell office:value-type="float" office:value="21.07" calcext:value-type="float">
            <text:p>21.07</text:p>
          </table:table-cell>
          <table:table-cell office:value-type="float" office:value="7.69" calcext:value-type="float">
            <text:p>7.69</text:p>
          </table:table-cell>
          <table:table-cell table:formula="of:=[.G246]" office:value-type="float" office:value="7.69" calcext:value-type="float" table:number-columns-spanned="1" table:number-rows-spanned="2">
            <text:p>7.69</text:p>
          </table:table-cell>
          <table:table-cell table:formula="of:=DATEDIF([.D246];[.D247];&quot;d&quot;)" office:value-type="float" office:value="163" calcext:value-type="float" table:number-columns-spanned="1" table:number-rows-spanned="2">
            <text:p>163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8-30</text:p>
          </table:table-cell>
          <table:table-cell office:value-type="float" office:value="687" calcext:value-type="float">
            <text:p>687</text:p>
          </table:table-cell>
          <table:table-cell office:value-type="float" office:value="21.07" calcext:value-type="float">
            <text:p>21.07</text:p>
          </table:table-cell>
          <table:table-cell office:value-type="float" office:value="7.69" calcext:value-type="float">
            <text:p>7.6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4-24</text:p>
          </table:table-cell>
          <table:table-cell office:value-type="float" office:value="597.1" calcext:value-type="float">
            <text:p>597.1</text:p>
          </table:table-cell>
          <table:table-cell office:value-type="float" office:value="16.04" calcext:value-type="float">
            <text:p>16.04</text:p>
          </table:table-cell>
          <table:table-cell office:value-type="float" office:value="2.49" calcext:value-type="float">
            <text:p>2.49</text:p>
          </table:table-cell>
          <table:table-cell table:formula="of:=[.G248]" office:value-type="float" office:value="2.49" calcext:value-type="float" table:number-columns-spanned="1" table:number-rows-spanned="2">
            <text:p>2.49</text:p>
          </table:table-cell>
          <table:table-cell table:formula="of:=DATEDIF([.D248];[.D249];&quot;d&quot;)" office:value-type="float" office:value="128" calcext:value-type="float" table:number-columns-spanned="1" table:number-rows-spanned="2">
            <text:p>128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8-30</text:p>
          </table:table-cell>
          <table:table-cell office:value-type="float" office:value="692.9" calcext:value-type="float">
            <text:p>692.9</text:p>
          </table:table-cell>
          <table:table-cell office:value-type="float" office:value="16.04" calcext:value-type="float">
            <text:p>16.04</text:p>
          </table:table-cell>
          <table:table-cell office:value-type="float" office:value="2.49" calcext:value-type="float">
            <text:p>2.4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1-25</text:p>
          </table:table-cell>
          <table:table-cell office:value-type="float" office:value="549" calcext:value-type="float">
            <text:p>549</text:p>
          </table:table-cell>
          <table:table-cell office:value-type="float" office:value="26.37" calcext:value-type="float">
            <text:p>26.37</text:p>
          </table:table-cell>
          <table:table-cell office:value-type="float" office:value="4.59" calcext:value-type="float">
            <text:p>4.59</text:p>
          </table:table-cell>
          <table:table-cell table:formula="of:=[.G250]" office:value-type="float" office:value="4.59" calcext:value-type="float" table:number-columns-spanned="1" table:number-rows-spanned="2">
            <text:p>4.59</text:p>
          </table:table-cell>
          <table:table-cell table:formula="of:=DATEDIF([.D250];[.D251];&quot;d&quot;)" office:value-type="float" office:value="218" calcext:value-type="float" table:number-columns-spanned="1" table:number-rows-spanned="2">
            <text:p>21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8-30</text:p>
          </table:table-cell>
          <table:table-cell office:value-type="float" office:value="693.75" calcext:value-type="float">
            <text:p>693.75</text:p>
          </table:table-cell>
          <table:table-cell office:value-type="float" office:value="26.37" calcext:value-type="float">
            <text:p>26.37</text:p>
          </table:table-cell>
          <table:table-cell office:value-type="float" office:value="4.59" calcext:value-type="float">
            <text:p>4.5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6-21</text:p>
          </table:table-cell>
          <table:table-cell office:value-type="float" office:value="553.4" calcext:value-type="float">
            <text:p>553.4</text:p>
          </table:table-cell>
          <table:table-cell office:value-type="float" office:value="25.44" calcext:value-type="float">
            <text:p>25.44</text:p>
          </table:table-cell>
          <table:table-cell office:value-type="float" office:value="18.5" calcext:value-type="float">
            <text:p>18.5</text:p>
          </table:table-cell>
          <table:table-cell table:formula="of:=[.G252]" office:value-type="float" office:value="18.5" calcext:value-type="float" table:number-columns-spanned="1" table:number-rows-spanned="2">
            <text:p>18.5</text:p>
          </table:table-cell>
          <table:table-cell table:formula="of:=DATEDIF([.D252];[.D253];&quot;d&quot;)" office:value-type="float" office:value="436" calcext:value-type="float" table:number-columns-spanned="1" table:number-rows-spanned="2">
            <text:p>43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8-30</text:p>
          </table:table-cell>
          <table:table-cell office:value-type="float" office:value="694.2" calcext:value-type="float">
            <text:p>694.2</text:p>
          </table:table-cell>
          <table:table-cell office:value-type="float" office:value="25.44" calcext:value-type="float">
            <text:p>25.44</text:p>
          </table:table-cell>
          <table:table-cell office:value-type="float" office:value="18.5" calcext:value-type="float">
            <text:p>18.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1-16</text:p>
          </table:table-cell>
          <table:table-cell office:value-type="float" office:value="554.7" calcext:value-type="float">
            <text:p>554.7</text:p>
          </table:table-cell>
          <table:table-cell office:value-type="float" office:value="25.52" calcext:value-type="float">
            <text:p>25.52</text:p>
          </table:table-cell>
          <table:table-cell office:value-type="float" office:value="5.78" calcext:value-type="float">
            <text:p>5.78</text:p>
          </table:table-cell>
          <table:table-cell table:formula="of:=[.G254]" office:value-type="float" office:value="5.78" calcext:value-type="float" table:number-columns-spanned="1" table:number-rows-spanned="2">
            <text:p>5.78</text:p>
          </table:table-cell>
          <table:table-cell table:formula="of:=DATEDIF([.D254];[.D255];&quot;d&quot;)" office:value-type="float" office:value="235" calcext:value-type="float" table:number-columns-spanned="1" table:number-rows-spanned="2">
            <text:p>23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9-07</text:p>
          </table:table-cell>
          <table:table-cell office:value-type="float" office:value="696.25" calcext:value-type="float">
            <text:p>696.25</text:p>
          </table:table-cell>
          <table:table-cell office:value-type="float" office:value="25.52" calcext:value-type="float">
            <text:p>25.52</text:p>
          </table:table-cell>
          <table:table-cell office:value-type="float" office:value="5.78" calcext:value-type="float">
            <text:p>5.7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3-20</text:p>
          </table:table-cell>
          <table:table-cell office:value-type="float" office:value="567.45" calcext:value-type="float">
            <text:p>567.45</text:p>
          </table:table-cell>
          <table:table-cell office:value-type="float" office:value="26.12" calcext:value-type="float">
            <text:p>26.12</text:p>
          </table:table-cell>
          <table:table-cell office:value-type="float" office:value="7.69" calcext:value-type="float">
            <text:p>7.69</text:p>
          </table:table-cell>
          <table:table-cell table:formula="of:=[.G256]" office:value-type="float" office:value="7.69" calcext:value-type="float" table:number-columns-spanned="1" table:number-rows-spanned="2">
            <text:p>7.69</text:p>
          </table:table-cell>
          <table:table-cell table:formula="of:=DATEDIF([.D256];[.D257];&quot;d&quot;)" office:value-type="float" office:value="178" calcext:value-type="float" table:number-columns-spanned="1" table:number-rows-spanned="2">
            <text:p>1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9-14</text:p>
          </table:table-cell>
          <table:table-cell office:value-type="float" office:value="715.65" calcext:value-type="float">
            <text:p>715.65</text:p>
          </table:table-cell>
          <table:table-cell office:value-type="float" office:value="26.12" calcext:value-type="float">
            <text:p>26.12</text:p>
          </table:table-cell>
          <table:table-cell office:value-type="float" office:value="7.69" calcext:value-type="float">
            <text:p>7.6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12-21</text:p>
          </table:table-cell>
          <table:table-cell office:value-type="float" office:value="629.35" calcext:value-type="float">
            <text:p>629.35</text:p>
          </table:table-cell>
          <table:table-cell office:value-type="float" office:value="5.48" calcext:value-type="float">
            <text:p>5.48</text:p>
          </table:table-cell>
          <table:table-cell office:value-type="float" office:value="0.88" calcext:value-type="float">
            <text:p>0.88</text:p>
          </table:table-cell>
          <table:table-cell table:formula="of:=[.G258]" office:value-type="float" office:value="0.88" calcext:value-type="float" table:number-columns-spanned="1" table:number-rows-spanned="2">
            <text:p>0.88</text:p>
          </table:table-cell>
          <table:table-cell table:formula="of:=DATEDIF([.D258];[.D259];&quot;d&quot;)" office:value-type="float" office:value="24" calcext:value-type="float" table:number-columns-spanned="1" table:number-rows-spanned="2">
            <text:p>24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1-14</text:p>
          </table:table-cell>
          <table:table-cell office:value-type="float" office:value="663.85" calcext:value-type="float">
            <text:p>663.85</text:p>
          </table:table-cell>
          <table:table-cell office:value-type="float" office:value="5.48" calcext:value-type="float">
            <text:p>5.48</text:p>
          </table:table-cell>
          <table:table-cell office:value-type="float" office:value="0.88" calcext:value-type="float">
            <text:p>0.8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12-28</text:p>
          </table:table-cell>
          <table:table-cell office:value-type="float" office:value="633.75" calcext:value-type="float">
            <text:p>633.75</text:p>
          </table:table-cell>
          <table:table-cell office:value-type="float" office:value="5.37" calcext:value-type="float">
            <text:p>5.37</text:p>
          </table:table-cell>
          <table:table-cell office:value-type="float" office:value="1.22" calcext:value-type="float">
            <text:p>1.22</text:p>
          </table:table-cell>
          <table:table-cell table:formula="of:=[.G260]" office:value-type="float" office:value="1.22" calcext:value-type="float" table:number-columns-spanned="1" table:number-rows-spanned="2">
            <text:p>1.22</text:p>
          </table:table-cell>
          <table:table-cell table:formula="of:=DATEDIF([.D260];[.D261];&quot;d&quot;)" office:value-type="float" office:value="17" calcext:value-type="float" table:number-columns-spanned="1" table:number-rows-spanned="2">
            <text:p>17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1-14</text:p>
          </table:table-cell>
          <table:table-cell office:value-type="float" office:value="667.8" calcext:value-type="float">
            <text:p>667.8</text:p>
          </table:table-cell>
          <table:table-cell office:value-type="float" office:value="5.37" calcext:value-type="float">
            <text:p>5.37</text:p>
          </table:table-cell>
          <table:table-cell office:value-type="float" office:value="1.22" calcext:value-type="float">
            <text:p>1.2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12-21</text:p>
          </table:table-cell>
          <table:table-cell office:value-type="float" office:value="629.35" calcext:value-type="float">
            <text:p>629.35</text:p>
          </table:table-cell>
          <table:table-cell office:value-type="float" office:value="10.5" calcext:value-type="float">
            <text:p>10.5</text:p>
          </table:table-cell>
          <table:table-cell office:value-type="float" office:value="0.88" calcext:value-type="float">
            <text:p>0.88</text:p>
          </table:table-cell>
          <table:table-cell table:formula="of:=[.G262]" office:value-type="float" office:value="0.88" calcext:value-type="float" table:number-columns-spanned="1" table:number-rows-spanned="2">
            <text:p>0.88</text:p>
          </table:table-cell>
          <table:table-cell table:formula="of:=DATEDIF([.D262];[.D263];&quot;d&quot;)" office:value-type="float" office:value="25" calcext:value-type="float" table:number-columns-spanned="1" table:number-rows-spanned="2">
            <text:p>25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1-15</text:p>
          </table:table-cell>
          <table:table-cell office:value-type="float" office:value="695.45" calcext:value-type="float">
            <text:p>695.45</text:p>
          </table:table-cell>
          <table:table-cell office:value-type="float" office:value="10.5" calcext:value-type="float">
            <text:p>10.5</text:p>
          </table:table-cell>
          <table:table-cell office:value-type="float" office:value="0.88" calcext:value-type="float">
            <text:p>0.8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12-28</text:p>
          </table:table-cell>
          <table:table-cell office:value-type="float" office:value="633.75" calcext:value-type="float">
            <text:p>633.75</text:p>
          </table:table-cell>
          <table:table-cell office:value-type="float" office:value="10.39" calcext:value-type="float">
            <text:p>10.39</text:p>
          </table:table-cell>
          <table:table-cell office:value-type="float" office:value="1.22" calcext:value-type="float">
            <text:p>1.22</text:p>
          </table:table-cell>
          <table:table-cell table:formula="of:=[.G264]" office:value-type="float" office:value="1.22" calcext:value-type="float" table:number-columns-spanned="1" table:number-rows-spanned="2">
            <text:p>1.22</text:p>
          </table:table-cell>
          <table:table-cell table:formula="of:=DATEDIF([.D264];[.D265];&quot;d&quot;)" office:value-type="float" office:value="18" calcext:value-type="float" table:number-columns-spanned="1" table:number-rows-spanned="2">
            <text:p>1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1-15</text:p>
          </table:table-cell>
          <table:table-cell office:value-type="float" office:value="699.6" calcext:value-type="float">
            <text:p>699.6</text:p>
          </table:table-cell>
          <table:table-cell office:value-type="float" office:value="10.39" calcext:value-type="float">
            <text:p>10.39</text:p>
          </table:table-cell>
          <table:table-cell office:value-type="float" office:value="1.22" calcext:value-type="float">
            <text:p>1.2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4-24</text:p>
          </table:table-cell>
          <table:table-cell office:value-type="float" office:value="597.1" calcext:value-type="float">
            <text:p>597.1</text:p>
          </table:table-cell>
          <table:table-cell office:value-type="float" office:value="21.09" calcext:value-type="float">
            <text:p>21.09</text:p>
          </table:table-cell>
          <table:table-cell office:value-type="float" office:value="2.49" calcext:value-type="float">
            <text:p>2.49</text:p>
          </table:table-cell>
          <table:table-cell table:formula="of:=[.G266]" office:value-type="float" office:value="2.49" calcext:value-type="float" table:number-columns-spanned="1" table:number-rows-spanned="2">
            <text:p>2.49</text:p>
          </table:table-cell>
          <table:table-cell table:formula="of:=DATEDIF([.D266];[.D267];&quot;d&quot;)" office:value-type="float" office:value="296" calcext:value-type="float" table:number-columns-spanned="1" table:number-rows-spanned="2">
            <text:p>296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2-14</text:p>
          </table:table-cell>
          <table:table-cell office:value-type="float" office:value="723" calcext:value-type="float">
            <text:p>723</text:p>
          </table:table-cell>
          <table:table-cell office:value-type="float" office:value="21.09" calcext:value-type="float">
            <text:p>21.09</text:p>
          </table:table-cell>
          <table:table-cell office:value-type="float" office:value="2.49" calcext:value-type="float">
            <text:p>2.4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12-21</text:p>
          </table:table-cell>
          <table:table-cell office:value-type="float" office:value="629.35" calcext:value-type="float">
            <text:p>629.35</text:p>
          </table:table-cell>
          <table:table-cell office:value-type="float" office:value="15.52" calcext:value-type="float">
            <text:p>15.52</text:p>
          </table:table-cell>
          <table:table-cell office:value-type="float" office:value="0.88" calcext:value-type="float">
            <text:p>0.88</text:p>
          </table:table-cell>
          <table:table-cell table:formula="of:=[.G268]" office:value-type="float" office:value="0.88" calcext:value-type="float" table:number-columns-spanned="1" table:number-rows-spanned="2">
            <text:p>0.88</text:p>
          </table:table-cell>
          <table:table-cell table:formula="of:=DATEDIF([.D268];[.D269];&quot;d&quot;)" office:value-type="float" office:value="55" calcext:value-type="float" table:number-columns-spanned="1" table:number-rows-spanned="2">
            <text:p>55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2-14</text:p>
          </table:table-cell>
          <table:table-cell office:value-type="float" office:value="727.05" calcext:value-type="float">
            <text:p>727.05</text:p>
          </table:table-cell>
          <table:table-cell office:value-type="float" office:value="15.52" calcext:value-type="float">
            <text:p>15.52</text:p>
          </table:table-cell>
          <table:table-cell office:value-type="float" office:value="0.88" calcext:value-type="float">
            <text:p>0.8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12-28</text:p>
          </table:table-cell>
          <table:table-cell office:value-type="float" office:value="633.75" calcext:value-type="float">
            <text:p>633.75</text:p>
          </table:table-cell>
          <table:table-cell office:value-type="float" office:value="15.41" calcext:value-type="float">
            <text:p>15.41</text:p>
          </table:table-cell>
          <table:table-cell office:value-type="float" office:value="1.22" calcext:value-type="float">
            <text:p>1.22</text:p>
          </table:table-cell>
          <table:table-cell table:formula="of:=[.G270]" office:value-type="float" office:value="1.22" calcext:value-type="float" table:number-columns-spanned="1" table:number-rows-spanned="2">
            <text:p>1.22</text:p>
          </table:table-cell>
          <table:table-cell table:formula="of:=DATEDIF([.D270];[.D271];&quot;d&quot;)" office:value-type="float" office:value="56" calcext:value-type="float" table:number-columns-spanned="1" table:number-rows-spanned="2">
            <text:p>56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2-22</text:p>
          </table:table-cell>
          <table:table-cell office:value-type="float" office:value="731.4" calcext:value-type="float">
            <text:p>731.4</text:p>
          </table:table-cell>
          <table:table-cell office:value-type="float" office:value="15.41" calcext:value-type="float">
            <text:p>15.41</text:p>
          </table:table-cell>
          <table:table-cell office:value-type="float" office:value="1.22" calcext:value-type="float">
            <text:p>1.2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4-24</text:p>
          </table:table-cell>
          <table:table-cell office:value-type="float" office:value="597.1" calcext:value-type="float">
            <text:p>597.1</text:p>
          </table:table-cell>
          <table:table-cell office:value-type="float" office:value="26.13" calcext:value-type="float">
            <text:p>26.13</text:p>
          </table:table-cell>
          <table:table-cell office:value-type="float" office:value="2.49" calcext:value-type="float">
            <text:p>2.49</text:p>
          </table:table-cell>
          <table:table-cell table:formula="of:=[.G272]" office:value-type="float" office:value="2.49" calcext:value-type="float" table:number-columns-spanned="1" table:number-rows-spanned="2">
            <text:p>2.49</text:p>
          </table:table-cell>
          <table:table-cell table:formula="of:=DATEDIF([.D272];[.D273];&quot;d&quot;)" office:value-type="float" office:value="310" calcext:value-type="float" table:number-columns-spanned="1" table:number-rows-spanned="2">
            <text:p>31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2-28</text:p>
          </table:table-cell>
          <table:table-cell office:value-type="float" office:value="753.15" calcext:value-type="float">
            <text:p>753.15</text:p>
          </table:table-cell>
          <table:table-cell office:value-type="float" office:value="26.13" calcext:value-type="float">
            <text:p>26.13</text:p>
          </table:table-cell>
          <table:table-cell office:value-type="float" office:value="2.49" calcext:value-type="float">
            <text:p>2.4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12-21</text:p>
          </table:table-cell>
          <table:table-cell office:value-type="float" office:value="629.35" calcext:value-type="float">
            <text:p>629.35</text:p>
          </table:table-cell>
          <table:table-cell office:value-type="float" office:value="20.55" calcext:value-type="float">
            <text:p>20.55</text:p>
          </table:table-cell>
          <table:table-cell office:value-type="float" office:value="0.88" calcext:value-type="float">
            <text:p>0.88</text:p>
          </table:table-cell>
          <table:table-cell table:formula="of:=[.G274]" office:value-type="float" office:value="0.88" calcext:value-type="float" table:number-columns-spanned="1" table:number-rows-spanned="2">
            <text:p>0.88</text:p>
          </table:table-cell>
          <table:table-cell table:formula="of:=DATEDIF([.D274];[.D275];&quot;d&quot;)" office:value-type="float" office:value="69" calcext:value-type="float" table:number-columns-spanned="1" table:number-rows-spanned="2">
            <text:p>69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2-28</text:p>
          </table:table-cell>
          <table:table-cell office:value-type="float" office:value="758.65" calcext:value-type="float">
            <text:p>758.65</text:p>
          </table:table-cell>
          <table:table-cell office:value-type="float" office:value="20.55" calcext:value-type="float">
            <text:p>20.55</text:p>
          </table:table-cell>
          <table:table-cell office:value-type="float" office:value="0.88" calcext:value-type="float">
            <text:p>0.8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12-28</text:p>
          </table:table-cell>
          <table:table-cell office:value-type="float" office:value="633.75" calcext:value-type="float">
            <text:p>633.75</text:p>
          </table:table-cell>
          <table:table-cell office:value-type="float" office:value="20.43" calcext:value-type="float">
            <text:p>20.43</text:p>
          </table:table-cell>
          <table:table-cell office:value-type="float" office:value="1.22" calcext:value-type="float">
            <text:p>1.22</text:p>
          </table:table-cell>
          <table:table-cell table:formula="of:=[.G276]" office:value-type="float" office:value="1.22" calcext:value-type="float" table:number-columns-spanned="1" table:number-rows-spanned="2">
            <text:p>1.22</text:p>
          </table:table-cell>
          <table:table-cell table:formula="of:=DATEDIF([.D276];[.D277];&quot;d&quot;)" office:value-type="float" office:value="67" calcext:value-type="float" table:number-columns-spanned="1" table:number-rows-spanned="2">
            <text:p>67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3-05</text:p>
          </table:table-cell>
          <table:table-cell office:value-type="float" office:value="763.2" calcext:value-type="float">
            <text:p>763.2</text:p>
          </table:table-cell>
          <table:table-cell office:value-type="float" office:value="20.43" calcext:value-type="float">
            <text:p>20.43</text:p>
          </table:table-cell>
          <table:table-cell office:value-type="float" office:value="1.22" calcext:value-type="float">
            <text:p>1.2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12-21</text:p>
          </table:table-cell>
          <table:table-cell office:value-type="float" office:value="629.35" calcext:value-type="float">
            <text:p>629.35</text:p>
          </table:table-cell>
          <table:table-cell office:value-type="float" office:value="25.57" calcext:value-type="float">
            <text:p>25.57</text:p>
          </table:table-cell>
          <table:table-cell office:value-type="float" office:value="0.88" calcext:value-type="float">
            <text:p>0.88</text:p>
          </table:table-cell>
          <table:table-cell table:formula="of:=[.G278]" office:value-type="float" office:value="0.88" calcext:value-type="float" table:number-columns-spanned="1" table:number-rows-spanned="2">
            <text:p>0.88</text:p>
          </table:table-cell>
          <table:table-cell table:formula="of:=DATEDIF([.D278];[.D279];&quot;d&quot;)" office:value-type="float" office:value="76" calcext:value-type="float" table:number-columns-spanned="1" table:number-rows-spanned="2">
            <text:p>7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3-07</text:p>
          </table:table-cell>
          <table:table-cell office:value-type="float" office:value="790.25" calcext:value-type="float">
            <text:p>790.25</text:p>
          </table:table-cell>
          <table:table-cell office:value-type="float" office:value="25.57" calcext:value-type="float">
            <text:p>25.57</text:p>
          </table:table-cell>
          <table:table-cell office:value-type="float" office:value="0.88" calcext:value-type="float">
            <text:p>0.8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12-28</text:p>
          </table:table-cell>
          <table:table-cell office:value-type="float" office:value="633.75" calcext:value-type="float">
            <text:p>633.75</text:p>
          </table:table-cell>
          <table:table-cell office:value-type="float" office:value="25.44" calcext:value-type="float">
            <text:p>25.44</text:p>
          </table:table-cell>
          <table:table-cell office:value-type="float" office:value="1.22" calcext:value-type="float">
            <text:p>1.22</text:p>
          </table:table-cell>
          <table:table-cell table:formula="of:=[.G280]" office:value-type="float" office:value="1.22" calcext:value-type="float" table:number-columns-spanned="1" table:number-rows-spanned="2">
            <text:p>1.22</text:p>
          </table:table-cell>
          <table:table-cell table:formula="of:=DATEDIF([.D280];[.D281];&quot;d&quot;)" office:value-type="float" office:value="69" calcext:value-type="float" table:number-columns-spanned="1" table:number-rows-spanned="2">
            <text:p>6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3-07</text:p>
          </table:table-cell>
          <table:table-cell office:value-type="float" office:value="795" calcext:value-type="float">
            <text:p>795</text:p>
          </table:table-cell>
          <table:table-cell office:value-type="float" office:value="25.44" calcext:value-type="float">
            <text:p>25.44</text:p>
          </table:table-cell>
          <table:table-cell office:value-type="float" office:value="1.22" calcext:value-type="float">
            <text:p>1.2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6-26</text:p>
          </table:table-cell>
          <table:table-cell office:value-type="float" office:value="723" calcext:value-type="float">
            <text:p>723</text:p>
          </table:table-cell>
          <table:table-cell office:value-type="float" office:value="5.13" calcext:value-type="float">
            <text:p>5.13</text:p>
          </table:table-cell>
          <table:table-cell office:value-type="float" office:value="0.28" calcext:value-type="float">
            <text:p>0.28</text:p>
          </table:table-cell>
          <table:table-cell table:formula="of:=[.G282]" office:value-type="float" office:value="0.28" calcext:value-type="float" table:number-columns-spanned="1" table:number-rows-spanned="2">
            <text:p>0.28</text:p>
          </table:table-cell>
          <table:table-cell table:formula="of:=DATEDIF([.D282];[.D283];&quot;d&quot;)" office:value-type="float" office:value="2" calcext:value-type="float" table:number-columns-spanned="1" table:number-rows-spanned="2">
            <text:p>2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6-28</text:p>
          </table:table-cell>
          <table:table-cell office:value-type="float" office:value="760.1" calcext:value-type="float">
            <text:p>760.1</text:p>
          </table:table-cell>
          <table:table-cell office:value-type="float" office:value="5.13" calcext:value-type="float">
            <text:p>5.13</text:p>
          </table:table-cell>
          <table:table-cell office:value-type="float" office:value="0.28" calcext:value-type="float">
            <text:p>0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6-26</text:p>
          </table:table-cell>
          <table:table-cell office:value-type="float" office:value="723" calcext:value-type="float">
            <text:p>723</text:p>
          </table:table-cell>
          <table:table-cell office:value-type="float" office:value="10.14" calcext:value-type="float">
            <text:p>10.14</text:p>
          </table:table-cell>
          <table:table-cell office:value-type="float" office:value="0.28" calcext:value-type="float">
            <text:p>0.28</text:p>
          </table:table-cell>
          <table:table-cell table:formula="of:=[.G284]" office:value-type="float" office:value="0.28" calcext:value-type="float" table:number-columns-spanned="1" table:number-rows-spanned="2">
            <text:p>0.28</text:p>
          </table:table-cell>
          <table:table-cell table:formula="of:=DATEDIF([.D284];[.D285];&quot;d&quot;)" office:value-type="float" office:value="16" calcext:value-type="float" table:number-columns-spanned="1" table:number-rows-spanned="2">
            <text:p>16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7-12</text:p>
          </table:table-cell>
          <table:table-cell office:value-type="float" office:value="796.3" calcext:value-type="float">
            <text:p>796.3</text:p>
          </table:table-cell>
          <table:table-cell office:value-type="float" office:value="10.14" calcext:value-type="float">
            <text:p>10.14</text:p>
          </table:table-cell>
          <table:table-cell office:value-type="float" office:value="0.28" calcext:value-type="float">
            <text:p>0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6-26</text:p>
          </table:table-cell>
          <table:table-cell office:value-type="float" office:value="723" calcext:value-type="float">
            <text:p>723</text:p>
          </table:table-cell>
          <table:table-cell office:value-type="float" office:value="15.15" calcext:value-type="float">
            <text:p>15.15</text:p>
          </table:table-cell>
          <table:table-cell office:value-type="float" office:value="0.28" calcext:value-type="float">
            <text:p>0.28</text:p>
          </table:table-cell>
          <table:table-cell table:formula="of:=[.G286]" office:value-type="float" office:value="0.28" calcext:value-type="float" table:number-columns-spanned="1" table:number-rows-spanned="2">
            <text:p>0.28</text:p>
          </table:table-cell>
          <table:table-cell table:formula="of:=DATEDIF([.D286];[.D287];&quot;d&quot;)" office:value-type="float" office:value="20" calcext:value-type="float" table:number-columns-spanned="1" table:number-rows-spanned="2">
            <text:p>20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7-16</text:p>
          </table:table-cell>
          <table:table-cell office:value-type="float" office:value="832.5" calcext:value-type="float">
            <text:p>832.5</text:p>
          </table:table-cell>
          <table:table-cell office:value-type="float" office:value="15.15" calcext:value-type="float">
            <text:p>15.15</text:p>
          </table:table-cell>
          <table:table-cell office:value-type="float" office:value="0.28" calcext:value-type="float">
            <text:p>0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6-26</text:p>
          </table:table-cell>
          <table:table-cell office:value-type="float" office:value="723" calcext:value-type="float">
            <text:p>723</text:p>
          </table:table-cell>
          <table:table-cell office:value-type="float" office:value="20.15" calcext:value-type="float">
            <text:p>20.15</text:p>
          </table:table-cell>
          <table:table-cell office:value-type="float" office:value="0.28" calcext:value-type="float">
            <text:p>0.28</text:p>
          </table:table-cell>
          <table:table-cell table:formula="of:=[.G288]" office:value-type="float" office:value="0.28" calcext:value-type="float" table:number-columns-spanned="1" table:number-rows-spanned="2">
            <text:p>0.28</text:p>
          </table:table-cell>
          <table:table-cell table:formula="of:=DATEDIF([.D288];[.D289];&quot;d&quot;)" office:value-type="float" office:value="23" calcext:value-type="float" table:number-columns-spanned="1" table:number-rows-spanned="2">
            <text:p>23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7-19</text:p>
          </table:table-cell>
          <table:table-cell office:value-type="float" office:value="868.65" calcext:value-type="float">
            <text:p>868.65</text:p>
          </table:table-cell>
          <table:table-cell office:value-type="float" office:value="20.15" calcext:value-type="float">
            <text:p>20.15</text:p>
          </table:table-cell>
          <table:table-cell office:value-type="float" office:value="0.28" calcext:value-type="float">
            <text:p>0.2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6-26</text:p>
          </table:table-cell>
          <table:table-cell office:value-type="float" office:value="723" calcext:value-type="float">
            <text:p>723</text:p>
          </table:table-cell>
          <table:table-cell office:value-type="float" office:value="25.15" calcext:value-type="float">
            <text:p>25.15</text:p>
          </table:table-cell>
          <table:table-cell office:value-type="float" office:value="0.28" calcext:value-type="float">
            <text:p>0.28</text:p>
          </table:table-cell>
          <table:table-cell table:formula="of:=[.G290]" office:value-type="float" office:value="0.28" calcext:value-type="float" table:number-columns-spanned="1" table:number-rows-spanned="2">
            <text:p>0.28</text:p>
          </table:table-cell>
          <table:table-cell table:formula="of:=DATEDIF([.D290];[.D291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7-25</text:p>
          </table:table-cell>
          <table:table-cell office:value-type="float" office:value="904.85" calcext:value-type="float">
            <text:p>904.85</text:p>
          </table:table-cell>
          <table:table-cell office:value-type="float" office:value="25.15" calcext:value-type="float">
            <text:p>25.15</text:p>
          </table:table-cell>
          <table:table-cell office:value-type="float" office:value="0.28" calcext:value-type="float">
            <text:p>0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5-20</text:p>
          </table:table-cell>
          <table:table-cell office:value-type="float" office:value="1034.1" calcext:value-type="float">
            <text:p>1034.1</text:p>
          </table:table-cell>
          <table:table-cell office:value-type="float" office:value="9.66" calcext:value-type="float">
            <text:p>9.66</text:p>
          </table:table-cell>
          <table:table-cell office:value-type="float" office:value="0.6" calcext:value-type="float">
            <text:p>0.6</text:p>
          </table:table-cell>
          <table:table-cell table:formula="of:=[.G292]" office:value-type="float" office:value="0.6" calcext:value-type="float" table:number-columns-spanned="1" table:number-rows-spanned="2">
            <text:p>0.6</text:p>
          </table:table-cell>
          <table:table-cell table:formula="of:=DATEDIF([.D292];[.D293];&quot;d&quot;)" office:value-type="float" office:value="27" calcext:value-type="float" table:number-columns-spanned="1" table:number-rows-spanned="2">
            <text:p>27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6-16</text:p>
          </table:table-cell>
          <table:table-cell office:value-type="float" office:value="1134" calcext:value-type="float">
            <text:p>1134</text:p>
          </table:table-cell>
          <table:table-cell office:value-type="float" office:value="9.66" calcext:value-type="float">
            <text:p>9.66</text:p>
          </table:table-cell>
          <table:table-cell office:value-type="float" office:value="0.6" calcext:value-type="float">
            <text:p>0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5-20</text:p>
          </table:table-cell>
          <table:table-cell office:value-type="float" office:value="1034.1" calcext:value-type="float">
            <text:p>1034.1</text:p>
          </table:table-cell>
          <table:table-cell office:value-type="float" office:value="14.88" calcext:value-type="float">
            <text:p>14.88</text:p>
          </table:table-cell>
          <table:table-cell office:value-type="float" office:value="0.6" calcext:value-type="float">
            <text:p>0.6</text:p>
          </table:table-cell>
          <table:table-cell table:formula="of:=[.G294]" office:value-type="float" office:value="0.6" calcext:value-type="float" table:number-columns-spanned="1" table:number-rows-spanned="2">
            <text:p>0.6</text:p>
          </table:table-cell>
          <table:table-cell table:formula="of:=DATEDIF([.D294];[.D295];&quot;d&quot;)" office:value-type="float" office:value="38" calcext:value-type="float" table:number-columns-spanned="1" table:number-rows-spanned="2">
            <text:p>38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6-27</text:p>
          </table:table-cell>
          <table:table-cell office:value-type="float" office:value="1188" calcext:value-type="float">
            <text:p>1188</text:p>
          </table:table-cell>
          <table:table-cell office:value-type="float" office:value="14.88" calcext:value-type="float">
            <text:p>14.88</text:p>
          </table:table-cell>
          <table:table-cell office:value-type="float" office:value="0.6" calcext:value-type="float">
            <text:p>0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5-20</text:p>
          </table:table-cell>
          <table:table-cell office:value-type="float" office:value="1034.1" calcext:value-type="float">
            <text:p>1034.1</text:p>
          </table:table-cell>
          <table:table-cell office:value-type="float" office:value="20.1" calcext:value-type="float">
            <text:p>20.1</text:p>
          </table:table-cell>
          <table:table-cell office:value-type="float" office:value="0.6" calcext:value-type="float">
            <text:p>0.6</text:p>
          </table:table-cell>
          <table:table-cell table:formula="of:=[.G296]" office:value-type="float" office:value="0.6" calcext:value-type="float" table:number-columns-spanned="1" table:number-rows-spanned="2">
            <text:p>0.6</text:p>
          </table:table-cell>
          <table:table-cell table:formula="of:=DATEDIF([.D296];[.D297];&quot;d&quot;)" office:value-type="float" office:value="48" calcext:value-type="float" table:number-columns-spanned="1" table:number-rows-spanned="2">
            <text:p>48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7-07</text:p>
          </table:table-cell>
          <table:table-cell office:value-type="float" office:value="1242" calcext:value-type="float">
            <text:p>1242</text:p>
          </table:table-cell>
          <table:table-cell office:value-type="float" office:value="20.1" calcext:value-type="float">
            <text:p>20.1</text:p>
          </table:table-cell>
          <table:table-cell office:value-type="float" office:value="0.6" calcext:value-type="float">
            <text:p>0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5-20</text:p>
          </table:table-cell>
          <table:table-cell office:value-type="float" office:value="1034.1" calcext:value-type="float">
            <text:p>1034.1</text:p>
          </table:table-cell>
          <table:table-cell office:value-type="float" office:value="25.33" calcext:value-type="float">
            <text:p>25.33</text:p>
          </table:table-cell>
          <table:table-cell office:value-type="float" office:value="0.6" calcext:value-type="float">
            <text:p>0.6</text:p>
          </table:table-cell>
          <table:table-cell table:formula="of:=[.G298]" office:value-type="float" office:value="0.6" calcext:value-type="float" table:number-columns-spanned="1" table:number-rows-spanned="2">
            <text:p>0.6</text:p>
          </table:table-cell>
          <table:table-cell table:formula="of:=DATEDIF([.D298];[.D299];&quot;d&quot;)" office:value-type="float" office:value="64" calcext:value-type="float" table:number-columns-spanned="1" table:number-rows-spanned="2">
            <text:p>64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7-23</text:p>
          </table:table-cell>
          <table:table-cell office:value-type="float" office:value="1296" calcext:value-type="float">
            <text:p>1296</text:p>
          </table:table-cell>
          <table:table-cell office:value-type="float" office:value="25.33" calcext:value-type="float">
            <text:p>25.33</text:p>
          </table:table-cell>
          <table:table-cell office:value-type="float" office:value="0.6" calcext:value-type="float">
            <text:p>0.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5-20</text:p>
          </table:table-cell>
          <table:table-cell office:value-type="float" office:value="1034.1" calcext:value-type="float">
            <text:p>1034.1</text:p>
          </table:table-cell>
          <table:table-cell office:value-type="float" office:value="30.55" calcext:value-type="float">
            <text:p>30.55</text:p>
          </table:table-cell>
          <table:table-cell office:value-type="float" office:value="0.6" calcext:value-type="float">
            <text:p>0.6</text:p>
          </table:table-cell>
          <table:table-cell table:formula="of:=[.G300]" office:value-type="float" office:value="0.6" calcext:value-type="float" table:number-columns-spanned="1" table:number-rows-spanned="2">
            <text:p>0.6</text:p>
          </table:table-cell>
          <table:table-cell table:formula="of:=DATEDIF([.D300];[.D301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9-19</text:p>
          </table:table-cell>
          <table:table-cell office:value-type="float" office:value="1350" calcext:value-type="float">
            <text:p>1350</text:p>
          </table:table-cell>
          <table:table-cell office:value-type="float" office:value="30.55" calcext:value-type="float">
            <text:p>30.55</text:p>
          </table:table-cell>
          <table:table-cell office:value-type="float" office:value="0.6" calcext:value-type="float">
            <text:p>0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12-16</text:p>
          </table:table-cell>
          <table:table-cell office:value-type="float" office:value="1221.55" calcext:value-type="float">
            <text:p>1221.55</text:p>
          </table:table-cell>
          <table:table-cell office:value-type="float" office:value="5.7" calcext:value-type="float">
            <text:p>5.7</text:p>
          </table:table-cell>
          <table:table-cell office:value-type="float" office:value="1.55" calcext:value-type="float">
            <text:p>1.55</text:p>
          </table:table-cell>
          <table:table-cell table:formula="of:=[.G302]" office:value-type="float" office:value="1.55" calcext:value-type="float" table:number-columns-spanned="1" table:number-rows-spanned="2">
            <text:p>1.55</text:p>
          </table:table-cell>
          <table:table-cell table:formula="of:=DATEDIF([.D302];[.D303];&quot;d&quot;)" office:value-type="float" office:value="17" calcext:value-type="float" table:number-columns-spanned="1" table:number-rows-spanned="2">
            <text:p>17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1-02</text:p>
          </table:table-cell>
          <table:table-cell office:value-type="float" office:value="1291.15" calcext:value-type="float">
            <text:p>1291.15</text:p>
          </table:table-cell>
          <table:table-cell office:value-type="float" office:value="5.7" calcext:value-type="float">
            <text:p>5.7</text:p>
          </table:table-cell>
          <table:table-cell office:value-type="float" office:value="1.55" calcext:value-type="float">
            <text:p>1.5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1-08</text:p>
          </table:table-cell>
          <table:table-cell office:value-type="float" office:value="1221.9" calcext:value-type="float">
            <text:p>1221.9</text:p>
          </table:table-cell>
          <table:table-cell office:value-type="float" office:value="5.23" calcext:value-type="float">
            <text:p>5.23</text:p>
          </table:table-cell>
          <table:table-cell office:value-type="float" office:value="0" calcext:value-type="float">
            <text:p>0</text:p>
          </table:table-cell>
          <table:table-cell table:formula="of:=[.G304]" office:value-type="float" office:value="0" calcext:value-type="float" table:number-columns-spanned="1" table:number-rows-spanned="2">
            <text:p>0</text:p>
          </table:table-cell>
          <table:table-cell table:formula="of:=DATEDIF([.D304];[.D305];&quot;d&quot;)" office:value-type="float" office:value="7" calcext:value-type="float" table:number-columns-spanned="1" table:number-rows-spanned="2">
            <text:p>7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1-15</text:p>
          </table:table-cell>
          <table:table-cell office:value-type="float" office:value="1285.75" calcext:value-type="float">
            <text:p>1285.75</text:p>
          </table:table-cell>
          <table:table-cell office:value-type="float" office:value="5.23" calcext:value-type="float">
            <text:p>5.23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1-08</text:p>
          </table:table-cell>
          <table:table-cell office:value-type="float" office:value="1221.9" calcext:value-type="float">
            <text:p>1221.9</text:p>
          </table:table-cell>
          <table:table-cell office:value-type="float" office:value="10.23" calcext:value-type="float">
            <text:p>10.23</text:p>
          </table:table-cell>
          <table:table-cell office:value-type="float" office:value="0.44" calcext:value-type="float">
            <text:p>0.44</text:p>
          </table:table-cell>
          <table:table-cell table:formula="of:=[.G306]" office:value-type="float" office:value="0.44" calcext:value-type="float" table:number-columns-spanned="1" table:number-rows-spanned="2">
            <text:p>0.44</text:p>
          </table:table-cell>
          <table:table-cell table:formula="of:=DATEDIF([.D306];[.D307];&quot;d&quot;)" office:value-type="float" office:value="43" calcext:value-type="float" table:number-columns-spanned="1" table:number-rows-spanned="2">
            <text:p>43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2-20</text:p>
          </table:table-cell>
          <table:table-cell office:value-type="float" office:value="1346.95" calcext:value-type="float">
            <text:p>1346.95</text:p>
          </table:table-cell>
          <table:table-cell office:value-type="float" office:value="10.23" calcext:value-type="float">
            <text:p>10.23</text:p>
          </table:table-cell>
          <table:table-cell office:value-type="float" office:value="0.44" calcext:value-type="float">
            <text:p>0.4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12-16</text:p>
          </table:table-cell>
          <table:table-cell office:value-type="float" office:value="1221.55" calcext:value-type="float">
            <text:p>1221.55</text:p>
          </table:table-cell>
          <table:table-cell office:value-type="float" office:value="10.73" calcext:value-type="float">
            <text:p>10.73</text:p>
          </table:table-cell>
          <table:table-cell office:value-type="float" office:value="1.55" calcext:value-type="float">
            <text:p>1.55</text:p>
          </table:table-cell>
          <table:table-cell table:formula="of:=[.G308]" office:value-type="float" office:value="1.55" calcext:value-type="float" table:number-columns-spanned="1" table:number-rows-spanned="2">
            <text:p>1.55</text:p>
          </table:table-cell>
          <table:table-cell table:formula="of:=DATEDIF([.D308];[.D309];&quot;d&quot;)" office:value-type="float" office:value="69" calcext:value-type="float" table:number-columns-spanned="1" table:number-rows-spanned="2">
            <text:p>69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2-23</text:p>
          </table:table-cell>
          <table:table-cell office:value-type="float" office:value="1352.6" calcext:value-type="float">
            <text:p>1352.6</text:p>
          </table:table-cell>
          <table:table-cell office:value-type="float" office:value="10.73" calcext:value-type="float">
            <text:p>10.73</text:p>
          </table:table-cell>
          <table:table-cell office:value-type="float" office:value="1.55" calcext:value-type="float">
            <text:p>1.5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4-27</text:p>
          </table:table-cell>
          <table:table-cell office:value-type="float" office:value="1250.1" calcext:value-type="float">
            <text:p>1250.1</text:p>
          </table:table-cell>
          <table:table-cell office:value-type="float" office:value="5.83" calcext:value-type="float">
            <text:p>5.83</text:p>
          </table:table-cell>
          <table:table-cell office:value-type="float" office:value="2.92" calcext:value-type="float">
            <text:p>2.92</text:p>
          </table:table-cell>
          <table:table-cell table:formula="of:=[.G310]" office:value-type="float" office:value="2.92" calcext:value-type="float" table:number-columns-spanned="1" table:number-rows-spanned="2">
            <text:p>2.92</text:p>
          </table:table-cell>
          <table:table-cell table:formula="of:=DATEDIF([.D310];[.D311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5-29</text:p>
          </table:table-cell>
          <table:table-cell office:value-type="float" office:value="1323" calcext:value-type="float">
            <text:p>1323</text:p>
          </table:table-cell>
          <table:table-cell office:value-type="float" office:value="5.83" calcext:value-type="float">
            <text:p>5.83</text:p>
          </table:table-cell>
          <table:table-cell office:value-type="float" office:value="2.92" calcext:value-type="float">
            <text:p>2.9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5-15</text:p>
          </table:table-cell>
          <table:table-cell office:value-type="float" office:value="1255.55" calcext:value-type="float">
            <text:p>1255.55</text:p>
          </table:table-cell>
          <table:table-cell office:value-type="float" office:value="5.89" calcext:value-type="float">
            <text:p>5.89</text:p>
          </table:table-cell>
          <table:table-cell office:value-type="float" office:value="2.23" calcext:value-type="float">
            <text:p>2.23</text:p>
          </table:table-cell>
          <table:table-cell table:formula="of:=[.G312]" office:value-type="float" office:value="2.23" calcext:value-type="float" table:number-columns-spanned="1" table:number-rows-spanned="2">
            <text:p>2.23</text:p>
          </table:table-cell>
          <table:table-cell table:formula="of:=DATEDIF([.D312];[.D313];&quot;d&quot;)" office:value-type="float" office:value="89" calcext:value-type="float" table:number-columns-spanned="1" table:number-rows-spanned="2">
            <text:p>89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8-12</text:p>
          </table:table-cell>
          <table:table-cell office:value-type="float" office:value="1329.55" calcext:value-type="float">
            <text:p>1329.55</text:p>
          </table:table-cell>
          <table:table-cell office:value-type="float" office:value="5.89" calcext:value-type="float">
            <text:p>5.89</text:p>
          </table:table-cell>
          <table:table-cell office:value-type="float" office:value="2.23" calcext:value-type="float">
            <text:p>2.2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5-05</text:p>
          </table:table-cell>
          <table:table-cell office:value-type="float" office:value="1258.95" calcext:value-type="float">
            <text:p>1258.95</text:p>
          </table:table-cell>
          <table:table-cell office:value-type="float" office:value="5.77" calcext:value-type="float">
            <text:p>5.77</text:p>
          </table:table-cell>
          <table:table-cell office:value-type="float" office:value="2.55" calcext:value-type="float">
            <text:p>2.55</text:p>
          </table:table-cell>
          <table:table-cell table:formula="of:=[.G314]" office:value-type="float" office:value="2.55" calcext:value-type="float" table:number-columns-spanned="1" table:number-rows-spanned="2">
            <text:p>2.55</text:p>
          </table:table-cell>
          <table:table-cell table:formula="of:=DATEDIF([.D314];[.D315];&quot;d&quot;)" office:value-type="float" office:value="99" calcext:value-type="float" table:number-columns-spanned="1" table:number-rows-spanned="2">
            <text:p>99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8-12</text:p>
          </table:table-cell>
          <table:table-cell office:value-type="float" office:value="1331.65" calcext:value-type="float">
            <text:p>1331.65</text:p>
          </table:table-cell>
          <table:table-cell office:value-type="float" office:value="5.77" calcext:value-type="float">
            <text:p>5.77</text:p>
          </table:table-cell>
          <table:table-cell office:value-type="float" office:value="2.55" calcext:value-type="float">
            <text:p>2.5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6-18</text:p>
          </table:table-cell>
          <table:table-cell office:value-type="float" office:value="1265.05" calcext:value-type="float">
            <text:p>1265.05</text:p>
          </table:table-cell>
          <table:table-cell office:value-type="float" office:value="5.68" calcext:value-type="float">
            <text:p>5.68</text:p>
          </table:table-cell>
          <table:table-cell office:value-type="float" office:value="2.97" calcext:value-type="float">
            <text:p>2.97</text:p>
          </table:table-cell>
          <table:table-cell table:formula="of:=[.G316]" office:value-type="float" office:value="2.97" calcext:value-type="float" table:number-columns-spanned="1" table:number-rows-spanned="2">
            <text:p>2.97</text:p>
          </table:table-cell>
          <table:table-cell table:formula="of:=DATEDIF([.D316];[.D317];&quot;d&quot;)" office:value-type="float" office:value="55" calcext:value-type="float" table:number-columns-spanned="1" table:number-rows-spanned="2">
            <text:p>55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8-12</text:p>
          </table:table-cell>
          <table:table-cell office:value-type="float" office:value="1336.85" calcext:value-type="float">
            <text:p>1336.85</text:p>
          </table:table-cell>
          <table:table-cell office:value-type="float" office:value="5.68" calcext:value-type="float">
            <text:p>5.68</text:p>
          </table:table-cell>
          <table:table-cell office:value-type="float" office:value="2.97" calcext:value-type="float">
            <text:p>2.9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7-15</text:p>
          </table:table-cell>
          <table:table-cell office:value-type="float" office:value="1272.9" calcext:value-type="float">
            <text:p>1272.9</text:p>
          </table:table-cell>
          <table:table-cell office:value-type="float" office:value="5.17" calcext:value-type="float">
            <text:p>5.17</text:p>
          </table:table-cell>
          <table:table-cell office:value-type="float" office:value="2.87" calcext:value-type="float">
            <text:p>2.87</text:p>
          </table:table-cell>
          <table:table-cell table:formula="of:=[.G318]" office:value-type="float" office:value="2.87" calcext:value-type="float" table:number-columns-spanned="1" table:number-rows-spanned="2">
            <text:p>2.87</text:p>
          </table:table-cell>
          <table:table-cell table:formula="of:=DATEDIF([.D318];[.D319];&quot;d&quot;)" office:value-type="float" office:value="28" calcext:value-type="float" table:number-columns-spanned="1" table:number-rows-spanned="2">
            <text:p>28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8-12</text:p>
          </table:table-cell>
          <table:table-cell office:value-type="float" office:value="1338.75" calcext:value-type="float">
            <text:p>1338.75</text:p>
          </table:table-cell>
          <table:table-cell office:value-type="float" office:value="5.17" calcext:value-type="float">
            <text:p>5.17</text:p>
          </table:table-cell>
          <table:table-cell office:value-type="float" office:value="2.87" calcext:value-type="float">
            <text:p>2.8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8-05</text:p>
          </table:table-cell>
          <table:table-cell office:value-type="float" office:value="1273.55" calcext:value-type="float">
            <text:p>1273.55</text:p>
          </table:table-cell>
          <table:table-cell office:value-type="float" office:value="5.12" calcext:value-type="float">
            <text:p>5.12</text:p>
          </table:table-cell>
          <table:table-cell office:value-type="float" office:value="0.2" calcext:value-type="float">
            <text:p>0.2</text:p>
          </table:table-cell>
          <table:table-cell table:formula="of:=[.G320]" office:value-type="float" office:value="0.2" calcext:value-type="float" table:number-columns-spanned="1" table:number-rows-spanned="2">
            <text:p>0.2</text:p>
          </table:table-cell>
          <table:table-cell table:formula="of:=DATEDIF([.D320];[.D321];&quot;d&quot;)" office:value-type="float" office:value="7" calcext:value-type="float" table:number-columns-spanned="1" table:number-rows-spanned="2">
            <text:p>7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8-12</text:p>
          </table:table-cell>
          <table:table-cell office:value-type="float" office:value="1338.75" calcext:value-type="float">
            <text:p>1338.75</text:p>
          </table:table-cell>
          <table:table-cell office:value-type="float" office:value="5.12" calcext:value-type="float">
            <text:p>5.12</text:p>
          </table:table-cell>
          <table:table-cell office:value-type="float" office:value="0.2" calcext:value-type="float">
            <text:p>0.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5-07</text:p>
          </table:table-cell>
          <table:table-cell office:value-type="float" office:value="1272.65" calcext:value-type="float">
            <text:p>1272.65</text:p>
          </table:table-cell>
          <table:table-cell office:value-type="float" office:value="5.35" calcext:value-type="float">
            <text:p>5.35</text:p>
          </table:table-cell>
          <table:table-cell office:value-type="float" office:value="3.55" calcext:value-type="float">
            <text:p>3.55</text:p>
          </table:table-cell>
          <table:table-cell table:formula="of:=[.G322]" office:value-type="float" office:value="3.55" calcext:value-type="float" table:number-columns-spanned="1" table:number-rows-spanned="2">
            <text:p>3.55</text:p>
          </table:table-cell>
          <table:table-cell table:formula="of:=DATEDIF([.D322];[.D323];&quot;d&quot;)" office:value-type="float" office:value="97" calcext:value-type="float" table:number-columns-spanned="1" table:number-rows-spanned="2">
            <text:p>97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8-12</text:p>
          </table:table-cell>
          <table:table-cell office:value-type="float" office:value="1340.75" calcext:value-type="float">
            <text:p>1340.75</text:p>
          </table:table-cell>
          <table:table-cell office:value-type="float" office:value="5.35" calcext:value-type="float">
            <text:p>5.35</text:p>
          </table:table-cell>
          <table:table-cell office:value-type="float" office:value="3.55" calcext:value-type="float">
            <text:p>3.5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9-09</text:p>
          </table:table-cell>
          <table:table-cell office:value-type="float" office:value="1274.9" calcext:value-type="float">
            <text:p>1274.9</text:p>
          </table:table-cell>
          <table:table-cell office:value-type="float" office:value="6" calcext:value-type="float">
            <text:p>6</text:p>
          </table:table-cell>
          <table:table-cell office:value-type="float" office:value="2.35" calcext:value-type="float">
            <text:p>2.35</text:p>
          </table:table-cell>
          <table:table-cell table:formula="of:=[.G324]" office:value-type="float" office:value="2.35" calcext:value-type="float" table:number-columns-spanned="1" table:number-rows-spanned="2">
            <text:p>2.35</text:p>
          </table:table-cell>
          <table:table-cell table:formula="of:=DATEDIF([.D324];[.D325];&quot;d&quot;)" office:value-type="float" office:value="26" calcext:value-type="float" table:number-columns-spanned="1" table:number-rows-spanned="2">
            <text:p>26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10-05</text:p>
          </table:table-cell>
          <table:table-cell office:value-type="float" office:value="1351.35" calcext:value-type="float">
            <text:p>1351.35</text:p>
          </table:table-cell>
          <table:table-cell office:value-type="float" office:value="6" calcext:value-type="float">
            <text:p>6</text:p>
          </table:table-cell>
          <table:table-cell office:value-type="float" office:value="2.35" calcext:value-type="float">
            <text:p>2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9-24</text:p>
          </table:table-cell>
          <table:table-cell office:value-type="float" office:value="1290.2" calcext:value-type="float">
            <text:p>1290.2</text:p>
          </table:table-cell>
          <table:table-cell office:value-type="float" office:value="5.39" calcext:value-type="float">
            <text:p>5.39</text:p>
          </table:table-cell>
          <table:table-cell office:value-type="float" office:value="0.41" calcext:value-type="float">
            <text:p>0.41</text:p>
          </table:table-cell>
          <table:table-cell table:formula="of:=[.G326]" office:value-type="float" office:value="0.41" calcext:value-type="float" table:number-columns-spanned="1" table:number-rows-spanned="2">
            <text:p>0.41</text:p>
          </table:table-cell>
          <table:table-cell table:formula="of:=DATEDIF([.D326];[.D327];&quot;d&quot;)" office:value-type="float" office:value="11" calcext:value-type="float" table:number-columns-spanned="1" table:number-rows-spanned="2">
            <text:p>11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10-05</text:p>
          </table:table-cell>
          <table:table-cell office:value-type="float" office:value="1359.75" calcext:value-type="float">
            <text:p>1359.75</text:p>
          </table:table-cell>
          <table:table-cell office:value-type="float" office:value="5.39" calcext:value-type="float">
            <text:p>5.39</text:p>
          </table:table-cell>
          <table:table-cell office:value-type="float" office:value="0.41" calcext:value-type="float">
            <text:p>0.4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9-02</text:p>
          </table:table-cell>
          <table:table-cell office:value-type="float" office:value="1295.9" calcext:value-type="float">
            <text:p>1295.9</text:p>
          </table:table-cell>
          <table:table-cell office:value-type="float" office:value="6.16" calcext:value-type="float">
            <text:p>6.16</text:p>
          </table:table-cell>
          <table:table-cell office:value-type="float" office:value="3.93" calcext:value-type="float">
            <text:p>3.93</text:p>
          </table:table-cell>
          <table:table-cell table:formula="of:=[.G328]" office:value-type="float" office:value="3.93" calcext:value-type="float" table:number-columns-spanned="1" table:number-rows-spanned="2">
            <text:p>3.93</text:p>
          </table:table-cell>
          <table:table-cell table:formula="of:=DATEDIF([.D328];[.D329];&quot;d&quot;)" office:value-type="float" office:value="33" calcext:value-type="float" table:number-columns-spanned="1" table:number-rows-spanned="2">
            <text:p>33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10-05</text:p>
          </table:table-cell>
          <table:table-cell office:value-type="float" office:value="1375.75" calcext:value-type="float">
            <text:p>1375.75</text:p>
          </table:table-cell>
          <table:table-cell office:value-type="float" office:value="6.16" calcext:value-type="float">
            <text:p>6.16</text:p>
          </table:table-cell>
          <table:table-cell office:value-type="float" office:value="3.93" calcext:value-type="float">
            <text:p>3.9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3-18</text:p>
          </table:table-cell>
          <table:table-cell office:value-type="float" office:value="1212.95" calcext:value-type="float">
            <text:p>1212.95</text:p>
          </table:table-cell>
          <table:table-cell office:value-type="float" office:value="5.18" calcext:value-type="float">
            <text:p>5.18</text:p>
          </table:table-cell>
          <table:table-cell office:value-type="float" office:value="0.53" calcext:value-type="float">
            <text:p>0.53</text:p>
          </table:table-cell>
          <table:table-cell table:formula="of:=[.G330]" office:value-type="float" office:value="0.53" calcext:value-type="float" table:number-columns-spanned="1" table:number-rows-spanned="2">
            <text:p>0.53</text:p>
          </table:table-cell>
          <table:table-cell table:formula="of:=DATEDIF([.D330];[.D331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4-18</text:p>
          </table:table-cell>
          <table:table-cell office:value-type="float" office:value="1275.75" calcext:value-type="float">
            <text:p>1275.75</text:p>
          </table:table-cell>
          <table:table-cell office:value-type="float" office:value="5.18" calcext:value-type="float">
            <text:p>5.18</text:p>
          </table:table-cell>
          <table:table-cell office:value-type="float" office:value="0.53" calcext:value-type="float">
            <text:p>0.5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4-25</text:p>
          </table:table-cell>
          <table:table-cell office:value-type="float" office:value="1225.65" calcext:value-type="float">
            <text:p>1225.65</text:p>
          </table:table-cell>
          <table:table-cell office:value-type="float" office:value="5.25" calcext:value-type="float">
            <text:p>5.25</text:p>
          </table:table-cell>
          <table:table-cell office:value-type="float" office:value="0.83" calcext:value-type="float">
            <text:p>0.83</text:p>
          </table:table-cell>
          <table:table-cell table:formula="of:=[.G332]" office:value-type="float" office:value="0.83" calcext:value-type="float" table:number-columns-spanned="1" table:number-rows-spanned="2">
            <text:p>0.83</text:p>
          </table:table-cell>
          <table:table-cell table:formula="of:=DATEDIF([.D332];[.D333];&quot;d&quot;)" office:value-type="float" office:value="22" calcext:value-type="float" table:number-columns-spanned="1" table:number-rows-spanned="2">
            <text:p>22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5-17</text:p>
          </table:table-cell>
          <table:table-cell office:value-type="float" office:value="1290" calcext:value-type="float">
            <text:p>1290</text:p>
          </table:table-cell>
          <table:table-cell office:value-type="float" office:value="5.25" calcext:value-type="float">
            <text:p>5.25</text:p>
          </table:table-cell>
          <table:table-cell office:value-type="float" office:value="0.83" calcext:value-type="float">
            <text:p>0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3-18</text:p>
          </table:table-cell>
          <table:table-cell office:value-type="float" office:value="1212.95" calcext:value-type="float">
            <text:p>1212.95</text:p>
          </table:table-cell>
          <table:table-cell office:value-type="float" office:value="10.19" calcext:value-type="float">
            <text:p>10.19</text:p>
          </table:table-cell>
          <table:table-cell office:value-type="float" office:value="0.97" calcext:value-type="float">
            <text:p>0.97</text:p>
          </table:table-cell>
          <table:table-cell table:formula="of:=[.G334]" office:value-type="float" office:value="0.97" calcext:value-type="float" table:number-columns-spanned="1" table:number-rows-spanned="2">
            <text:p>0.97</text:p>
          </table:table-cell>
          <table:table-cell table:formula="of:=DATEDIF([.D334];[.D335];&quot;d&quot;)" office:value-type="float" office:value="96" calcext:value-type="float" table:number-columns-spanned="1" table:number-rows-spanned="2">
            <text:p>96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6-22</text:p>
          </table:table-cell>
          <table:table-cell office:value-type="float" office:value="1336.5" calcext:value-type="float">
            <text:p>1336.5</text:p>
          </table:table-cell>
          <table:table-cell office:value-type="float" office:value="10.19" calcext:value-type="float">
            <text:p>10.19</text:p>
          </table:table-cell>
          <table:table-cell office:value-type="float" office:value="0.97" calcext:value-type="float">
            <text:p>0.9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7-13</text:p>
          </table:table-cell>
          <table:table-cell office:value-type="float" office:value="1246.55" calcext:value-type="float">
            <text:p>1246.55</text:p>
          </table:table-cell>
          <table:table-cell office:value-type="float" office:value="5.26" calcext:value-type="float">
            <text:p>5.26</text:p>
          </table:table-cell>
          <table:table-cell office:value-type="float" office:value="2.67" calcext:value-type="float">
            <text:p>2.67</text:p>
          </table:table-cell>
          <table:table-cell table:formula="of:=[.G336]" office:value-type="float" office:value="2.67" calcext:value-type="float" table:number-columns-spanned="1" table:number-rows-spanned="2">
            <text:p>2.67</text:p>
          </table:table-cell>
          <table:table-cell table:formula="of:=DATEDIF([.D336];[.D337];&quot;d&quot;)" office:value-type="float" office:value="15" calcext:value-type="float" table:number-columns-spanned="1" table:number-rows-spanned="2">
            <text:p>15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7-28</text:p>
          </table:table-cell>
          <table:table-cell office:value-type="float" office:value="1312.15" calcext:value-type="float">
            <text:p>1312.15</text:p>
          </table:table-cell>
          <table:table-cell office:value-type="float" office:value="5.26" calcext:value-type="float">
            <text:p>5.26</text:p>
          </table:table-cell>
          <table:table-cell office:value-type="float" office:value="2.67" calcext:value-type="float">
            <text:p>2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7-20</text:p>
          </table:table-cell>
          <table:table-cell office:value-type="float" office:value="1247.5" calcext:value-type="float">
            <text:p>1247.5</text:p>
          </table:table-cell>
          <table:table-cell office:value-type="float" office:value="5.32" calcext:value-type="float">
            <text:p>5.32</text:p>
          </table:table-cell>
          <table:table-cell office:value-type="float" office:value="1.22" calcext:value-type="float">
            <text:p>1.22</text:p>
          </table:table-cell>
          <table:table-cell table:formula="of:=[.G338]" office:value-type="float" office:value="1.22" calcext:value-type="float" table:number-columns-spanned="1" table:number-rows-spanned="2">
            <text:p>1.22</text:p>
          </table:table-cell>
          <table:table-cell table:formula="of:=DATEDIF([.D338];[.D339];&quot;d&quot;)" office:value-type="float" office:value="8" calcext:value-type="float" table:number-columns-spanned="1" table:number-rows-spanned="2">
            <text:p>8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7-28</text:p>
          </table:table-cell>
          <table:table-cell office:value-type="float" office:value="1313.85" calcext:value-type="float">
            <text:p>1313.85</text:p>
          </table:table-cell>
          <table:table-cell office:value-type="float" office:value="5.32" calcext:value-type="float">
            <text:p>5.32</text:p>
          </table:table-cell>
          <table:table-cell office:value-type="float" office:value="1.22" calcext:value-type="float">
            <text:p>1.2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6-29</text:p>
          </table:table-cell>
          <table:table-cell office:value-type="float" office:value="1251.45" calcext:value-type="float">
            <text:p>1251.45</text:p>
          </table:table-cell>
          <table:table-cell office:value-type="float" office:value="5.41" calcext:value-type="float">
            <text:p>5.41</text:p>
          </table:table-cell>
          <table:table-cell office:value-type="float" office:value="3.97" calcext:value-type="float">
            <text:p>3.97</text:p>
          </table:table-cell>
          <table:table-cell table:formula="of:=[.G340]" office:value-type="float" office:value="3.97" calcext:value-type="float" table:number-columns-spanned="1" table:number-rows-spanned="2">
            <text:p>3.97</text:p>
          </table:table-cell>
          <table:table-cell table:formula="of:=DATEDIF([.D340];[.D341];&quot;d&quot;)" office:value-type="float" office:value="33" calcext:value-type="float" table:number-columns-spanned="1" table:number-rows-spanned="2">
            <text:p>33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8-01</text:p>
          </table:table-cell>
          <table:table-cell office:value-type="float" office:value="1319.1" calcext:value-type="float">
            <text:p>1319.1</text:p>
          </table:table-cell>
          <table:table-cell office:value-type="float" office:value="5.41" calcext:value-type="float">
            <text:p>5.41</text:p>
          </table:table-cell>
          <table:table-cell office:value-type="float" office:value="3.97" calcext:value-type="float">
            <text:p>3.9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4-25</text:p>
          </table:table-cell>
          <table:table-cell office:value-type="float" office:value="1225.65" calcext:value-type="float">
            <text:p>1225.65</text:p>
          </table:table-cell>
          <table:table-cell office:value-type="float" office:value="10.26" calcext:value-type="float">
            <text:p>10.26</text:p>
          </table:table-cell>
          <table:table-cell office:value-type="float" office:value="1.95" calcext:value-type="float">
            <text:p>1.95</text:p>
          </table:table-cell>
          <table:table-cell table:formula="of:=[.G342]" office:value-type="float" office:value="1.95" calcext:value-type="float" table:number-columns-spanned="1" table:number-rows-spanned="2">
            <text:p>1.95</text:p>
          </table:table-cell>
          <table:table-cell table:formula="of:=DATEDIF([.D342];[.D343];&quot;d&quot;)" office:value-type="float" office:value="98" calcext:value-type="float" table:number-columns-spanned="1" table:number-rows-spanned="2">
            <text:p>98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8-01</text:p>
          </table:table-cell>
          <table:table-cell office:value-type="float" office:value="1351.4" calcext:value-type="float">
            <text:p>1351.4</text:p>
          </table:table-cell>
          <table:table-cell office:value-type="float" office:value="10.26" calcext:value-type="float">
            <text:p>10.26</text:p>
          </table:table-cell>
          <table:table-cell office:value-type="float" office:value="1.95" calcext:value-type="float">
            <text:p>1.9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2-10</text:p>
          </table:table-cell>
          <table:table-cell office:value-type="float" office:value="1199" calcext:value-type="float">
            <text:p>1199</text:p>
          </table:table-cell>
          <table:table-cell office:value-type="float" office:value="6.16" calcext:value-type="float">
            <text:p>6.16</text:p>
          </table:table-cell>
          <table:table-cell office:value-type="float" office:value="0.95" calcext:value-type="float">
            <text:p>0.95</text:p>
          </table:table-cell>
          <table:table-cell table:formula="of:=[.G344]" office:value-type="float" office:value="0.95" calcext:value-type="float" table:number-columns-spanned="1" table:number-rows-spanned="2">
            <text:p>0.95</text:p>
          </table:table-cell>
          <table:table-cell table:formula="of:=DATEDIF([.D344];[.D345];&quot;d&quot;)" office:value-type="float" office:value="10" calcext:value-type="float" table:number-columns-spanned="1" table:number-rows-spanned="2">
            <text:p>10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2-20</text:p>
          </table:table-cell>
          <table:table-cell office:value-type="float" office:value="1272.85" calcext:value-type="float">
            <text:p>1272.85</text:p>
          </table:table-cell>
          <table:table-cell office:value-type="float" office:value="6.16" calcext:value-type="float">
            <text:p>6.16</text:p>
          </table:table-cell>
          <table:table-cell office:value-type="float" office:value="0.95" calcext:value-type="float">
            <text:p>0.9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5-16</text:p>
          </table:table-cell>
          <table:table-cell office:value-type="float" office:value="1214.55" calcext:value-type="float">
            <text:p>1214.55</text:p>
          </table:table-cell>
          <table:table-cell office:value-type="float" office:value="5.26" calcext:value-type="float">
            <text:p>5.26</text:p>
          </table:table-cell>
          <table:table-cell office:value-type="float" office:value="0.25" calcext:value-type="float">
            <text:p>0.25</text:p>
          </table:table-cell>
          <table:table-cell table:formula="of:=[.G346]" office:value-type="float" office:value="0.25" calcext:value-type="float" table:number-columns-spanned="1" table:number-rows-spanned="2">
            <text:p>0.25</text:p>
          </table:table-cell>
          <table:table-cell table:formula="of:=DATEDIF([.D346];[.D347];&quot;d&quot;)" office:value-type="float" office:value="2" calcext:value-type="float" table:number-columns-spanned="1" table:number-rows-spanned="2">
            <text:p>2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5-18</text:p>
          </table:table-cell>
          <table:table-cell office:value-type="float" office:value="1278.4" calcext:value-type="float">
            <text:p>1278.4</text:p>
          </table:table-cell>
          <table:table-cell office:value-type="float" office:value="5.26" calcext:value-type="float">
            <text:p>5.26</text:p>
          </table:table-cell>
          <table:table-cell office:value-type="float" office:value="0.25" calcext:value-type="float">
            <text:p>0.2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9-02</text:p>
          </table:table-cell>
          <table:table-cell office:value-type="float" office:value="1257.4" calcext:value-type="float">
            <text:p>1257.4</text:p>
          </table:table-cell>
          <table:table-cell office:value-type="float" office:value="5.19" calcext:value-type="float">
            <text:p>5.19</text:p>
          </table:table-cell>
          <table:table-cell office:value-type="float" office:value="18.41" calcext:value-type="float">
            <text:p>18.41</text:p>
          </table:table-cell>
          <table:table-cell table:formula="of:=[.G348]" office:value-type="float" office:value="18.41" calcext:value-type="float" table:number-columns-spanned="1" table:number-rows-spanned="2">
            <text:p>18.41</text:p>
          </table:table-cell>
          <table:table-cell table:formula="of:=DATEDIF([.D348];[.D349];&quot;d&quot;)" office:value-type="float" office:value="277" calcext:value-type="float" table:number-columns-spanned="1" table:number-rows-spanned="2">
            <text:p>277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6-06</text:p>
          </table:table-cell>
          <table:table-cell office:value-type="float" office:value="1322.7" calcext:value-type="float">
            <text:p>1322.7</text:p>
          </table:table-cell>
          <table:table-cell office:value-type="float" office:value="5.19" calcext:value-type="float">
            <text:p>5.19</text:p>
          </table:table-cell>
          <table:table-cell office:value-type="float" office:value="18.41" calcext:value-type="float">
            <text:p>18.4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2-10</text:p>
          </table:table-cell>
          <table:table-cell office:value-type="float" office:value="1199" calcext:value-type="float">
            <text:p>1199</text:p>
          </table:table-cell>
          <table:table-cell office:value-type="float" office:value="11.21" calcext:value-type="float">
            <text:p>11.21</text:p>
          </table:table-cell>
          <table:table-cell office:value-type="float" office:value="6.06" calcext:value-type="float">
            <text:p>6.06</text:p>
          </table:table-cell>
          <table:table-cell table:formula="of:=[.G350]" office:value-type="float" office:value="6.06" calcext:value-type="float" table:number-columns-spanned="1" table:number-rows-spanned="2">
            <text:p>6.06</text:p>
          </table:table-cell>
          <table:table-cell table:formula="of:=DATEDIF([.D350];[.D351];&quot;d&quot;)" office:value-type="float" office:value="116" calcext:value-type="float" table:number-columns-spanned="1" table:number-rows-spanned="2">
            <text:p>116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6-06</text:p>
          </table:table-cell>
          <table:table-cell office:value-type="float" office:value="1333.45" calcext:value-type="float">
            <text:p>1333.45</text:p>
          </table:table-cell>
          <table:table-cell office:value-type="float" office:value="11.21" calcext:value-type="float">
            <text:p>11.21</text:p>
          </table:table-cell>
          <table:table-cell office:value-type="float" office:value="6.06" calcext:value-type="float">
            <text:p>6.0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8-30</text:p>
          </table:table-cell>
          <table:table-cell office:value-type="float" office:value="1272.05" calcext:value-type="float">
            <text:p>1272.05</text:p>
          </table:table-cell>
          <table:table-cell office:value-type="float" office:value="5.24" calcext:value-type="float">
            <text:p>5.24</text:p>
          </table:table-cell>
          <table:table-cell office:value-type="float" office:value="19.35" calcext:value-type="float">
            <text:p>19.35</text:p>
          </table:table-cell>
          <table:table-cell table:formula="of:=[.G352]" office:value-type="float" office:value="19.35" calcext:value-type="float" table:number-columns-spanned="1" table:number-rows-spanned="2">
            <text:p>19.35</text:p>
          </table:table-cell>
          <table:table-cell table:formula="of:=DATEDIF([.D352];[.D353];&quot;d&quot;)" office:value-type="float" office:value="280" calcext:value-type="float" table:number-columns-spanned="1" table:number-rows-spanned="2">
            <text:p>280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6-06</text:p>
          </table:table-cell>
          <table:table-cell office:value-type="float" office:value="1338.65" calcext:value-type="float">
            <text:p>1338.65</text:p>
          </table:table-cell>
          <table:table-cell office:value-type="float" office:value="5.24" calcext:value-type="float">
            <text:p>5.24</text:p>
          </table:table-cell>
          <table:table-cell office:value-type="float" office:value="19.35" calcext:value-type="float">
            <text:p>19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5-16</text:p>
          </table:table-cell>
          <table:table-cell office:value-type="float" office:value="1214.55" calcext:value-type="float">
            <text:p>1214.55</text:p>
          </table:table-cell>
          <table:table-cell office:value-type="float" office:value="10.27" calcext:value-type="float">
            <text:p>10.27</text:p>
          </table:table-cell>
          <table:table-cell office:value-type="float" office:value="0.25" calcext:value-type="float">
            <text:p>0.25</text:p>
          </table:table-cell>
          <table:table-cell table:formula="of:=[.G354]" office:value-type="float" office:value="0.25" calcext:value-type="float" table:number-columns-spanned="1" table:number-rows-spanned="2">
            <text:p>0.25</text:p>
          </table:table-cell>
          <table:table-cell table:formula="of:=DATEDIF([.D354];[.D355];&quot;d&quot;)" office:value-type="float" office:value="21" calcext:value-type="float" table:number-columns-spanned="1" table:number-rows-spanned="2">
            <text:p>21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6-06</text:p>
          </table:table-cell>
          <table:table-cell office:value-type="float" office:value="1339.25" calcext:value-type="float">
            <text:p>1339.25</text:p>
          </table:table-cell>
          <table:table-cell office:value-type="float" office:value="10.27" calcext:value-type="float">
            <text:p>10.27</text:p>
          </table:table-cell>
          <table:table-cell office:value-type="float" office:value="0.25" calcext:value-type="float">
            <text:p>0.2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7-10</text:p>
          </table:table-cell>
          <table:table-cell office:value-type="float" office:value="1217.5" calcext:value-type="float">
            <text:p>1217.5</text:p>
          </table:table-cell>
          <table:table-cell office:value-type="float" office:value="5.43" calcext:value-type="float">
            <text:p>5.43</text:p>
          </table:table-cell>
          <table:table-cell office:value-type="float" office:value="2.46" calcext:value-type="float">
            <text:p>2.46</text:p>
          </table:table-cell>
          <table:table-cell table:formula="of:=[.G356]" office:value-type="float" office:value="2.46" calcext:value-type="float" table:number-columns-spanned="1" table:number-rows-spanned="2">
            <text:p>2.46</text:p>
          </table:table-cell>
          <table:table-cell table:formula="of:=DATEDIF([.D356];[.D357];&quot;d&quot;)" office:value-type="float" office:value="15" calcext:value-type="float" table:number-columns-spanned="1" table:number-rows-spanned="2">
            <text:p>15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7-25</text:p>
          </table:table-cell>
          <table:table-cell office:value-type="float" office:value="1283.6" calcext:value-type="float">
            <text:p>1283.6</text:p>
          </table:table-cell>
          <table:table-cell office:value-type="float" office:value="5.43" calcext:value-type="float">
            <text:p>5.43</text:p>
          </table:table-cell>
          <table:table-cell office:value-type="float" office:value="2.46" calcext:value-type="float">
            <text:p>2.4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6-19</text:p>
          </table:table-cell>
          <table:table-cell office:value-type="float" office:value="1215.85" calcext:value-type="float">
            <text:p>1215.85</text:p>
          </table:table-cell>
          <table:table-cell office:value-type="float" office:value="5.63" calcext:value-type="float">
            <text:p>5.63</text:p>
          </table:table-cell>
          <table:table-cell office:value-type="float" office:value="4.47" calcext:value-type="float">
            <text:p>4.47</text:p>
          </table:table-cell>
          <table:table-cell table:formula="of:=[.G358]" office:value-type="float" office:value="4.47" calcext:value-type="float" table:number-columns-spanned="1" table:number-rows-spanned="2">
            <text:p>4.47</text:p>
          </table:table-cell>
          <table:table-cell table:formula="of:=DATEDIF([.D358];[.D359];&quot;d&quot;)" office:value-type="float" office:value="36" calcext:value-type="float" table:number-columns-spanned="1" table:number-rows-spanned="2">
            <text:p>36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7-25</text:p>
          </table:table-cell>
          <table:table-cell office:value-type="float" office:value="1284.35" calcext:value-type="float">
            <text:p>1284.35</text:p>
          </table:table-cell>
          <table:table-cell office:value-type="float" office:value="5.63" calcext:value-type="float">
            <text:p>5.63</text:p>
          </table:table-cell>
          <table:table-cell office:value-type="float" office:value="4.47" calcext:value-type="float">
            <text:p>4.4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7-19</text:p>
          </table:table-cell>
          <table:table-cell office:value-type="float" office:value="1224.8" calcext:value-type="float">
            <text:p>1224.8</text:p>
          </table:table-cell>
          <table:table-cell office:value-type="float" office:value="5.45" calcext:value-type="float">
            <text:p>5.45</text:p>
          </table:table-cell>
          <table:table-cell office:value-type="float" office:value="0.78" calcext:value-type="float">
            <text:p>0.78</text:p>
          </table:table-cell>
          <table:table-cell table:formula="of:=[.G360]" office:value-type="float" office:value="0.78" calcext:value-type="float" table:number-columns-spanned="1" table:number-rows-spanned="2">
            <text:p>0.78</text:p>
          </table:table-cell>
          <table:table-cell table:formula="of:=DATEDIF([.D360];[.D361];&quot;d&quot;)" office:value-type="float" office:value="8" calcext:value-type="float" table:number-columns-spanned="1" table:number-rows-spanned="2">
            <text:p>8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7-27</text:p>
          </table:table-cell>
          <table:table-cell office:value-type="float" office:value="1291.5" calcext:value-type="float">
            <text:p>1291.5</text:p>
          </table:table-cell>
          <table:table-cell office:value-type="float" office:value="5.45" calcext:value-type="float">
            <text:p>5.45</text:p>
          </table:table-cell>
          <table:table-cell office:value-type="float" office:value="0.78" calcext:value-type="float">
            <text:p>0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10-03</text:p>
          </table:table-cell>
          <table:table-cell office:value-type="float" office:value="1224.25" calcext:value-type="float">
            <text:p>1224.25</text:p>
          </table:table-cell>
          <table:table-cell office:value-type="float" office:value="5.25" calcext:value-type="float">
            <text:p>5.25</text:p>
          </table:table-cell>
          <table:table-cell office:value-type="float" office:value="0.98" calcext:value-type="float">
            <text:p>0.98</text:p>
          </table:table-cell>
          <table:table-cell table:formula="of:=[.G362]" office:value-type="float" office:value="0.98" calcext:value-type="float" table:number-columns-spanned="1" table:number-rows-spanned="2">
            <text:p>0.98</text:p>
          </table:table-cell>
          <table:table-cell table:formula="of:=DATEDIF([.D362];[.D363];&quot;d&quot;)" office:value-type="float" office:value="10" calcext:value-type="float" table:number-columns-spanned="1" table:number-rows-spanned="2">
            <text:p>10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10-13</text:p>
          </table:table-cell>
          <table:table-cell office:value-type="float" office:value="1288.55" calcext:value-type="float">
            <text:p>1288.55</text:p>
          </table:table-cell>
          <table:table-cell office:value-type="float" office:value="5.25" calcext:value-type="float">
            <text:p>5.25</text:p>
          </table:table-cell>
          <table:table-cell office:value-type="float" office:value="0.98" calcext:value-type="float">
            <text:p>0.9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10-06</text:p>
          </table:table-cell>
          <table:table-cell office:value-type="float" office:value="1223.3" calcext:value-type="float">
            <text:p>1223.3</text:p>
          </table:table-cell>
          <table:table-cell office:value-type="float" office:value="5.36" calcext:value-type="float">
            <text:p>5.36</text:p>
          </table:table-cell>
          <table:table-cell office:value-type="float" office:value="0.23" calcext:value-type="float">
            <text:p>0.23</text:p>
          </table:table-cell>
          <table:table-cell table:formula="of:=[.G364]" office:value-type="float" office:value="0.23" calcext:value-type="float" table:number-columns-spanned="1" table:number-rows-spanned="2">
            <text:p>0.23</text:p>
          </table:table-cell>
          <table:table-cell table:formula="of:=DATEDIF([.D364];[.D365];&quot;d&quot;)" office:value-type="float" office:value="7" calcext:value-type="float" table:number-columns-spanned="1" table:number-rows-spanned="2">
            <text:p>7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10-13</text:p>
          </table:table-cell>
          <table:table-cell office:value-type="float" office:value="1288.9" calcext:value-type="float">
            <text:p>1288.9</text:p>
          </table:table-cell>
          <table:table-cell office:value-type="float" office:value="5.36" calcext:value-type="float">
            <text:p>5.36</text:p>
          </table:table-cell>
          <table:table-cell office:value-type="float" office:value="0.23" calcext:value-type="float">
            <text:p>0.2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7-10</text:p>
          </table:table-cell>
          <table:table-cell office:value-type="float" office:value="1217.5" calcext:value-type="float">
            <text:p>1217.5</text:p>
          </table:table-cell>
          <table:table-cell office:value-type="float" office:value="10.45" calcext:value-type="float">
            <text:p>10.45</text:p>
          </table:table-cell>
          <table:table-cell office:value-type="float" office:value="2.46" calcext:value-type="float">
            <text:p>2.46</text:p>
          </table:table-cell>
          <table:table-cell table:formula="of:=[.G366]" office:value-type="float" office:value="2.46" calcext:value-type="float" table:number-columns-spanned="1" table:number-rows-spanned="2">
            <text:p>2.46</text:p>
          </table:table-cell>
          <table:table-cell table:formula="of:=DATEDIF([.D366];[.D367];&quot;d&quot;)" office:value-type="float" office:value="120" calcext:value-type="float" table:number-columns-spanned="1" table:number-rows-spanned="2">
            <text:p>120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11-07</text:p>
          </table:table-cell>
          <table:table-cell office:value-type="float" office:value="1344.7" calcext:value-type="float">
            <text:p>1344.7</text:p>
          </table:table-cell>
          <table:table-cell office:value-type="float" office:value="10.45" calcext:value-type="float">
            <text:p>10.45</text:p>
          </table:table-cell>
          <table:table-cell office:value-type="float" office:value="2.46" calcext:value-type="float">
            <text:p>2.4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6-19</text:p>
          </table:table-cell>
          <table:table-cell office:value-type="float" office:value="1215.85" calcext:value-type="float">
            <text:p>1215.85</text:p>
          </table:table-cell>
          <table:table-cell office:value-type="float" office:value="10.66" calcext:value-type="float">
            <text:p>10.66</text:p>
          </table:table-cell>
          <table:table-cell office:value-type="float" office:value="4.47" calcext:value-type="float">
            <text:p>4.47</text:p>
          </table:table-cell>
          <table:table-cell table:formula="of:=[.G368]" office:value-type="float" office:value="4.47" calcext:value-type="float" table:number-columns-spanned="1" table:number-rows-spanned="2">
            <text:p>4.47</text:p>
          </table:table-cell>
          <table:table-cell table:formula="of:=DATEDIF([.D368];[.D369];&quot;d&quot;)" office:value-type="float" office:value="141" calcext:value-type="float" table:number-columns-spanned="1" table:number-rows-spanned="2">
            <text:p>141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11-07</text:p>
          </table:table-cell>
          <table:table-cell office:value-type="float" office:value="1345.5" calcext:value-type="float">
            <text:p>1345.5</text:p>
          </table:table-cell>
          <table:table-cell office:value-type="float" office:value="10.66" calcext:value-type="float">
            <text:p>10.66</text:p>
          </table:table-cell>
          <table:table-cell office:value-type="float" office:value="4.47" calcext:value-type="float">
            <text:p>4.4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10-03</text:p>
          </table:table-cell>
          <table:table-cell office:value-type="float" office:value="1224.25" calcext:value-type="float">
            <text:p>1224.25</text:p>
          </table:table-cell>
          <table:table-cell office:value-type="float" office:value="10.26" calcext:value-type="float">
            <text:p>10.26</text:p>
          </table:table-cell>
          <table:table-cell office:value-type="float" office:value="0.98" calcext:value-type="float">
            <text:p>0.98</text:p>
          </table:table-cell>
          <table:table-cell table:formula="of:=[.G370]" office:value-type="float" office:value="0.98" calcext:value-type="float" table:number-columns-spanned="1" table:number-rows-spanned="2">
            <text:p>0.98</text:p>
          </table:table-cell>
          <table:table-cell table:formula="of:=DATEDIF([.D370];[.D371];&quot;d&quot;)" office:value-type="float" office:value="35" calcext:value-type="float" table:number-columns-spanned="1" table:number-rows-spanned="2">
            <text:p>35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11-07</text:p>
          </table:table-cell>
          <table:table-cell office:value-type="float" office:value="1349.9" calcext:value-type="float">
            <text:p>1349.9</text:p>
          </table:table-cell>
          <table:table-cell office:value-type="float" office:value="10.26" calcext:value-type="float">
            <text:p>10.26</text:p>
          </table:table-cell>
          <table:table-cell office:value-type="float" office:value="0.98" calcext:value-type="float">
            <text:p>0.9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10-06</text:p>
          </table:table-cell>
          <table:table-cell office:value-type="float" office:value="1223.3" calcext:value-type="float">
            <text:p>1223.3</text:p>
          </table:table-cell>
          <table:table-cell office:value-type="float" office:value="10.38" calcext:value-type="float">
            <text:p>10.38</text:p>
          </table:table-cell>
          <table:table-cell office:value-type="float" office:value="0.23" calcext:value-type="float">
            <text:p>0.23</text:p>
          </table:table-cell>
          <table:table-cell table:formula="of:=[.G372]" office:value-type="float" office:value="0.23" calcext:value-type="float" table:number-columns-spanned="1" table:number-rows-spanned="2">
            <text:p>0.23</text:p>
          </table:table-cell>
          <table:table-cell table:formula="of:=DATEDIF([.D372];[.D373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11-07</text:p>
          </table:table-cell>
          <table:table-cell office:value-type="float" office:value="1350.25" calcext:value-type="float">
            <text:p>1350.25</text:p>
          </table:table-cell>
          <table:table-cell office:value-type="float" office:value="10.38" calcext:value-type="float">
            <text:p>10.38</text:p>
          </table:table-cell>
          <table:table-cell office:value-type="float" office:value="0.23" calcext:value-type="float">
            <text:p>0.2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7-19</text:p>
          </table:table-cell>
          <table:table-cell office:value-type="float" office:value="1224.8" calcext:value-type="float">
            <text:p>1224.8</text:p>
          </table:table-cell>
          <table:table-cell office:value-type="float" office:value="10.47" calcext:value-type="float">
            <text:p>10.47</text:p>
          </table:table-cell>
          <table:table-cell office:value-type="float" office:value="1.15" calcext:value-type="float">
            <text:p>1.15</text:p>
          </table:table-cell>
          <table:table-cell table:formula="of:=[.G374]" office:value-type="float" office:value="1.15" calcext:value-type="float" table:number-columns-spanned="1" table:number-rows-spanned="2">
            <text:p>1.15</text:p>
          </table:table-cell>
          <table:table-cell table:formula="of:=DATEDIF([.D374];[.D375];&quot;d&quot;)" office:value-type="float" office:value="111" calcext:value-type="float" table:number-columns-spanned="1" table:number-rows-spanned="2">
            <text:p>111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11-07</text:p>
          </table:table-cell>
          <table:table-cell office:value-type="float" office:value="1353" calcext:value-type="float">
            <text:p>1353</text:p>
          </table:table-cell>
          <table:table-cell office:value-type="float" office:value="10.47" calcext:value-type="float">
            <text:p>10.47</text:p>
          </table:table-cell>
          <table:table-cell office:value-type="float" office:value="1.15" calcext:value-type="float">
            <text:p>1.1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7-13</text:p>
          </table:table-cell>
          <table:table-cell office:value-type="float" office:value="1246.55" calcext:value-type="float">
            <text:p>1246.55</text:p>
          </table:table-cell>
          <table:table-cell office:value-type="float" office:value="10.27" calcext:value-type="float">
            <text:p>10.27</text:p>
          </table:table-cell>
          <table:table-cell office:value-type="float" office:value="17.7" calcext:value-type="float">
            <text:p>17.7</text:p>
          </table:table-cell>
          <table:table-cell table:formula="of:=[.G376]" office:value-type="float" office:value="17.7" calcext:value-type="float" table:number-columns-spanned="1" table:number-rows-spanned="2">
            <text:p>17.7</text:p>
          </table:table-cell>
          <table:table-cell table:formula="of:=DATEDIF([.D376];[.D377];&quot;d&quot;)" office:value-type="float" office:value="482" calcext:value-type="float" table:number-columns-spanned="1" table:number-rows-spanned="2">
            <text:p>482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11-07</text:p>
          </table:table-cell>
          <table:table-cell office:value-type="float" office:value="1374.6" calcext:value-type="float">
            <text:p>1374.6</text:p>
          </table:table-cell>
          <table:table-cell office:value-type="float" office:value="10.27" calcext:value-type="float">
            <text:p>10.27</text:p>
          </table:table-cell>
          <table:table-cell office:value-type="float" office:value="17.7" calcext:value-type="float">
            <text:p>17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7-20</text:p>
          </table:table-cell>
          <table:table-cell office:value-type="float" office:value="1247.5" calcext:value-type="float">
            <text:p>1247.5</text:p>
          </table:table-cell>
          <table:table-cell office:value-type="float" office:value="10.33" calcext:value-type="float">
            <text:p>10.33</text:p>
          </table:table-cell>
          <table:table-cell office:value-type="float" office:value="17.76" calcext:value-type="float">
            <text:p>17.76</text:p>
          </table:table-cell>
          <table:table-cell table:formula="of:=[.G378]" office:value-type="float" office:value="17.76" calcext:value-type="float" table:number-columns-spanned="1" table:number-rows-spanned="2">
            <text:p>17.76</text:p>
          </table:table-cell>
          <table:table-cell table:formula="of:=DATEDIF([.D378];[.D379];&quot;d&quot;)" office:value-type="float" office:value="475" calcext:value-type="float" table:number-columns-spanned="1" table:number-rows-spanned="2">
            <text:p>475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11-07</text:p>
          </table:table-cell>
          <table:table-cell office:value-type="float" office:value="1376.4" calcext:value-type="float">
            <text:p>1376.4</text:p>
          </table:table-cell>
          <table:table-cell office:value-type="float" office:value="10.33" calcext:value-type="float">
            <text:p>10.33</text:p>
          </table:table-cell>
          <table:table-cell office:value-type="float" office:value="17.76" calcext:value-type="float">
            <text:p>17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6-29</text:p>
          </table:table-cell>
          <table:table-cell office:value-type="float" office:value="1251.45" calcext:value-type="float">
            <text:p>1251.45</text:p>
          </table:table-cell>
          <table:table-cell office:value-type="float" office:value="10.42" calcext:value-type="float">
            <text:p>10.42</text:p>
          </table:table-cell>
          <table:table-cell office:value-type="float" office:value="18.02" calcext:value-type="float">
            <text:p>18.02</text:p>
          </table:table-cell>
          <table:table-cell table:formula="of:=[.G380]" office:value-type="float" office:value="18.02" calcext:value-type="float" table:number-columns-spanned="1" table:number-rows-spanned="2">
            <text:p>18.02</text:p>
          </table:table-cell>
          <table:table-cell table:formula="of:=DATEDIF([.D380];[.D381];&quot;d&quot;)" office:value-type="float" office:value="496" calcext:value-type="float" table:number-columns-spanned="1" table:number-rows-spanned="2">
            <text:p>496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11-07</text:p>
          </table:table-cell>
          <table:table-cell office:value-type="float" office:value="1381.9" calcext:value-type="float">
            <text:p>1381.9</text:p>
          </table:table-cell>
          <table:table-cell office:value-type="float" office:value="10.42" calcext:value-type="float">
            <text:p>10.42</text:p>
          </table:table-cell>
          <table:table-cell office:value-type="float" office:value="18.02" calcext:value-type="float">
            <text:p>18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9-02</text:p>
          </table:table-cell>
          <table:table-cell office:value-type="float" office:value="1257.4" calcext:value-type="float">
            <text:p>1257.4</text:p>
          </table:table-cell>
          <table:table-cell office:value-type="float" office:value="10.2" calcext:value-type="float">
            <text:p>10.2</text:p>
          </table:table-cell>
          <table:table-cell office:value-type="float" office:value="18.41" calcext:value-type="float">
            <text:p>18.41</text:p>
          </table:table-cell>
          <table:table-cell table:formula="of:=[.G382]" office:value-type="float" office:value="18.41" calcext:value-type="float" table:number-columns-spanned="1" table:number-rows-spanned="2">
            <text:p>18.41</text:p>
          </table:table-cell>
          <table:table-cell table:formula="of:=DATEDIF([.D382];[.D383];&quot;d&quot;)" office:value-type="float" office:value="437" calcext:value-type="float" table:number-columns-spanned="1" table:number-rows-spanned="2">
            <text:p>437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11-13</text:p>
          </table:table-cell>
          <table:table-cell office:value-type="float" office:value="1385.7" calcext:value-type="float">
            <text:p>1385.7</text:p>
          </table:table-cell>
          <table:table-cell office:value-type="float" office:value="10.2" calcext:value-type="float">
            <text:p>10.2</text:p>
          </table:table-cell>
          <table:table-cell office:value-type="float" office:value="18.41" calcext:value-type="float">
            <text:p>18.4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4-27</text:p>
          </table:table-cell>
          <table:table-cell office:value-type="float" office:value="1250.1" calcext:value-type="float">
            <text:p>1250.1</text:p>
          </table:table-cell>
          <table:table-cell office:value-type="float" office:value="10.87" calcext:value-type="float">
            <text:p>10.87</text:p>
          </table:table-cell>
          <table:table-cell office:value-type="float" office:value="17.93" calcext:value-type="float">
            <text:p>17.93</text:p>
          </table:table-cell>
          <table:table-cell table:formula="of:=[.G384]" office:value-type="float" office:value="17.93" calcext:value-type="float" table:number-columns-spanned="1" table:number-rows-spanned="2">
            <text:p>17.93</text:p>
          </table:table-cell>
          <table:table-cell table:formula="of:=DATEDIF([.D384];[.D385];&quot;d&quot;)" office:value-type="float" office:value="931" calcext:value-type="float" table:number-columns-spanned="1" table:number-rows-spanned="2">
            <text:p>931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11-13</text:p>
          </table:table-cell>
          <table:table-cell office:value-type="float" office:value="1386" calcext:value-type="float">
            <text:p>1386</text:p>
          </table:table-cell>
          <table:table-cell office:value-type="float" office:value="10.87" calcext:value-type="float">
            <text:p>10.87</text:p>
          </table:table-cell>
          <table:table-cell office:value-type="float" office:value="17.93" calcext:value-type="float">
            <text:p>17.9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5-15</text:p>
          </table:table-cell>
          <table:table-cell office:value-type="float" office:value="1255.55" calcext:value-type="float">
            <text:p>1255.55</text:p>
          </table:table-cell>
          <table:table-cell office:value-type="float" office:value="10.94" calcext:value-type="float">
            <text:p>10.94</text:p>
          </table:table-cell>
          <table:table-cell office:value-type="float" office:value="18.29" calcext:value-type="float">
            <text:p>18.29</text:p>
          </table:table-cell>
          <table:table-cell table:formula="of:=[.G386]" office:value-type="float" office:value="18.29" calcext:value-type="float" table:number-columns-spanned="1" table:number-rows-spanned="2">
            <text:p>18.29</text:p>
          </table:table-cell>
          <table:table-cell table:formula="of:=DATEDIF([.D386];[.D387];&quot;d&quot;)" office:value-type="float" office:value="971" calcext:value-type="float" table:number-columns-spanned="1" table:number-rows-spanned="2">
            <text:p>971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10</text:p>
          </table:table-cell>
          <table:table-cell office:value-type="float" office:value="1392.85" calcext:value-type="float">
            <text:p>1392.85</text:p>
          </table:table-cell>
          <table:table-cell office:value-type="float" office:value="10.94" calcext:value-type="float">
            <text:p>10.94</text:p>
          </table:table-cell>
          <table:table-cell office:value-type="float" office:value="18.29" calcext:value-type="float">
            <text:p>18.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2-10</text:p>
          </table:table-cell>
          <table:table-cell office:value-type="float" office:value="1199" calcext:value-type="float">
            <text:p>1199</text:p>
          </table:table-cell>
          <table:table-cell office:value-type="float" office:value="16.27" calcext:value-type="float">
            <text:p>16.27</text:p>
          </table:table-cell>
          <table:table-cell office:value-type="float" office:value="6.06" calcext:value-type="float">
            <text:p>6.06</text:p>
          </table:table-cell>
          <table:table-cell table:formula="of:=[.G388]" office:value-type="float" office:value="6.06" calcext:value-type="float" table:number-columns-spanned="1" table:number-rows-spanned="2">
            <text:p>6.06</text:p>
          </table:table-cell>
          <table:table-cell table:formula="of:=DATEDIF([.D388];[.D389];&quot;d&quot;)" office:value-type="float" office:value="334" calcext:value-type="float" table:number-columns-spanned="1" table:number-rows-spanned="2">
            <text:p>334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10</text:p>
          </table:table-cell>
          <table:table-cell office:value-type="float" office:value="1394.1" calcext:value-type="float">
            <text:p>1394.1</text:p>
          </table:table-cell>
          <table:table-cell office:value-type="float" office:value="16.27" calcext:value-type="float">
            <text:p>16.27</text:p>
          </table:table-cell>
          <table:table-cell office:value-type="float" office:value="6.06" calcext:value-type="float">
            <text:p>6.0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5-05</text:p>
          </table:table-cell>
          <table:table-cell office:value-type="float" office:value="1258.95" calcext:value-type="float">
            <text:p>1258.95</text:p>
          </table:table-cell>
          <table:table-cell office:value-type="float" office:value="10.81" calcext:value-type="float">
            <text:p>10.81</text:p>
          </table:table-cell>
          <table:table-cell office:value-type="float" office:value="18.51" calcext:value-type="float">
            <text:p>18.51</text:p>
          </table:table-cell>
          <table:table-cell table:formula="of:=[.G390]" office:value-type="float" office:value="18.51" calcext:value-type="float" table:number-columns-spanned="1" table:number-rows-spanned="2">
            <text:p>18.51</text:p>
          </table:table-cell>
          <table:table-cell table:formula="of:=DATEDIF([.D390];[.D391];&quot;d&quot;)" office:value-type="float" office:value="981" calcext:value-type="float" table:number-columns-spanned="1" table:number-rows-spanned="2">
            <text:p>981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10</text:p>
          </table:table-cell>
          <table:table-cell office:value-type="float" office:value="1395.05" calcext:value-type="float">
            <text:p>1395.05</text:p>
          </table:table-cell>
          <table:table-cell office:value-type="float" office:value="10.81" calcext:value-type="float">
            <text:p>10.81</text:p>
          </table:table-cell>
          <table:table-cell office:value-type="float" office:value="18.51" calcext:value-type="float">
            <text:p>18.5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3-18</text:p>
          </table:table-cell>
          <table:table-cell office:value-type="float" office:value="1212.95" calcext:value-type="float">
            <text:p>1212.95</text:p>
          </table:table-cell>
          <table:table-cell office:value-type="float" office:value="15.19" calcext:value-type="float">
            <text:p>15.19</text:p>
          </table:table-cell>
          <table:table-cell office:value-type="float" office:value="15.42" calcext:value-type="float">
            <text:p>15.42</text:p>
          </table:table-cell>
          <table:table-cell table:formula="of:=[.G392]" office:value-type="float" office:value="15.42" calcext:value-type="float" table:number-columns-spanned="1" table:number-rows-spanned="2">
            <text:p>15.42</text:p>
          </table:table-cell>
          <table:table-cell table:formula="of:=DATEDIF([.D392];[.D393];&quot;d&quot;)" office:value-type="float" office:value="663" calcext:value-type="float" table:number-columns-spanned="1" table:number-rows-spanned="2">
            <text:p>663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10</text:p>
          </table:table-cell>
          <table:table-cell office:value-type="float" office:value="1397.25" calcext:value-type="float">
            <text:p>1397.25</text:p>
          </table:table-cell>
          <table:table-cell office:value-type="float" office:value="15.19" calcext:value-type="float">
            <text:p>15.19</text:p>
          </table:table-cell>
          <table:table-cell office:value-type="float" office:value="15.42" calcext:value-type="float">
            <text:p>15.4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5-16</text:p>
          </table:table-cell>
          <table:table-cell office:value-type="float" office:value="1214.55" calcext:value-type="float">
            <text:p>1214.55</text:p>
          </table:table-cell>
          <table:table-cell office:value-type="float" office:value="15.28" calcext:value-type="float">
            <text:p>15.28</text:p>
          </table:table-cell>
          <table:table-cell office:value-type="float" office:value="4.36" calcext:value-type="float">
            <text:p>4.36</text:p>
          </table:table-cell>
          <table:table-cell table:formula="of:=[.G394]" office:value-type="float" office:value="4.36" calcext:value-type="float" table:number-columns-spanned="1" table:number-rows-spanned="2">
            <text:p>4.36</text:p>
          </table:table-cell>
          <table:table-cell table:formula="of:=DATEDIF([.D394];[.D395];&quot;d&quot;)" office:value-type="float" office:value="239" calcext:value-type="float" table:number-columns-spanned="1" table:number-rows-spanned="2">
            <text:p>239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10</text:p>
          </table:table-cell>
          <table:table-cell office:value-type="float" office:value="1400.15" calcext:value-type="float">
            <text:p>1400.15</text:p>
          </table:table-cell>
          <table:table-cell office:value-type="float" office:value="15.28" calcext:value-type="float">
            <text:p>15.28</text:p>
          </table:table-cell>
          <table:table-cell office:value-type="float" office:value="4.36" calcext:value-type="float">
            <text:p>4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6-18</text:p>
          </table:table-cell>
          <table:table-cell office:value-type="float" office:value="1265.05" calcext:value-type="float">
            <text:p>1265.05</text:p>
          </table:table-cell>
          <table:table-cell office:value-type="float" office:value="10.71" calcext:value-type="float">
            <text:p>10.71</text:p>
          </table:table-cell>
          <table:table-cell office:value-type="float" office:value="18.9" calcext:value-type="float">
            <text:p>18.9</text:p>
          </table:table-cell>
          <table:table-cell table:formula="of:=[.G396]" office:value-type="float" office:value="18.9" calcext:value-type="float" table:number-columns-spanned="1" table:number-rows-spanned="2">
            <text:p>18.9</text:p>
          </table:table-cell>
          <table:table-cell table:formula="of:=DATEDIF([.D396];[.D397];&quot;d&quot;)" office:value-type="float" office:value="937" calcext:value-type="float" table:number-columns-spanned="1" table:number-rows-spanned="2">
            <text:p>937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10</text:p>
          </table:table-cell>
          <table:table-cell office:value-type="float" office:value="1400.5" calcext:value-type="float">
            <text:p>1400.5</text:p>
          </table:table-cell>
          <table:table-cell office:value-type="float" office:value="10.71" calcext:value-type="float">
            <text:p>10.71</text:p>
          </table:table-cell>
          <table:table-cell office:value-type="float" office:value="18.9" calcext:value-type="float">
            <text:p>18.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8-30</text:p>
          </table:table-cell>
          <table:table-cell office:value-type="float" office:value="1272.05" calcext:value-type="float">
            <text:p>1272.05</text:p>
          </table:table-cell>
          <table:table-cell office:value-type="float" office:value="10.25" calcext:value-type="float">
            <text:p>10.25</text:p>
          </table:table-cell>
          <table:table-cell office:value-type="float" office:value="19.35" calcext:value-type="float">
            <text:p>19.35</text:p>
          </table:table-cell>
          <table:table-cell table:formula="of:=[.G398]" office:value-type="float" office:value="19.35" calcext:value-type="float" table:number-columns-spanned="1" table:number-rows-spanned="2">
            <text:p>19.35</text:p>
          </table:table-cell>
          <table:table-cell table:formula="of:=DATEDIF([.D398];[.D399];&quot;d&quot;)" office:value-type="float" office:value="498" calcext:value-type="float" table:number-columns-spanned="1" table:number-rows-spanned="2">
            <text:p>498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10</text:p>
          </table:table-cell>
          <table:table-cell office:value-type="float" office:value="1402.4" calcext:value-type="float">
            <text:p>1402.4</text:p>
          </table:table-cell>
          <table:table-cell office:value-type="float" office:value="10.25" calcext:value-type="float">
            <text:p>10.25</text:p>
          </table:table-cell>
          <table:table-cell office:value-type="float" office:value="19.35" calcext:value-type="float">
            <text:p>19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7-15</text:p>
          </table:table-cell>
          <table:table-cell office:value-type="float" office:value="1272.9" calcext:value-type="float">
            <text:p>1272.9</text:p>
          </table:table-cell>
          <table:table-cell office:value-type="float" office:value="10.18" calcext:value-type="float">
            <text:p>10.18</text:p>
          </table:table-cell>
          <table:table-cell office:value-type="float" office:value="19.4" calcext:value-type="float">
            <text:p>19.4</text:p>
          </table:table-cell>
          <table:table-cell table:formula="of:=[.G400]" office:value-type="float" office:value="19.4" calcext:value-type="float" table:number-columns-spanned="1" table:number-rows-spanned="2">
            <text:p>19.4</text:p>
          </table:table-cell>
          <table:table-cell table:formula="of:=DATEDIF([.D400];[.D401];&quot;d&quot;)" office:value-type="float" office:value="910" calcext:value-type="float" table:number-columns-spanned="1" table:number-rows-spanned="2">
            <text:p>910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10</text:p>
          </table:table-cell>
          <table:table-cell office:value-type="float" office:value="1402.5" calcext:value-type="float">
            <text:p>1402.5</text:p>
          </table:table-cell>
          <table:table-cell office:value-type="float" office:value="10.18" calcext:value-type="float">
            <text:p>10.18</text:p>
          </table:table-cell>
          <table:table-cell office:value-type="float" office:value="19.4" calcext:value-type="float">
            <text:p>19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8-05</text:p>
          </table:table-cell>
          <table:table-cell office:value-type="float" office:value="1273.55" calcext:value-type="float">
            <text:p>1273.55</text:p>
          </table:table-cell>
          <table:table-cell office:value-type="float" office:value="10.13" calcext:value-type="float">
            <text:p>10.13</text:p>
          </table:table-cell>
          <table:table-cell office:value-type="float" office:value="19.44" calcext:value-type="float">
            <text:p>19.44</text:p>
          </table:table-cell>
          <table:table-cell table:formula="of:=[.G402]" office:value-type="float" office:value="19.44" calcext:value-type="float" table:number-columns-spanned="1" table:number-rows-spanned="2">
            <text:p>19.44</text:p>
          </table:table-cell>
          <table:table-cell table:formula="of:=DATEDIF([.D402];[.D403];&quot;d&quot;)" office:value-type="float" office:value="889" calcext:value-type="float" table:number-columns-spanned="1" table:number-rows-spanned="2">
            <text:p>889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10</text:p>
          </table:table-cell>
          <table:table-cell office:value-type="float" office:value="1402.5" calcext:value-type="float">
            <text:p>1402.5</text:p>
          </table:table-cell>
          <table:table-cell office:value-type="float" office:value="10.13" calcext:value-type="float">
            <text:p>10.13</text:p>
          </table:table-cell>
          <table:table-cell office:value-type="float" office:value="19.44" calcext:value-type="float">
            <text:p>19.4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5-07</text:p>
          </table:table-cell>
          <table:table-cell office:value-type="float" office:value="1272.65" calcext:value-type="float">
            <text:p>1272.65</text:p>
          </table:table-cell>
          <table:table-cell office:value-type="float" office:value="10.37" calcext:value-type="float">
            <text:p>10.37</text:p>
          </table:table-cell>
          <table:table-cell office:value-type="float" office:value="19.38" calcext:value-type="float">
            <text:p>19.38</text:p>
          </table:table-cell>
          <table:table-cell table:formula="of:=[.G404]" office:value-type="float" office:value="19.38" calcext:value-type="float" table:number-columns-spanned="1" table:number-rows-spanned="2">
            <text:p>19.38</text:p>
          </table:table-cell>
          <table:table-cell table:formula="of:=DATEDIF([.D404];[.D405];&quot;d&quot;)" office:value-type="float" office:value="979" calcext:value-type="float" table:number-columns-spanned="1" table:number-rows-spanned="2">
            <text:p>979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10</text:p>
          </table:table-cell>
          <table:table-cell office:value-type="float" office:value="1404.6" calcext:value-type="float">
            <text:p>1404.6</text:p>
          </table:table-cell>
          <table:table-cell office:value-type="float" office:value="10.37" calcext:value-type="float">
            <text:p>10.37</text:p>
          </table:table-cell>
          <table:table-cell office:value-type="float" office:value="19.38" calcext:value-type="float">
            <text:p>19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7-10</text:p>
          </table:table-cell>
          <table:table-cell office:value-type="float" office:value="1217.5" calcext:value-type="float">
            <text:p>1217.5</text:p>
          </table:table-cell>
          <table:table-cell office:value-type="float" office:value="15.47" calcext:value-type="float">
            <text:p>15.47</text:p>
          </table:table-cell>
          <table:table-cell office:value-type="float" office:value="2.46" calcext:value-type="float">
            <text:p>2.46</text:p>
          </table:table-cell>
          <table:table-cell table:formula="of:=[.G406]" office:value-type="float" office:value="2.46" calcext:value-type="float" table:number-columns-spanned="1" table:number-rows-spanned="2">
            <text:p>2.46</text:p>
          </table:table-cell>
          <table:table-cell table:formula="of:=DATEDIF([.D406];[.D407];&quot;d&quot;)" office:value-type="float" office:value="184" calcext:value-type="float" table:number-columns-spanned="1" table:number-rows-spanned="2">
            <text:p>184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10</text:p>
          </table:table-cell>
          <table:table-cell office:value-type="float" office:value="1405.85" calcext:value-type="float">
            <text:p>1405.85</text:p>
          </table:table-cell>
          <table:table-cell office:value-type="float" office:value="15.47" calcext:value-type="float">
            <text:p>15.47</text:p>
          </table:table-cell>
          <table:table-cell office:value-type="float" office:value="2.46" calcext:value-type="float">
            <text:p>2.4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6-19</text:p>
          </table:table-cell>
          <table:table-cell office:value-type="float" office:value="1215.85" calcext:value-type="float">
            <text:p>1215.85</text:p>
          </table:table-cell>
          <table:table-cell office:value-type="float" office:value="15.7" calcext:value-type="float">
            <text:p>15.7</text:p>
          </table:table-cell>
          <table:table-cell office:value-type="float" office:value="4.47" calcext:value-type="float">
            <text:p>4.47</text:p>
          </table:table-cell>
          <table:table-cell table:formula="of:=[.G408]" office:value-type="float" office:value="4.47" calcext:value-type="float" table:number-columns-spanned="1" table:number-rows-spanned="2">
            <text:p>4.47</text:p>
          </table:table-cell>
          <table:table-cell table:formula="of:=DATEDIF([.D408];[.D409];&quot;d&quot;)" office:value-type="float" office:value="205" calcext:value-type="float" table:number-columns-spanned="1" table:number-rows-spanned="2">
            <text:p>205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10</text:p>
          </table:table-cell>
          <table:table-cell office:value-type="float" office:value="1406.7" calcext:value-type="float">
            <text:p>1406.7</text:p>
          </table:table-cell>
          <table:table-cell office:value-type="float" office:value="15.7" calcext:value-type="float">
            <text:p>15.7</text:p>
          </table:table-cell>
          <table:table-cell office:value-type="float" office:value="4.47" calcext:value-type="float">
            <text:p>4.4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1-08</text:p>
          </table:table-cell>
          <table:table-cell office:value-type="float" office:value="1221.9" calcext:value-type="float">
            <text:p>1221.9</text:p>
          </table:table-cell>
          <table:table-cell office:value-type="float" office:value="15.25" calcext:value-type="float">
            <text:p>15.25</text:p>
          </table:table-cell>
          <table:table-cell office:value-type="float" office:value="16.04" calcext:value-type="float">
            <text:p>16.04</text:p>
          </table:table-cell>
          <table:table-cell table:formula="of:=[.G410]" office:value-type="float" office:value="16.04" calcext:value-type="float" table:number-columns-spanned="1" table:number-rows-spanned="2">
            <text:p>16.04</text:p>
          </table:table-cell>
          <table:table-cell table:formula="of:=DATEDIF([.D410];[.D411];&quot;d&quot;)" office:value-type="float" office:value="1099" calcext:value-type="float" table:number-columns-spanned="1" table:number-rows-spanned="2">
            <text:p>1099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11</text:p>
          </table:table-cell>
          <table:table-cell office:value-type="float" office:value="1408.2" calcext:value-type="float">
            <text:p>1408.2</text:p>
          </table:table-cell>
          <table:table-cell office:value-type="float" office:value="15.25" calcext:value-type="float">
            <text:p>15.25</text:p>
          </table:table-cell>
          <table:table-cell office:value-type="float" office:value="16.04" calcext:value-type="float">
            <text:p>16.0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10-03</text:p>
          </table:table-cell>
          <table:table-cell office:value-type="float" office:value="1224.25" calcext:value-type="float">
            <text:p>1224.25</text:p>
          </table:table-cell>
          <table:table-cell office:value-type="float" office:value="15.27" calcext:value-type="float">
            <text:p>15.27</text:p>
          </table:table-cell>
          <table:table-cell office:value-type="float" office:value="0.98" calcext:value-type="float">
            <text:p>0.98</text:p>
          </table:table-cell>
          <table:table-cell table:formula="of:=[.G412]" office:value-type="float" office:value="0.98" calcext:value-type="float" table:number-columns-spanned="1" table:number-rows-spanned="2">
            <text:p>0.98</text:p>
          </table:table-cell>
          <table:table-cell table:formula="of:=DATEDIF([.D412];[.D413];&quot;d&quot;)" office:value-type="float" office:value="105" calcext:value-type="float" table:number-columns-spanned="1" table:number-rows-spanned="2">
            <text:p>105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16</text:p>
          </table:table-cell>
          <table:table-cell office:value-type="float" office:value="1411.25" calcext:value-type="float">
            <text:p>1411.25</text:p>
          </table:table-cell>
          <table:table-cell office:value-type="float" office:value="15.27" calcext:value-type="float">
            <text:p>15.27</text:p>
          </table:table-cell>
          <table:table-cell office:value-type="float" office:value="0.98" calcext:value-type="float">
            <text:p>0.9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10-06</text:p>
          </table:table-cell>
          <table:table-cell office:value-type="float" office:value="1223.3" calcext:value-type="float">
            <text:p>1223.3</text:p>
          </table:table-cell>
          <table:table-cell office:value-type="float" office:value="15.4" calcext:value-type="float">
            <text:p>15.4</text:p>
          </table:table-cell>
          <table:table-cell office:value-type="float" office:value="0.23" calcext:value-type="float">
            <text:p>0.23</text:p>
          </table:table-cell>
          <table:table-cell table:formula="of:=[.G414]" office:value-type="float" office:value="0.23" calcext:value-type="float" table:number-columns-spanned="1" table:number-rows-spanned="2">
            <text:p>0.23</text:p>
          </table:table-cell>
          <table:table-cell table:formula="of:=DATEDIF([.D414];[.D415];&quot;d&quot;)" office:value-type="float" office:value="102" calcext:value-type="float" table:number-columns-spanned="1" table:number-rows-spanned="2">
            <text:p>102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16</text:p>
          </table:table-cell>
          <table:table-cell office:value-type="float" office:value="1411.65" calcext:value-type="float">
            <text:p>1411.65</text:p>
          </table:table-cell>
          <table:table-cell office:value-type="float" office:value="15.4" calcext:value-type="float">
            <text:p>15.4</text:p>
          </table:table-cell>
          <table:table-cell office:value-type="float" office:value="0.23" calcext:value-type="float">
            <text:p>0.2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4-25</text:p>
          </table:table-cell>
          <table:table-cell office:value-type="float" office:value="1225.65" calcext:value-type="float">
            <text:p>1225.65</text:p>
          </table:table-cell>
          <table:table-cell office:value-type="float" office:value="15.27" calcext:value-type="float">
            <text:p>15.27</text:p>
          </table:table-cell>
          <table:table-cell office:value-type="float" office:value="16.29" calcext:value-type="float">
            <text:p>16.29</text:p>
          </table:table-cell>
          <table:table-cell table:formula="of:=[.G416]" office:value-type="float" office:value="16.29" calcext:value-type="float" table:number-columns-spanned="1" table:number-rows-spanned="2">
            <text:p>16.29</text:p>
          </table:table-cell>
          <table:table-cell table:formula="of:=DATEDIF([.D416];[.D417];&quot;d&quot;)" office:value-type="float" office:value="631" calcext:value-type="float" table:number-columns-spanned="1" table:number-rows-spanned="2">
            <text:p>631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16</text:p>
          </table:table-cell>
          <table:table-cell office:value-type="float" office:value="1412.85" calcext:value-type="float">
            <text:p>1412.85</text:p>
          </table:table-cell>
          <table:table-cell office:value-type="float" office:value="15.27" calcext:value-type="float">
            <text:p>15.27</text:p>
          </table:table-cell>
          <table:table-cell office:value-type="float" office:value="16.29" calcext:value-type="float">
            <text:p>16.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12-16</text:p>
          </table:table-cell>
          <table:table-cell office:value-type="float" office:value="1221.55" calcext:value-type="float">
            <text:p>1221.55</text:p>
          </table:table-cell>
          <table:table-cell office:value-type="float" office:value="15.76" calcext:value-type="float">
            <text:p>15.76</text:p>
          </table:table-cell>
          <table:table-cell office:value-type="float" office:value="16.01" calcext:value-type="float">
            <text:p>16.01</text:p>
          </table:table-cell>
          <table:table-cell table:formula="of:=[.G418]" office:value-type="float" office:value="16.01" calcext:value-type="float" table:number-columns-spanned="1" table:number-rows-spanned="2">
            <text:p>16.01</text:p>
          </table:table-cell>
          <table:table-cell table:formula="of:=DATEDIF([.D418];[.D419];&quot;d&quot;)" office:value-type="float" office:value="1127" calcext:value-type="float" table:number-columns-spanned="1" table:number-rows-spanned="2">
            <text:p>1127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16</text:p>
          </table:table-cell>
          <table:table-cell office:value-type="float" office:value="1414.1" calcext:value-type="float">
            <text:p>1414.1</text:p>
          </table:table-cell>
          <table:table-cell office:value-type="float" office:value="15.76" calcext:value-type="float">
            <text:p>15.76</text:p>
          </table:table-cell>
          <table:table-cell office:value-type="float" office:value="16.01" calcext:value-type="float">
            <text:p>16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7-19</text:p>
          </table:table-cell>
          <table:table-cell office:value-type="float" office:value="1224.8" calcext:value-type="float">
            <text:p>1224.8</text:p>
          </table:table-cell>
          <table:table-cell office:value-type="float" office:value="15.49" calcext:value-type="float">
            <text:p>15.49</text:p>
          </table:table-cell>
          <table:table-cell office:value-type="float" office:value="1.15" calcext:value-type="float">
            <text:p>1.15</text:p>
          </table:table-cell>
          <table:table-cell table:formula="of:=[.G420]" office:value-type="float" office:value="1.15" calcext:value-type="float" table:number-columns-spanned="1" table:number-rows-spanned="2">
            <text:p>1.15</text:p>
          </table:table-cell>
          <table:table-cell table:formula="of:=DATEDIF([.D420];[.D421];&quot;d&quot;)" office:value-type="float" office:value="181" calcext:value-type="float" table:number-columns-spanned="1" table:number-rows-spanned="2">
            <text:p>181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16</text:p>
          </table:table-cell>
          <table:table-cell office:value-type="float" office:value="1414.5" calcext:value-type="float">
            <text:p>1414.5</text:p>
          </table:table-cell>
          <table:table-cell office:value-type="float" office:value="15.49" calcext:value-type="float">
            <text:p>15.49</text:p>
          </table:table-cell>
          <table:table-cell office:value-type="float" office:value="1.15" calcext:value-type="float">
            <text:p>1.1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9-09</text:p>
          </table:table-cell>
          <table:table-cell office:value-type="float" office:value="1274.9" calcext:value-type="float">
            <text:p>1274.9</text:p>
          </table:table-cell>
          <table:table-cell office:value-type="float" office:value="11.04" calcext:value-type="float">
            <text:p>11.04</text:p>
          </table:table-cell>
          <table:table-cell office:value-type="float" office:value="19.53" calcext:value-type="float">
            <text:p>19.53</text:p>
          </table:table-cell>
          <table:table-cell table:formula="of:=[.G422]" office:value-type="float" office:value="19.53" calcext:value-type="float" table:number-columns-spanned="1" table:number-rows-spanned="2">
            <text:p>19.53</text:p>
          </table:table-cell>
          <table:table-cell table:formula="of:=DATEDIF([.D422];[.D423];&quot;d&quot;)" office:value-type="float" office:value="860" calcext:value-type="float" table:number-columns-spanned="1" table:number-rows-spanned="2">
            <text:p>860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16</text:p>
          </table:table-cell>
          <table:table-cell office:value-type="float" office:value="1415.7" calcext:value-type="float">
            <text:p>1415.7</text:p>
          </table:table-cell>
          <table:table-cell office:value-type="float" office:value="11.04" calcext:value-type="float">
            <text:p>11.04</text:p>
          </table:table-cell>
          <table:table-cell office:value-type="float" office:value="19.53" calcext:value-type="float">
            <text:p>19.5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9-24</text:p>
          </table:table-cell>
          <table:table-cell office:value-type="float" office:value="1290.2" calcext:value-type="float">
            <text:p>1290.2</text:p>
          </table:table-cell>
          <table:table-cell office:value-type="float" office:value="10.41" calcext:value-type="float">
            <text:p>10.41</text:p>
          </table:table-cell>
          <table:table-cell office:value-type="float" office:value="20.48" calcext:value-type="float">
            <text:p>20.48</text:p>
          </table:table-cell>
          <table:table-cell table:formula="of:=[.G424]" office:value-type="float" office:value="20.48" calcext:value-type="float" table:number-columns-spanned="1" table:number-rows-spanned="2">
            <text:p>20.48</text:p>
          </table:table-cell>
          <table:table-cell table:formula="of:=DATEDIF([.D424];[.D425];&quot;d&quot;)" office:value-type="float" office:value="845" calcext:value-type="float" table:number-columns-spanned="1" table:number-rows-spanned="2">
            <text:p>845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16</text:p>
          </table:table-cell>
          <table:table-cell office:value-type="float" office:value="1424.5" calcext:value-type="float">
            <text:p>1424.5</text:p>
          </table:table-cell>
          <table:table-cell office:value-type="float" office:value="10.41" calcext:value-type="float">
            <text:p>10.41</text:p>
          </table:table-cell>
          <table:table-cell office:value-type="float" office:value="20.48" calcext:value-type="float">
            <text:p>20.4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7-13</text:p>
          </table:table-cell>
          <table:table-cell office:value-type="float" office:value="1246.55" calcext:value-type="float">
            <text:p>1246.55</text:p>
          </table:table-cell>
          <table:table-cell office:value-type="float" office:value="15.29" calcext:value-type="float">
            <text:p>15.29</text:p>
          </table:table-cell>
          <table:table-cell office:value-type="float" office:value="17.7" calcext:value-type="float">
            <text:p>17.7</text:p>
          </table:table-cell>
          <table:table-cell table:formula="of:=[.G426]" office:value-type="float" office:value="17.7" calcext:value-type="float" table:number-columns-spanned="1" table:number-rows-spanned="2">
            <text:p>17.7</text:p>
          </table:table-cell>
          <table:table-cell table:formula="of:=DATEDIF([.D426];[.D427];&quot;d&quot;)" office:value-type="float" office:value="553" calcext:value-type="float" table:number-columns-spanned="1" table:number-rows-spanned="2">
            <text:p>553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17</text:p>
          </table:table-cell>
          <table:table-cell office:value-type="float" office:value="1437.1" calcext:value-type="float">
            <text:p>1437.1</text:p>
          </table:table-cell>
          <table:table-cell office:value-type="float" office:value="15.29" calcext:value-type="float">
            <text:p>15.29</text:p>
          </table:table-cell>
          <table:table-cell office:value-type="float" office:value="17.7" calcext:value-type="float">
            <text:p>17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7-20</text:p>
          </table:table-cell>
          <table:table-cell office:value-type="float" office:value="1247.5" calcext:value-type="float">
            <text:p>1247.5</text:p>
          </table:table-cell>
          <table:table-cell office:value-type="float" office:value="15.35" calcext:value-type="float">
            <text:p>15.35</text:p>
          </table:table-cell>
          <table:table-cell office:value-type="float" office:value="17.76" calcext:value-type="float">
            <text:p>17.76</text:p>
          </table:table-cell>
          <table:table-cell table:formula="of:=[.G428]" office:value-type="float" office:value="17.76" calcext:value-type="float" table:number-columns-spanned="1" table:number-rows-spanned="2">
            <text:p>17.76</text:p>
          </table:table-cell>
          <table:table-cell table:formula="of:=DATEDIF([.D428];[.D429];&quot;d&quot;)" office:value-type="float" office:value="546" calcext:value-type="float" table:number-columns-spanned="1" table:number-rows-spanned="2">
            <text:p>546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17</text:p>
          </table:table-cell>
          <table:table-cell office:value-type="float" office:value="1438.95" calcext:value-type="float">
            <text:p>1438.95</text:p>
          </table:table-cell>
          <table:table-cell office:value-type="float" office:value="15.35" calcext:value-type="float">
            <text:p>15.35</text:p>
          </table:table-cell>
          <table:table-cell office:value-type="float" office:value="17.76" calcext:value-type="float">
            <text:p>17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9-02</text:p>
          </table:table-cell>
          <table:table-cell office:value-type="float" office:value="1295.9" calcext:value-type="float">
            <text:p>1295.9</text:p>
          </table:table-cell>
          <table:table-cell office:value-type="float" office:value="11.22" calcext:value-type="float">
            <text:p>11.22</text:p>
          </table:table-cell>
          <table:table-cell office:value-type="float" office:value="20.83" calcext:value-type="float">
            <text:p>20.83</text:p>
          </table:table-cell>
          <table:table-cell table:formula="of:=[.G430]" office:value-type="float" office:value="20.83" calcext:value-type="float" table:number-columns-spanned="1" table:number-rows-spanned="2">
            <text:p>20.83</text:p>
          </table:table-cell>
          <table:table-cell table:formula="of:=DATEDIF([.D430];[.D431];&quot;d&quot;)" office:value-type="float" office:value="868" calcext:value-type="float" table:number-columns-spanned="1" table:number-rows-spanned="2">
            <text:p>868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17</text:p>
          </table:table-cell>
          <table:table-cell office:value-type="float" office:value="1441.25" calcext:value-type="float">
            <text:p>1441.25</text:p>
          </table:table-cell>
          <table:table-cell office:value-type="float" office:value="11.22" calcext:value-type="float">
            <text:p>11.22</text:p>
          </table:table-cell>
          <table:table-cell office:value-type="float" office:value="20.83" calcext:value-type="float">
            <text:p>20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6-29</text:p>
          </table:table-cell>
          <table:table-cell office:value-type="float" office:value="1251.45" calcext:value-type="float">
            <text:p>1251.45</text:p>
          </table:table-cell>
          <table:table-cell office:value-type="float" office:value="15.44" calcext:value-type="float">
            <text:p>15.44</text:p>
          </table:table-cell>
          <table:table-cell office:value-type="float" office:value="18.02" calcext:value-type="float">
            <text:p>18.02</text:p>
          </table:table-cell>
          <table:table-cell table:formula="of:=[.G432]" office:value-type="float" office:value="18.02" calcext:value-type="float" table:number-columns-spanned="1" table:number-rows-spanned="2">
            <text:p>18.02</text:p>
          </table:table-cell>
          <table:table-cell table:formula="of:=DATEDIF([.D432];[.D433];&quot;d&quot;)" office:value-type="float" office:value="567" calcext:value-type="float" table:number-columns-spanned="1" table:number-rows-spanned="2">
            <text:p>567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17</text:p>
          </table:table-cell>
          <table:table-cell office:value-type="float" office:value="1444.7" calcext:value-type="float">
            <text:p>1444.7</text:p>
          </table:table-cell>
          <table:table-cell office:value-type="float" office:value="15.44" calcext:value-type="float">
            <text:p>15.44</text:p>
          </table:table-cell>
          <table:table-cell office:value-type="float" office:value="18.02" calcext:value-type="float">
            <text:p>18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9-02</text:p>
          </table:table-cell>
          <table:table-cell office:value-type="float" office:value="1257.4" calcext:value-type="float">
            <text:p>1257.4</text:p>
          </table:table-cell>
          <table:table-cell office:value-type="float" office:value="15.21" calcext:value-type="float">
            <text:p>15.21</text:p>
          </table:table-cell>
          <table:table-cell office:value-type="float" office:value="18.41" calcext:value-type="float">
            <text:p>18.41</text:p>
          </table:table-cell>
          <table:table-cell table:formula="of:=[.G434]" office:value-type="float" office:value="18.41" calcext:value-type="float" table:number-columns-spanned="1" table:number-rows-spanned="2">
            <text:p>18.41</text:p>
          </table:table-cell>
          <table:table-cell table:formula="of:=DATEDIF([.D434];[.D435];&quot;d&quot;)" office:value-type="float" office:value="502" calcext:value-type="float" table:number-columns-spanned="1" table:number-rows-spanned="2">
            <text:p>502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17</text:p>
          </table:table-cell>
          <table:table-cell office:value-type="float" office:value="1448.7" calcext:value-type="float">
            <text:p>1448.7</text:p>
          </table:table-cell>
          <table:table-cell office:value-type="float" office:value="15.21" calcext:value-type="float">
            <text:p>15.21</text:p>
          </table:table-cell>
          <table:table-cell office:value-type="float" office:value="18.41" calcext:value-type="float">
            <text:p>18.4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4-27</text:p>
          </table:table-cell>
          <table:table-cell office:value-type="float" office:value="1250.1" calcext:value-type="float">
            <text:p>1250.1</text:p>
          </table:table-cell>
          <table:table-cell office:value-type="float" office:value="15.91" calcext:value-type="float">
            <text:p>15.91</text:p>
          </table:table-cell>
          <table:table-cell office:value-type="float" office:value="17.93" calcext:value-type="float">
            <text:p>17.93</text:p>
          </table:table-cell>
          <table:table-cell table:formula="of:=[.G436]" office:value-type="float" office:value="17.93" calcext:value-type="float" table:number-columns-spanned="1" table:number-rows-spanned="2">
            <text:p>17.93</text:p>
          </table:table-cell>
          <table:table-cell table:formula="of:=DATEDIF([.D436];[.D437];&quot;d&quot;)" office:value-type="float" office:value="996" calcext:value-type="float" table:number-columns-spanned="1" table:number-rows-spanned="2">
            <text:p>996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17</text:p>
          </table:table-cell>
          <table:table-cell office:value-type="float" office:value="1449" calcext:value-type="float">
            <text:p>1449</text:p>
          </table:table-cell>
          <table:table-cell office:value-type="float" office:value="15.91" calcext:value-type="float">
            <text:p>15.91</text:p>
          </table:table-cell>
          <table:table-cell office:value-type="float" office:value="17.93" calcext:value-type="float">
            <text:p>17.9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2-10</text:p>
          </table:table-cell>
          <table:table-cell office:value-type="float" office:value="1199" calcext:value-type="float">
            <text:p>1199</text:p>
          </table:table-cell>
          <table:table-cell office:value-type="float" office:value="21.33" calcext:value-type="float">
            <text:p>21.33</text:p>
          </table:table-cell>
          <table:table-cell office:value-type="float" office:value="6.06" calcext:value-type="float">
            <text:p>6.06</text:p>
          </table:table-cell>
          <table:table-cell table:formula="of:=[.G438]" office:value-type="float" office:value="6.06" calcext:value-type="float" table:number-columns-spanned="1" table:number-rows-spanned="2">
            <text:p>6.06</text:p>
          </table:table-cell>
          <table:table-cell table:formula="of:=DATEDIF([.D438];[.D439];&quot;d&quot;)" office:value-type="float" office:value="341" calcext:value-type="float" table:number-columns-spanned="1" table:number-rows-spanned="2">
            <text:p>341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17</text:p>
          </table:table-cell>
          <table:table-cell office:value-type="float" office:value="1454.7" calcext:value-type="float">
            <text:p>1454.7</text:p>
          </table:table-cell>
          <table:table-cell office:value-type="float" office:value="21.33" calcext:value-type="float">
            <text:p>21.33</text:p>
          </table:table-cell>
          <table:table-cell office:value-type="float" office:value="6.06" calcext:value-type="float">
            <text:p>6.0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5-15</text:p>
          </table:table-cell>
          <table:table-cell office:value-type="float" office:value="1255.55" calcext:value-type="float">
            <text:p>1255.55</text:p>
          </table:table-cell>
          <table:table-cell office:value-type="float" office:value="15.98" calcext:value-type="float">
            <text:p>15.98</text:p>
          </table:table-cell>
          <table:table-cell office:value-type="float" office:value="18.29" calcext:value-type="float">
            <text:p>18.29</text:p>
          </table:table-cell>
          <table:table-cell table:formula="of:=[.G440]" office:value-type="float" office:value="18.29" calcext:value-type="float" table:number-columns-spanned="1" table:number-rows-spanned="2">
            <text:p>18.29</text:p>
          </table:table-cell>
          <table:table-cell table:formula="of:=DATEDIF([.D440];[.D441];&quot;d&quot;)" office:value-type="float" office:value="978" calcext:value-type="float" table:number-columns-spanned="1" table:number-rows-spanned="2">
            <text:p>97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17</text:p>
          </table:table-cell>
          <table:table-cell office:value-type="float" office:value="1456.15" calcext:value-type="float">
            <text:p>1456.15</text:p>
          </table:table-cell>
          <table:table-cell office:value-type="float" office:value="15.98" calcext:value-type="float">
            <text:p>15.98</text:p>
          </table:table-cell>
          <table:table-cell office:value-type="float" office:value="18.29" calcext:value-type="float">
            <text:p>18.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3-18</text:p>
          </table:table-cell>
          <table:table-cell office:value-type="float" office:value="1212.95" calcext:value-type="float">
            <text:p>1212.95</text:p>
          </table:table-cell>
          <table:table-cell office:value-type="float" office:value="20.2" calcext:value-type="float">
            <text:p>20.2</text:p>
          </table:table-cell>
          <table:table-cell office:value-type="float" office:value="15.42" calcext:value-type="float">
            <text:p>15.42</text:p>
          </table:table-cell>
          <table:table-cell table:formula="of:=[.G442]" office:value-type="float" office:value="15.42" calcext:value-type="float" table:number-columns-spanned="1" table:number-rows-spanned="2">
            <text:p>15.42</text:p>
          </table:table-cell>
          <table:table-cell table:formula="of:=DATEDIF([.D442];[.D443];&quot;d&quot;)" office:value-type="float" office:value="670" calcext:value-type="float" table:number-columns-spanned="1" table:number-rows-spanned="2">
            <text:p>670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17</text:p>
          </table:table-cell>
          <table:table-cell office:value-type="float" office:value="1458" calcext:value-type="float">
            <text:p>1458</text:p>
          </table:table-cell>
          <table:table-cell office:value-type="float" office:value="20.2" calcext:value-type="float">
            <text:p>20.2</text:p>
          </table:table-cell>
          <table:table-cell office:value-type="float" office:value="15.42" calcext:value-type="float">
            <text:p>15.4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5-05</text:p>
          </table:table-cell>
          <table:table-cell office:value-type="float" office:value="1258.95" calcext:value-type="float">
            <text:p>1258.95</text:p>
          </table:table-cell>
          <table:table-cell office:value-type="float" office:value="15.85" calcext:value-type="float">
            <text:p>15.85</text:p>
          </table:table-cell>
          <table:table-cell office:value-type="float" office:value="18.51" calcext:value-type="float">
            <text:p>18.51</text:p>
          </table:table-cell>
          <table:table-cell table:formula="of:=[.G444]" office:value-type="float" office:value="18.51" calcext:value-type="float" table:number-columns-spanned="1" table:number-rows-spanned="2">
            <text:p>18.51</text:p>
          </table:table-cell>
          <table:table-cell table:formula="of:=DATEDIF([.D444];[.D445];&quot;d&quot;)" office:value-type="float" office:value="988" calcext:value-type="float" table:number-columns-spanned="1" table:number-rows-spanned="2">
            <text:p>98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17</text:p>
          </table:table-cell>
          <table:table-cell office:value-type="float" office:value="1458.5" calcext:value-type="float">
            <text:p>1458.5</text:p>
          </table:table-cell>
          <table:table-cell office:value-type="float" office:value="15.85" calcext:value-type="float">
            <text:p>15.85</text:p>
          </table:table-cell>
          <table:table-cell office:value-type="float" office:value="18.51" calcext:value-type="float">
            <text:p>18.5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5-16</text:p>
          </table:table-cell>
          <table:table-cell office:value-type="float" office:value="1214.55" calcext:value-type="float">
            <text:p>1214.55</text:p>
          </table:table-cell>
          <table:table-cell office:value-type="float" office:value="20.29" calcext:value-type="float">
            <text:p>20.29</text:p>
          </table:table-cell>
          <table:table-cell office:value-type="float" office:value="4.36" calcext:value-type="float">
            <text:p>4.36</text:p>
          </table:table-cell>
          <table:table-cell table:formula="of:=[.G446]" office:value-type="float" office:value="4.36" calcext:value-type="float" table:number-columns-spanned="1" table:number-rows-spanned="2">
            <text:p>4.36</text:p>
          </table:table-cell>
          <table:table-cell table:formula="of:=DATEDIF([.D446];[.D447];&quot;d&quot;)" office:value-type="float" office:value="246" calcext:value-type="float" table:number-columns-spanned="1" table:number-rows-spanned="2">
            <text:p>246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17</text:p>
          </table:table-cell>
          <table:table-cell office:value-type="float" office:value="1461" calcext:value-type="float">
            <text:p>1461</text:p>
          </table:table-cell>
          <table:table-cell office:value-type="float" office:value="20.29" calcext:value-type="float">
            <text:p>20.29</text:p>
          </table:table-cell>
          <table:table-cell office:value-type="float" office:value="4.36" calcext:value-type="float">
            <text:p>4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6-18</text:p>
          </table:table-cell>
          <table:table-cell office:value-type="float" office:value="1265.05" calcext:value-type="float">
            <text:p>1265.05</text:p>
          </table:table-cell>
          <table:table-cell office:value-type="float" office:value="15.74" calcext:value-type="float">
            <text:p>15.74</text:p>
          </table:table-cell>
          <table:table-cell office:value-type="float" office:value="18.9" calcext:value-type="float">
            <text:p>18.9</text:p>
          </table:table-cell>
          <table:table-cell table:formula="of:=[.G448]" office:value-type="float" office:value="18.9" calcext:value-type="float" table:number-columns-spanned="1" table:number-rows-spanned="2">
            <text:p>18.9</text:p>
          </table:table-cell>
          <table:table-cell table:formula="of:=DATEDIF([.D448];[.D449];&quot;d&quot;)" office:value-type="float" office:value="945" calcext:value-type="float" table:number-columns-spanned="1" table:number-rows-spanned="2">
            <text:p>945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18</text:p>
          </table:table-cell>
          <table:table-cell office:value-type="float" office:value="1464.15" calcext:value-type="float">
            <text:p>1464.15</text:p>
          </table:table-cell>
          <table:table-cell office:value-type="float" office:value="15.74" calcext:value-type="float">
            <text:p>15.74</text:p>
          </table:table-cell>
          <table:table-cell office:value-type="float" office:value="18.9" calcext:value-type="float">
            <text:p>18.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8-30</text:p>
          </table:table-cell>
          <table:table-cell office:value-type="float" office:value="1272.05" calcext:value-type="float">
            <text:p>1272.05</text:p>
          </table:table-cell>
          <table:table-cell office:value-type="float" office:value="15.26" calcext:value-type="float">
            <text:p>15.26</text:p>
          </table:table-cell>
          <table:table-cell office:value-type="float" office:value="19.35" calcext:value-type="float">
            <text:p>19.35</text:p>
          </table:table-cell>
          <table:table-cell table:formula="of:=[.G450]" office:value-type="float" office:value="19.35" calcext:value-type="float" table:number-columns-spanned="1" table:number-rows-spanned="2">
            <text:p>19.35</text:p>
          </table:table-cell>
          <table:table-cell table:formula="of:=DATEDIF([.D450];[.D451];&quot;d&quot;)" office:value-type="float" office:value="506" calcext:value-type="float" table:number-columns-spanned="1" table:number-rows-spanned="2">
            <text:p>506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18</text:p>
          </table:table-cell>
          <table:table-cell office:value-type="float" office:value="1466.15" calcext:value-type="float">
            <text:p>1466.15</text:p>
          </table:table-cell>
          <table:table-cell office:value-type="float" office:value="15.26" calcext:value-type="float">
            <text:p>15.26</text:p>
          </table:table-cell>
          <table:table-cell office:value-type="float" office:value="19.35" calcext:value-type="float">
            <text:p>19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7-15</text:p>
          </table:table-cell>
          <table:table-cell office:value-type="float" office:value="1272.9" calcext:value-type="float">
            <text:p>1272.9</text:p>
          </table:table-cell>
          <table:table-cell office:value-type="float" office:value="15.19" calcext:value-type="float">
            <text:p>15.19</text:p>
          </table:table-cell>
          <table:table-cell office:value-type="float" office:value="19.4" calcext:value-type="float">
            <text:p>19.4</text:p>
          </table:table-cell>
          <table:table-cell table:formula="of:=[.G452]" office:value-type="float" office:value="19.4" calcext:value-type="float" table:number-columns-spanned="1" table:number-rows-spanned="2">
            <text:p>19.4</text:p>
          </table:table-cell>
          <table:table-cell table:formula="of:=DATEDIF([.D452];[.D453];&quot;d&quot;)" office:value-type="float" office:value="918" calcext:value-type="float" table:number-columns-spanned="1" table:number-rows-spanned="2">
            <text:p>918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18</text:p>
          </table:table-cell>
          <table:table-cell office:value-type="float" office:value="1466.25" calcext:value-type="float">
            <text:p>1466.25</text:p>
          </table:table-cell>
          <table:table-cell office:value-type="float" office:value="15.19" calcext:value-type="float">
            <text:p>15.19</text:p>
          </table:table-cell>
          <table:table-cell office:value-type="float" office:value="19.4" calcext:value-type="float">
            <text:p>19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8-05</text:p>
          </table:table-cell>
          <table:table-cell office:value-type="float" office:value="1273.55" calcext:value-type="float">
            <text:p>1273.55</text:p>
          </table:table-cell>
          <table:table-cell office:value-type="float" office:value="15.13" calcext:value-type="float">
            <text:p>15.13</text:p>
          </table:table-cell>
          <table:table-cell office:value-type="float" office:value="19.44" calcext:value-type="float">
            <text:p>19.44</text:p>
          </table:table-cell>
          <table:table-cell table:formula="of:=[.G454]" office:value-type="float" office:value="19.44" calcext:value-type="float" table:number-columns-spanned="1" table:number-rows-spanned="2">
            <text:p>19.44</text:p>
          </table:table-cell>
          <table:table-cell table:formula="of:=DATEDIF([.D454];[.D455];&quot;d&quot;)" office:value-type="float" office:value="897" calcext:value-type="float" table:number-columns-spanned="1" table:number-rows-spanned="2">
            <text:p>897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18</text:p>
          </table:table-cell>
          <table:table-cell office:value-type="float" office:value="1466.25" calcext:value-type="float">
            <text:p>1466.25</text:p>
          </table:table-cell>
          <table:table-cell office:value-type="float" office:value="15.13" calcext:value-type="float">
            <text:p>15.13</text:p>
          </table:table-cell>
          <table:table-cell office:value-type="float" office:value="19.44" calcext:value-type="float">
            <text:p>19.4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7-10</text:p>
          </table:table-cell>
          <table:table-cell office:value-type="float" office:value="1217.5" calcext:value-type="float">
            <text:p>1217.5</text:p>
          </table:table-cell>
          <table:table-cell office:value-type="float" office:value="20.49" calcext:value-type="float">
            <text:p>20.49</text:p>
          </table:table-cell>
          <table:table-cell office:value-type="float" office:value="2.46" calcext:value-type="float">
            <text:p>2.46</text:p>
          </table:table-cell>
          <table:table-cell table:formula="of:=[.G456]" office:value-type="float" office:value="2.46" calcext:value-type="float" table:number-columns-spanned="1" table:number-rows-spanned="2">
            <text:p>2.46</text:p>
          </table:table-cell>
          <table:table-cell table:formula="of:=DATEDIF([.D456];[.D457];&quot;d&quot;)" office:value-type="float" office:value="193" calcext:value-type="float" table:number-columns-spanned="1" table:number-rows-spanned="2">
            <text:p>193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19</text:p>
          </table:table-cell>
          <table:table-cell office:value-type="float" office:value="1466.95" calcext:value-type="float">
            <text:p>1466.95</text:p>
          </table:table-cell>
          <table:table-cell office:value-type="float" office:value="20.49" calcext:value-type="float">
            <text:p>20.49</text:p>
          </table:table-cell>
          <table:table-cell office:value-type="float" office:value="2.46" calcext:value-type="float">
            <text:p>2.4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6-19</text:p>
          </table:table-cell>
          <table:table-cell office:value-type="float" office:value="1215.85" calcext:value-type="float">
            <text:p>1215.85</text:p>
          </table:table-cell>
          <table:table-cell office:value-type="float" office:value="20.73" calcext:value-type="float">
            <text:p>20.73</text:p>
          </table:table-cell>
          <table:table-cell office:value-type="float" office:value="4.47" calcext:value-type="float">
            <text:p>4.47</text:p>
          </table:table-cell>
          <table:table-cell table:formula="of:=[.G458]" office:value-type="float" office:value="4.47" calcext:value-type="float" table:number-columns-spanned="1" table:number-rows-spanned="2">
            <text:p>4.47</text:p>
          </table:table-cell>
          <table:table-cell table:formula="of:=DATEDIF([.D458];[.D459];&quot;d&quot;)" office:value-type="float" office:value="214" calcext:value-type="float" table:number-columns-spanned="1" table:number-rows-spanned="2">
            <text:p>214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19</text:p>
          </table:table-cell>
          <table:table-cell office:value-type="float" office:value="1467.85" calcext:value-type="float">
            <text:p>1467.85</text:p>
          </table:table-cell>
          <table:table-cell office:value-type="float" office:value="20.73" calcext:value-type="float">
            <text:p>20.73</text:p>
          </table:table-cell>
          <table:table-cell office:value-type="float" office:value="4.47" calcext:value-type="float">
            <text:p>4.4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5-07</text:p>
          </table:table-cell>
          <table:table-cell office:value-type="float" office:value="1272.65" calcext:value-type="float">
            <text:p>1272.65</text:p>
          </table:table-cell>
          <table:table-cell office:value-type="float" office:value="15.39" calcext:value-type="float">
            <text:p>15.39</text:p>
          </table:table-cell>
          <table:table-cell office:value-type="float" office:value="19.38" calcext:value-type="float">
            <text:p>19.38</text:p>
          </table:table-cell>
          <table:table-cell table:formula="of:=[.G460]" office:value-type="float" office:value="19.38" calcext:value-type="float" table:number-columns-spanned="1" table:number-rows-spanned="2">
            <text:p>19.38</text:p>
          </table:table-cell>
          <table:table-cell table:formula="of:=DATEDIF([.D460];[.D461];&quot;d&quot;)" office:value-type="float" office:value="988" calcext:value-type="float" table:number-columns-spanned="1" table:number-rows-spanned="2">
            <text:p>988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19</text:p>
          </table:table-cell>
          <table:table-cell office:value-type="float" office:value="1468.45" calcext:value-type="float">
            <text:p>1468.45</text:p>
          </table:table-cell>
          <table:table-cell office:value-type="float" office:value="15.39" calcext:value-type="float">
            <text:p>15.39</text:p>
          </table:table-cell>
          <table:table-cell office:value-type="float" office:value="19.38" calcext:value-type="float">
            <text:p>19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1-08</text:p>
          </table:table-cell>
          <table:table-cell office:value-type="float" office:value="1221.9" calcext:value-type="float">
            <text:p>1221.9</text:p>
          </table:table-cell>
          <table:table-cell office:value-type="float" office:value="20.26" calcext:value-type="float">
            <text:p>20.26</text:p>
          </table:table-cell>
          <table:table-cell office:value-type="float" office:value="16.04" calcext:value-type="float">
            <text:p>16.04</text:p>
          </table:table-cell>
          <table:table-cell table:formula="of:=[.G462]" office:value-type="float" office:value="16.04" calcext:value-type="float" table:number-columns-spanned="1" table:number-rows-spanned="2">
            <text:p>16.04</text:p>
          </table:table-cell>
          <table:table-cell table:formula="of:=DATEDIF([.D462];[.D463];&quot;d&quot;)" office:value-type="float" office:value="1107" calcext:value-type="float" table:number-columns-spanned="1" table:number-rows-spanned="2">
            <text:p>1107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19</text:p>
          </table:table-cell>
          <table:table-cell office:value-type="float" office:value="1469.4" calcext:value-type="float">
            <text:p>1469.4</text:p>
          </table:table-cell>
          <table:table-cell office:value-type="float" office:value="20.26" calcext:value-type="float">
            <text:p>20.26</text:p>
          </table:table-cell>
          <table:table-cell office:value-type="float" office:value="16.04" calcext:value-type="float">
            <text:p>16.0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10-03</text:p>
          </table:table-cell>
          <table:table-cell office:value-type="float" office:value="1224.25" calcext:value-type="float">
            <text:p>1224.25</text:p>
          </table:table-cell>
          <table:table-cell office:value-type="float" office:value="20.29" calcext:value-type="float">
            <text:p>20.29</text:p>
          </table:table-cell>
          <table:table-cell office:value-type="float" office:value="0.98" calcext:value-type="float">
            <text:p>0.98</text:p>
          </table:table-cell>
          <table:table-cell table:formula="of:=[.G464]" office:value-type="float" office:value="0.98" calcext:value-type="float" table:number-columns-spanned="1" table:number-rows-spanned="2">
            <text:p>0.98</text:p>
          </table:table-cell>
          <table:table-cell table:formula="of:=DATEDIF([.D464];[.D465];&quot;d&quot;)" office:value-type="float" office:value="108" calcext:value-type="float" table:number-columns-spanned="1" table:number-rows-spanned="2">
            <text:p>108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19</text:p>
          </table:table-cell>
          <table:table-cell office:value-type="float" office:value="1472.6" calcext:value-type="float">
            <text:p>1472.6</text:p>
          </table:table-cell>
          <table:table-cell office:value-type="float" office:value="20.29" calcext:value-type="float">
            <text:p>20.29</text:p>
          </table:table-cell>
          <table:table-cell office:value-type="float" office:value="0.98" calcext:value-type="float">
            <text:p>0.9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10-06</text:p>
          </table:table-cell>
          <table:table-cell office:value-type="float" office:value="1223.3" calcext:value-type="float">
            <text:p>1223.3</text:p>
          </table:table-cell>
          <table:table-cell office:value-type="float" office:value="20.41" calcext:value-type="float">
            <text:p>20.41</text:p>
          </table:table-cell>
          <table:table-cell office:value-type="float" office:value="0.23" calcext:value-type="float">
            <text:p>0.23</text:p>
          </table:table-cell>
          <table:table-cell table:formula="of:=[.G466]" office:value-type="float" office:value="0.23" calcext:value-type="float" table:number-columns-spanned="1" table:number-rows-spanned="2">
            <text:p>0.23</text:p>
          </table:table-cell>
          <table:table-cell table:formula="of:=DATEDIF([.D466];[.D467];&quot;d&quot;)" office:value-type="float" office:value="105" calcext:value-type="float" table:number-columns-spanned="1" table:number-rows-spanned="2">
            <text:p>105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19</text:p>
          </table:table-cell>
          <table:table-cell office:value-type="float" office:value="1473" calcext:value-type="float">
            <text:p>1473</text:p>
          </table:table-cell>
          <table:table-cell office:value-type="float" office:value="20.41" calcext:value-type="float">
            <text:p>20.41</text:p>
          </table:table-cell>
          <table:table-cell office:value-type="float" office:value="0.23" calcext:value-type="float">
            <text:p>0.2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4-25</text:p>
          </table:table-cell>
          <table:table-cell office:value-type="float" office:value="1225.65" calcext:value-type="float">
            <text:p>1225.65</text:p>
          </table:table-cell>
          <table:table-cell office:value-type="float" office:value="20.28" calcext:value-type="float">
            <text:p>20.28</text:p>
          </table:table-cell>
          <table:table-cell office:value-type="float" office:value="16.29" calcext:value-type="float">
            <text:p>16.29</text:p>
          </table:table-cell>
          <table:table-cell table:formula="of:=[.G468]" office:value-type="float" office:value="16.29" calcext:value-type="float" table:number-columns-spanned="1" table:number-rows-spanned="2">
            <text:p>16.29</text:p>
          </table:table-cell>
          <table:table-cell table:formula="of:=DATEDIF([.D468];[.D469];&quot;d&quot;)" office:value-type="float" office:value="634" calcext:value-type="float" table:number-columns-spanned="1" table:number-rows-spanned="2">
            <text:p>634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19</text:p>
          </table:table-cell>
          <table:table-cell office:value-type="float" office:value="1474.25" calcext:value-type="float">
            <text:p>1474.25</text:p>
          </table:table-cell>
          <table:table-cell office:value-type="float" office:value="20.28" calcext:value-type="float">
            <text:p>20.28</text:p>
          </table:table-cell>
          <table:table-cell office:value-type="float" office:value="16.29" calcext:value-type="float">
            <text:p>16.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12-16</text:p>
          </table:table-cell>
          <table:table-cell office:value-type="float" office:value="1221.55" calcext:value-type="float">
            <text:p>1221.55</text:p>
          </table:table-cell>
          <table:table-cell office:value-type="float" office:value="20.79" calcext:value-type="float">
            <text:p>20.79</text:p>
          </table:table-cell>
          <table:table-cell office:value-type="float" office:value="16.01" calcext:value-type="float">
            <text:p>16.01</text:p>
          </table:table-cell>
          <table:table-cell table:formula="of:=[.G470]" office:value-type="float" office:value="16.01" calcext:value-type="float" table:number-columns-spanned="1" table:number-rows-spanned="2">
            <text:p>16.01</text:p>
          </table:table-cell>
          <table:table-cell table:formula="of:=DATEDIF([.D470];[.D471];&quot;d&quot;)" office:value-type="float" office:value="1130" calcext:value-type="float" table:number-columns-spanned="1" table:number-rows-spanned="2">
            <text:p>1130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19</text:p>
          </table:table-cell>
          <table:table-cell office:value-type="float" office:value="1475.55" calcext:value-type="float">
            <text:p>1475.55</text:p>
          </table:table-cell>
          <table:table-cell office:value-type="float" office:value="20.79" calcext:value-type="float">
            <text:p>20.79</text:p>
          </table:table-cell>
          <table:table-cell office:value-type="float" office:value="16.01" calcext:value-type="float">
            <text:p>16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7-19</text:p>
          </table:table-cell>
          <table:table-cell office:value-type="float" office:value="1224.8" calcext:value-type="float">
            <text:p>1224.8</text:p>
          </table:table-cell>
          <table:table-cell office:value-type="float" office:value="20.51" calcext:value-type="float">
            <text:p>20.51</text:p>
          </table:table-cell>
          <table:table-cell office:value-type="float" office:value="1.15" calcext:value-type="float">
            <text:p>1.15</text:p>
          </table:table-cell>
          <table:table-cell table:formula="of:=[.G472]" office:value-type="float" office:value="1.15" calcext:value-type="float" table:number-columns-spanned="1" table:number-rows-spanned="2">
            <text:p>1.15</text:p>
          </table:table-cell>
          <table:table-cell table:formula="of:=DATEDIF([.D472];[.D473];&quot;d&quot;)" office:value-type="float" office:value="184" calcext:value-type="float" table:number-columns-spanned="1" table:number-rows-spanned="2">
            <text:p>184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19</text:p>
          </table:table-cell>
          <table:table-cell office:value-type="float" office:value="1476" calcext:value-type="float">
            <text:p>1476</text:p>
          </table:table-cell>
          <table:table-cell office:value-type="float" office:value="20.51" calcext:value-type="float">
            <text:p>20.51</text:p>
          </table:table-cell>
          <table:table-cell office:value-type="float" office:value="1.15" calcext:value-type="float">
            <text:p>1.1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9-09</text:p>
          </table:table-cell>
          <table:table-cell office:value-type="float" office:value="1274.9" calcext:value-type="float">
            <text:p>1274.9</text:p>
          </table:table-cell>
          <table:table-cell office:value-type="float" office:value="16.09" calcext:value-type="float">
            <text:p>16.09</text:p>
          </table:table-cell>
          <table:table-cell office:value-type="float" office:value="19.53" calcext:value-type="float">
            <text:p>19.53</text:p>
          </table:table-cell>
          <table:table-cell table:formula="of:=[.G474]" office:value-type="float" office:value="19.53" calcext:value-type="float" table:number-columns-spanned="1" table:number-rows-spanned="2">
            <text:p>19.53</text:p>
          </table:table-cell>
          <table:table-cell table:formula="of:=DATEDIF([.D474];[.D475];&quot;d&quot;)" office:value-type="float" office:value="863" calcext:value-type="float" table:number-columns-spanned="1" table:number-rows-spanned="2">
            <text:p>863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19</text:p>
          </table:table-cell>
          <table:table-cell office:value-type="float" office:value="1480.05" calcext:value-type="float">
            <text:p>1480.05</text:p>
          </table:table-cell>
          <table:table-cell office:value-type="float" office:value="16.09" calcext:value-type="float">
            <text:p>16.09</text:p>
          </table:table-cell>
          <table:table-cell office:value-type="float" office:value="19.53" calcext:value-type="float">
            <text:p>19.5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9-24</text:p>
          </table:table-cell>
          <table:table-cell office:value-type="float" office:value="1290.2" calcext:value-type="float">
            <text:p>1290.2</text:p>
          </table:table-cell>
          <table:table-cell office:value-type="float" office:value="15.43" calcext:value-type="float">
            <text:p>15.43</text:p>
          </table:table-cell>
          <table:table-cell office:value-type="float" office:value="20.48" calcext:value-type="float">
            <text:p>20.48</text:p>
          </table:table-cell>
          <table:table-cell table:formula="of:=[.G476]" office:value-type="float" office:value="20.48" calcext:value-type="float" table:number-columns-spanned="1" table:number-rows-spanned="2">
            <text:p>20.48</text:p>
          </table:table-cell>
          <table:table-cell table:formula="of:=DATEDIF([.D476];[.D477];&quot;d&quot;)" office:value-type="float" office:value="848" calcext:value-type="float" table:number-columns-spanned="1" table:number-rows-spanned="2">
            <text:p>848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19</text:p>
          </table:table-cell>
          <table:table-cell office:value-type="float" office:value="1489.25" calcext:value-type="float">
            <text:p>1489.25</text:p>
          </table:table-cell>
          <table:table-cell office:value-type="float" office:value="15.43" calcext:value-type="float">
            <text:p>15.43</text:p>
          </table:table-cell>
          <table:table-cell office:value-type="float" office:value="20.48" calcext:value-type="float">
            <text:p>20.4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7-13</text:p>
          </table:table-cell>
          <table:table-cell office:value-type="float" office:value="1246.55" calcext:value-type="float">
            <text:p>1246.55</text:p>
          </table:table-cell>
          <table:table-cell office:value-type="float" office:value="20.3" calcext:value-type="float">
            <text:p>20.3</text:p>
          </table:table-cell>
          <table:table-cell office:value-type="float" office:value="17.7" calcext:value-type="float">
            <text:p>17.7</text:p>
          </table:table-cell>
          <table:table-cell table:formula="of:=[.G478]" office:value-type="float" office:value="17.7" calcext:value-type="float" table:number-columns-spanned="1" table:number-rows-spanned="2">
            <text:p>17.7</text:p>
          </table:table-cell>
          <table:table-cell table:formula="of:=DATEDIF([.D478];[.D479];&quot;d&quot;)" office:value-type="float" office:value="558" calcext:value-type="float" table:number-columns-spanned="1" table:number-rows-spanned="2">
            <text:p>558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22</text:p>
          </table:table-cell>
          <table:table-cell office:value-type="float" office:value="1499.55" calcext:value-type="float">
            <text:p>1499.55</text:p>
          </table:table-cell>
          <table:table-cell office:value-type="float" office:value="20.3" calcext:value-type="float">
            <text:p>20.3</text:p>
          </table:table-cell>
          <table:table-cell office:value-type="float" office:value="17.7" calcext:value-type="float">
            <text:p>17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7-20</text:p>
          </table:table-cell>
          <table:table-cell office:value-type="float" office:value="1247.5" calcext:value-type="float">
            <text:p>1247.5</text:p>
          </table:table-cell>
          <table:table-cell office:value-type="float" office:value="20.36" calcext:value-type="float">
            <text:p>20.36</text:p>
          </table:table-cell>
          <table:table-cell office:value-type="float" office:value="17.76" calcext:value-type="float">
            <text:p>17.76</text:p>
          </table:table-cell>
          <table:table-cell table:formula="of:=[.G480]" office:value-type="float" office:value="17.76" calcext:value-type="float" table:number-columns-spanned="1" table:number-rows-spanned="2">
            <text:p>17.76</text:p>
          </table:table-cell>
          <table:table-cell table:formula="of:=DATEDIF([.D480];[.D481];&quot;d&quot;)" office:value-type="float" office:value="551" calcext:value-type="float" table:number-columns-spanned="1" table:number-rows-spanned="2">
            <text:p>551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22</text:p>
          </table:table-cell>
          <table:table-cell office:value-type="float" office:value="1501.5" calcext:value-type="float">
            <text:p>1501.5</text:p>
          </table:table-cell>
          <table:table-cell office:value-type="float" office:value="20.36" calcext:value-type="float">
            <text:p>20.36</text:p>
          </table:table-cell>
          <table:table-cell office:value-type="float" office:value="17.76" calcext:value-type="float">
            <text:p>17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9-02</text:p>
          </table:table-cell>
          <table:table-cell office:value-type="float" office:value="1295.9" calcext:value-type="float">
            <text:p>1295.9</text:p>
          </table:table-cell>
          <table:table-cell office:value-type="float" office:value="16.27" calcext:value-type="float">
            <text:p>16.27</text:p>
          </table:table-cell>
          <table:table-cell office:value-type="float" office:value="20.83" calcext:value-type="float">
            <text:p>20.83</text:p>
          </table:table-cell>
          <table:table-cell table:formula="of:=[.G482]" office:value-type="float" office:value="20.83" calcext:value-type="float" table:number-columns-spanned="1" table:number-rows-spanned="2">
            <text:p>20.83</text:p>
          </table:table-cell>
          <table:table-cell table:formula="of:=DATEDIF([.D482];[.D483];&quot;d&quot;)" office:value-type="float" office:value="873" calcext:value-type="float" table:number-columns-spanned="1" table:number-rows-spanned="2">
            <text:p>873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22</text:p>
          </table:table-cell>
          <table:table-cell office:value-type="float" office:value="1506.8" calcext:value-type="float">
            <text:p>1506.8</text:p>
          </table:table-cell>
          <table:table-cell office:value-type="float" office:value="16.27" calcext:value-type="float">
            <text:p>16.27</text:p>
          </table:table-cell>
          <table:table-cell office:value-type="float" office:value="20.83" calcext:value-type="float">
            <text:p>20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6-29</text:p>
          </table:table-cell>
          <table:table-cell office:value-type="float" office:value="1251.45" calcext:value-type="float">
            <text:p>1251.45</text:p>
          </table:table-cell>
          <table:table-cell office:value-type="float" office:value="20.46" calcext:value-type="float">
            <text:p>20.46</text:p>
          </table:table-cell>
          <table:table-cell office:value-type="float" office:value="18.02" calcext:value-type="float">
            <text:p>18.02</text:p>
          </table:table-cell>
          <table:table-cell table:formula="of:=[.G484]" office:value-type="float" office:value="18.02" calcext:value-type="float" table:number-columns-spanned="1" table:number-rows-spanned="2">
            <text:p>18.02</text:p>
          </table:table-cell>
          <table:table-cell table:formula="of:=DATEDIF([.D484];[.D485];&quot;d&quot;)" office:value-type="float" office:value="572" calcext:value-type="float" table:number-columns-spanned="1" table:number-rows-spanned="2">
            <text:p>572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22</text:p>
          </table:table-cell>
          <table:table-cell office:value-type="float" office:value="1507.5" calcext:value-type="float">
            <text:p>1507.5</text:p>
          </table:table-cell>
          <table:table-cell office:value-type="float" office:value="20.46" calcext:value-type="float">
            <text:p>20.46</text:p>
          </table:table-cell>
          <table:table-cell office:value-type="float" office:value="18.02" calcext:value-type="float">
            <text:p>18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9-02</text:p>
          </table:table-cell>
          <table:table-cell office:value-type="float" office:value="1257.4" calcext:value-type="float">
            <text:p>1257.4</text:p>
          </table:table-cell>
          <table:table-cell office:value-type="float" office:value="20.22" calcext:value-type="float">
            <text:p>20.22</text:p>
          </table:table-cell>
          <table:table-cell office:value-type="float" office:value="18.41" calcext:value-type="float">
            <text:p>18.41</text:p>
          </table:table-cell>
          <table:table-cell table:formula="of:=[.G486]" office:value-type="float" office:value="18.41" calcext:value-type="float" table:number-columns-spanned="1" table:number-rows-spanned="2">
            <text:p>18.41</text:p>
          </table:table-cell>
          <table:table-cell table:formula="of:=DATEDIF([.D486];[.D487];&quot;d&quot;)" office:value-type="float" office:value="507" calcext:value-type="float" table:number-columns-spanned="1" table:number-rows-spanned="2">
            <text:p>507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22</text:p>
          </table:table-cell>
          <table:table-cell office:value-type="float" office:value="1511.65" calcext:value-type="float">
            <text:p>1511.65</text:p>
          </table:table-cell>
          <table:table-cell office:value-type="float" office:value="20.22" calcext:value-type="float">
            <text:p>20.22</text:p>
          </table:table-cell>
          <table:table-cell office:value-type="float" office:value="18.41" calcext:value-type="float">
            <text:p>18.4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4-27</text:p>
          </table:table-cell>
          <table:table-cell office:value-type="float" office:value="1250.1" calcext:value-type="float">
            <text:p>1250.1</text:p>
          </table:table-cell>
          <table:table-cell office:value-type="float" office:value="20.95" calcext:value-type="float">
            <text:p>20.95</text:p>
          </table:table-cell>
          <table:table-cell office:value-type="float" office:value="17.93" calcext:value-type="float">
            <text:p>17.93</text:p>
          </table:table-cell>
          <table:table-cell table:formula="of:=[.G488]" office:value-type="float" office:value="17.93" calcext:value-type="float" table:number-columns-spanned="1" table:number-rows-spanned="2">
            <text:p>17.93</text:p>
          </table:table-cell>
          <table:table-cell table:formula="of:=DATEDIF([.D488];[.D489];&quot;d&quot;)" office:value-type="float" office:value="1001" calcext:value-type="float" table:number-columns-spanned="1" table:number-rows-spanned="2">
            <text:p>1001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22</text:p>
          </table:table-cell>
          <table:table-cell office:value-type="float" office:value="1512" calcext:value-type="float">
            <text:p>1512</text:p>
          </table:table-cell>
          <table:table-cell office:value-type="float" office:value="20.95" calcext:value-type="float">
            <text:p>20.95</text:p>
          </table:table-cell>
          <table:table-cell office:value-type="float" office:value="17.93" calcext:value-type="float">
            <text:p>17.9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2-10</text:p>
          </table:table-cell>
          <table:table-cell office:value-type="float" office:value="1199" calcext:value-type="float">
            <text:p>1199</text:p>
          </table:table-cell>
          <table:table-cell office:value-type="float" office:value="26.38" calcext:value-type="float">
            <text:p>26.38</text:p>
          </table:table-cell>
          <table:table-cell office:value-type="float" office:value="6.06" calcext:value-type="float">
            <text:p>6.06</text:p>
          </table:table-cell>
          <table:table-cell table:formula="of:=[.G490]" office:value-type="float" office:value="6.06" calcext:value-type="float" table:number-columns-spanned="1" table:number-rows-spanned="2">
            <text:p>6.06</text:p>
          </table:table-cell>
          <table:table-cell table:formula="of:=DATEDIF([.D490];[.D491];&quot;d&quot;)" office:value-type="float" office:value="346" calcext:value-type="float" table:number-columns-spanned="1" table:number-rows-spanned="2">
            <text:p>34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22</text:p>
          </table:table-cell>
          <table:table-cell office:value-type="float" office:value="1515.3" calcext:value-type="float">
            <text:p>1515.3</text:p>
          </table:table-cell>
          <table:table-cell office:value-type="float" office:value="26.38" calcext:value-type="float">
            <text:p>26.38</text:p>
          </table:table-cell>
          <table:table-cell office:value-type="float" office:value="6.06" calcext:value-type="float">
            <text:p>6.0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3-18</text:p>
          </table:table-cell>
          <table:table-cell office:value-type="float" office:value="1212.95" calcext:value-type="float">
            <text:p>1212.95</text:p>
          </table:table-cell>
          <table:table-cell office:value-type="float" office:value="25.21" calcext:value-type="float">
            <text:p>25.21</text:p>
          </table:table-cell>
          <table:table-cell office:value-type="float" office:value="15.42" calcext:value-type="float">
            <text:p>15.42</text:p>
          </table:table-cell>
          <table:table-cell table:formula="of:=[.G492]" office:value-type="float" office:value="15.42" calcext:value-type="float" table:number-columns-spanned="1" table:number-rows-spanned="2">
            <text:p>15.42</text:p>
          </table:table-cell>
          <table:table-cell table:formula="of:=DATEDIF([.D492];[.D493];&quot;d&quot;)" office:value-type="float" office:value="675" calcext:value-type="float" table:number-columns-spanned="1" table:number-rows-spanned="2">
            <text:p>67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22</text:p>
          </table:table-cell>
          <table:table-cell office:value-type="float" office:value="1518.75" calcext:value-type="float">
            <text:p>1518.75</text:p>
          </table:table-cell>
          <table:table-cell office:value-type="float" office:value="25.21" calcext:value-type="float">
            <text:p>25.21</text:p>
          </table:table-cell>
          <table:table-cell office:value-type="float" office:value="15.42" calcext:value-type="float">
            <text:p>15.4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5-15</text:p>
          </table:table-cell>
          <table:table-cell office:value-type="float" office:value="1255.55" calcext:value-type="float">
            <text:p>1255.55</text:p>
          </table:table-cell>
          <table:table-cell office:value-type="float" office:value="21.02" calcext:value-type="float">
            <text:p>21.02</text:p>
          </table:table-cell>
          <table:table-cell office:value-type="float" office:value="18.29" calcext:value-type="float">
            <text:p>18.29</text:p>
          </table:table-cell>
          <table:table-cell table:formula="of:=[.G494]" office:value-type="float" office:value="18.29" calcext:value-type="float" table:number-columns-spanned="1" table:number-rows-spanned="2">
            <text:p>18.29</text:p>
          </table:table-cell>
          <table:table-cell table:formula="of:=DATEDIF([.D494];[.D495];&quot;d&quot;)" office:value-type="float" office:value="983" calcext:value-type="float" table:number-columns-spanned="1" table:number-rows-spanned="2">
            <text:p>983</text:p>
          </table:table-cell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22</text:p>
          </table:table-cell>
          <table:table-cell office:value-type="float" office:value="1519.45" calcext:value-type="float">
            <text:p>1519.45</text:p>
          </table:table-cell>
          <table:table-cell office:value-type="float" office:value="21.02" calcext:value-type="float">
            <text:p>21.02</text:p>
          </table:table-cell>
          <table:table-cell office:value-type="float" office:value="18.29" calcext:value-type="float">
            <text:p>18.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5-05</text:p>
          </table:table-cell>
          <table:table-cell office:value-type="float" office:value="1258.95" calcext:value-type="float">
            <text:p>1258.95</text:p>
          </table:table-cell>
          <table:table-cell office:value-type="float" office:value="20.89" calcext:value-type="float">
            <text:p>20.89</text:p>
          </table:table-cell>
          <table:table-cell office:value-type="float" office:value="18.51" calcext:value-type="float">
            <text:p>18.51</text:p>
          </table:table-cell>
          <table:table-cell table:formula="of:=[.G496]" office:value-type="float" office:value="18.51" calcext:value-type="float" table:number-columns-spanned="1" table:number-rows-spanned="2">
            <text:p>18.51</text:p>
          </table:table-cell>
          <table:table-cell table:formula="of:=DATEDIF([.D496];[.D497];&quot;d&quot;)" office:value-type="float" office:value="993" calcext:value-type="float" table:number-columns-spanned="1" table:number-rows-spanned="2">
            <text:p>993</text:p>
          </table:table-cell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22</text:p>
          </table:table-cell>
          <table:table-cell office:value-type="float" office:value="1521.9" calcext:value-type="float">
            <text:p>1521.9</text:p>
          </table:table-cell>
          <table:table-cell office:value-type="float" office:value="20.89" calcext:value-type="float">
            <text:p>20.89</text:p>
          </table:table-cell>
          <table:table-cell office:value-type="float" office:value="18.51" calcext:value-type="float">
            <text:p>18.5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5-16</text:p>
          </table:table-cell>
          <table:table-cell office:value-type="float" office:value="1214.55" calcext:value-type="float">
            <text:p>1214.55</text:p>
          </table:table-cell>
          <table:table-cell office:value-type="float" office:value="25.31" calcext:value-type="float">
            <text:p>25.31</text:p>
          </table:table-cell>
          <table:table-cell office:value-type="float" office:value="4.36" calcext:value-type="float">
            <text:p>4.36</text:p>
          </table:table-cell>
          <table:table-cell table:formula="of:=[.G498]" office:value-type="float" office:value="4.36" calcext:value-type="float" table:number-columns-spanned="1" table:number-rows-spanned="2">
            <text:p>4.36</text:p>
          </table:table-cell>
          <table:table-cell table:formula="of:=DATEDIF([.D498];[.D499];&quot;d&quot;)" office:value-type="float" office:value="251" calcext:value-type="float" table:number-columns-spanned="1" table:number-rows-spanned="2">
            <text:p>25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22</text:p>
          </table:table-cell>
          <table:table-cell office:value-type="float" office:value="1521.9" calcext:value-type="float">
            <text:p>1521.9</text:p>
          </table:table-cell>
          <table:table-cell office:value-type="float" office:value="25.31" calcext:value-type="float">
            <text:p>25.31</text:p>
          </table:table-cell>
          <table:table-cell office:value-type="float" office:value="4.36" calcext:value-type="float">
            <text:p>4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6-18</text:p>
          </table:table-cell>
          <table:table-cell office:value-type="float" office:value="1265.05" calcext:value-type="float">
            <text:p>1265.05</text:p>
          </table:table-cell>
          <table:table-cell office:value-type="float" office:value="20.77" calcext:value-type="float">
            <text:p>20.77</text:p>
          </table:table-cell>
          <table:table-cell office:value-type="float" office:value="18.9" calcext:value-type="float">
            <text:p>18.9</text:p>
          </table:table-cell>
          <table:table-cell table:formula="of:=[.G500]" office:value-type="float" office:value="18.9" calcext:value-type="float" table:number-columns-spanned="1" table:number-rows-spanned="2">
            <text:p>18.9</text:p>
          </table:table-cell>
          <table:table-cell table:formula="of:=DATEDIF([.D500];[.D501];&quot;d&quot;)" office:value-type="float" office:value="949" calcext:value-type="float" table:number-columns-spanned="1" table:number-rows-spanned="2">
            <text:p>949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22</text:p>
          </table:table-cell>
          <table:table-cell office:value-type="float" office:value="1527.8" calcext:value-type="float">
            <text:p>1527.8</text:p>
          </table:table-cell>
          <table:table-cell office:value-type="float" office:value="20.77" calcext:value-type="float">
            <text:p>20.77</text:p>
          </table:table-cell>
          <table:table-cell office:value-type="float" office:value="18.9" calcext:value-type="float">
            <text:p>18.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7-10</text:p>
          </table:table-cell>
          <table:table-cell office:value-type="float" office:value="1217.5" calcext:value-type="float">
            <text:p>1217.5</text:p>
          </table:table-cell>
          <table:table-cell office:value-type="float" office:value="25.51" calcext:value-type="float">
            <text:p>25.51</text:p>
          </table:table-cell>
          <table:table-cell office:value-type="float" office:value="2.46" calcext:value-type="float">
            <text:p>2.46</text:p>
          </table:table-cell>
          <table:table-cell table:formula="of:=[.G502]" office:value-type="float" office:value="2.46" calcext:value-type="float" table:number-columns-spanned="1" table:number-rows-spanned="2">
            <text:p>2.46</text:p>
          </table:table-cell>
          <table:table-cell table:formula="of:=DATEDIF([.D502];[.D503];&quot;d&quot;)" office:value-type="float" office:value="196" calcext:value-type="float" table:number-columns-spanned="1" table:number-rows-spanned="2">
            <text:p>19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22</text:p>
          </table:table-cell>
          <table:table-cell office:value-type="float" office:value="1528.1" calcext:value-type="float">
            <text:p>1528.1</text:p>
          </table:table-cell>
          <table:table-cell office:value-type="float" office:value="25.51" calcext:value-type="float">
            <text:p>25.51</text:p>
          </table:table-cell>
          <table:table-cell office:value-type="float" office:value="2.46" calcext:value-type="float">
            <text:p>2.4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6-19</text:p>
          </table:table-cell>
          <table:table-cell office:value-type="float" office:value="1215.85" calcext:value-type="float">
            <text:p>1215.85</text:p>
          </table:table-cell>
          <table:table-cell office:value-type="float" office:value="25.76" calcext:value-type="float">
            <text:p>25.76</text:p>
          </table:table-cell>
          <table:table-cell office:value-type="float" office:value="4.47" calcext:value-type="float">
            <text:p>4.47</text:p>
          </table:table-cell>
          <table:table-cell table:formula="of:=[.G504]" office:value-type="float" office:value="4.47" calcext:value-type="float" table:number-columns-spanned="1" table:number-rows-spanned="2">
            <text:p>4.47</text:p>
          </table:table-cell>
          <table:table-cell table:formula="of:=DATEDIF([.D504];[.D505];&quot;d&quot;)" office:value-type="float" office:value="217" calcext:value-type="float" table:number-columns-spanned="1" table:number-rows-spanned="2">
            <text:p>21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22</text:p>
          </table:table-cell>
          <table:table-cell office:value-type="float" office:value="1529" calcext:value-type="float">
            <text:p>1529</text:p>
          </table:table-cell>
          <table:table-cell office:value-type="float" office:value="25.76" calcext:value-type="float">
            <text:p>25.76</text:p>
          </table:table-cell>
          <table:table-cell office:value-type="float" office:value="4.47" calcext:value-type="float">
            <text:p>4.4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8-30</text:p>
          </table:table-cell>
          <table:table-cell office:value-type="float" office:value="1272.05" calcext:value-type="float">
            <text:p>1272.05</text:p>
          </table:table-cell>
          <table:table-cell office:value-type="float" office:value="20.27" calcext:value-type="float">
            <text:p>20.27</text:p>
          </table:table-cell>
          <table:table-cell office:value-type="float" office:value="19.35" calcext:value-type="float">
            <text:p>19.35</text:p>
          </table:table-cell>
          <table:table-cell table:formula="of:=[.G506]" office:value-type="float" office:value="19.35" calcext:value-type="float" table:number-columns-spanned="1" table:number-rows-spanned="2">
            <text:p>19.35</text:p>
          </table:table-cell>
          <table:table-cell table:formula="of:=DATEDIF([.D506];[.D507];&quot;d&quot;)" office:value-type="float" office:value="510" calcext:value-type="float" table:number-columns-spanned="1" table:number-rows-spanned="2">
            <text:p>510</text:p>
          </table:table-cell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22</text:p>
          </table:table-cell>
          <table:table-cell office:value-type="float" office:value="1529.9" calcext:value-type="float">
            <text:p>1529.9</text:p>
          </table:table-cell>
          <table:table-cell office:value-type="float" office:value="20.27" calcext:value-type="float">
            <text:p>20.27</text:p>
          </table:table-cell>
          <table:table-cell office:value-type="float" office:value="19.35" calcext:value-type="float">
            <text:p>19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7-15</text:p>
          </table:table-cell>
          <table:table-cell office:value-type="float" office:value="1272.9" calcext:value-type="float">
            <text:p>1272.9</text:p>
          </table:table-cell>
          <table:table-cell office:value-type="float" office:value="20.2" calcext:value-type="float">
            <text:p>20.2</text:p>
          </table:table-cell>
          <table:table-cell office:value-type="float" office:value="19.4" calcext:value-type="float">
            <text:p>19.4</text:p>
          </table:table-cell>
          <table:table-cell table:formula="of:=[.G508]" office:value-type="float" office:value="19.4" calcext:value-type="float" table:number-columns-spanned="1" table:number-rows-spanned="2">
            <text:p>19.4</text:p>
          </table:table-cell>
          <table:table-cell table:formula="of:=DATEDIF([.D508];[.D509];&quot;d&quot;)" office:value-type="float" office:value="922" calcext:value-type="float" table:number-columns-spanned="1" table:number-rows-spanned="2">
            <text:p>922</text:p>
          </table:table-cell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22</text:p>
          </table:table-cell>
          <table:table-cell office:value-type="float" office:value="1530" calcext:value-type="float">
            <text:p>1530</text:p>
          </table:table-cell>
          <table:table-cell office:value-type="float" office:value="20.2" calcext:value-type="float">
            <text:p>20.2</text:p>
          </table:table-cell>
          <table:table-cell office:value-type="float" office:value="19.4" calcext:value-type="float">
            <text:p>19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8-05</text:p>
          </table:table-cell>
          <table:table-cell office:value-type="float" office:value="1273.55" calcext:value-type="float">
            <text:p>1273.55</text:p>
          </table:table-cell>
          <table:table-cell office:value-type="float" office:value="20.14" calcext:value-type="float">
            <text:p>20.14</text:p>
          </table:table-cell>
          <table:table-cell office:value-type="float" office:value="19.44" calcext:value-type="float">
            <text:p>19.44</text:p>
          </table:table-cell>
          <table:table-cell table:formula="of:=[.G510]" office:value-type="float" office:value="19.44" calcext:value-type="float" table:number-columns-spanned="1" table:number-rows-spanned="2">
            <text:p>19.44</text:p>
          </table:table-cell>
          <table:table-cell table:formula="of:=DATEDIF([.D510];[.D511];&quot;d&quot;)" office:value-type="float" office:value="901" calcext:value-type="float" table:number-columns-spanned="1" table:number-rows-spanned="2">
            <text:p>901</text:p>
          </table:table-cell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22</text:p>
          </table:table-cell>
          <table:table-cell office:value-type="float" office:value="1530" calcext:value-type="float">
            <text:p>1530</text:p>
          </table:table-cell>
          <table:table-cell office:value-type="float" office:value="20.14" calcext:value-type="float">
            <text:p>20.14</text:p>
          </table:table-cell>
          <table:table-cell office:value-type="float" office:value="19.44" calcext:value-type="float">
            <text:p>19.4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1-08</text:p>
          </table:table-cell>
          <table:table-cell office:value-type="float" office:value="1221.9" calcext:value-type="float">
            <text:p>1221.9</text:p>
          </table:table-cell>
          <table:table-cell office:value-type="float" office:value="25.27" calcext:value-type="float">
            <text:p>25.27</text:p>
          </table:table-cell>
          <table:table-cell office:value-type="float" office:value="16.04" calcext:value-type="float">
            <text:p>16.04</text:p>
          </table:table-cell>
          <table:table-cell table:formula="of:=[.G512]" office:value-type="float" office:value="16.04" calcext:value-type="float" table:number-columns-spanned="1" table:number-rows-spanned="2">
            <text:p>16.04</text:p>
          </table:table-cell>
          <table:table-cell table:formula="of:=DATEDIF([.D512];[.D513];&quot;d&quot;)" office:value-type="float" office:value="1110" calcext:value-type="float" table:number-columns-spanned="1" table:number-rows-spanned="2">
            <text:p>111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22</text:p>
          </table:table-cell>
          <table:table-cell office:value-type="float" office:value="1530.65" calcext:value-type="float">
            <text:p>1530.65</text:p>
          </table:table-cell>
          <table:table-cell office:value-type="float" office:value="25.27" calcext:value-type="float">
            <text:p>25.27</text:p>
          </table:table-cell>
          <table:table-cell office:value-type="float" office:value="16.04" calcext:value-type="float">
            <text:p>16.0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5-07</text:p>
          </table:table-cell>
          <table:table-cell office:value-type="float" office:value="1272.65" calcext:value-type="float">
            <text:p>1272.65</text:p>
          </table:table-cell>
          <table:table-cell office:value-type="float" office:value="20.4" calcext:value-type="float">
            <text:p>20.4</text:p>
          </table:table-cell>
          <table:table-cell office:value-type="float" office:value="19.38" calcext:value-type="float">
            <text:p>19.38</text:p>
          </table:table-cell>
          <table:table-cell table:formula="of:=[.G514]" office:value-type="float" office:value="19.38" calcext:value-type="float" table:number-columns-spanned="1" table:number-rows-spanned="2">
            <text:p>19.38</text:p>
          </table:table-cell>
          <table:table-cell table:formula="of:=DATEDIF([.D514];[.D515];&quot;d&quot;)" office:value-type="float" office:value="991" calcext:value-type="float" table:number-columns-spanned="1" table:number-rows-spanned="2">
            <text:p>991</text:p>
          </table:table-cell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22</text:p>
          </table:table-cell>
          <table:table-cell office:value-type="float" office:value="1532.25" calcext:value-type="float">
            <text:p>1532.25</text:p>
          </table:table-cell>
          <table:table-cell office:value-type="float" office:value="20.4" calcext:value-type="float">
            <text:p>20.4</text:p>
          </table:table-cell>
          <table:table-cell office:value-type="float" office:value="19.38" calcext:value-type="float">
            <text:p>19.3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10-03</text:p>
          </table:table-cell>
          <table:table-cell office:value-type="float" office:value="1224.25" calcext:value-type="float">
            <text:p>1224.25</text:p>
          </table:table-cell>
          <table:table-cell office:value-type="float" office:value="25.3" calcext:value-type="float">
            <text:p>25.3</text:p>
          </table:table-cell>
          <table:table-cell office:value-type="float" office:value="0.98" calcext:value-type="float">
            <text:p>0.98</text:p>
          </table:table-cell>
          <table:table-cell table:formula="of:=[.G516]" office:value-type="float" office:value="0.98" calcext:value-type="float" table:number-columns-spanned="1" table:number-rows-spanned="2">
            <text:p>0.98</text:p>
          </table:table-cell>
          <table:table-cell table:formula="of:=DATEDIF([.D516];[.D517];&quot;d&quot;)" office:value-type="float" office:value="111" calcext:value-type="float" table:number-columns-spanned="1" table:number-rows-spanned="2">
            <text:p>11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22</text:p>
          </table:table-cell>
          <table:table-cell office:value-type="float" office:value="1533.95" calcext:value-type="float">
            <text:p>1533.95</text:p>
          </table:table-cell>
          <table:table-cell office:value-type="float" office:value="25.3" calcext:value-type="float">
            <text:p>25.3</text:p>
          </table:table-cell>
          <table:table-cell office:value-type="float" office:value="0.98" calcext:value-type="float">
            <text:p>0.9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10-06</text:p>
          </table:table-cell>
          <table:table-cell office:value-type="float" office:value="1223.3" calcext:value-type="float">
            <text:p>1223.3</text:p>
          </table:table-cell>
          <table:table-cell office:value-type="float" office:value="25.43" calcext:value-type="float">
            <text:p>25.43</text:p>
          </table:table-cell>
          <table:table-cell office:value-type="float" office:value="0.23" calcext:value-type="float">
            <text:p>0.23</text:p>
          </table:table-cell>
          <table:table-cell table:formula="of:=[.G518]" office:value-type="float" office:value="0.23" calcext:value-type="float" table:number-columns-spanned="1" table:number-rows-spanned="2">
            <text:p>0.23</text:p>
          </table:table-cell>
          <table:table-cell table:formula="of:=DATEDIF([.D518];[.D519];&quot;d&quot;)" office:value-type="float" office:value="108" calcext:value-type="float" table:number-columns-spanned="1" table:number-rows-spanned="2">
            <text:p>10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22</text:p>
          </table:table-cell>
          <table:table-cell office:value-type="float" office:value="1534.4" calcext:value-type="float">
            <text:p>1534.4</text:p>
          </table:table-cell>
          <table:table-cell office:value-type="float" office:value="25.43" calcext:value-type="float">
            <text:p>25.43</text:p>
          </table:table-cell>
          <table:table-cell office:value-type="float" office:value="0.23" calcext:value-type="float">
            <text:p>0.2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4-25</text:p>
          </table:table-cell>
          <table:table-cell office:value-type="float" office:value="1225.65" calcext:value-type="float">
            <text:p>1225.65</text:p>
          </table:table-cell>
          <table:table-cell office:value-type="float" office:value="25.3" calcext:value-type="float">
            <text:p>25.3</text:p>
          </table:table-cell>
          <table:table-cell office:value-type="float" office:value="16.29" calcext:value-type="float">
            <text:p>16.29</text:p>
          </table:table-cell>
          <table:table-cell table:formula="of:=[.G520]" office:value-type="float" office:value="16.29" calcext:value-type="float" table:number-columns-spanned="1" table:number-rows-spanned="2">
            <text:p>16.29</text:p>
          </table:table-cell>
          <table:table-cell table:formula="of:=DATEDIF([.D520];[.D521];&quot;d&quot;)" office:value-type="float" office:value="637" calcext:value-type="float" table:number-columns-spanned="1" table:number-rows-spanned="2">
            <text:p>63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22</text:p>
          </table:table-cell>
          <table:table-cell office:value-type="float" office:value="1535.7" calcext:value-type="float">
            <text:p>1535.7</text:p>
          </table:table-cell>
          <table:table-cell office:value-type="float" office:value="25.3" calcext:value-type="float">
            <text:p>25.3</text:p>
          </table:table-cell>
          <table:table-cell office:value-type="float" office:value="16.29" calcext:value-type="float">
            <text:p>16.2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12-16</text:p>
          </table:table-cell>
          <table:table-cell office:value-type="float" office:value="1221.55" calcext:value-type="float">
            <text:p>1221.55</text:p>
          </table:table-cell>
          <table:table-cell office:value-type="float" office:value="25.83" calcext:value-type="float">
            <text:p>25.83</text:p>
          </table:table-cell>
          <table:table-cell office:value-type="float" office:value="16.01" calcext:value-type="float">
            <text:p>16.01</text:p>
          </table:table-cell>
          <table:table-cell table:formula="of:=[.G522]" office:value-type="float" office:value="16.01" calcext:value-type="float" table:number-columns-spanned="1" table:number-rows-spanned="2">
            <text:p>16.01</text:p>
          </table:table-cell>
          <table:table-cell table:formula="of:=DATEDIF([.D522];[.D523];&quot;d&quot;)" office:value-type="float" office:value="1133" calcext:value-type="float" table:number-columns-spanned="1" table:number-rows-spanned="2">
            <text:p>113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22</text:p>
          </table:table-cell>
          <table:table-cell office:value-type="float" office:value="1537.05" calcext:value-type="float">
            <text:p>1537.05</text:p>
          </table:table-cell>
          <table:table-cell office:value-type="float" office:value="25.83" calcext:value-type="float">
            <text:p>25.83</text:p>
          </table:table-cell>
          <table:table-cell office:value-type="float" office:value="16.01" calcext:value-type="float">
            <text:p>16.0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7-19</text:p>
          </table:table-cell>
          <table:table-cell office:value-type="float" office:value="1224.8" calcext:value-type="float">
            <text:p>1224.8</text:p>
          </table:table-cell>
          <table:table-cell office:value-type="float" office:value="25.53" calcext:value-type="float">
            <text:p>25.53</text:p>
          </table:table-cell>
          <table:table-cell office:value-type="float" office:value="1.15" calcext:value-type="float">
            <text:p>1.15</text:p>
          </table:table-cell>
          <table:table-cell table:formula="of:=[.G524]" office:value-type="float" office:value="1.15" calcext:value-type="float" table:number-columns-spanned="1" table:number-rows-spanned="2">
            <text:p>1.15</text:p>
          </table:table-cell>
          <table:table-cell table:formula="of:=DATEDIF([.D524];[.D525];&quot;d&quot;)" office:value-type="float" office:value="187" calcext:value-type="float" table:number-columns-spanned="1" table:number-rows-spanned="2">
            <text:p>18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22</text:p>
          </table:table-cell>
          <table:table-cell office:value-type="float" office:value="1537.5" calcext:value-type="float">
            <text:p>1537.5</text:p>
          </table:table-cell>
          <table:table-cell office:value-type="float" office:value="25.53" calcext:value-type="float">
            <text:p>25.53</text:p>
          </table:table-cell>
          <table:table-cell office:value-type="float" office:value="1.15" calcext:value-type="float">
            <text:p>1.1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9-09</text:p>
          </table:table-cell>
          <table:table-cell office:value-type="float" office:value="1274.9" calcext:value-type="float">
            <text:p>1274.9</text:p>
          </table:table-cell>
          <table:table-cell office:value-type="float" office:value="21.14" calcext:value-type="float">
            <text:p>21.14</text:p>
          </table:table-cell>
          <table:table-cell office:value-type="float" office:value="19.53" calcext:value-type="float">
            <text:p>19.53</text:p>
          </table:table-cell>
          <table:table-cell table:formula="of:=[.G526]" office:value-type="float" office:value="19.53" calcext:value-type="float" table:number-columns-spanned="1" table:number-rows-spanned="2">
            <text:p>19.53</text:p>
          </table:table-cell>
          <table:table-cell table:formula="of:=DATEDIF([.D526];[.D527];&quot;d&quot;)" office:value-type="float" office:value="866" calcext:value-type="float" table:number-columns-spanned="1" table:number-rows-spanned="2">
            <text:p>866</text:p>
          </table:table-cell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22</text:p>
          </table:table-cell>
          <table:table-cell office:value-type="float" office:value="1544.4" calcext:value-type="float">
            <text:p>1544.4</text:p>
          </table:table-cell>
          <table:table-cell office:value-type="float" office:value="21.14" calcext:value-type="float">
            <text:p>21.14</text:p>
          </table:table-cell>
          <table:table-cell office:value-type="float" office:value="19.53" calcext:value-type="float">
            <text:p>19.5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9-24</text:p>
          </table:table-cell>
          <table:table-cell office:value-type="float" office:value="1290.2" calcext:value-type="float">
            <text:p>1290.2</text:p>
          </table:table-cell>
          <table:table-cell office:value-type="float" office:value="20.45" calcext:value-type="float">
            <text:p>20.45</text:p>
          </table:table-cell>
          <table:table-cell office:value-type="float" office:value="20.48" calcext:value-type="float">
            <text:p>20.48</text:p>
          </table:table-cell>
          <table:table-cell table:formula="of:=[.G528]" office:value-type="float" office:value="20.48" calcext:value-type="float" table:number-columns-spanned="1" table:number-rows-spanned="2">
            <text:p>20.48</text:p>
          </table:table-cell>
          <table:table-cell table:formula="of:=DATEDIF([.D528];[.D529];&quot;d&quot;)" office:value-type="float" office:value="851" calcext:value-type="float" table:number-columns-spanned="1" table:number-rows-spanned="2">
            <text:p>851</text:p>
          </table:table-cell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22</text:p>
          </table:table-cell>
          <table:table-cell office:value-type="float" office:value="1554" calcext:value-type="float">
            <text:p>1554</text:p>
          </table:table-cell>
          <table:table-cell office:value-type="float" office:value="20.45" calcext:value-type="float">
            <text:p>20.45</text:p>
          </table:table-cell>
          <table:table-cell office:value-type="float" office:value="20.48" calcext:value-type="float">
            <text:p>20.4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7-13</text:p>
          </table:table-cell>
          <table:table-cell office:value-type="float" office:value="1246.55" calcext:value-type="float">
            <text:p>1246.55</text:p>
          </table:table-cell>
          <table:table-cell office:value-type="float" office:value="25.31" calcext:value-type="float">
            <text:p>25.31</text:p>
          </table:table-cell>
          <table:table-cell office:value-type="float" office:value="17.7" calcext:value-type="float">
            <text:p>17.7</text:p>
          </table:table-cell>
          <table:table-cell table:formula="of:=[.G530]" office:value-type="float" office:value="17.7" calcext:value-type="float" table:number-columns-spanned="1" table:number-rows-spanned="2">
            <text:p>17.7</text:p>
          </table:table-cell>
          <table:table-cell table:formula="of:=DATEDIF([.D530];[.D531];&quot;d&quot;)" office:value-type="float" office:value="558" calcext:value-type="float" table:number-columns-spanned="1" table:number-rows-spanned="2">
            <text:p>55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22</text:p>
          </table:table-cell>
          <table:table-cell office:value-type="float" office:value="1562.05" calcext:value-type="float">
            <text:p>1562.05</text:p>
          </table:table-cell>
          <table:table-cell office:value-type="float" office:value="25.31" calcext:value-type="float">
            <text:p>25.31</text:p>
          </table:table-cell>
          <table:table-cell office:value-type="float" office:value="17.7" calcext:value-type="float">
            <text:p>17.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7-20</text:p>
          </table:table-cell>
          <table:table-cell office:value-type="float" office:value="1247.5" calcext:value-type="float">
            <text:p>1247.5</text:p>
          </table:table-cell>
          <table:table-cell office:value-type="float" office:value="25.38" calcext:value-type="float">
            <text:p>25.38</text:p>
          </table:table-cell>
          <table:table-cell office:value-type="float" office:value="17.76" calcext:value-type="float">
            <text:p>17.76</text:p>
          </table:table-cell>
          <table:table-cell table:formula="of:=[.G532]" office:value-type="float" office:value="17.76" calcext:value-type="float" table:number-columns-spanned="1" table:number-rows-spanned="2">
            <text:p>17.76</text:p>
          </table:table-cell>
          <table:table-cell table:formula="of:=DATEDIF([.D532];[.D533];&quot;d&quot;)" office:value-type="float" office:value="551" calcext:value-type="float" table:number-columns-spanned="1" table:number-rows-spanned="2">
            <text:p>55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22</text:p>
          </table:table-cell>
          <table:table-cell office:value-type="float" office:value="1564.1" calcext:value-type="float">
            <text:p>1564.1</text:p>
          </table:table-cell>
          <table:table-cell office:value-type="float" office:value="25.38" calcext:value-type="float">
            <text:p>25.38</text:p>
          </table:table-cell>
          <table:table-cell office:value-type="float" office:value="17.76" calcext:value-type="float">
            <text:p>17.7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6-29</text:p>
          </table:table-cell>
          <table:table-cell office:value-type="float" office:value="1251.45" calcext:value-type="float">
            <text:p>1251.45</text:p>
          </table:table-cell>
          <table:table-cell office:value-type="float" office:value="25.48" calcext:value-type="float">
            <text:p>25.48</text:p>
          </table:table-cell>
          <table:table-cell office:value-type="float" office:value="18.02" calcext:value-type="float">
            <text:p>18.02</text:p>
          </table:table-cell>
          <table:table-cell table:formula="of:=[.G534]" office:value-type="float" office:value="18.02" calcext:value-type="float" table:number-columns-spanned="1" table:number-rows-spanned="2">
            <text:p>18.02</text:p>
          </table:table-cell>
          <table:table-cell table:formula="of:=DATEDIF([.D534];[.D535];&quot;d&quot;)" office:value-type="float" office:value="573" calcext:value-type="float" table:number-columns-spanned="1" table:number-rows-spanned="2">
            <text:p>57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23</text:p>
          </table:table-cell>
          <table:table-cell office:value-type="float" office:value="1570.35" calcext:value-type="float">
            <text:p>1570.35</text:p>
          </table:table-cell>
          <table:table-cell office:value-type="float" office:value="25.48" calcext:value-type="float">
            <text:p>25.48</text:p>
          </table:table-cell>
          <table:table-cell office:value-type="float" office:value="18.02" calcext:value-type="float">
            <text:p>18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9-02</text:p>
          </table:table-cell>
          <table:table-cell office:value-type="float" office:value="1295.9" calcext:value-type="float">
            <text:p>1295.9</text:p>
          </table:table-cell>
          <table:table-cell office:value-type="float" office:value="21.33" calcext:value-type="float">
            <text:p>21.33</text:p>
          </table:table-cell>
          <table:table-cell office:value-type="float" office:value="20.83" calcext:value-type="float">
            <text:p>20.83</text:p>
          </table:table-cell>
          <table:table-cell table:formula="of:=[.G536]" office:value-type="float" office:value="20.83" calcext:value-type="float" table:number-columns-spanned="1" table:number-rows-spanned="2">
            <text:p>20.83</text:p>
          </table:table-cell>
          <table:table-cell table:formula="of:=DATEDIF([.D536];[.D537];&quot;d&quot;)" office:value-type="float" office:value="875" calcext:value-type="float" table:number-columns-spanned="1" table:number-rows-spanned="2">
            <text:p>875</text:p>
          </table:table-cell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24</text:p>
          </table:table-cell>
          <table:table-cell office:value-type="float" office:value="1572.3" calcext:value-type="float">
            <text:p>1572.3</text:p>
          </table:table-cell>
          <table:table-cell office:value-type="float" office:value="21.33" calcext:value-type="float">
            <text:p>21.33</text:p>
          </table:table-cell>
          <table:table-cell office:value-type="float" office:value="20.83" calcext:value-type="float">
            <text:p>20.8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9-02</text:p>
          </table:table-cell>
          <table:table-cell office:value-type="float" office:value="1257.4" calcext:value-type="float">
            <text:p>1257.4</text:p>
          </table:table-cell>
          <table:table-cell office:value-type="float" office:value="25.23" calcext:value-type="float">
            <text:p>25.23</text:p>
          </table:table-cell>
          <table:table-cell office:value-type="float" office:value="18.41" calcext:value-type="float">
            <text:p>18.41</text:p>
          </table:table-cell>
          <table:table-cell table:formula="of:=[.G538]" office:value-type="float" office:value="18.41" calcext:value-type="float" table:number-columns-spanned="1" table:number-rows-spanned="2">
            <text:p>18.41</text:p>
          </table:table-cell>
          <table:table-cell table:formula="of:=DATEDIF([.D538];[.D539];&quot;d&quot;)" office:value-type="float" office:value="509" calcext:value-type="float" table:number-columns-spanned="1" table:number-rows-spanned="2">
            <text:p>50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24</text:p>
          </table:table-cell>
          <table:table-cell office:value-type="float" office:value="1574.65" calcext:value-type="float">
            <text:p>1574.65</text:p>
          </table:table-cell>
          <table:table-cell office:value-type="float" office:value="25.23" calcext:value-type="float">
            <text:p>25.23</text:p>
          </table:table-cell>
          <table:table-cell office:value-type="float" office:value="18.41" calcext:value-type="float">
            <text:p>18.4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4-27</text:p>
          </table:table-cell>
          <table:table-cell office:value-type="float" office:value="1250.1" calcext:value-type="float">
            <text:p>1250.1</text:p>
          </table:table-cell>
          <table:table-cell office:value-type="float" office:value="25.99" calcext:value-type="float">
            <text:p>25.99</text:p>
          </table:table-cell>
          <table:table-cell office:value-type="float" office:value="17.93" calcext:value-type="float">
            <text:p>17.93</text:p>
          </table:table-cell>
          <table:table-cell table:formula="of:=[.G540]" office:value-type="float" office:value="17.93" calcext:value-type="float" table:number-columns-spanned="1" table:number-rows-spanned="2">
            <text:p>17.93</text:p>
          </table:table-cell>
          <table:table-cell table:formula="of:=DATEDIF([.D540];[.D541];&quot;d&quot;)" office:value-type="float" office:value="1003" calcext:value-type="float" table:number-columns-spanned="1" table:number-rows-spanned="2">
            <text:p>100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24</text:p>
          </table:table-cell>
          <table:table-cell office:value-type="float" office:value="1575" calcext:value-type="float">
            <text:p>1575</text:p>
          </table:table-cell>
          <table:table-cell office:value-type="float" office:value="25.99" calcext:value-type="float">
            <text:p>25.99</text:p>
          </table:table-cell>
          <table:table-cell office:value-type="float" office:value="17.93" calcext:value-type="float">
            <text:p>17.9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5-15</text:p>
          </table:table-cell>
          <table:table-cell office:value-type="float" office:value="1255.55" calcext:value-type="float">
            <text:p>1255.55</text:p>
          </table:table-cell>
          <table:table-cell office:value-type="float" office:value="26.06" calcext:value-type="float">
            <text:p>26.06</text:p>
          </table:table-cell>
          <table:table-cell office:value-type="float" office:value="18.29" calcext:value-type="float">
            <text:p>18.29</text:p>
          </table:table-cell>
          <table:table-cell table:formula="of:=[.G542]" office:value-type="float" office:value="18.29" calcext:value-type="float" table:number-columns-spanned="1" table:number-rows-spanned="2">
            <text:p>18.29</text:p>
          </table:table-cell>
          <table:table-cell table:formula="of:=DATEDIF([.D542];[.D543];&quot;d&quot;)" office:value-type="float" office:value="985" calcext:value-type="float" table:number-columns-spanned="1" table:number-rows-spanned="2">
            <text:p>98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24</text:p>
          </table:table-cell>
          <table:table-cell office:value-type="float" office:value="1582.75" calcext:value-type="float">
            <text:p>1582.75</text:p>
          </table:table-cell>
          <table:table-cell office:value-type="float" office:value="26.06" calcext:value-type="float">
            <text:p>26.06</text:p>
          </table:table-cell>
          <table:table-cell office:value-type="float" office:value="18.29" calcext:value-type="float">
            <text:p>18.2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5-05</text:p>
          </table:table-cell>
          <table:table-cell office:value-type="float" office:value="1258.95" calcext:value-type="float">
            <text:p>1258.95</text:p>
          </table:table-cell>
          <table:table-cell office:value-type="float" office:value="25.92" calcext:value-type="float">
            <text:p>25.92</text:p>
          </table:table-cell>
          <table:table-cell office:value-type="float" office:value="18.51" calcext:value-type="float">
            <text:p>18.51</text:p>
          </table:table-cell>
          <table:table-cell table:formula="of:=[.G544]" office:value-type="float" office:value="18.51" calcext:value-type="float" table:number-columns-spanned="1" table:number-rows-spanned="2">
            <text:p>18.51</text:p>
          </table:table-cell>
          <table:table-cell table:formula="of:=DATEDIF([.D544];[.D545];&quot;d&quot;)" office:value-type="float" office:value="995" calcext:value-type="float" table:number-columns-spanned="1" table:number-rows-spanned="2">
            <text:p>99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24</text:p>
          </table:table-cell>
          <table:table-cell office:value-type="float" office:value="1585.3" calcext:value-type="float">
            <text:p>1585.3</text:p>
          </table:table-cell>
          <table:table-cell office:value-type="float" office:value="25.92" calcext:value-type="float">
            <text:p>25.92</text:p>
          </table:table-cell>
          <table:table-cell office:value-type="float" office:value="18.51" calcext:value-type="float">
            <text:p>18.5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6-18</text:p>
          </table:table-cell>
          <table:table-cell office:value-type="float" office:value="1265.05" calcext:value-type="float">
            <text:p>1265.05</text:p>
          </table:table-cell>
          <table:table-cell office:value-type="float" office:value="25.8" calcext:value-type="float">
            <text:p>25.8</text:p>
          </table:table-cell>
          <table:table-cell office:value-type="float" office:value="18.9" calcext:value-type="float">
            <text:p>18.9</text:p>
          </table:table-cell>
          <table:table-cell table:formula="of:=[.G546]" office:value-type="float" office:value="18.9" calcext:value-type="float" table:number-columns-spanned="1" table:number-rows-spanned="2">
            <text:p>18.9</text:p>
          </table:table-cell>
          <table:table-cell table:formula="of:=DATEDIF([.D546];[.D547];&quot;d&quot;)" office:value-type="float" office:value="951" calcext:value-type="float" table:number-columns-spanned="1" table:number-rows-spanned="2">
            <text:p>95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24</text:p>
          </table:table-cell>
          <table:table-cell office:value-type="float" office:value="1591.45" calcext:value-type="float">
            <text:p>1591.45</text:p>
          </table:table-cell>
          <table:table-cell office:value-type="float" office:value="25.8" calcext:value-type="float">
            <text:p>25.8</text:p>
          </table:table-cell>
          <table:table-cell office:value-type="float" office:value="18.9" calcext:value-type="float">
            <text:p>18.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8-30</text:p>
          </table:table-cell>
          <table:table-cell office:value-type="float" office:value="1272.05" calcext:value-type="float">
            <text:p>1272.05</text:p>
          </table:table-cell>
          <table:table-cell office:value-type="float" office:value="25.28" calcext:value-type="float">
            <text:p>25.28</text:p>
          </table:table-cell>
          <table:table-cell office:value-type="float" office:value="19.35" calcext:value-type="float">
            <text:p>19.35</text:p>
          </table:table-cell>
          <table:table-cell table:formula="of:=[.G548]" office:value-type="float" office:value="19.35" calcext:value-type="float" table:number-columns-spanned="1" table:number-rows-spanned="2">
            <text:p>19.35</text:p>
          </table:table-cell>
          <table:table-cell table:formula="of:=DATEDIF([.D548];[.D549];&quot;d&quot;)" office:value-type="float" office:value="512" calcext:value-type="float" table:number-columns-spanned="1" table:number-rows-spanned="2">
            <text:p>51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24</text:p>
          </table:table-cell>
          <table:table-cell office:value-type="float" office:value="1593.65" calcext:value-type="float">
            <text:p>1593.65</text:p>
          </table:table-cell>
          <table:table-cell office:value-type="float" office:value="25.28" calcext:value-type="float">
            <text:p>25.28</text:p>
          </table:table-cell>
          <table:table-cell office:value-type="float" office:value="19.35" calcext:value-type="float">
            <text:p>19.3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7-15</text:p>
          </table:table-cell>
          <table:table-cell office:value-type="float" office:value="1272.9" calcext:value-type="float">
            <text:p>1272.9</text:p>
          </table:table-cell>
          <table:table-cell office:value-type="float" office:value="25.21" calcext:value-type="float">
            <text:p>25.21</text:p>
          </table:table-cell>
          <table:table-cell office:value-type="float" office:value="19.4" calcext:value-type="float">
            <text:p>19.4</text:p>
          </table:table-cell>
          <table:table-cell table:formula="of:=[.G550]" office:value-type="float" office:value="19.4" calcext:value-type="float" table:number-columns-spanned="1" table:number-rows-spanned="2">
            <text:p>19.4</text:p>
          </table:table-cell>
          <table:table-cell table:formula="of:=DATEDIF([.D550];[.D551];&quot;d&quot;)" office:value-type="float" office:value="924" calcext:value-type="float" table:number-columns-spanned="1" table:number-rows-spanned="2">
            <text:p>92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24</text:p>
          </table:table-cell>
          <table:table-cell office:value-type="float" office:value="1593.75" calcext:value-type="float">
            <text:p>1593.75</text:p>
          </table:table-cell>
          <table:table-cell office:value-type="float" office:value="25.21" calcext:value-type="float">
            <text:p>25.21</text:p>
          </table:table-cell>
          <table:table-cell office:value-type="float" office:value="19.4" calcext:value-type="float">
            <text:p>19.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8-05</text:p>
          </table:table-cell>
          <table:table-cell office:value-type="float" office:value="1273.55" calcext:value-type="float">
            <text:p>1273.55</text:p>
          </table:table-cell>
          <table:table-cell office:value-type="float" office:value="25.14" calcext:value-type="float">
            <text:p>25.14</text:p>
          </table:table-cell>
          <table:table-cell office:value-type="float" office:value="19.44" calcext:value-type="float">
            <text:p>19.44</text:p>
          </table:table-cell>
          <table:table-cell table:formula="of:=[.G552]" office:value-type="float" office:value="19.44" calcext:value-type="float" table:number-columns-spanned="1" table:number-rows-spanned="2">
            <text:p>19.44</text:p>
          </table:table-cell>
          <table:table-cell table:formula="of:=DATEDIF([.D552];[.D553];&quot;d&quot;)" office:value-type="float" office:value="903" calcext:value-type="float" table:number-columns-spanned="1" table:number-rows-spanned="2">
            <text:p>90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24</text:p>
          </table:table-cell>
          <table:table-cell office:value-type="float" office:value="1593.75" calcext:value-type="float">
            <text:p>1593.75</text:p>
          </table:table-cell>
          <table:table-cell office:value-type="float" office:value="25.14" calcext:value-type="float">
            <text:p>25.14</text:p>
          </table:table-cell>
          <table:table-cell office:value-type="float" office:value="19.44" calcext:value-type="float">
            <text:p>19.4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5-07</text:p>
          </table:table-cell>
          <table:table-cell office:value-type="float" office:value="1272.65" calcext:value-type="float">
            <text:p>1272.65</text:p>
          </table:table-cell>
          <table:table-cell office:value-type="float" office:value="25.42" calcext:value-type="float">
            <text:p>25.42</text:p>
          </table:table-cell>
          <table:table-cell office:value-type="float" office:value="19.38" calcext:value-type="float">
            <text:p>19.38</text:p>
          </table:table-cell>
          <table:table-cell table:formula="of:=[.G554]" office:value-type="float" office:value="19.38" calcext:value-type="float" table:number-columns-spanned="1" table:number-rows-spanned="2">
            <text:p>19.38</text:p>
          </table:table-cell>
          <table:table-cell table:formula="of:=DATEDIF([.D554];[.D555];&quot;d&quot;)" office:value-type="float" office:value="993" calcext:value-type="float" table:number-columns-spanned="1" table:number-rows-spanned="2">
            <text:p>99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24</text:p>
          </table:table-cell>
          <table:table-cell office:value-type="float" office:value="1596.1" calcext:value-type="float">
            <text:p>1596.1</text:p>
          </table:table-cell>
          <table:table-cell office:value-type="float" office:value="25.42" calcext:value-type="float">
            <text:p>25.42</text:p>
          </table:table-cell>
          <table:table-cell office:value-type="float" office:value="19.38" calcext:value-type="float">
            <text:p>19.3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9-09</text:p>
          </table:table-cell>
          <table:table-cell office:value-type="float" office:value="1274.9" calcext:value-type="float">
            <text:p>1274.9</text:p>
          </table:table-cell>
          <table:table-cell office:value-type="float" office:value="26.19" calcext:value-type="float">
            <text:p>26.19</text:p>
          </table:table-cell>
          <table:table-cell office:value-type="float" office:value="19.53" calcext:value-type="float">
            <text:p>19.53</text:p>
          </table:table-cell>
          <table:table-cell table:formula="of:=[.G556]" office:value-type="float" office:value="19.53" calcext:value-type="float" table:number-columns-spanned="1" table:number-rows-spanned="2">
            <text:p>19.53</text:p>
          </table:table-cell>
          <table:table-cell table:formula="of:=DATEDIF([.D556];[.D557];&quot;d&quot;)" office:value-type="float" office:value="868" calcext:value-type="float" table:number-columns-spanned="1" table:number-rows-spanned="2">
            <text:p>86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24</text:p>
          </table:table-cell>
          <table:table-cell office:value-type="float" office:value="1608.75" calcext:value-type="float">
            <text:p>1608.75</text:p>
          </table:table-cell>
          <table:table-cell office:value-type="float" office:value="26.19" calcext:value-type="float">
            <text:p>26.19</text:p>
          </table:table-cell>
          <table:table-cell office:value-type="float" office:value="19.53" calcext:value-type="float">
            <text:p>19.5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9-24</text:p>
          </table:table-cell>
          <table:table-cell office:value-type="float" office:value="1290.2" calcext:value-type="float">
            <text:p>1290.2</text:p>
          </table:table-cell>
          <table:table-cell office:value-type="float" office:value="25.47" calcext:value-type="float">
            <text:p>25.47</text:p>
          </table:table-cell>
          <table:table-cell office:value-type="float" office:value="20.48" calcext:value-type="float">
            <text:p>20.48</text:p>
          </table:table-cell>
          <table:table-cell table:formula="of:=[.G558]" office:value-type="float" office:value="20.48" calcext:value-type="float" table:number-columns-spanned="1" table:number-rows-spanned="2">
            <text:p>20.48</text:p>
          </table:table-cell>
          <table:table-cell table:formula="of:=DATEDIF([.D558];[.D559];&quot;d&quot;)" office:value-type="float" office:value="853" calcext:value-type="float" table:number-columns-spanned="1" table:number-rows-spanned="2">
            <text:p>85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24</text:p>
          </table:table-cell>
          <table:table-cell office:value-type="float" office:value="1618.75" calcext:value-type="float">
            <text:p>1618.75</text:p>
          </table:table-cell>
          <table:table-cell office:value-type="float" office:value="25.47" calcext:value-type="float">
            <text:p>25.47</text:p>
          </table:table-cell>
          <table:table-cell office:value-type="float" office:value="20.48" calcext:value-type="float">
            <text:p>20.4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9-02</text:p>
          </table:table-cell>
          <table:table-cell office:value-type="float" office:value="1295.9" calcext:value-type="float">
            <text:p>1295.9</text:p>
          </table:table-cell>
          <table:table-cell office:value-type="float" office:value="26.38" calcext:value-type="float">
            <text:p>26.38</text:p>
          </table:table-cell>
          <table:table-cell office:value-type="float" office:value="20.83" calcext:value-type="float">
            <text:p>20.83</text:p>
          </table:table-cell>
          <table:table-cell table:formula="of:=[.G560]" office:value-type="float" office:value="20.83" calcext:value-type="float" table:number-columns-spanned="1" table:number-rows-spanned="2">
            <text:p>20.83</text:p>
          </table:table-cell>
          <table:table-cell table:formula="of:=DATEDIF([.D560];[.D561];&quot;d&quot;)" office:value-type="float" office:value="961" calcext:value-type="float" table:number-columns-spanned="1" table:number-rows-spanned="2">
            <text:p>96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4-20</text:p>
          </table:table-cell>
          <table:table-cell office:value-type="float" office:value="1637.8" calcext:value-type="float">
            <text:p>1637.8</text:p>
          </table:table-cell>
          <table:table-cell office:value-type="float" office:value="26.38" calcext:value-type="float">
            <text:p>26.38</text:p>
          </table:table-cell>
          <table:table-cell office:value-type="float" office:value="20.83" calcext:value-type="float">
            <text:p>20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1-15</text:p>
          </table:table-cell>
          <table:table-cell office:value-type="float" office:value="1867.8" calcext:value-type="float">
            <text:p>1867.8</text:p>
          </table:table-cell>
          <table:table-cell office:value-type="float" office:value="5.09" calcext:value-type="float">
            <text:p>5.09</text:p>
          </table:table-cell>
          <table:table-cell office:value-type="float" office:value="1.11" calcext:value-type="float">
            <text:p>1.11</text:p>
          </table:table-cell>
          <table:table-cell table:formula="of:=[.G562]" office:value-type="float" office:value="1.11" calcext:value-type="float" table:number-columns-spanned="1" table:number-rows-spanned="2">
            <text:p>1.11</text:p>
          </table:table-cell>
          <table:table-cell table:formula="of:=DATEDIF([.D562];[.D563];&quot;d&quot;)" office:value-type="float" office:value="14" calcext:value-type="float" table:number-columns-spanned="1" table:number-rows-spanned="2">
            <text:p>14</text:p>
          </table:table-cell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1-29</text:p>
          </table:table-cell>
          <table:table-cell office:value-type="float" office:value="1962.85" calcext:value-type="float">
            <text:p>1962.85</text:p>
          </table:table-cell>
          <table:table-cell office:value-type="float" office:value="5.09" calcext:value-type="float">
            <text:p>5.09</text:p>
          </table:table-cell>
          <table:table-cell office:value-type="float" office:value="1.11" calcext:value-type="float">
            <text:p>1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1-15</text:p>
          </table:table-cell>
          <table:table-cell office:value-type="float" office:value="1867.8" calcext:value-type="float">
            <text:p>1867.8</text:p>
          </table:table-cell>
          <table:table-cell office:value-type="float" office:value="10.09" calcext:value-type="float">
            <text:p>10.09</text:p>
          </table:table-cell>
          <table:table-cell office:value-type="float" office:value="1.11" calcext:value-type="float">
            <text:p>1.11</text:p>
          </table:table-cell>
          <table:table-cell table:formula="of:=[.G564]" office:value-type="float" office:value="1.11" calcext:value-type="float" table:number-columns-spanned="1" table:number-rows-spanned="2">
            <text:p>1.11</text:p>
          </table:table-cell>
          <table:table-cell table:formula="of:=DATEDIF([.D564];[.D565];&quot;d&quot;)" office:value-type="float" office:value="22" calcext:value-type="float" table:number-columns-spanned="1" table:number-rows-spanned="2">
            <text:p>22</text:p>
          </table:table-cell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2-06</text:p>
          </table:table-cell>
          <table:table-cell office:value-type="float" office:value="2056.3" calcext:value-type="float">
            <text:p>2056.3</text:p>
          </table:table-cell>
          <table:table-cell office:value-type="float" office:value="10.09" calcext:value-type="float">
            <text:p>10.09</text:p>
          </table:table-cell>
          <table:table-cell office:value-type="float" office:value="1.11" calcext:value-type="float">
            <text:p>1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1-15</text:p>
          </table:table-cell>
          <table:table-cell office:value-type="float" office:value="1867.8" calcext:value-type="float">
            <text:p>1867.8</text:p>
          </table:table-cell>
          <table:table-cell office:value-type="float" office:value="15.1" calcext:value-type="float">
            <text:p>15.1</text:p>
          </table:table-cell>
          <table:table-cell office:value-type="float" office:value="1.11" calcext:value-type="float">
            <text:p>1.11</text:p>
          </table:table-cell>
          <table:table-cell table:formula="of:=[.G566]" office:value-type="float" office:value="1.11" calcext:value-type="float" table:number-columns-spanned="1" table:number-rows-spanned="2">
            <text:p>1.11</text:p>
          </table:table-cell>
          <table:table-cell table:formula="of:=DATEDIF([.D566];[.D567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4-16</text:p>
          </table:table-cell>
          <table:table-cell office:value-type="float" office:value="2149.8" calcext:value-type="float">
            <text:p>2149.8</text:p>
          </table:table-cell>
          <table:table-cell office:value-type="float" office:value="15.1" calcext:value-type="float">
            <text:p>15.1</text:p>
          </table:table-cell>
          <table:table-cell office:value-type="float" office:value="1.11" calcext:value-type="float">
            <text:p>1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1-15</text:p>
          </table:table-cell>
          <table:table-cell office:value-type="float" office:value="1867.8" calcext:value-type="float">
            <text:p>1867.8</text:p>
          </table:table-cell>
          <table:table-cell office:value-type="float" office:value="20.1" calcext:value-type="float">
            <text:p>20.1</text:p>
          </table:table-cell>
          <table:table-cell office:value-type="float" office:value="1.11" calcext:value-type="float">
            <text:p>1.11</text:p>
          </table:table-cell>
          <table:table-cell table:formula="of:=[.G568]" office:value-type="float" office:value="1.11" calcext:value-type="float" table:number-columns-spanned="1" table:number-rows-spanned="2">
            <text:p>1.11</text:p>
          </table:table-cell>
          <table:table-cell table:formula="of:=DATEDIF([.D568];[.D569];&quot;d&quot;)" office:value-type="float" office:value="101" calcext:value-type="float" table:number-columns-spanned="1" table:number-rows-spanned="2">
            <text:p>101</text:p>
          </table:table-cell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4-26</text:p>
          </table:table-cell>
          <table:table-cell office:value-type="float" office:value="2243.25" calcext:value-type="float">
            <text:p>2243.25</text:p>
          </table:table-cell>
          <table:table-cell office:value-type="float" office:value="20.1" calcext:value-type="float">
            <text:p>20.1</text:p>
          </table:table-cell>
          <table:table-cell office:value-type="float" office:value="1.11" calcext:value-type="float">
            <text:p>1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9-25</text:p>
          </table:table-cell>
          <table:table-cell office:value-type="float" office:value="2088.45" calcext:value-type="float">
            <text:p>2088.45</text:p>
          </table:table-cell>
          <table:table-cell office:value-type="float" office:value="5.18" calcext:value-type="float">
            <text:p>5.18</text:p>
          </table:table-cell>
          <table:table-cell office:value-type="float" office:value="7.83" calcext:value-type="float">
            <text:p>7.83</text:p>
          </table:table-cell>
          <table:table-cell table:formula="of:=[.G570]" office:value-type="float" office:value="7.83" calcext:value-type="float" table:number-columns-spanned="1" table:number-rows-spanned="2">
            <text:p>7.83</text:p>
          </table:table-cell>
          <table:table-cell table:formula="of:=DATEDIF([.D570];[.D571];&quot;d&quot;)" office:value-type="float" office:value="34" calcext:value-type="float" table:number-columns-spanned="1" table:number-rows-spanned="2">
            <text:p>34</text:p>
          </table:table-cell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10-29</text:p>
          </table:table-cell>
          <table:table-cell office:value-type="float" office:value="2196.6" calcext:value-type="float">
            <text:p>2196.6</text:p>
          </table:table-cell>
          <table:table-cell office:value-type="float" office:value="5.18" calcext:value-type="float">
            <text:p>5.18</text:p>
          </table:table-cell>
          <table:table-cell office:value-type="float" office:value="7.83" calcext:value-type="float">
            <text:p>7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9-30</text:p>
          </table:table-cell>
          <table:table-cell office:value-type="float" office:value="2099.3" calcext:value-type="float">
            <text:p>2099.3</text:p>
          </table:table-cell>
          <table:table-cell office:value-type="float" office:value="5.24" calcext:value-type="float">
            <text:p>5.24</text:p>
          </table:table-cell>
          <table:table-cell office:value-type="float" office:value="8.3" calcext:value-type="float">
            <text:p>8.3</text:p>
          </table:table-cell>
          <table:table-cell table:formula="of:=[.G572]" office:value-type="float" office:value="8.3" calcext:value-type="float" table:number-columns-spanned="1" table:number-rows-spanned="2">
            <text:p>8.3</text:p>
          </table:table-cell>
          <table:table-cell table:formula="of:=DATEDIF([.D572];[.D573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10-30</text:p>
          </table:table-cell>
          <table:table-cell office:value-type="float" office:value="2209.2" calcext:value-type="float">
            <text:p>2209.2</text:p>
          </table:table-cell>
          <table:table-cell office:value-type="float" office:value="5.24" calcext:value-type="float">
            <text:p>5.24</text:p>
          </table:table-cell>
          <table:table-cell office:value-type="float" office:value="8.3" calcext:value-type="float">
            <text:p>8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10-24</text:p>
          </table:table-cell>
          <table:table-cell office:value-type="float" office:value="2082" calcext:value-type="float">
            <text:p>2082</text:p>
          </table:table-cell>
          <table:table-cell office:value-type="float" office:value="5.86" calcext:value-type="float">
            <text:p>5.86</text:p>
          </table:table-cell>
          <table:table-cell office:value-type="float" office:value="0.33" calcext:value-type="float">
            <text:p>0.33</text:p>
          </table:table-cell>
          <table:table-cell table:formula="of:=[.G574]" office:value-type="float" office:value="0.33" calcext:value-type="float" table:number-columns-spanned="1" table:number-rows-spanned="2">
            <text:p>0.33</text:p>
          </table:table-cell>
          <table:table-cell table:formula="of:=DATEDIF([.D574];[.D575];&quot;d&quot;)" office:value-type="float" office:value="6" calcext:value-type="float" table:number-columns-spanned="1" table:number-rows-spanned="2">
            <text:p>6</text:p>
          </table:table-cell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10-30</text:p>
          </table:table-cell>
          <table:table-cell office:value-type="float" office:value="2203.95" calcext:value-type="float">
            <text:p>2203.95</text:p>
          </table:table-cell>
          <table:table-cell office:value-type="float" office:value="5.86" calcext:value-type="float">
            <text:p>5.86</text:p>
          </table:table-cell>
          <table:table-cell office:value-type="float" office:value="0.33" calcext:value-type="float">
            <text:p>0.3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12-05</text:p>
          </table:table-cell>
          <table:table-cell office:value-type="float" office:value="2121.3" calcext:value-type="float">
            <text:p>2121.3</text:p>
          </table:table-cell>
          <table:table-cell office:value-type="float" office:value="5.27" calcext:value-type="float">
            <text:p>5.27</text:p>
          </table:table-cell>
          <table:table-cell office:value-type="float" office:value="6.47" calcext:value-type="float">
            <text:p>6.47</text:p>
          </table:table-cell>
          <table:table-cell table:formula="of:=[.G576]" office:value-type="float" office:value="6.47" calcext:value-type="float" table:number-columns-spanned="1" table:number-rows-spanned="2">
            <text:p>6.47</text:p>
          </table:table-cell>
          <table:table-cell table:formula="of:=DATEDIF([.D576];[.D577];&quot;d&quot;)" office:value-type="float" office:value="14" calcext:value-type="float" table:number-columns-spanned="1" table:number-rows-spanned="2">
            <text:p>14</text:p>
          </table:table-cell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12-19</text:p>
          </table:table-cell>
          <table:table-cell office:value-type="float" office:value="2233.15" calcext:value-type="float">
            <text:p>2233.15</text:p>
          </table:table-cell>
          <table:table-cell office:value-type="float" office:value="5.27" calcext:value-type="float">
            <text:p>5.27</text:p>
          </table:table-cell>
          <table:table-cell office:value-type="float" office:value="6.47" calcext:value-type="float">
            <text:p>6.4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12-16</text:p>
          </table:table-cell>
          <table:table-cell office:value-type="float" office:value="2126.75" calcext:value-type="float">
            <text:p>2126.75</text:p>
          </table:table-cell>
          <table:table-cell office:value-type="float" office:value="5.46" calcext:value-type="float">
            <text:p>5.46</text:p>
          </table:table-cell>
          <table:table-cell office:value-type="float" office:value="0.36" calcext:value-type="float">
            <text:p>0.36</text:p>
          </table:table-cell>
          <table:table-cell table:formula="of:=[.G578]" office:value-type="float" office:value="0.36" calcext:value-type="float" table:number-columns-spanned="1" table:number-rows-spanned="2">
            <text:p>0.36</text:p>
          </table:table-cell>
          <table:table-cell table:formula="of:=DATEDIF([.D578];[.D579];&quot;d&quot;)" office:value-type="float" office:value="4" calcext:value-type="float" table:number-columns-spanned="1" table:number-rows-spanned="2">
            <text:p>4</text:p>
          </table:table-cell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12-20</text:p>
          </table:table-cell>
          <table:table-cell office:value-type="float" office:value="2242.8" calcext:value-type="float">
            <text:p>2242.8</text:p>
          </table:table-cell>
          <table:table-cell office:value-type="float" office:value="5.46" calcext:value-type="float">
            <text:p>5.46</text:p>
          </table:table-cell>
          <table:table-cell office:value-type="float" office:value="0.36" calcext:value-type="float">
            <text:p>0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5-22</text:p>
          </table:table-cell>
          <table:table-cell office:value-type="float" office:value="2020.35" calcext:value-type="float">
            <text:p>2020.35</text:p>
          </table:table-cell>
          <table:table-cell office:value-type="float" office:value="5.61" calcext:value-type="float">
            <text:p>5.61</text:p>
          </table:table-cell>
          <table:table-cell office:value-type="float" office:value="4.72" calcext:value-type="float">
            <text:p>4.72</text:p>
          </table:table-cell>
          <table:table-cell table:formula="of:=[.G580]" office:value-type="float" office:value="4.72" calcext:value-type="float" table:number-columns-spanned="1" table:number-rows-spanned="2">
            <text:p>4.72</text:p>
          </table:table-cell>
          <table:table-cell table:formula="of:=DATEDIF([.D580];[.D581];&quot;d&quot;)" office:value-type="float" office:value="41" calcext:value-type="float" table:number-columns-spanned="1" table:number-rows-spanned="2">
            <text:p>41</text:p>
          </table:table-cell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7-02</text:p>
          </table:table-cell>
          <table:table-cell office:value-type="float" office:value="2133.6" calcext:value-type="float">
            <text:p>2133.6</text:p>
          </table:table-cell>
          <table:table-cell office:value-type="float" office:value="5.61" calcext:value-type="float">
            <text:p>5.61</text:p>
          </table:table-cell>
          <table:table-cell office:value-type="float" office:value="4.72" calcext:value-type="float">
            <text:p>4.7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6-01</text:p>
          </table:table-cell>
          <table:table-cell office:value-type="float" office:value="2045.25" calcext:value-type="float">
            <text:p>2045.25</text:p>
          </table:table-cell>
          <table:table-cell office:value-type="float" office:value="5.76" calcext:value-type="float">
            <text:p>5.76</text:p>
          </table:table-cell>
          <table:table-cell office:value-type="float" office:value="2.17" calcext:value-type="float">
            <text:p>2.17</text:p>
          </table:table-cell>
          <table:table-cell table:formula="of:=[.G582]" office:value-type="float" office:value="2.17" calcext:value-type="float" table:number-columns-spanned="1" table:number-rows-spanned="2">
            <text:p>2.17</text:p>
          </table:table-cell>
          <table:table-cell table:formula="of:=DATEDIF([.D582];[.D583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7-02</text:p>
          </table:table-cell>
          <table:table-cell office:value-type="float" office:value="2163" calcext:value-type="float">
            <text:p>2163</text:p>
          </table:table-cell>
          <table:table-cell office:value-type="float" office:value="5.76" calcext:value-type="float">
            <text:p>5.76</text:p>
          </table:table-cell>
          <table:table-cell office:value-type="float" office:value="2.17" calcext:value-type="float">
            <text:p>2.1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5-22</text:p>
          </table:table-cell>
          <table:table-cell office:value-type="float" office:value="2020.35" calcext:value-type="float">
            <text:p>2020.35</text:p>
          </table:table-cell>
          <table:table-cell office:value-type="float" office:value="10.63" calcext:value-type="float">
            <text:p>10.63</text:p>
          </table:table-cell>
          <table:table-cell office:value-type="float" office:value="4.72" calcext:value-type="float">
            <text:p>4.72</text:p>
          </table:table-cell>
          <table:table-cell table:formula="of:=[.G584]" office:value-type="float" office:value="4.72" calcext:value-type="float" table:number-columns-spanned="1" table:number-rows-spanned="2">
            <text:p>4.72</text:p>
          </table:table-cell>
          <table:table-cell table:formula="of:=DATEDIF([.D584];[.D585];&quot;d&quot;)" office:value-type="float" office:value="45" calcext:value-type="float" table:number-columns-spanned="1" table:number-rows-spanned="2">
            <text:p>45</text:p>
          </table:table-cell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7-06</text:p>
          </table:table-cell>
          <table:table-cell office:value-type="float" office:value="2235.2" calcext:value-type="float">
            <text:p>2235.2</text:p>
          </table:table-cell>
          <table:table-cell office:value-type="float" office:value="10.63" calcext:value-type="float">
            <text:p>10.63</text:p>
          </table:table-cell>
          <table:table-cell office:value-type="float" office:value="4.72" calcext:value-type="float">
            <text:p>4.7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6-26</text:p>
          </table:table-cell>
          <table:table-cell office:value-type="float" office:value="2118.85" calcext:value-type="float">
            <text:p>2118.85</text:p>
          </table:table-cell>
          <table:table-cell office:value-type="float" office:value="5.65" calcext:value-type="float">
            <text:p>5.65</text:p>
          </table:table-cell>
          <table:table-cell office:value-type="float" office:value="2.07" calcext:value-type="float">
            <text:p>2.07</text:p>
          </table:table-cell>
          <table:table-cell table:formula="of:=[.G586]" office:value-type="float" office:value="2.07" calcext:value-type="float" table:number-columns-spanned="1" table:number-rows-spanned="2">
            <text:p>2.07</text:p>
          </table:table-cell>
          <table:table-cell table:formula="of:=DATEDIF([.D586];[.D587];&quot;d&quot;)" office:value-type="float" office:value="10" calcext:value-type="float" table:number-columns-spanned="1" table:number-rows-spanned="2">
            <text:p>10</text:p>
          </table:table-cell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7-06</text:p>
          </table:table-cell>
          <table:table-cell office:value-type="float" office:value="2238.6" calcext:value-type="float">
            <text:p>2238.6</text:p>
          </table:table-cell>
          <table:table-cell office:value-type="float" office:value="5.65" calcext:value-type="float">
            <text:p>5.65</text:p>
          </table:table-cell>
          <table:table-cell office:value-type="float" office:value="2.07" calcext:value-type="float">
            <text:p>2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3-05</text:p>
          </table:table-cell>
          <table:table-cell office:value-type="float" office:value="2125.05" calcext:value-type="float">
            <text:p>2125.05</text:p>
          </table:table-cell>
          <table:table-cell office:value-type="float" office:value="6.12" calcext:value-type="float">
            <text:p>6.12</text:p>
          </table:table-cell>
          <table:table-cell office:value-type="float" office:value="29.13" calcext:value-type="float">
            <text:p>29.13</text:p>
          </table:table-cell>
          <table:table-cell table:formula="of:=[.G588]" office:value-type="float" office:value="29.13" calcext:value-type="float" table:number-columns-spanned="1" table:number-rows-spanned="2">
            <text:p>29.13</text:p>
          </table:table-cell>
          <table:table-cell table:formula="of:=DATEDIF([.D588];[.D589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7-06</text:p>
          </table:table-cell>
          <table:table-cell office:value-type="float" office:value="2255.15" calcext:value-type="float">
            <text:p>2255.15</text:p>
          </table:table-cell>
          <table:table-cell office:value-type="float" office:value="6.12" calcext:value-type="float">
            <text:p>6.12</text:p>
          </table:table-cell>
          <table:table-cell office:value-type="float" office:value="29.13" calcext:value-type="float">
            <text:p>29.1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2-05</text:p>
          </table:table-cell>
          <table:table-cell office:value-type="float" office:value="2146.55" calcext:value-type="float">
            <text:p>2146.55</text:p>
          </table:table-cell>
          <table:table-cell office:value-type="float" office:value="5.5" calcext:value-type="float">
            <text:p>5.5</text:p>
          </table:table-cell>
          <table:table-cell office:value-type="float" office:value="29.84" calcext:value-type="float">
            <text:p>29.84</text:p>
          </table:table-cell>
          <table:table-cell table:formula="of:=[.G590]" office:value-type="float" office:value="29.84" calcext:value-type="float" table:number-columns-spanned="1" table:number-rows-spanned="2">
            <text:p>29.84</text:p>
          </table:table-cell>
          <table:table-cell table:formula="of:=DATEDIF([.D590];[.D591];&quot;d&quot;)" office:value-type="float" office:value="152" calcext:value-type="float" table:number-columns-spanned="1" table:number-rows-spanned="2">
            <text:p>152</text:p>
          </table:table-cell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7-06</text:p>
          </table:table-cell>
          <table:table-cell office:value-type="float" office:value="2264.55" calcext:value-type="float">
            <text:p>2264.55</text:p>
          </table:table-cell>
          <table:table-cell office:value-type="float" office:value="5.5" calcext:value-type="float">
            <text:p>5.5</text:p>
          </table:table-cell>
          <table:table-cell office:value-type="float" office:value="29.84" calcext:value-type="float">
            <text:p>29.8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6-01</text:p>
          </table:table-cell>
          <table:table-cell office:value-type="float" office:value="2045.25" calcext:value-type="float">
            <text:p>2045.25</text:p>
          </table:table-cell>
          <table:table-cell office:value-type="float" office:value="10.79" calcext:value-type="float">
            <text:p>10.79</text:p>
          </table:table-cell>
          <table:table-cell office:value-type="float" office:value="2.17" calcext:value-type="float">
            <text:p>2.17</text:p>
          </table:table-cell>
          <table:table-cell table:formula="of:=[.G592]" office:value-type="float" office:value="2.17" calcext:value-type="float" table:number-columns-spanned="1" table:number-rows-spanned="2">
            <text:p>2.17</text:p>
          </table:table-cell>
          <table:table-cell table:formula="of:=DATEDIF([.D592];[.D593];&quot;d&quot;)" office:value-type="float" office:value="35" calcext:value-type="float" table:number-columns-spanned="1" table:number-rows-spanned="2">
            <text:p>35</text:p>
          </table:table-cell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7-06</text:p>
          </table:table-cell>
          <table:table-cell office:value-type="float" office:value="2266" calcext:value-type="float">
            <text:p>2266</text:p>
          </table:table-cell>
          <table:table-cell office:value-type="float" office:value="10.79" calcext:value-type="float">
            <text:p>10.79</text:p>
          </table:table-cell>
          <table:table-cell office:value-type="float" office:value="2.17" calcext:value-type="float">
            <text:p>2.1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2-25</text:p>
          </table:table-cell>
          <table:table-cell office:value-type="float" office:value="2156.15" calcext:value-type="float">
            <text:p>2156.15</text:p>
          </table:table-cell>
          <table:table-cell office:value-type="float" office:value="6" calcext:value-type="float">
            <text:p>6</text:p>
          </table:table-cell>
          <table:table-cell office:value-type="float" office:value="30.15" calcext:value-type="float">
            <text:p>30.15</text:p>
          </table:table-cell>
          <table:table-cell table:formula="of:=[.G594]" office:value-type="float" office:value="30.15" calcext:value-type="float" table:number-columns-spanned="1" table:number-rows-spanned="2">
            <text:p>30.15</text:p>
          </table:table-cell>
          <table:table-cell table:formula="of:=DATEDIF([.D594];[.D595];&quot;d&quot;)" office:value-type="float" office:value="133" calcext:value-type="float" table:number-columns-spanned="1" table:number-rows-spanned="2">
            <text:p>133</text:p>
          </table:table-cell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7-07</text:p>
          </table:table-cell>
          <table:table-cell office:value-type="float" office:value="2285.5" calcext:value-type="float">
            <text:p>2285.5</text:p>
          </table:table-cell>
          <table:table-cell office:value-type="float" office:value="6" calcext:value-type="float">
            <text:p>6</text:p>
          </table:table-cell>
          <table:table-cell office:value-type="float" office:value="30.15" calcext:value-type="float">
            <text:p>30.1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2-01</text:p>
          </table:table-cell>
          <table:table-cell office:value-type="float" office:value="2164.85" calcext:value-type="float">
            <text:p>2164.85</text:p>
          </table:table-cell>
          <table:table-cell office:value-type="float" office:value="5.77" calcext:value-type="float">
            <text:p>5.77</text:p>
          </table:table-cell>
          <table:table-cell office:value-type="float" office:value="30.43" calcext:value-type="float">
            <text:p>30.43</text:p>
          </table:table-cell>
          <table:table-cell table:formula="of:=[.G596]" office:value-type="float" office:value="30.43" calcext:value-type="float" table:number-columns-spanned="1" table:number-rows-spanned="2">
            <text:p>30.43</text:p>
          </table:table-cell>
          <table:table-cell table:formula="of:=DATEDIF([.D596];[.D597];&quot;d&quot;)" office:value-type="float" office:value="157" calcext:value-type="float" table:number-columns-spanned="1" table:number-rows-spanned="2">
            <text:p>157</text:p>
          </table:table-cell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7-07</text:p>
          </table:table-cell>
          <table:table-cell office:value-type="float" office:value="2289.75" calcext:value-type="float">
            <text:p>2289.75</text:p>
          </table:table-cell>
          <table:table-cell office:value-type="float" office:value="5.77" calcext:value-type="float">
            <text:p>5.77</text:p>
          </table:table-cell>
          <table:table-cell office:value-type="float" office:value="30.43" calcext:value-type="float">
            <text:p>30.4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9-25</text:p>
          </table:table-cell>
          <table:table-cell office:value-type="float" office:value="2088.45" calcext:value-type="float">
            <text:p>2088.45</text:p>
          </table:table-cell>
          <table:table-cell office:value-type="float" office:value="10.19" calcext:value-type="float">
            <text:p>10.19</text:p>
          </table:table-cell>
          <table:table-cell office:value-type="float" office:value="27.89" calcext:value-type="float">
            <text:p>27.89</text:p>
          </table:table-cell>
          <table:table-cell table:formula="of:=[.G598]" office:value-type="float" office:value="27.89" calcext:value-type="float" table:number-columns-spanned="1" table:number-rows-spanned="2">
            <text:p>27.89</text:p>
          </table:table-cell>
          <table:table-cell table:formula="of:=DATEDIF([.D598];[.D599];&quot;d&quot;)" office:value-type="float" office:value="286" calcext:value-type="float" table:number-columns-spanned="1" table:number-rows-spanned="2">
            <text:p>286</text:p>
          </table:table-cell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7-07</text:p>
          </table:table-cell>
          <table:table-cell office:value-type="float" office:value="2301.2" calcext:value-type="float">
            <text:p>2301.2</text:p>
          </table:table-cell>
          <table:table-cell office:value-type="float" office:value="10.19" calcext:value-type="float">
            <text:p>10.19</text:p>
          </table:table-cell>
          <table:table-cell office:value-type="float" office:value="27.89" calcext:value-type="float">
            <text:p>27.8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10-24</text:p>
          </table:table-cell>
          <table:table-cell office:value-type="float" office:value="2082" calcext:value-type="float">
            <text:p>2082</text:p>
          </table:table-cell>
          <table:table-cell office:value-type="float" office:value="10.9" calcext:value-type="float">
            <text:p>10.9</text:p>
          </table:table-cell>
          <table:table-cell office:value-type="float" office:value="27.66" calcext:value-type="float">
            <text:p>27.66</text:p>
          </table:table-cell>
          <table:table-cell table:formula="of:=[.G600]" office:value-type="float" office:value="27.66" calcext:value-type="float" table:number-columns-spanned="1" table:number-rows-spanned="2">
            <text:p>27.66</text:p>
          </table:table-cell>
          <table:table-cell table:formula="of:=DATEDIF([.D600];[.D601];&quot;d&quot;)" office:value-type="float" office:value="266" calcext:value-type="float" table:number-columns-spanned="1" table:number-rows-spanned="2">
            <text:p>266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7-16</text:p>
          </table:table-cell>
          <table:table-cell office:value-type="float" office:value="2308.9" calcext:value-type="float">
            <text:p>2308.9</text:p>
          </table:table-cell>
          <table:table-cell office:value-type="float" office:value="10.9" calcext:value-type="float">
            <text:p>10.9</text:p>
          </table:table-cell>
          <table:table-cell office:value-type="float" office:value="27.66" calcext:value-type="float">
            <text:p>27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9-30</text:p>
          </table:table-cell>
          <table:table-cell office:value-type="float" office:value="2099.3" calcext:value-type="float">
            <text:p>2099.3</text:p>
          </table:table-cell>
          <table:table-cell office:value-type="float" office:value="10.25" calcext:value-type="float">
            <text:p>10.25</text:p>
          </table:table-cell>
          <table:table-cell office:value-type="float" office:value="28.26" calcext:value-type="float">
            <text:p>28.26</text:p>
          </table:table-cell>
          <table:table-cell table:formula="of:=[.G602]" office:value-type="float" office:value="28.26" calcext:value-type="float" table:number-columns-spanned="1" table:number-rows-spanned="2">
            <text:p>28.26</text:p>
          </table:table-cell>
          <table:table-cell table:formula="of:=DATEDIF([.D602];[.D603];&quot;d&quot;)" office:value-type="float" office:value="290" calcext:value-type="float" table:number-columns-spanned="1" table:number-rows-spanned="2">
            <text:p>290</text:p>
          </table:table-cell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7-16</text:p>
          </table:table-cell>
          <table:table-cell office:value-type="float" office:value="2314.4" calcext:value-type="float">
            <text:p>2314.4</text:p>
          </table:table-cell>
          <table:table-cell office:value-type="float" office:value="10.25" calcext:value-type="float">
            <text:p>10.25</text:p>
          </table:table-cell>
          <table:table-cell office:value-type="float" office:value="28.26" calcext:value-type="float">
            <text:p>28.2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1-15</text:p>
          </table:table-cell>
          <table:table-cell office:value-type="float" office:value="1867.8" calcext:value-type="float">
            <text:p>1867.8</text:p>
          </table:table-cell>
          <table:table-cell office:value-type="float" office:value="25.1" calcext:value-type="float">
            <text:p>25.1</text:p>
          </table:table-cell>
          <table:table-cell office:value-type="float" office:value="19.37" calcext:value-type="float">
            <text:p>19.37</text:p>
          </table:table-cell>
          <table:table-cell table:formula="of:=[.G604]" office:value-type="float" office:value="19.37" calcext:value-type="float" table:number-columns-spanned="1" table:number-rows-spanned="2">
            <text:p>19.37</text:p>
          </table:table-cell>
          <table:table-cell table:formula="of:=DATEDIF([.D604];[.D605];&quot;d&quot;)" office:value-type="float" office:value="561" calcext:value-type="float" table:number-columns-spanned="1" table:number-rows-spanned="2">
            <text:p>56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7-29</text:p>
          </table:table-cell>
          <table:table-cell office:value-type="float" office:value="2336.7" calcext:value-type="float">
            <text:p>2336.7</text:p>
          </table:table-cell>
          <table:table-cell office:value-type="float" office:value="25.1" calcext:value-type="float">
            <text:p>25.1</text:p>
          </table:table-cell>
          <table:table-cell office:value-type="float" office:value="19.37" calcext:value-type="float">
            <text:p>19.3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5-22</text:p>
          </table:table-cell>
          <table:table-cell office:value-type="float" office:value="2020.35" calcext:value-type="float">
            <text:p>2020.35</text:p>
          </table:table-cell>
          <table:table-cell office:value-type="float" office:value="15.66" calcext:value-type="float">
            <text:p>15.66</text:p>
          </table:table-cell>
          <table:table-cell office:value-type="float" office:value="4.72" calcext:value-type="float">
            <text:p>4.72</text:p>
          </table:table-cell>
          <table:table-cell table:formula="of:=[.G606]" office:value-type="float" office:value="4.72" calcext:value-type="float" table:number-columns-spanned="1" table:number-rows-spanned="2">
            <text:p>4.72</text:p>
          </table:table-cell>
          <table:table-cell table:formula="of:=DATEDIF([.D606];[.D607];&quot;d&quot;)" office:value-type="float" office:value="68" calcext:value-type="float" table:number-columns-spanned="1" table:number-rows-spanned="2">
            <text:p>68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7-29</text:p>
          </table:table-cell>
          <table:table-cell office:value-type="float" office:value="2336.8" calcext:value-type="float">
            <text:p>2336.8</text:p>
          </table:table-cell>
          <table:table-cell office:value-type="float" office:value="15.66" calcext:value-type="float">
            <text:p>15.66</text:p>
          </table:table-cell>
          <table:table-cell office:value-type="float" office:value="4.72" calcext:value-type="float">
            <text:p>4.7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12-05</text:p>
          </table:table-cell>
          <table:table-cell office:value-type="float" office:value="2121.3" calcext:value-type="float">
            <text:p>2121.3</text:p>
          </table:table-cell>
          <table:table-cell office:value-type="float" office:value="10.29" calcext:value-type="float">
            <text:p>10.29</text:p>
          </table:table-cell>
          <table:table-cell office:value-type="float" office:value="29" calcext:value-type="float">
            <text:p>29</text:p>
          </table:table-cell>
          <table:table-cell table:formula="of:=[.G608]" office:value-type="float" office:value="29" calcext:value-type="float" table:number-columns-spanned="1" table:number-rows-spanned="2">
            <text:p>29</text:p>
          </table:table-cell>
          <table:table-cell table:formula="of:=DATEDIF([.D608];[.D609];&quot;d&quot;)" office:value-type="float" office:value="237" calcext:value-type="float" table:number-columns-spanned="1" table:number-rows-spanned="2">
            <text:p>237</text:p>
          </table:table-cell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7-29</text:p>
          </table:table-cell>
          <table:table-cell office:value-type="float" office:value="2339.5" calcext:value-type="float">
            <text:p>2339.5</text:p>
          </table:table-cell>
          <table:table-cell office:value-type="float" office:value="10.29" calcext:value-type="float">
            <text:p>10.29</text:p>
          </table:table-cell>
          <table:table-cell office:value-type="float" office:value="29" calcext:value-type="float">
            <text:p>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6-26</text:p>
          </table:table-cell>
          <table:table-cell office:value-type="float" office:value="2118.85" calcext:value-type="float">
            <text:p>2118.85</text:p>
          </table:table-cell>
          <table:table-cell office:value-type="float" office:value="10.68" calcext:value-type="float">
            <text:p>10.68</text:p>
          </table:table-cell>
          <table:table-cell office:value-type="float" office:value="2.07" calcext:value-type="float">
            <text:p>2.07</text:p>
          </table:table-cell>
          <table:table-cell table:formula="of:=[.G610]" office:value-type="float" office:value="2.07" calcext:value-type="float" table:number-columns-spanned="1" table:number-rows-spanned="2">
            <text:p>2.07</text:p>
          </table:table-cell>
          <table:table-cell table:formula="of:=DATEDIF([.D610];[.D611];&quot;d&quot;)" office:value-type="float" office:value="34" calcext:value-type="float" table:number-columns-spanned="1" table:number-rows-spanned="2">
            <text:p>34</text:p>
          </table:table-cell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7-30</text:p>
          </table:table-cell>
          <table:table-cell office:value-type="float" office:value="2345.2" calcext:value-type="float">
            <text:p>2345.2</text:p>
          </table:table-cell>
          <table:table-cell office:value-type="float" office:value="10.68" calcext:value-type="float">
            <text:p>10.68</text:p>
          </table:table-cell>
          <table:table-cell office:value-type="float" office:value="2.07" calcext:value-type="float">
            <text:p>2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12-16</text:p>
          </table:table-cell>
          <table:table-cell office:value-type="float" office:value="2126.75" calcext:value-type="float">
            <text:p>2126.75</text:p>
          </table:table-cell>
          <table:table-cell office:value-type="float" office:value="10.48" calcext:value-type="float">
            <text:p>10.48</text:p>
          </table:table-cell>
          <table:table-cell office:value-type="float" office:value="29.19" calcext:value-type="float">
            <text:p>29.19</text:p>
          </table:table-cell>
          <table:table-cell table:formula="of:=[.G612]" office:value-type="float" office:value="29.19" calcext:value-type="float" table:number-columns-spanned="1" table:number-rows-spanned="2">
            <text:p>29.19</text:p>
          </table:table-cell>
          <table:table-cell table:formula="of:=DATEDIF([.D612];[.D613];&quot;d&quot;)" office:value-type="float" office:value="227" calcext:value-type="float" table:number-columns-spanned="1" table:number-rows-spanned="2">
            <text:p>227</text:p>
          </table:table-cell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7-30</text:p>
          </table:table-cell>
          <table:table-cell office:value-type="float" office:value="2349.6" calcext:value-type="float">
            <text:p>2349.6</text:p>
          </table:table-cell>
          <table:table-cell office:value-type="float" office:value="10.48" calcext:value-type="float">
            <text:p>10.48</text:p>
          </table:table-cell>
          <table:table-cell office:value-type="float" office:value="29.19" calcext:value-type="float">
            <text:p>29.1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3-05</text:p>
          </table:table-cell>
          <table:table-cell office:value-type="float" office:value="2125.05" calcext:value-type="float">
            <text:p>2125.05</text:p>
          </table:table-cell>
          <table:table-cell office:value-type="float" office:value="11.18" calcext:value-type="float">
            <text:p>11.18</text:p>
          </table:table-cell>
          <table:table-cell office:value-type="float" office:value="29.13" calcext:value-type="float">
            <text:p>29.13</text:p>
          </table:table-cell>
          <table:table-cell table:formula="of:=[.G614]" office:value-type="float" office:value="29.13" calcext:value-type="float" table:number-columns-spanned="1" table:number-rows-spanned="2">
            <text:p>29.13</text:p>
          </table:table-cell>
          <table:table-cell table:formula="of:=DATEDIF([.D614];[.D615];&quot;d&quot;)" office:value-type="float" office:value="187" calcext:value-type="float" table:number-columns-spanned="1" table:number-rows-spanned="2">
            <text:p>187</text:p>
          </table:table-cell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9-08</text:p>
          </table:table-cell>
          <table:table-cell office:value-type="float" office:value="2362.55" calcext:value-type="float">
            <text:p>2362.55</text:p>
          </table:table-cell>
          <table:table-cell office:value-type="float" office:value="11.18" calcext:value-type="float">
            <text:p>11.18</text:p>
          </table:table-cell>
          <table:table-cell office:value-type="float" office:value="29.13" calcext:value-type="float">
            <text:p>29.1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6-01</text:p>
          </table:table-cell>
          <table:table-cell office:value-type="float" office:value="2045.25" calcext:value-type="float">
            <text:p>2045.25</text:p>
          </table:table-cell>
          <table:table-cell office:value-type="float" office:value="15.83" calcext:value-type="float">
            <text:p>15.83</text:p>
          </table:table-cell>
          <table:table-cell office:value-type="float" office:value="2.17" calcext:value-type="float">
            <text:p>2.17</text:p>
          </table:table-cell>
          <table:table-cell table:formula="of:=[.G616]" office:value-type="float" office:value="2.17" calcext:value-type="float" table:number-columns-spanned="1" table:number-rows-spanned="2">
            <text:p>2.17</text:p>
          </table:table-cell>
          <table:table-cell table:formula="of:=DATEDIF([.D616];[.D617];&quot;d&quot;)" office:value-type="float" office:value="99" calcext:value-type="float" table:number-columns-spanned="1" table:number-rows-spanned="2">
            <text:p>99</text:p>
          </table:table-cell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9-08</text:p>
          </table:table-cell>
          <table:table-cell office:value-type="float" office:value="2369" calcext:value-type="float">
            <text:p>2369</text:p>
          </table:table-cell>
          <table:table-cell office:value-type="float" office:value="15.83" calcext:value-type="float">
            <text:p>15.83</text:p>
          </table:table-cell>
          <table:table-cell office:value-type="float" office:value="2.17" calcext:value-type="float">
            <text:p>2.1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2-05</text:p>
          </table:table-cell>
          <table:table-cell office:value-type="float" office:value="2146.55" calcext:value-type="float">
            <text:p>2146.55</text:p>
          </table:table-cell>
          <table:table-cell office:value-type="float" office:value="10.52" calcext:value-type="float">
            <text:p>10.52</text:p>
          </table:table-cell>
          <table:table-cell office:value-type="float" office:value="29.84" calcext:value-type="float">
            <text:p>29.84</text:p>
          </table:table-cell>
          <table:table-cell table:formula="of:=[.G618]" office:value-type="float" office:value="29.84" calcext:value-type="float" table:number-columns-spanned="1" table:number-rows-spanned="2">
            <text:p>29.84</text:p>
          </table:table-cell>
          <table:table-cell table:formula="of:=DATEDIF([.D618];[.D619];&quot;d&quot;)" office:value-type="float" office:value="216" calcext:value-type="float" table:number-columns-spanned="1" table:number-rows-spanned="2">
            <text:p>216</text:p>
          </table:table-cell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9-08</text:p>
          </table:table-cell>
          <table:table-cell office:value-type="float" office:value="2372.4" calcext:value-type="float">
            <text:p>2372.4</text:p>
          </table:table-cell>
          <table:table-cell office:value-type="float" office:value="10.52" calcext:value-type="float">
            <text:p>10.52</text:p>
          </table:table-cell>
          <table:table-cell office:value-type="float" office:value="29.84" calcext:value-type="float">
            <text:p>29.8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2-25</text:p>
          </table:table-cell>
          <table:table-cell office:value-type="float" office:value="2156.15" calcext:value-type="float">
            <text:p>2156.15</text:p>
          </table:table-cell>
          <table:table-cell office:value-type="float" office:value="11.05" calcext:value-type="float">
            <text:p>11.05</text:p>
          </table:table-cell>
          <table:table-cell office:value-type="float" office:value="30.15" calcext:value-type="float">
            <text:p>30.15</text:p>
          </table:table-cell>
          <table:table-cell table:formula="of:=[.G620]" office:value-type="float" office:value="30.15" calcext:value-type="float" table:number-columns-spanned="1" table:number-rows-spanned="2">
            <text:p>30.15</text:p>
          </table:table-cell>
          <table:table-cell table:formula="of:=DATEDIF([.D620];[.D621];&quot;d&quot;)" office:value-type="float" office:value="202" calcext:value-type="float" table:number-columns-spanned="1" table:number-rows-spanned="2">
            <text:p>202</text:p>
          </table:table-cell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9-14</text:p>
          </table:table-cell>
          <table:table-cell office:value-type="float" office:value="2394.35" calcext:value-type="float">
            <text:p>2394.35</text:p>
          </table:table-cell>
          <table:table-cell office:value-type="float" office:value="11.05" calcext:value-type="float">
            <text:p>11.05</text:p>
          </table:table-cell>
          <table:table-cell office:value-type="float" office:value="30.15" calcext:value-type="float">
            <text:p>30.1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2-01</text:p>
          </table:table-cell>
          <table:table-cell office:value-type="float" office:value="2164.85" calcext:value-type="float">
            <text:p>2164.85</text:p>
          </table:table-cell>
          <table:table-cell office:value-type="float" office:value="10.81" calcext:value-type="float">
            <text:p>10.81</text:p>
          </table:table-cell>
          <table:table-cell office:value-type="float" office:value="30.43" calcext:value-type="float">
            <text:p>30.43</text:p>
          </table:table-cell>
          <table:table-cell table:formula="of:=[.G622]" office:value-type="float" office:value="30.43" calcext:value-type="float" table:number-columns-spanned="1" table:number-rows-spanned="2">
            <text:p>30.43</text:p>
          </table:table-cell>
          <table:table-cell table:formula="of:=DATEDIF([.D622];[.D623];&quot;d&quot;)" office:value-type="float" office:value="226" calcext:value-type="float" table:number-columns-spanned="1" table:number-rows-spanned="2">
            <text:p>226</text:p>
          </table:table-cell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9-14</text:p>
          </table:table-cell>
          <table:table-cell office:value-type="float" office:value="2398.8" calcext:value-type="float">
            <text:p>2398.8</text:p>
          </table:table-cell>
          <table:table-cell office:value-type="float" office:value="10.81" calcext:value-type="float">
            <text:p>10.81</text:p>
          </table:table-cell>
          <table:table-cell office:value-type="float" office:value="30.43" calcext:value-type="float">
            <text:p>30.4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9-25</text:p>
          </table:table-cell>
          <table:table-cell office:value-type="float" office:value="2088.45" calcext:value-type="float">
            <text:p>2088.45</text:p>
          </table:table-cell>
          <table:table-cell office:value-type="float" office:value="15.2" calcext:value-type="float">
            <text:p>15.2</text:p>
          </table:table-cell>
          <table:table-cell office:value-type="float" office:value="27.89" calcext:value-type="float">
            <text:p>27.89</text:p>
          </table:table-cell>
          <table:table-cell table:formula="of:=[.G624]" office:value-type="float" office:value="27.89" calcext:value-type="float" table:number-columns-spanned="1" table:number-rows-spanned="2">
            <text:p>27.89</text:p>
          </table:table-cell>
          <table:table-cell table:formula="of:=DATEDIF([.D624];[.D625];&quot;d&quot;)" office:value-type="float" office:value="355" calcext:value-type="float" table:number-columns-spanned="1" table:number-rows-spanned="2">
            <text:p>355</text:p>
          </table:table-cell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9-14</text:p>
          </table:table-cell>
          <table:table-cell office:value-type="float" office:value="2405.8" calcext:value-type="float">
            <text:p>2405.8</text:p>
          </table:table-cell>
          <table:table-cell office:value-type="float" office:value="15.2" calcext:value-type="float">
            <text:p>15.2</text:p>
          </table:table-cell>
          <table:table-cell office:value-type="float" office:value="27.89" calcext:value-type="float">
            <text:p>27.8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10-24</text:p>
          </table:table-cell>
          <table:table-cell office:value-type="float" office:value="2082" calcext:value-type="float">
            <text:p>2082</text:p>
          </table:table-cell>
          <table:table-cell office:value-type="float" office:value="15.94" calcext:value-type="float">
            <text:p>15.94</text:p>
          </table:table-cell>
          <table:table-cell office:value-type="float" office:value="27.66" calcext:value-type="float">
            <text:p>27.66</text:p>
          </table:table-cell>
          <table:table-cell table:formula="of:=[.G626]" office:value-type="float" office:value="27.66" calcext:value-type="float" table:number-columns-spanned="1" table:number-rows-spanned="2">
            <text:p>27.66</text:p>
          </table:table-cell>
          <table:table-cell table:formula="of:=DATEDIF([.D626];[.D627];&quot;d&quot;)" office:value-type="float" office:value="326" calcext:value-type="float" table:number-columns-spanned="1" table:number-rows-spanned="2">
            <text:p>326</text:p>
          </table:table-cell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9-14</text:p>
          </table:table-cell>
          <table:table-cell office:value-type="float" office:value="2413.85" calcext:value-type="float">
            <text:p>2413.85</text:p>
          </table:table-cell>
          <table:table-cell office:value-type="float" office:value="15.94" calcext:value-type="float">
            <text:p>15.94</text:p>
          </table:table-cell>
          <table:table-cell office:value-type="float" office:value="27.66" calcext:value-type="float">
            <text:p>27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9-30</text:p>
          </table:table-cell>
          <table:table-cell office:value-type="float" office:value="2099.3" calcext:value-type="float">
            <text:p>2099.3</text:p>
          </table:table-cell>
          <table:table-cell office:value-type="float" office:value="15.26" calcext:value-type="float">
            <text:p>15.26</text:p>
          </table:table-cell>
          <table:table-cell office:value-type="float" office:value="28.26" calcext:value-type="float">
            <text:p>28.26</text:p>
          </table:table-cell>
          <table:table-cell table:formula="of:=[.G628]" office:value-type="float" office:value="28.26" calcext:value-type="float" table:number-columns-spanned="1" table:number-rows-spanned="2">
            <text:p>28.26</text:p>
          </table:table-cell>
          <table:table-cell table:formula="of:=DATEDIF([.D628];[.D629];&quot;d&quot;)" office:value-type="float" office:value="350" calcext:value-type="float" table:number-columns-spanned="1" table:number-rows-spanned="2">
            <text:p>350</text:p>
          </table:table-cell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9-14</text:p>
          </table:table-cell>
          <table:table-cell office:value-type="float" office:value="2419.6" calcext:value-type="float">
            <text:p>2419.6</text:p>
          </table:table-cell>
          <table:table-cell office:value-type="float" office:value="15.26" calcext:value-type="float">
            <text:p>15.26</text:p>
          </table:table-cell>
          <table:table-cell office:value-type="float" office:value="28.26" calcext:value-type="float">
            <text:p>28.2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5-22</text:p>
          </table:table-cell>
          <table:table-cell office:value-type="float" office:value="2020.35" calcext:value-type="float">
            <text:p>2020.35</text:p>
          </table:table-cell>
          <table:table-cell office:value-type="float" office:value="20.69" calcext:value-type="float">
            <text:p>20.69</text:p>
          </table:table-cell>
          <table:table-cell office:value-type="float" office:value="4.72" calcext:value-type="float">
            <text:p>4.72</text:p>
          </table:table-cell>
          <table:table-cell table:formula="of:=[.G630]" office:value-type="float" office:value="4.72" calcext:value-type="float" table:number-columns-spanned="1" table:number-rows-spanned="2">
            <text:p>4.72</text:p>
          </table:table-cell>
          <table:table-cell table:formula="of:=DATEDIF([.D630];[.D631];&quot;d&quot;)" office:value-type="float" office:value="115" calcext:value-type="float" table:number-columns-spanned="1" table:number-rows-spanned="2">
            <text:p>115</text:p>
          </table:table-cell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9-14</text:p>
          </table:table-cell>
          <table:table-cell office:value-type="float" office:value="2438.4" calcext:value-type="float">
            <text:p>2438.4</text:p>
          </table:table-cell>
          <table:table-cell office:value-type="float" office:value="20.69" calcext:value-type="float">
            <text:p>20.69</text:p>
          </table:table-cell>
          <table:table-cell office:value-type="float" office:value="4.72" calcext:value-type="float">
            <text:p>4.7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12-05</text:p>
          </table:table-cell>
          <table:table-cell office:value-type="float" office:value="2121.3" calcext:value-type="float">
            <text:p>2121.3</text:p>
          </table:table-cell>
          <table:table-cell office:value-type="float" office:value="15.3" calcext:value-type="float">
            <text:p>15.3</text:p>
          </table:table-cell>
          <table:table-cell office:value-type="float" office:value="29" calcext:value-type="float">
            <text:p>29</text:p>
          </table:table-cell>
          <table:table-cell table:formula="of:=[.G632]" office:value-type="float" office:value="29" calcext:value-type="float" table:number-columns-spanned="1" table:number-rows-spanned="2">
            <text:p>29</text:p>
          </table:table-cell>
          <table:table-cell table:formula="of:=DATEDIF([.D632];[.D633];&quot;d&quot;)" office:value-type="float" office:value="284" calcext:value-type="float" table:number-columns-spanned="1" table:number-rows-spanned="2">
            <text:p>284</text:p>
          </table:table-cell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9-14</text:p>
          </table:table-cell>
          <table:table-cell office:value-type="float" office:value="2445.85" calcext:value-type="float">
            <text:p>2445.85</text:p>
          </table:table-cell>
          <table:table-cell office:value-type="float" office:value="15.3" calcext:value-type="float">
            <text:p>15.3</text:p>
          </table:table-cell>
          <table:table-cell office:value-type="float" office:value="29" calcext:value-type="float">
            <text:p>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6-26</text:p>
          </table:table-cell>
          <table:table-cell office:value-type="float" office:value="2118.85" calcext:value-type="float">
            <text:p>2118.85</text:p>
          </table:table-cell>
          <table:table-cell office:value-type="float" office:value="15.71" calcext:value-type="float">
            <text:p>15.71</text:p>
          </table:table-cell>
          <table:table-cell office:value-type="float" office:value="2.07" calcext:value-type="float">
            <text:p>2.07</text:p>
          </table:table-cell>
          <table:table-cell table:formula="of:=[.G634]" office:value-type="float" office:value="2.07" calcext:value-type="float" table:number-columns-spanned="1" table:number-rows-spanned="2">
            <text:p>2.07</text:p>
          </table:table-cell>
          <table:table-cell table:formula="of:=DATEDIF([.D634];[.D635];&quot;d&quot;)" office:value-type="float" office:value="80" calcext:value-type="float" table:number-columns-spanned="1" table:number-rows-spanned="2">
            <text:p>80</text:p>
          </table:table-cell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9-14</text:p>
          </table:table-cell>
          <table:table-cell office:value-type="float" office:value="2451.8" calcext:value-type="float">
            <text:p>2451.8</text:p>
          </table:table-cell>
          <table:table-cell office:value-type="float" office:value="15.71" calcext:value-type="float">
            <text:p>15.71</text:p>
          </table:table-cell>
          <table:table-cell office:value-type="float" office:value="2.07" calcext:value-type="float">
            <text:p>2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12-16</text:p>
          </table:table-cell>
          <table:table-cell office:value-type="float" office:value="2126.75" calcext:value-type="float">
            <text:p>2126.75</text:p>
          </table:table-cell>
          <table:table-cell office:value-type="float" office:value="15.5" calcext:value-type="float">
            <text:p>15.5</text:p>
          </table:table-cell>
          <table:table-cell office:value-type="float" office:value="29.19" calcext:value-type="float">
            <text:p>29.19</text:p>
          </table:table-cell>
          <table:table-cell table:formula="of:=[.G636]" office:value-type="float" office:value="29.19" calcext:value-type="float" table:number-columns-spanned="1" table:number-rows-spanned="2">
            <text:p>29.19</text:p>
          </table:table-cell>
          <table:table-cell table:formula="of:=DATEDIF([.D636];[.D637];&quot;d&quot;)" office:value-type="float" office:value="273" calcext:value-type="float" table:number-columns-spanned="1" table:number-rows-spanned="2">
            <text:p>273</text:p>
          </table:table-cell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9-14</text:p>
          </table:table-cell>
          <table:table-cell office:value-type="float" office:value="2456.4" calcext:value-type="float">
            <text:p>2456.4</text:p>
          </table:table-cell>
          <table:table-cell office:value-type="float" office:value="15.5" calcext:value-type="float">
            <text:p>15.5</text:p>
          </table:table-cell>
          <table:table-cell office:value-type="float" office:value="29.19" calcext:value-type="float">
            <text:p>29.1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3-05</text:p>
          </table:table-cell>
          <table:table-cell office:value-type="float" office:value="2125.05" calcext:value-type="float">
            <text:p>2125.05</text:p>
          </table:table-cell>
          <table:table-cell office:value-type="float" office:value="16.23" calcext:value-type="float">
            <text:p>16.23</text:p>
          </table:table-cell>
          <table:table-cell office:value-type="float" office:value="29.13" calcext:value-type="float">
            <text:p>29.13</text:p>
          </table:table-cell>
          <table:table-cell table:formula="of:=[.G638]" office:value-type="float" office:value="29.13" calcext:value-type="float" table:number-columns-spanned="1" table:number-rows-spanned="2">
            <text:p>29.13</text:p>
          </table:table-cell>
          <table:table-cell table:formula="of:=DATEDIF([.D638];[.D639];&quot;d&quot;)" office:value-type="float" office:value="193" calcext:value-type="float" table:number-columns-spanned="1" table:number-rows-spanned="2">
            <text:p>193</text:p>
          </table:table-cell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9-14</text:p>
          </table:table-cell>
          <table:table-cell office:value-type="float" office:value="2469.95" calcext:value-type="float">
            <text:p>2469.95</text:p>
          </table:table-cell>
          <table:table-cell office:value-type="float" office:value="16.23" calcext:value-type="float">
            <text:p>16.23</text:p>
          </table:table-cell>
          <table:table-cell office:value-type="float" office:value="29.13" calcext:value-type="float">
            <text:p>29.1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6-01</text:p>
          </table:table-cell>
          <table:table-cell office:value-type="float" office:value="2045.25" calcext:value-type="float">
            <text:p>2045.25</text:p>
          </table:table-cell>
          <table:table-cell office:value-type="float" office:value="20.87" calcext:value-type="float">
            <text:p>20.87</text:p>
          </table:table-cell>
          <table:table-cell office:value-type="float" office:value="2.17" calcext:value-type="float">
            <text:p>2.17</text:p>
          </table:table-cell>
          <table:table-cell table:formula="of:=[.G640]" office:value-type="float" office:value="2.17" calcext:value-type="float" table:number-columns-spanned="1" table:number-rows-spanned="2">
            <text:p>2.17</text:p>
          </table:table-cell>
          <table:table-cell table:formula="of:=DATEDIF([.D640];[.D641];&quot;d&quot;)" office:value-type="float" office:value="105" calcext:value-type="float" table:number-columns-spanned="1" table:number-rows-spanned="2">
            <text:p>105</text:p>
          </table:table-cell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9-14</text:p>
          </table:table-cell>
          <table:table-cell office:value-type="float" office:value="2472" calcext:value-type="float">
            <text:p>2472</text:p>
          </table:table-cell>
          <table:table-cell office:value-type="float" office:value="20.87" calcext:value-type="float">
            <text:p>20.87</text:p>
          </table:table-cell>
          <table:table-cell office:value-type="float" office:value="2.17" calcext:value-type="float">
            <text:p>2.1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2-05</text:p>
          </table:table-cell>
          <table:table-cell office:value-type="float" office:value="2146.55" calcext:value-type="float">
            <text:p>2146.55</text:p>
          </table:table-cell>
          <table:table-cell office:value-type="float" office:value="15.55" calcext:value-type="float">
            <text:p>15.55</text:p>
          </table:table-cell>
          <table:table-cell office:value-type="float" office:value="29.84" calcext:value-type="float">
            <text:p>29.84</text:p>
          </table:table-cell>
          <table:table-cell table:formula="of:=[.G642]" office:value-type="float" office:value="29.84" calcext:value-type="float" table:number-columns-spanned="1" table:number-rows-spanned="2">
            <text:p>29.84</text:p>
          </table:table-cell>
          <table:table-cell table:formula="of:=DATEDIF([.D642];[.D643];&quot;d&quot;)" office:value-type="float" office:value="222" calcext:value-type="float" table:number-columns-spanned="1" table:number-rows-spanned="2">
            <text:p>222</text:p>
          </table:table-cell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9-14</text:p>
          </table:table-cell>
          <table:table-cell office:value-type="float" office:value="2480.25" calcext:value-type="float">
            <text:p>2480.25</text:p>
          </table:table-cell>
          <table:table-cell office:value-type="float" office:value="15.55" calcext:value-type="float">
            <text:p>15.55</text:p>
          </table:table-cell>
          <table:table-cell office:value-type="float" office:value="29.84" calcext:value-type="float">
            <text:p>29.8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2-25</text:p>
          </table:table-cell>
          <table:table-cell office:value-type="float" office:value="2156.15" calcext:value-type="float">
            <text:p>2156.15</text:p>
          </table:table-cell>
          <table:table-cell office:value-type="float" office:value="16.09" calcext:value-type="float">
            <text:p>16.09</text:p>
          </table:table-cell>
          <table:table-cell office:value-type="float" office:value="30.15" calcext:value-type="float">
            <text:p>30.15</text:p>
          </table:table-cell>
          <table:table-cell table:formula="of:=[.G644]" office:value-type="float" office:value="30.15" calcext:value-type="float" table:number-columns-spanned="1" table:number-rows-spanned="2">
            <text:p>30.15</text:p>
          </table:table-cell>
          <table:table-cell table:formula="of:=DATEDIF([.D644];[.D645];&quot;d&quot;)" office:value-type="float" office:value="202" calcext:value-type="float" table:number-columns-spanned="1" table:number-rows-spanned="2">
            <text:p>202</text:p>
          </table:table-cell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9-14</text:p>
          </table:table-cell>
          <table:table-cell office:value-type="float" office:value="2503.15" calcext:value-type="float">
            <text:p>2503.15</text:p>
          </table:table-cell>
          <table:table-cell office:value-type="float" office:value="16.09" calcext:value-type="float">
            <text:p>16.09</text:p>
          </table:table-cell>
          <table:table-cell office:value-type="float" office:value="30.15" calcext:value-type="float">
            <text:p>30.1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2-01</text:p>
          </table:table-cell>
          <table:table-cell office:value-type="float" office:value="2164.85" calcext:value-type="float">
            <text:p>2164.85</text:p>
          </table:table-cell>
          <table:table-cell office:value-type="float" office:value="15.84" calcext:value-type="float">
            <text:p>15.84</text:p>
          </table:table-cell>
          <table:table-cell office:value-type="float" office:value="30.43" calcext:value-type="float">
            <text:p>30.43</text:p>
          </table:table-cell>
          <table:table-cell table:formula="of:=[.G646]" office:value-type="float" office:value="30.43" calcext:value-type="float" table:number-columns-spanned="1" table:number-rows-spanned="2">
            <text:p>30.43</text:p>
          </table:table-cell>
          <table:table-cell table:formula="of:=DATEDIF([.D646];[.D647];&quot;d&quot;)" office:value-type="float" office:value="227" calcext:value-type="float" table:number-columns-spanned="1" table:number-rows-spanned="2">
            <text:p>227</text:p>
          </table:table-cell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9-15</text:p>
          </table:table-cell>
          <table:table-cell office:value-type="float" office:value="2507.85" calcext:value-type="float">
            <text:p>2507.85</text:p>
          </table:table-cell>
          <table:table-cell office:value-type="float" office:value="15.84" calcext:value-type="float">
            <text:p>15.84</text:p>
          </table:table-cell>
          <table:table-cell office:value-type="float" office:value="30.43" calcext:value-type="float">
            <text:p>30.4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9-25</text:p>
          </table:table-cell>
          <table:table-cell office:value-type="float" office:value="2088.45" calcext:value-type="float">
            <text:p>2088.45</text:p>
          </table:table-cell>
          <table:table-cell office:value-type="float" office:value="20.2" calcext:value-type="float">
            <text:p>20.2</text:p>
          </table:table-cell>
          <table:table-cell office:value-type="float" office:value="27.89" calcext:value-type="float">
            <text:p>27.89</text:p>
          </table:table-cell>
          <table:table-cell table:formula="of:=[.G648]" office:value-type="float" office:value="27.89" calcext:value-type="float" table:number-columns-spanned="1" table:number-rows-spanned="2">
            <text:p>27.89</text:p>
          </table:table-cell>
          <table:table-cell table:formula="of:=DATEDIF([.D648];[.D649];&quot;d&quot;)" office:value-type="float" office:value="356" calcext:value-type="float" table:number-columns-spanned="1" table:number-rows-spanned="2">
            <text:p>356</text:p>
          </table:table-cell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9-15</text:p>
          </table:table-cell>
          <table:table-cell office:value-type="float" office:value="2510.4" calcext:value-type="float">
            <text:p>2510.4</text:p>
          </table:table-cell>
          <table:table-cell office:value-type="float" office:value="20.2" calcext:value-type="float">
            <text:p>20.2</text:p>
          </table:table-cell>
          <table:table-cell office:value-type="float" office:value="27.89" calcext:value-type="float">
            <text:p>27.8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10-24</text:p>
          </table:table-cell>
          <table:table-cell office:value-type="float" office:value="2082" calcext:value-type="float">
            <text:p>2082</text:p>
          </table:table-cell>
          <table:table-cell office:value-type="float" office:value="20.98" calcext:value-type="float">
            <text:p>20.98</text:p>
          </table:table-cell>
          <table:table-cell office:value-type="float" office:value="27.66" calcext:value-type="float">
            <text:p>27.66</text:p>
          </table:table-cell>
          <table:table-cell table:formula="of:=[.G650]" office:value-type="float" office:value="27.66" calcext:value-type="float" table:number-columns-spanned="1" table:number-rows-spanned="2">
            <text:p>27.66</text:p>
          </table:table-cell>
          <table:table-cell table:formula="of:=DATEDIF([.D650];[.D651];&quot;d&quot;)" office:value-type="float" office:value="327" calcext:value-type="float" table:number-columns-spanned="1" table:number-rows-spanned="2">
            <text:p>327</text:p>
          </table:table-cell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9-15</text:p>
          </table:table-cell>
          <table:table-cell office:value-type="float" office:value="2518.8" calcext:value-type="float">
            <text:p>2518.8</text:p>
          </table:table-cell>
          <table:table-cell office:value-type="float" office:value="20.98" calcext:value-type="float">
            <text:p>20.98</text:p>
          </table:table-cell>
          <table:table-cell office:value-type="float" office:value="27.66" calcext:value-type="float">
            <text:p>27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9-30</text:p>
          </table:table-cell>
          <table:table-cell office:value-type="float" office:value="2099.3" calcext:value-type="float">
            <text:p>2099.3</text:p>
          </table:table-cell>
          <table:table-cell office:value-type="float" office:value="20.27" calcext:value-type="float">
            <text:p>20.27</text:p>
          </table:table-cell>
          <table:table-cell office:value-type="float" office:value="28.26" calcext:value-type="float">
            <text:p>28.26</text:p>
          </table:table-cell>
          <table:table-cell table:formula="of:=[.G652]" office:value-type="float" office:value="28.26" calcext:value-type="float" table:number-columns-spanned="1" table:number-rows-spanned="2">
            <text:p>28.26</text:p>
          </table:table-cell>
          <table:table-cell table:formula="of:=DATEDIF([.D652];[.D653];&quot;d&quot;)" office:value-type="float" office:value="351" calcext:value-type="float" table:number-columns-spanned="1" table:number-rows-spanned="2">
            <text:p>351</text:p>
          </table:table-cell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9-15</text:p>
          </table:table-cell>
          <table:table-cell office:value-type="float" office:value="2524.8" calcext:value-type="float">
            <text:p>2524.8</text:p>
          </table:table-cell>
          <table:table-cell office:value-type="float" office:value="20.27" calcext:value-type="float">
            <text:p>20.27</text:p>
          </table:table-cell>
          <table:table-cell office:value-type="float" office:value="28.26" calcext:value-type="float">
            <text:p>28.2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5-22</text:p>
          </table:table-cell>
          <table:table-cell office:value-type="float" office:value="2020.35" calcext:value-type="float">
            <text:p>2020.35</text:p>
          </table:table-cell>
          <table:table-cell office:value-type="float" office:value="25.72" calcext:value-type="float">
            <text:p>25.72</text:p>
          </table:table-cell>
          <table:table-cell office:value-type="float" office:value="4.72" calcext:value-type="float">
            <text:p>4.72</text:p>
          </table:table-cell>
          <table:table-cell table:formula="of:=[.G654]" office:value-type="float" office:value="4.72" calcext:value-type="float" table:number-columns-spanned="1" table:number-rows-spanned="2">
            <text:p>4.72</text:p>
          </table:table-cell>
          <table:table-cell table:formula="of:=DATEDIF([.D654];[.D655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9-22</text:p>
          </table:table-cell>
          <table:table-cell office:value-type="float" office:value="2540" calcext:value-type="float">
            <text:p>2540</text:p>
          </table:table-cell>
          <table:table-cell office:value-type="float" office:value="25.72" calcext:value-type="float">
            <text:p>25.72</text:p>
          </table:table-cell>
          <table:table-cell office:value-type="float" office:value="4.72" calcext:value-type="float">
            <text:p>4.7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12-05</text:p>
          </table:table-cell>
          <table:table-cell office:value-type="float" office:value="2121.3" calcext:value-type="float">
            <text:p>2121.3</text:p>
          </table:table-cell>
          <table:table-cell office:value-type="float" office:value="20.31" calcext:value-type="float">
            <text:p>20.31</text:p>
          </table:table-cell>
          <table:table-cell office:value-type="float" office:value="29" calcext:value-type="float">
            <text:p>29</text:p>
          </table:table-cell>
          <table:table-cell table:formula="of:=[.G656]" office:value-type="float" office:value="29" calcext:value-type="float" table:number-columns-spanned="1" table:number-rows-spanned="2">
            <text:p>29</text:p>
          </table:table-cell>
          <table:table-cell table:formula="of:=DATEDIF([.D656];[.D657];&quot;d&quot;)" office:value-type="float" office:value="292" calcext:value-type="float" table:number-columns-spanned="1" table:number-rows-spanned="2">
            <text:p>292</text:p>
          </table:table-cell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9-22</text:p>
          </table:table-cell>
          <table:table-cell office:value-type="float" office:value="2552.2" calcext:value-type="float">
            <text:p>2552.2</text:p>
          </table:table-cell>
          <table:table-cell office:value-type="float" office:value="20.31" calcext:value-type="float">
            <text:p>20.31</text:p>
          </table:table-cell>
          <table:table-cell office:value-type="float" office:value="29" calcext:value-type="float">
            <text:p>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2-01</text:p>
          </table:table-cell>
          <table:table-cell office:value-type="float" office:value="2164.85" calcext:value-type="float">
            <text:p>2164.85</text:p>
          </table:table-cell>
          <table:table-cell office:value-type="float" office:value="20.88" calcext:value-type="float">
            <text:p>20.88</text:p>
          </table:table-cell>
          <table:table-cell office:value-type="float" office:value="30.43" calcext:value-type="float">
            <text:p>30.43</text:p>
          </table:table-cell>
          <table:table-cell table:formula="of:=[.G658]" office:value-type="float" office:value="30.43" calcext:value-type="float" table:number-columns-spanned="1" table:number-rows-spanned="2">
            <text:p>30.43</text:p>
          </table:table-cell>
          <table:table-cell table:formula="of:=DATEDIF([.D658];[.D659];&quot;d&quot;)" office:value-type="float" office:value="247" calcext:value-type="float" table:number-columns-spanned="1" table:number-rows-spanned="2">
            <text:p>247</text:p>
          </table:table-cell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0-05</text:p>
          </table:table-cell>
          <table:table-cell office:value-type="float" office:value="2616.85" calcext:value-type="float">
            <text:p>2616.85</text:p>
          </table:table-cell>
          <table:table-cell office:value-type="float" office:value="20.88" calcext:value-type="float">
            <text:p>20.88</text:p>
          </table:table-cell>
          <table:table-cell office:value-type="float" office:value="30.43" calcext:value-type="float">
            <text:p>30.4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9-25</text:p>
          </table:table-cell>
          <table:table-cell office:value-type="float" office:value="2088.45" calcext:value-type="float">
            <text:p>2088.45</text:p>
          </table:table-cell>
          <table:table-cell office:value-type="float" office:value="25.21" calcext:value-type="float">
            <text:p>25.21</text:p>
          </table:table-cell>
          <table:table-cell office:value-type="float" office:value="27.89" calcext:value-type="float">
            <text:p>27.89</text:p>
          </table:table-cell>
          <table:table-cell table:formula="of:=[.G660]" office:value-type="float" office:value="27.89" calcext:value-type="float" table:number-columns-spanned="1" table:number-rows-spanned="2">
            <text:p>27.89</text:p>
          </table:table-cell>
          <table:table-cell table:formula="of:=DATEDIF([.D660];[.D661];&quot;d&quot;)" office:value-type="float" office:value="376" calcext:value-type="float" table:number-columns-spanned="1" table:number-rows-spanned="2">
            <text:p>37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05</text:p>
          </table:table-cell>
          <table:table-cell office:value-type="float" office:value="2615" calcext:value-type="float">
            <text:p>2615</text:p>
          </table:table-cell>
          <table:table-cell office:value-type="float" office:value="25.21" calcext:value-type="float">
            <text:p>25.21</text:p>
          </table:table-cell>
          <table:table-cell office:value-type="float" office:value="27.89" calcext:value-type="float">
            <text:p>27.8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2-25</text:p>
          </table:table-cell>
          <table:table-cell office:value-type="float" office:value="2156.15" calcext:value-type="float">
            <text:p>2156.15</text:p>
          </table:table-cell>
          <table:table-cell office:value-type="float" office:value="21.14" calcext:value-type="float">
            <text:p>21.14</text:p>
          </table:table-cell>
          <table:table-cell office:value-type="float" office:value="30.15" calcext:value-type="float">
            <text:p>30.15</text:p>
          </table:table-cell>
          <table:table-cell table:formula="of:=[.G662]" office:value-type="float" office:value="30.15" calcext:value-type="float" table:number-columns-spanned="1" table:number-rows-spanned="2">
            <text:p>30.15</text:p>
          </table:table-cell>
          <table:table-cell table:formula="of:=DATEDIF([.D662];[.D663];&quot;d&quot;)" office:value-type="float" office:value="223" calcext:value-type="float" table:number-columns-spanned="1" table:number-rows-spanned="2">
            <text:p>223</text:p>
          </table:table-cell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0-05</text:p>
          </table:table-cell>
          <table:table-cell office:value-type="float" office:value="2612" calcext:value-type="float">
            <text:p>2612</text:p>
          </table:table-cell>
          <table:table-cell office:value-type="float" office:value="21.14" calcext:value-type="float">
            <text:p>21.14</text:p>
          </table:table-cell>
          <table:table-cell office:value-type="float" office:value="30.15" calcext:value-type="float">
            <text:p>30.1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2-05</text:p>
          </table:table-cell>
          <table:table-cell office:value-type="float" office:value="2146.55" calcext:value-type="float">
            <text:p>2146.55</text:p>
          </table:table-cell>
          <table:table-cell office:value-type="float" office:value="20.57" calcext:value-type="float">
            <text:p>20.57</text:p>
          </table:table-cell>
          <table:table-cell office:value-type="float" office:value="29.84" calcext:value-type="float">
            <text:p>29.84</text:p>
          </table:table-cell>
          <table:table-cell table:formula="of:=[.G664]" office:value-type="float" office:value="29.84" calcext:value-type="float" table:number-columns-spanned="1" table:number-rows-spanned="2">
            <text:p>29.84</text:p>
          </table:table-cell>
          <table:table-cell table:formula="of:=DATEDIF([.D664];[.D665];&quot;d&quot;)" office:value-type="float" office:value="243" calcext:value-type="float" table:number-columns-spanned="1" table:number-rows-spanned="2">
            <text:p>243</text:p>
          </table:table-cell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0-05</text:p>
          </table:table-cell>
          <table:table-cell office:value-type="float" office:value="2588.05" calcext:value-type="float">
            <text:p>2588.05</text:p>
          </table:table-cell>
          <table:table-cell office:value-type="float" office:value="20.57" calcext:value-type="float">
            <text:p>20.57</text:p>
          </table:table-cell>
          <table:table-cell office:value-type="float" office:value="29.84" calcext:value-type="float">
            <text:p>29.8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3-05</text:p>
          </table:table-cell>
          <table:table-cell office:value-type="float" office:value="2125.05" calcext:value-type="float">
            <text:p>2125.05</text:p>
          </table:table-cell>
          <table:table-cell office:value-type="float" office:value="21.28" calcext:value-type="float">
            <text:p>21.28</text:p>
          </table:table-cell>
          <table:table-cell office:value-type="float" office:value="29.13" calcext:value-type="float">
            <text:p>29.13</text:p>
          </table:table-cell>
          <table:table-cell table:formula="of:=[.G666]" office:value-type="float" office:value="29.13" calcext:value-type="float" table:number-columns-spanned="1" table:number-rows-spanned="2">
            <text:p>29.13</text:p>
          </table:table-cell>
          <table:table-cell table:formula="of:=DATEDIF([.D666];[.D667];&quot;d&quot;)" office:value-type="float" office:value="214" calcext:value-type="float" table:number-columns-spanned="1" table:number-rows-spanned="2">
            <text:p>214</text:p>
          </table:table-cell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0-05</text:p>
          </table:table-cell>
          <table:table-cell office:value-type="float" office:value="2577.3" calcext:value-type="float">
            <text:p>2577.3</text:p>
          </table:table-cell>
          <table:table-cell office:value-type="float" office:value="21.28" calcext:value-type="float">
            <text:p>21.28</text:p>
          </table:table-cell>
          <table:table-cell office:value-type="float" office:value="29.13" calcext:value-type="float">
            <text:p>29.1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6-01</text:p>
          </table:table-cell>
          <table:table-cell office:value-type="float" office:value="2045.25" calcext:value-type="float">
            <text:p>2045.25</text:p>
          </table:table-cell>
          <table:table-cell office:value-type="float" office:value="25.9" calcext:value-type="float">
            <text:p>25.9</text:p>
          </table:table-cell>
          <table:table-cell office:value-type="float" office:value="2.17" calcext:value-type="float">
            <text:p>2.17</text:p>
          </table:table-cell>
          <table:table-cell table:formula="of:=[.G668]" office:value-type="float" office:value="2.17" calcext:value-type="float" table:number-columns-spanned="1" table:number-rows-spanned="2">
            <text:p>2.17</text:p>
          </table:table-cell>
          <table:table-cell table:formula="of:=DATEDIF([.D668];[.D669];&quot;d&quot;)" office:value-type="float" office:value="126" calcext:value-type="float" table:number-columns-spanned="1" table:number-rows-spanned="2">
            <text:p>12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05</text:p>
          </table:table-cell>
          <table:table-cell office:value-type="float" office:value="2575" calcext:value-type="float">
            <text:p>2575</text:p>
          </table:table-cell>
          <table:table-cell office:value-type="float" office:value="25.9" calcext:value-type="float">
            <text:p>25.9</text:p>
          </table:table-cell>
          <table:table-cell office:value-type="float" office:value="2.17" calcext:value-type="float">
            <text:p>2.1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12-16</text:p>
          </table:table-cell>
          <table:table-cell office:value-type="float" office:value="2126.75" calcext:value-type="float">
            <text:p>2126.75</text:p>
          </table:table-cell>
          <table:table-cell office:value-type="float" office:value="20.52" calcext:value-type="float">
            <text:p>20.52</text:p>
          </table:table-cell>
          <table:table-cell office:value-type="float" office:value="29.19" calcext:value-type="float">
            <text:p>29.19</text:p>
          </table:table-cell>
          <table:table-cell table:formula="of:=[.G670]" office:value-type="float" office:value="29.19" calcext:value-type="float" table:number-columns-spanned="1" table:number-rows-spanned="2">
            <text:p>29.19</text:p>
          </table:table-cell>
          <table:table-cell table:formula="of:=DATEDIF([.D670];[.D671];&quot;d&quot;)" office:value-type="float" office:value="294" calcext:value-type="float" table:number-columns-spanned="1" table:number-rows-spanned="2">
            <text:p>294</text:p>
          </table:table-cell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0-05</text:p>
          </table:table-cell>
          <table:table-cell office:value-type="float" office:value="2563.2" calcext:value-type="float">
            <text:p>2563.2</text:p>
          </table:table-cell>
          <table:table-cell office:value-type="float" office:value="20.52" calcext:value-type="float">
            <text:p>20.52</text:p>
          </table:table-cell>
          <table:table-cell office:value-type="float" office:value="29.19" calcext:value-type="float">
            <text:p>29.1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6-26</text:p>
          </table:table-cell>
          <table:table-cell office:value-type="float" office:value="2118.85" calcext:value-type="float">
            <text:p>2118.85</text:p>
          </table:table-cell>
          <table:table-cell office:value-type="float" office:value="20.74" calcext:value-type="float">
            <text:p>20.74</text:p>
          </table:table-cell>
          <table:table-cell office:value-type="float" office:value="2.07" calcext:value-type="float">
            <text:p>2.07</text:p>
          </table:table-cell>
          <table:table-cell table:formula="of:=[.G672]" office:value-type="float" office:value="2.07" calcext:value-type="float" table:number-columns-spanned="1" table:number-rows-spanned="2">
            <text:p>2.07</text:p>
          </table:table-cell>
          <table:table-cell table:formula="of:=DATEDIF([.D672];[.D673];&quot;d&quot;)" office:value-type="float" office:value="101" calcext:value-type="float" table:number-columns-spanned="1" table:number-rows-spanned="2">
            <text:p>101</text:p>
          </table:table-cell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0-05</text:p>
          </table:table-cell>
          <table:table-cell office:value-type="float" office:value="2558.4" calcext:value-type="float">
            <text:p>2558.4</text:p>
          </table:table-cell>
          <table:table-cell office:value-type="float" office:value="20.74" calcext:value-type="float">
            <text:p>20.74</text:p>
          </table:table-cell>
          <table:table-cell office:value-type="float" office:value="2.07" calcext:value-type="float">
            <text:p>2.0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10-24</text:p>
          </table:table-cell>
          <table:table-cell office:value-type="float" office:value="2082" calcext:value-type="float">
            <text:p>2082</text:p>
          </table:table-cell>
          <table:table-cell office:value-type="float" office:value="26.02" calcext:value-type="float">
            <text:p>26.02</text:p>
          </table:table-cell>
          <table:table-cell office:value-type="float" office:value="27.66" calcext:value-type="float">
            <text:p>27.66</text:p>
          </table:table-cell>
          <table:table-cell table:formula="of:=[.G674]" office:value-type="float" office:value="27.66" calcext:value-type="float" table:number-columns-spanned="1" table:number-rows-spanned="2">
            <text:p>27.66</text:p>
          </table:table-cell>
          <table:table-cell table:formula="of:=DATEDIF([.D674];[.D675];&quot;d&quot;)" office:value-type="float" office:value="347" calcext:value-type="float" table:number-columns-spanned="1" table:number-rows-spanned="2">
            <text:p>34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05</text:p>
          </table:table-cell>
          <table:table-cell office:value-type="float" office:value="2623.75" calcext:value-type="float">
            <text:p>2623.75</text:p>
          </table:table-cell>
          <table:table-cell office:value-type="float" office:value="26.02" calcext:value-type="float">
            <text:p>26.02</text:p>
          </table:table-cell>
          <table:table-cell office:value-type="float" office:value="27.66" calcext:value-type="float">
            <text:p>27.6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9-30</text:p>
          </table:table-cell>
          <table:table-cell office:value-type="float" office:value="2099.3" calcext:value-type="float">
            <text:p>2099.3</text:p>
          </table:table-cell>
          <table:table-cell office:value-type="float" office:value="25.28" calcext:value-type="float">
            <text:p>25.28</text:p>
          </table:table-cell>
          <table:table-cell office:value-type="float" office:value="28.26" calcext:value-type="float">
            <text:p>28.26</text:p>
          </table:table-cell>
          <table:table-cell table:formula="of:=[.G676]" office:value-type="float" office:value="28.26" calcext:value-type="float" table:number-columns-spanned="1" table:number-rows-spanned="2">
            <text:p>28.26</text:p>
          </table:table-cell>
          <table:table-cell table:formula="of:=DATEDIF([.D676];[.D677];&quot;d&quot;)" office:value-type="float" office:value="371" calcext:value-type="float" table:number-columns-spanned="1" table:number-rows-spanned="2">
            <text:p>37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05</text:p>
          </table:table-cell>
          <table:table-cell office:value-type="float" office:value="2630" calcext:value-type="float">
            <text:p>2630</text:p>
          </table:table-cell>
          <table:table-cell office:value-type="float" office:value="25.28" calcext:value-type="float">
            <text:p>25.28</text:p>
          </table:table-cell>
          <table:table-cell office:value-type="float" office:value="28.26" calcext:value-type="float">
            <text:p>28.2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12-05</text:p>
          </table:table-cell>
          <table:table-cell office:value-type="float" office:value="2121.3" calcext:value-type="float">
            <text:p>2121.3</text:p>
          </table:table-cell>
          <table:table-cell office:value-type="float" office:value="25.32" calcext:value-type="float">
            <text:p>25.32</text:p>
          </table:table-cell>
          <table:table-cell office:value-type="float" office:value="29" calcext:value-type="float">
            <text:p>29</text:p>
          </table:table-cell>
          <table:table-cell table:formula="of:=[.G678]" office:value-type="float" office:value="29" calcext:value-type="float" table:number-columns-spanned="1" table:number-rows-spanned="2">
            <text:p>29</text:p>
          </table:table-cell>
          <table:table-cell table:formula="of:=DATEDIF([.D678];[.D679];&quot;d&quot;)" office:value-type="float" office:value="305" calcext:value-type="float" table:number-columns-spanned="1" table:number-rows-spanned="2">
            <text:p>30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05</text:p>
          </table:table-cell>
          <table:table-cell office:value-type="float" office:value="2658.5" calcext:value-type="float">
            <text:p>2658.5</text:p>
          </table:table-cell>
          <table:table-cell office:value-type="float" office:value="25.32" calcext:value-type="float">
            <text:p>25.32</text:p>
          </table:table-cell>
          <table:table-cell office:value-type="float" office:value="29" calcext:value-type="float">
            <text:p>2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6-26</text:p>
          </table:table-cell>
          <table:table-cell office:value-type="float" office:value="2118.85" calcext:value-type="float">
            <text:p>2118.85</text:p>
          </table:table-cell>
          <table:table-cell office:value-type="float" office:value="25.78" calcext:value-type="float">
            <text:p>25.78</text:p>
          </table:table-cell>
          <table:table-cell office:value-type="float" office:value="2.07" calcext:value-type="float">
            <text:p>2.07</text:p>
          </table:table-cell>
          <table:table-cell table:formula="of:=[.G680]" office:value-type="float" office:value="2.07" calcext:value-type="float" table:number-columns-spanned="1" table:number-rows-spanned="2">
            <text:p>2.07</text:p>
          </table:table-cell>
          <table:table-cell table:formula="of:=DATEDIF([.D680];[.D681];&quot;d&quot;)" office:value-type="float" office:value="101" calcext:value-type="float" table:number-columns-spanned="1" table:number-rows-spanned="2">
            <text:p>10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05</text:p>
          </table:table-cell>
          <table:table-cell office:value-type="float" office:value="2665" calcext:value-type="float">
            <text:p>2665</text:p>
          </table:table-cell>
          <table:table-cell office:value-type="float" office:value="25.78" calcext:value-type="float">
            <text:p>25.78</text:p>
          </table:table-cell>
          <table:table-cell office:value-type="float" office:value="2.07" calcext:value-type="float">
            <text:p>2.0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12-16</text:p>
          </table:table-cell>
          <table:table-cell office:value-type="float" office:value="2126.75" calcext:value-type="float">
            <text:p>2126.75</text:p>
          </table:table-cell>
          <table:table-cell office:value-type="float" office:value="25.54" calcext:value-type="float">
            <text:p>25.54</text:p>
          </table:table-cell>
          <table:table-cell office:value-type="float" office:value="29.19" calcext:value-type="float">
            <text:p>29.19</text:p>
          </table:table-cell>
          <table:table-cell table:formula="of:=[.G682]" office:value-type="float" office:value="29.19" calcext:value-type="float" table:number-columns-spanned="1" table:number-rows-spanned="2">
            <text:p>29.19</text:p>
          </table:table-cell>
          <table:table-cell table:formula="of:=DATEDIF([.D682];[.D683];&quot;d&quot;)" office:value-type="float" office:value="294" calcext:value-type="float" table:number-columns-spanned="1" table:number-rows-spanned="2">
            <text:p>29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05</text:p>
          </table:table-cell>
          <table:table-cell office:value-type="float" office:value="2670" calcext:value-type="float">
            <text:p>2670</text:p>
          </table:table-cell>
          <table:table-cell office:value-type="float" office:value="25.54" calcext:value-type="float">
            <text:p>25.54</text:p>
          </table:table-cell>
          <table:table-cell office:value-type="float" office:value="29.19" calcext:value-type="float">
            <text:p>29.1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3-05</text:p>
          </table:table-cell>
          <table:table-cell office:value-type="float" office:value="2125.05" calcext:value-type="float">
            <text:p>2125.05</text:p>
          </table:table-cell>
          <table:table-cell office:value-type="float" office:value="26.34" calcext:value-type="float">
            <text:p>26.34</text:p>
          </table:table-cell>
          <table:table-cell office:value-type="float" office:value="29.13" calcext:value-type="float">
            <text:p>29.13</text:p>
          </table:table-cell>
          <table:table-cell table:formula="of:=[.G684]" office:value-type="float" office:value="29.13" calcext:value-type="float" table:number-columns-spanned="1" table:number-rows-spanned="2">
            <text:p>29.13</text:p>
          </table:table-cell>
          <table:table-cell table:formula="of:=DATEDIF([.D684];[.D685];&quot;d&quot;)" office:value-type="float" office:value="214" calcext:value-type="float" table:number-columns-spanned="1" table:number-rows-spanned="2">
            <text:p>21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05</text:p>
          </table:table-cell>
          <table:table-cell office:value-type="float" office:value="2684.7" calcext:value-type="float">
            <text:p>2684.7</text:p>
          </table:table-cell>
          <table:table-cell office:value-type="float" office:value="26.34" calcext:value-type="float">
            <text:p>26.34</text:p>
          </table:table-cell>
          <table:table-cell office:value-type="float" office:value="29.13" calcext:value-type="float">
            <text:p>29.1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2-05</text:p>
          </table:table-cell>
          <table:table-cell office:value-type="float" office:value="2146.55" calcext:value-type="float">
            <text:p>2146.55</text:p>
          </table:table-cell>
          <table:table-cell office:value-type="float" office:value="25.59" calcext:value-type="float">
            <text:p>25.59</text:p>
          </table:table-cell>
          <table:table-cell office:value-type="float" office:value="29.84" calcext:value-type="float">
            <text:p>29.84</text:p>
          </table:table-cell>
          <table:table-cell table:formula="of:=[.G686]" office:value-type="float" office:value="29.84" calcext:value-type="float" table:number-columns-spanned="1" table:number-rows-spanned="2">
            <text:p>29.84</text:p>
          </table:table-cell>
          <table:table-cell table:formula="of:=DATEDIF([.D686];[.D687];&quot;d&quot;)" office:value-type="float" office:value="243" calcext:value-type="float" table:number-columns-spanned="1" table:number-rows-spanned="2">
            <text:p>24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05</text:p>
          </table:table-cell>
          <table:table-cell office:value-type="float" office:value="2695.9" calcext:value-type="float">
            <text:p>2695.9</text:p>
          </table:table-cell>
          <table:table-cell office:value-type="float" office:value="25.59" calcext:value-type="float">
            <text:p>25.59</text:p>
          </table:table-cell>
          <table:table-cell office:value-type="float" office:value="29.84" calcext:value-type="float">
            <text:p>29.8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2-25</text:p>
          </table:table-cell>
          <table:table-cell office:value-type="float" office:value="2156.15" calcext:value-type="float">
            <text:p>2156.15</text:p>
          </table:table-cell>
          <table:table-cell office:value-type="float" office:value="26.19" calcext:value-type="float">
            <text:p>26.19</text:p>
          </table:table-cell>
          <table:table-cell office:value-type="float" office:value="30.15" calcext:value-type="float">
            <text:p>30.15</text:p>
          </table:table-cell>
          <table:table-cell table:formula="of:=[.G688]" office:value-type="float" office:value="30.15" calcext:value-type="float" table:number-columns-spanned="1" table:number-rows-spanned="2">
            <text:p>30.15</text:p>
          </table:table-cell>
          <table:table-cell table:formula="of:=DATEDIF([.D688];[.D689];&quot;d&quot;)" office:value-type="float" office:value="223" calcext:value-type="float" table:number-columns-spanned="1" table:number-rows-spanned="2">
            <text:p>22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05</text:p>
          </table:table-cell>
          <table:table-cell office:value-type="float" office:value="2720.85" calcext:value-type="float">
            <text:p>2720.85</text:p>
          </table:table-cell>
          <table:table-cell office:value-type="float" office:value="26.19" calcext:value-type="float">
            <text:p>26.19</text:p>
          </table:table-cell>
          <table:table-cell office:value-type="float" office:value="30.15" calcext:value-type="float">
            <text:p>30.1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2-01</text:p>
          </table:table-cell>
          <table:table-cell office:value-type="float" office:value="2164.85" calcext:value-type="float">
            <text:p>2164.85</text:p>
          </table:table-cell>
          <table:table-cell office:value-type="float" office:value="25.92" calcext:value-type="float">
            <text:p>25.92</text:p>
          </table:table-cell>
          <table:table-cell office:value-type="float" office:value="30.43" calcext:value-type="float">
            <text:p>30.43</text:p>
          </table:table-cell>
          <table:table-cell table:formula="of:=[.G690]" office:value-type="float" office:value="30.43" calcext:value-type="float" table:number-columns-spanned="1" table:number-rows-spanned="2">
            <text:p>30.43</text:p>
          </table:table-cell>
          <table:table-cell table:formula="of:=DATEDIF([.D690];[.D691];&quot;d&quot;)" office:value-type="float" office:value="247" calcext:value-type="float" table:number-columns-spanned="1" table:number-rows-spanned="2">
            <text:p>24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05</text:p>
          </table:table-cell>
          <table:table-cell office:value-type="float" office:value="2725.9" calcext:value-type="float">
            <text:p>2725.9</text:p>
          </table:table-cell>
          <table:table-cell office:value-type="float" office:value="25.92" calcext:value-type="float">
            <text:p>25.92</text:p>
          </table:table-cell>
          <table:table-cell office:value-type="float" office:value="30.43" calcext:value-type="float">
            <text:p>30.43</text:p>
          </table:table-cell>
          <table:covered-table-cell table:number-columns-repeated="2" table:style-name="Default"/>
        </table:table-row>
      </table:table>
      <table:table table:name="rough" table:style-name="ta1"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table:style-name="ce6" table:formula="of:=SUBTOTAL(3;[$'200DEMACrossover_2022-01-02'.H2:.H690])" office:value-type="float" office:value="69" calcext:value-type="float">
            <text:p>69.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verage Drawdown</text:p>
          </table:table-cell>
          <table:table-cell table:style-name="ce6" table:formula="of:=SUBTOTAL(101;[$'200DEMACrossover_2022-01-02'.H2:.H690])" office:value-type="float" office:value="19.6773913043478" calcext:value-type="float">
            <text:p>19.7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Drawdown</text:p>
          </table:table-cell>
          <table:table-cell table:style-name="ce6" table:formula="of:=SUBTOTAL(104;[$'200DEMACrossover_2022-01-02'.H2:.H690])" office:value-type="float" office:value="65.07" calcext:value-type="float">
            <text:p>65.1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wdown std. Deviation</text:p>
          </table:table-cell>
          <table:table-cell table:style-name="ce6" table:formula="of:=SUBTOTAL(107;[$'200DEMACrossover_2022-01-02'.H2:.H690])" office:value-type="float" office:value="19.7198355389406" calcext:value-type="float">
            <text:p>19.7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verage Time Drawdown</text:p>
          </table:table-cell>
          <table:table-cell table:style-name="ce6" table:formula="of:=SUBTOTAL(101;[$'200DEMACrossover_2022-01-02'.I2:.I690])" office:value-type="float" office:value="451.826086956522" calcext:value-type="float">
            <text:p>451.8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Time Drawdown</text:p>
          </table:table-cell>
          <table:table-cell table:formula="of:=SUBTOTAL(104;[$'200DEMACrossover_2022-01-02'.I2:.I690])" office:value-type="float" office:value="1133" calcext:value-type="float">
            <text:p>1133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 drawdown std. Deviation</text:p>
          </table:table-cell>
          <table:table-cell table:style-name="ce6" table:formula="of:=SUBTOTAL(107;[$'200DEMACrossover_2022-01-02'.I2:.I690])" office:value-type="float" office:value="324.815692378532" calcext:value-type="float">
            <text:p>324.8</text:p>
          </table:table-cell>
          <table:table-cell/>
          <table:table-cell office:value-type="float" office:value="107" calcext:value-type="float">
            <text:p>107</text:p>
          </table:table-cell>
        </table:table-row>
      </table:table>
      <table:named-expressions/>
      <table:database-ranges>
        <table:database-range table:name="__Anonymous_Sheet_DB__1" table:target-range-address="'200DEMACrossover_2022-01-02'.A1:'200DEMACrossover_2022-01-02'.I691" table:display-filter-buttons="true">
          <table:filter>
            <table:filter-and>
              <table:filter-condition table:field-number="2" table:value="Target_25%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number:min-decimal-places="12" number:min-integer-digits="1"/>
    </number:number-style>
    <number:number-style style:name="N112">
      <number:number number:decimal-places="11" number:min-decimal-places="11" number:min-integer-digits="1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02T15:49:54.597000000</dc:date>
    <meta:editing-duration>PT15M36S</meta:editing-duration>
    <meta:editing-cycles>1</meta:editing-cycles>
    <meta:document-statistic meta:table-count="3" meta:cell-count="5650" meta:object-count="0"/>
    <meta:generator>LibreOffice/7.1.1.2$Windows_X86_64 LibreOffice_project/fe0b08f4af1bacafe4c7ecc87ce55bb426164676</meta:generator>
  </office:meta>
</office:document-meta>
</file>